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0200000002000309F1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MMonoCaps101" svg:font-family="LMMonoCaps10" style:font-pitch="fixed"/>
    <style:font-face style:name="Arial4" svg:font-family="Arial" style:font-pitch="variable"/>
    <style:font-face style:name="Courier 10 Pitch" svg:font-family="'Courier 10 Pitch'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Hiragino Kaku Gothic Pro" svg:font-family="'Hiragino Kaku Gothic Pro'" style:font-family-generic="swiss" style:font-pitch="variable"/>
    <style:font-face style:name="Hiragino Kaku Gothic Pro1" svg:font-family="'Hiragino Kaku Gothic Pro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1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2" svg:font-family="TakaoGothic" style:font-family-generic="system" style:font-pitch="variable"/>
    <style:font-face style:name="TakaoGothic3" svg:font-family="TakaoGothic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819cm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869cm" fo:min-width="0.075cm"/>
    </style:style>
    <style:style style:name="gr7" style:family="graphic" style:parent-style-name="standard">
      <style:graphic-properties draw:stroke="none" draw:fill="solid" draw:fill-color="#0066cc" draw:textarea-horizontal-align="justify" draw:textarea-vertical-align="middle" draw:auto-grow-height="false" fo:min-height="0.157cm" fo:min-width="0cm"/>
    </style:style>
    <style:style style:name="gr8" style:family="graphic" style:parent-style-name="standard">
      <style:graphic-properties draw:fill="solid" draw:fill-color="#e6e6e6" draw:textarea-horizontal-align="justify" draw:textarea-vertical-align="middle" draw:auto-grow-height="false" fo:min-height="2.29cm" fo:min-width="0.77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782cm" fo:min-width="0.084cm"/>
    </style:style>
    <style:style style:name="gr10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0.157cm" fo:min-width="0cm"/>
    </style:style>
    <style:style style:name="gr11" style:family="graphic" style:parent-style-name="standard">
      <style:graphic-properties draw:fill="solid" draw:fill-color="#eeeeee" draw:textarea-horizontal-align="justify" draw:textarea-vertical-align="middle" draw:auto-grow-height="false" fo:min-height="4.038cm" fo:min-width="1.882cm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0.8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3.0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4.0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4.7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0.9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4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92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10.1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5.315cm"/>
    </style:style>
    <style:style style:name="gr22" style:family="graphic">
      <style:graphic-properties svg:stroke-color="#808080" draw:fill="none" draw:textarea-horizontal-align="justify" draw:textarea-vertical-align="middle" draw:auto-grow-height="false" fo:min-height="3.16cm" fo:min-width="19.0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14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8cm" fo:min-width="9.50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5.014cm"/>
    </style:style>
    <style:style style:name="gr26" style:family="graphic">
      <style:graphic-properties svg:stroke-color="#808080" draw:fill="none" draw:textarea-horizontal-align="justify" draw:textarea-vertical-align="middle" draw:auto-grow-height="false" fo:min-height="3.16cm" fo:min-width="19.00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6.4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01cm" fo:min-width="5.3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364cm"/>
    </style:style>
    <style:style style:name="gr30" style:family="graphic">
      <style:graphic-properties svg:stroke-color="#808080" draw:fill="none" draw:textarea-horizontal-align="justify" draw:textarea-vertical-align="middle" draw:auto-grow-height="false" fo:min-height="6.054cm" fo:min-width="19.00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7.4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89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40" style:family="graphic" style:parent-style-name="standard">
      <style:graphic-properties draw:stroke="none" draw:fill="none" draw:ole-draw-aspect="1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45cm"/>
    </style:style>
    <style:style style:name="gr42" style:family="graphic" style:parent-style-name="standard">
      <style:graphic-properties svg:stroke-color="#808080" draw:fill="none" draw:textarea-horizontal-align="justify" draw:textarea-vertical-align="middle" draw:auto-grow-height="false" fo:min-height="8.3cm" fo:min-width="26.80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6.907cm"/>
    </style:style>
    <style:style style:name="gr44" style:family="graphic" style:parent-style-name="objectwithoutfill">
      <style:graphic-properties svg:stroke-width="0.102cm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4.89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8.744cm"/>
    </style:style>
    <style:style style:name="gr47" style:family="graphic" style:parent-style-name="objectwithoutfill">
      <style:graphic-properties svg:stroke-width="0.102cm" svg:stroke-color="#000099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86cm" fo:min-width="20.213cm"/>
    </style:style>
    <style:style style:name="gr49" style:family="graphic" style:parent-style-name="standard">
      <style:graphic-properties svg:stroke-color="#808080" draw:fill="none" draw:textarea-horizontal-align="justify" draw:textarea-vertical-align="middle" draw:auto-grow-height="false" fo:min-height="5.934cm" fo:min-width="22.5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63cm" fo:min-width="20.213cm"/>
    </style:style>
    <style:style style:name="gr51" style:family="graphic" style:parent-style-name="standard">
      <style:graphic-properties svg:stroke-color="#808080" draw:fill="none" draw:textarea-horizontal-align="justify" draw:textarea-vertical-align="middle" draw:auto-grow-height="false" fo:min-height="4.664cm" fo:min-width="22.56cm"/>
    </style:style>
    <style:style style:name="gr52" style:family="graphic">
      <style:graphic-properties svg:stroke-color="#808080" draw:fill="none" draw:textarea-horizontal-align="justify" draw:textarea-vertical-align="middle" draw:auto-grow-height="false" fo:min-height="7.569cm" fo:min-width="22.5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30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0.74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52cm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2.925cm" fo:min-width="1.405cm"/>
    </style:style>
    <style:style style:name="gr57" style:family="graphic" style:parent-style-name="objectwithoutfill">
      <style:graphic-properties svg:stroke-width="0.102cm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47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44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0.83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0.79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39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449cm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0.78cm" fo:min-width="3.4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63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0.958cm"/>
    </style:style>
    <style:style style:name="gr6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45cm" fo:min-width="20.411cm"/>
    </style:style>
    <style:style style:name="gr69" style:family="graphic" style:parent-style-name="standard">
      <style:graphic-properties svg:stroke-color="#808080" draw:fill="none" draw:textarea-horizontal-align="justify" draw:textarea-vertical-align="middle" draw:auto-grow-height="false" fo:min-height="13.014cm" fo:min-width="22.56cm"/>
    </style:style>
    <style:style style:name="gr70" style:family="graphic">
      <style:graphic-properties svg:stroke-color="#808080" draw:fill="none" draw:textarea-horizontal-align="justify" draw:textarea-vertical-align="middle" draw:auto-grow-height="false" fo:min-height="4.635cm" fo:min-width="22.56cm"/>
    </style:style>
    <style:style style:name="gr71" style:family="graphic">
      <style:graphic-properties svg:stroke-color="#808080" draw:fill="none" draw:textarea-horizontal-align="justify" draw:textarea-vertical-align="middle" draw:auto-grow-height="false" fo:min-height="6.1cm" fo:min-width="17.505cm"/>
    </style:style>
    <style:style style:name="gr72" style:family="graphic">
      <style:graphic-properties svg:stroke-color="#808080" draw:fill="none" draw:textarea-horizontal-align="justify" draw:textarea-vertical-align="middle" draw:auto-grow-height="false" fo:min-height="6.286cm" fo:min-width="19.411cm"/>
    </style:style>
    <style:style style:name="gr73" style:family="graphic">
      <style:graphic-properties draw:fill="solid" draw:fill-color="#e6e6e6" draw:textarea-horizontal-align="justify" draw:textarea-vertical-align="middle" draw:auto-grow-height="false" fo:min-height="2.29cm" fo:min-width="0.7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50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9cm" fo:min-width="0.85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4cm" fo:min-width="5.14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2.838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3cm" fo:min-width="4.54cm"/>
    </style:style>
    <style:style style:name="gr79" style:family="graphic">
      <style:graphic-properties svg:stroke-color="#999999" draw:fill="none" draw:textarea-horizontal-align="justify" draw:textarea-vertical-align="middle" draw:auto-grow-height="false" fo:min-height="9.91cm" fo:min-width="19.18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4cm" fo:min-width="7.03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1.12cm"/>
    </style:style>
    <style:style style:name="gr82" style:family="graphic" style:parent-style-name="objectwithoutfill">
      <style:graphic-properties svg:stroke-color="#ff3333" draw:marker-end="Arrow" draw:marker-end-width="0.3cm" draw:fill="none" draw:textarea-horizontal-align="center" draw:textarea-vertical-align="middle"/>
    </style:style>
    <style:style style:name="gr83" style:family="graphic">
      <style:graphic-properties draw:fill="solid" draw:fill-color="#eeeeee" draw:textarea-horizontal-align="justify" draw:textarea-vertical-align="middle" draw:auto-grow-height="false" fo:min-height="4.038cm" fo:min-width="1.88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1.526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1.73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0.70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88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979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319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.602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05cm" fo:min-width="25.878cm"/>
    </style:style>
    <style:style style:name="gr92" style:family="graphic" style:parent-style-name="standard">
      <style:graphic-properties svg:stroke-color="#808080" draw:fill="none" draw:textarea-horizontal-align="justify" draw:textarea-vertical-align="middle" draw:auto-grow-height="false" fo:min-height="14.919cm" fo:min-width="26.23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21cm" fo:min-width="26.468cm"/>
    </style:style>
    <style:style style:name="gr94" style:family="graphic" style:parent-style-name="standard">
      <style:graphic-properties svg:stroke-color="#808080" draw:fill="none" draw:textarea-horizontal-align="justify" draw:textarea-vertical-align="middle" draw:auto-grow-height="false" fo:min-height="7.299cm" fo:min-width="26.23cm"/>
    </style:style>
    <style:style style:name="gr95" style:family="graphic" style:parent-style-name="standard">
      <style:graphic-properties svg:stroke-color="#808080" draw:fill="none" draw:textarea-horizontal-align="justify" draw:textarea-vertical-align="middle" draw:auto-grow-height="false" fo:min-height="15.49cm" fo:min-width="22.56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1.102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_5f_-title">
      <style:graphic-properties fo:min-height="3.237cm"/>
    </style:style>
    <style:style style:name="pr8" style:family="presentation" style:parent-style-name="Kyodai_25_20Presentation_5f_-outline1">
      <style:graphic-properties fo:min-height="1.102cm"/>
    </style:style>
    <style:style style:name="pr9" style:family="presentation" style:parent-style-name="Kyodai_25_20Presentation_5f_-notes">
      <style:graphic-properties draw:fill-color="#ffffff" fo:min-height="12.572cm"/>
    </style:style>
    <style:style style:name="pr10" style:family="presentation" style:parent-style-name="Kyodai_25_20Presentation_5f__5f_-title">
      <style:graphic-properties fo:min-height="3.237cm"/>
    </style:style>
    <style:style style:name="pr11" style:family="presentation" style:parent-style-name="Kyodai_25_20Presentation_5f__5f_-notes">
      <style:graphic-properties draw:fill-color="#ffffff" fo:min-height="12.572cm"/>
    </style:style>
    <style:style style:name="pr12" style:family="presentation" style:parent-style-name="Kyodai_25_20Presentation_5f_-title">
      <style:graphic-properties draw:auto-grow-height="true" fo:min-height="3.237cm"/>
    </style:style>
    <style:style style:name="pr13" style:family="presentation" style:parent-style-name="Kyodai_25_20Presentation_5f_-outline1">
      <style:graphic-properties fo:min-height="1.576cm"/>
    </style:style>
    <style:style style:name="pr14" style:family="presentation" style:parent-style-name="Kyodai_25_20Presentation_5f__5f_-outline1">
      <style:graphic-properties fo:min-height="12.179cm"/>
    </style:style>
    <style:style style:name="pr15" style:family="presentation" style:parent-style-name="Kyodai_25_20Presentation_5f__5f__5f_-title">
      <style:graphic-properties fo:min-height="3.237cm"/>
    </style:style>
    <style:style style:name="pr16" style:family="presentation" style:parent-style-name="Kyodai_25_20Presentation_5f__5f__5f_-outline1">
      <style:graphic-properties fo:min-height="12.179cm"/>
    </style:style>
    <style:style style:name="pr17" style:family="presentation" style:parent-style-name="Kyodai_25_20Presentation_5f__5f__5f_-notes">
      <style:graphic-properties draw:fill-color="#ffffff" fo:min-height="12.572cm"/>
    </style:style>
    <style:style style:name="pr18" style:family="presentation" style:parent-style-name="Kyodai_25_20Presentation_5f__5f__5f_-outline1">
      <style:graphic-properties fo:min-height="12.18cm"/>
    </style:style>
    <style:style style:name="pr19" style:family="presentation" style:parent-style-name="Kyodai_25_20Presentation_5f__5f__5f_-outline1">
      <style:graphic-properties fo:min-height="7.107cm"/>
    </style:style>
    <style:style style:name="pr20" style:family="presentation" style:parent-style-name="Kyodai_25_20Presentation_5f__5f__5f__5f__5f__5f__5f__5f_-title">
      <style:graphic-properties fo:min-height="3.237cm"/>
    </style:style>
    <style:style style:name="pr21" style:family="presentation" style:parent-style-name="Kyodai_25_20Presentation_5f__5f__5f__5f__5f__5f__5f__5f_-notes">
      <style:graphic-properties draw:fill-color="#ffffff" fo:min-height="12.572cm"/>
    </style:style>
    <style:style style:name="pr22" style:family="presentation" style:parent-style-name="Kyodai_25_20Presentation_5f__5f__5f__5f__5f__5f__5f__5f__5f_-title">
      <style:graphic-properties fo:min-height="3.237cm"/>
    </style:style>
    <style:style style:name="pr23" style:family="presentation" style:parent-style-name="Kyodai_25_20Presentation_5f__5f__5f__5f__5f__5f__5f__5f__5f_-notes">
      <style:graphic-properties draw:fill-color="#ffffff" fo:min-height="12.572cm"/>
    </style:style>
    <style:style style:name="pr24" style:family="presentation" style:parent-style-name="Kyodai_25_20Presentation_5f__5f__5f__5f_-title">
      <style:graphic-properties fo:min-height="3.237cm"/>
    </style:style>
    <style:style style:name="pr25" style:family="presentation" style:parent-style-name="Kyodai_25_20Presentation_5f__5f__5f__5f_-notes">
      <style:graphic-properties draw:fill-color="#ffffff" fo:min-height="12.572cm"/>
    </style:style>
    <style:style style:name="pr26" style:family="presentation" style:parent-style-name="Kyodai_25_20Presentation_5f__5f__5f_-outline1">
      <style:graphic-properties fo:min-height="13.86cm"/>
    </style:style>
    <style:style style:name="pr27" style:family="presentation" style:parent-style-name="Kyodai_25_20Presentation_5f__5f_-outline1">
      <style:graphic-properties fo:min-height="13.86cm"/>
    </style:style>
    <style:style style:name="pr28" style:family="presentation" style:parent-style-name="Kyodai_25_20Presentation_5f__5f_-outline1">
      <style:graphic-properties fo:min-height="2.17cm"/>
    </style:style>
    <style:style style:name="pr29" style:family="presentation" style:parent-style-name="Kyodai_25_20Presentation_5f__5f__5f__5f__5f__5f_-title">
      <style:graphic-properties fo:min-height="3.237cm"/>
    </style:style>
    <style:style style:name="pr30" style:family="presentation" style:parent-style-name="Kyodai_25_20Presentation_5f__5f__5f__5f__5f__5f_-outline1">
      <style:graphic-properties fo:min-height="1.34cm"/>
    </style:style>
    <style:style style:name="pr31" style:family="presentation" style:parent-style-name="Kyodai_25_20Presentation_5f__5f__5f__5f__5f__5f_-notes">
      <style:graphic-properties draw:fill-color="#ffffff" fo:min-height="12.572cm"/>
    </style:style>
    <style:style style:name="pr32" style:family="presentation" style:parent-style-name="Kyodai_25_20Presentation_5f__5f__5f__5f__5f__5f_-outline1">
      <style:graphic-properties fo:min-height="12.18cm"/>
    </style:style>
    <style:style style:name="pr33" style:family="presentation" style:parent-style-name="Kyodai_25_20Presentation_5f__5f__5f__5f__5f__5f_-outline1">
      <style:graphic-properties fo:min-height="1.102cm"/>
    </style:style>
    <style:style style:name="pr34" style:family="presentation" style:parent-style-name="Kyodai_25_20Presentation_5f__5f__5f__5f__5f__5f__5f__5f_-outline1">
      <style:graphic-properties fo:min-height="1.34cm"/>
    </style:style>
    <style:style style:name="pr35" style:family="presentation" style:parent-style-name="Kyodai_25_20Presentation_5f__5f__5f__5f__5f__5f__5f__5f_-outline1">
      <style:graphic-properties fo:min-height="1.102cm"/>
    </style:style>
    <style:style style:name="pr36" style:family="presentation" style:parent-style-name="Kyodai_25_20Presentation_5f__5f__5f__5f__5f__5f__5f__5f_-outline1">
      <style:graphic-properties fo:min-height="12.18cm"/>
    </style:style>
    <style:style style:name="pr37" style:family="presentation" style:parent-style-name="Kyodai_25_20Presentation_5f__5f__5f__5f__5f__5f__5f__5f__5f__5f_-title">
      <style:graphic-properties fo:min-height="3.237cm"/>
    </style:style>
    <style:style style:name="pr38" style:family="presentation" style:parent-style-name="Kyodai_25_20Presentation_5f__5f__5f__5f__5f__5f__5f__5f__5f__5f_-notes">
      <style:graphic-properties draw:fill-color="#ffffff" fo:min-height="12.572cm"/>
    </style:style>
    <style:style style:name="pr39" style:family="presentation" style:parent-style-name="Kyodai_25_20Presentation_5f__5f__5f__5f__5f__5f__5f__5f__5f__5f__5f_-title">
      <style:graphic-properties fo:min-height="3.237cm"/>
    </style:style>
    <style:style style:name="pr40" style:family="presentation" style:parent-style-name="Kyodai_25_20Presentation_5f__5f__5f__5f__5f__5f__5f__5f__5f__5f__5f_-notes">
      <style:graphic-properties draw:fill-color="#ffffff" fo:min-height="12.572cm"/>
    </style:style>
    <style:style style:name="pr41" style:family="presentation" style:parent-style-name="Kyodai_25_20Presentation_5f__5f__5f__5f__5f__5f__5f__5f__5f__5f_-outline1">
      <style:graphic-properties fo:min-height="15.409cm"/>
    </style:style>
    <style:style style:name="pr42" style:family="presentation" style:parent-style-name="Kyodai_25_20Presentation_5f_-outline1">
      <style:graphic-properties fo:min-height="12.90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text-properties fo:color="#800000"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text-properties fo:color="#000099" fo:font-size="28pt" style:font-size-asian="28pt" style:font-size-complex="28pt"/>
    </style:style>
    <style:style style:name="P8" style:family="paragraph">
      <style:text-properties fo:color="#990000" fo:font-size="28pt" style:font-size-asian="28pt" style:font-weight-asian="normal" style:font-size-complex="28pt" style:font-weight-complex="normal"/>
    </style:style>
    <style:style style:name="P9" style:family="paragraph">
      <style:paragraph-properties fo:text-align="center"/>
      <style:text-properties style:font-name="Arial2" fo:font-size="18pt" style:font-weight-asian="normal" style:font-weight-complex="normal"/>
    </style:style>
    <style:style style:name="P10" style:family="paragraph">
      <style:paragraph-properties fo:text-align="center"/>
      <style:text-properties style:font-name="Arial2" style:font-weight-asian="normal" style:font-weight-complex="normal"/>
    </style:style>
    <style:style style:name="P11" style:family="paragraph">
      <style:text-properties fo:color="#000099" style:font-name="Arial2" fo:font-size="28pt" style:font-size-asian="28pt" style:font-weight-asian="normal" style:font-size-complex="28pt" style:font-weight-complex="normal"/>
    </style:style>
    <style:style style:name="P12" style:family="paragraph">
      <style:text-properties fo:color="#990000" style:font-name="Arial2" fo:font-size="28pt" style:font-size-asian="28pt" style:font-weight-asian="normal" style:font-size-complex="28pt" style:font-weight-complex="normal"/>
    </style:style>
    <style:style style:name="P13" style:family="paragraph">
      <style:text-properties fo:font-size="26.3999996185303pt"/>
    </style:style>
    <style:style style:name="P14" style:family="paragraph">
      <style:text-properties style:font-name="Arial1" style:font-weight-complex="normal"/>
    </style:style>
    <style:style style:name="P15" style:family="paragraph">
      <style:text-properties style:font-name="Arial1" fo:font-size="40pt" style:font-size-asian="40pt" style:font-size-complex="40pt" style:font-weight-complex="normal"/>
    </style:style>
    <style:style style:name="P16" style:family="paragraph">
      <style:paragraph-properties fo:text-align="center"/>
      <style:text-properties style:font-name="Arial1" fo:font-size="26pt" style:font-weight-complex="normal"/>
    </style:style>
    <style:style style:name="P17" style:family="paragraph">
      <style:paragraph-properties fo:text-align="center"/>
      <style:text-properties style:font-name="Arial1" fo:font-size="26pt" style:font-size-asian="26pt" style:font-size-complex="26pt" style:font-weight-complex="normal"/>
    </style:style>
    <style:style style:name="P18" style:family="paragraph">
      <style:paragraph-properties fo:text-align="center"/>
      <style:text-properties style:font-name="Arial1" style:font-weight-complex="normal"/>
    </style:style>
    <style:style style:name="P19" style:family="paragraph">
      <style:text-properties style:font-name="Arial1" fo:font-size="24pt" style:font-weight-complex="normal"/>
    </style:style>
    <style:style style:name="P20" style:family="paragraph">
      <style:text-properties style:font-name="Arial1" fo:font-size="24pt" style:font-size-asian="24pt" style:font-size-complex="24pt" style:font-weight-complex="normal"/>
    </style:style>
    <style:style style:name="P21" style:family="paragraph">
      <style:text-properties style:font-name="Arial1" fo:font-size="18pt" style:font-weight-complex="normal"/>
    </style:style>
    <style:style style:name="P22" style:family="paragraph">
      <style:text-properties style:font-name="Arial1" style:font-name-asian="Hiragino Kaku Gothic Pro" style:font-weight-complex="normal"/>
    </style:style>
    <style:style style:name="P23" style:family="paragraph">
      <style:text-properties style:font-name="Arial1" fo:font-size="26pt" style:text-underline-style="solid" style:text-underline-width="auto" style:text-underline-color="font-color" style:font-name-asian="Hiragino Kaku Gothic Pro" style:font-size-asian="26pt" style:font-size-complex="26pt" style:font-weight-complex="normal"/>
    </style:style>
    <style:style style:name="P24" style:family="paragraph">
      <style:text-properties style:use-window-font-color="true" style:font-name="Arial1" style:font-name-asian="Hiragino Kaku Gothic Pro" style:font-weight-complex="normal"/>
    </style:style>
    <style:style style:name="P25" style:family="paragraph">
      <style:text-properties fo:color="#000099" style:font-name="Arial1" fo:font-size="28pt" style:font-size-asian="28pt" style:font-size-complex="28pt" style:font-weight-complex="normal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style:text-properties style:font-name="Hiragino Kaku Gothic Pro" style:font-weight-complex="normal"/>
    </style:style>
    <style:style style:name="P28" style:family="paragraph">
      <style:text-properties fo:color="#990099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text-properties fo:color="#000099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0" style:family="paragraph">
      <style:text-properties style:use-window-font-color="true" fo:font-size="28pt" style:font-size-asian="28pt" style:font-size-complex="28pt"/>
    </style:style>
    <style:style style:name="P31" style:family="paragraph">
      <style:paragraph-properties fo:text-align="center"/>
      <style:text-properties fo:color="#006600" fo:font-size="20pt" style:font-size-asian="20pt" style:font-size-complex="20pt"/>
    </style:style>
    <style:style style:name="P32" style:family="paragraph">
      <style:text-properties fo:color="#0066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3" style:family="paragraph">
      <style:text-properties fo:color="#8000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text-properties fo:font-size="26pt"/>
    </style:style>
    <style:style style:name="P35" style:family="paragraph">
      <style:text-properties fo:font-size="22pt"/>
    </style:style>
    <style:style style:name="P36" style:family="paragraph">
      <style:text-properties fo:color="#006600" fo:font-size="22pt" fo:font-style="italic" style:font-size-asian="22pt" style:font-style-asian="italic" style:font-size-complex="22pt" style:font-style-complex="italic"/>
    </style:style>
    <style:style style:name="P37" style:family="paragraph">
      <style:paragraph-properties fo:text-align="center"/>
      <style:text-properties fo:font-size="26pt"/>
    </style:style>
    <style:style style:name="P38" style:family="paragraph">
      <style:paragraph-properties fo:text-align="center"/>
      <style:text-properties fo:font-size="26pt" style:font-size-asian="26pt" style:font-size-complex="26pt"/>
    </style:style>
    <style:style style:name="P39" style:family="paragraph">
      <style:text-properties fo:font-size="26pt" style:font-size-asian="26pt" style:font-size-complex="26pt"/>
    </style:style>
    <style:style style:name="P40" style:family="paragraph">
      <style:text-properties fo:font-size="36pt"/>
    </style:style>
    <style:style style:name="P41" style:family="paragraph">
      <style:text-properties fo:color="#ff3333" fo:font-size="36pt" style:font-size-asian="36pt" style:font-size-complex="36pt"/>
    </style:style>
    <style:style style:name="P42" style:family="paragraph">
      <style:text-properties fo:font-size="28pt"/>
    </style:style>
    <style:style style:name="P43" style:family="paragraph">
      <style:paragraph-properties fo:text-align="center"/>
      <style:text-properties fo:font-size="18pt"/>
    </style:style>
    <style:style style:name="P44" style:family="paragraph">
      <style:paragraph-properties fo:text-align="center"/>
      <style:text-properties style:font-name="Arial1" fo:font-size="18pt" style:font-weight-asian="normal" style:font-weight-complex="normal"/>
    </style:style>
    <style:style style:name="P45" style:family="paragraph">
      <style:paragraph-properties fo:text-align="center"/>
      <style:text-properties style:font-name="Arial1" style:font-weight-asian="normal" style:font-weight-complex="normal"/>
    </style:style>
    <style:style style:name="P46" style:family="paragraph">
      <style:text-properties fo:color="#000099" style:font-name="Arial1" fo:font-size="28pt" style:font-size-asian="28pt" style:font-weight-asian="normal" style:font-size-complex="28pt" style:font-weight-complex="normal"/>
    </style:style>
    <style:style style:name="P47" style:family="paragraph">
      <style:text-properties fo:color="#990000" style:font-name="Arial1" fo:font-size="28pt" style:font-size-asian="28pt" style:font-weight-asian="normal" style:font-size-complex="28pt" style:font-weight-complex="normal"/>
    </style:style>
    <style:style style:name="P48" style:family="paragraph">
      <style:text-properties fo:color="#ff3333" style:font-name="Arial1" fo:font-size="36pt" style:font-size-asian="36pt" style:font-weight-asian="normal" style:font-size-complex="36pt" style:font-weight-complex="normal"/>
    </style:style>
    <style:style style:name="P49" style:family="paragraph">
      <style:text-properties fo:color="#ff9999" fo:font-size="36pt" style:font-size-asian="36pt" style:font-size-complex="36pt"/>
    </style:style>
    <style:style style:name="P50" style:family="paragraph">
      <style:text-properties fo:font-size="24pt"/>
    </style:style>
    <style:style style:name="P51" style:family="paragraph">
      <style:text-properties fo:color="#ff3333" fo:font-size="24pt" style:font-size-asian="24pt" style:font-size-complex="24pt"/>
    </style:style>
    <style:style style:name="T1" style:family="text">
      <style:text-properties fo:font-size="28pt" style:font-name-asian="TakaoGothic" style:font-size-asian="28pt" style:font-size-complex="28pt"/>
    </style:style>
    <style:style style:name="T2" style:family="text">
      <style:text-properties fo:color="#800000" fo:font-size="26pt" style:font-size-asian="26pt" style:font-size-complex="26pt"/>
    </style:style>
    <style:style style:name="T3" style:family="text">
      <style:text-properties fo:color="#000099" fo:font-size="28pt" style:font-size-asian="28pt" style:font-size-complex="28pt"/>
    </style:style>
    <style:style style:name="T4" style:family="text">
      <style:text-properties fo:color="#000099" style:text-position="-33% 58%" fo:font-size="28pt" style:font-size-asian="28pt" style:font-size-complex="28pt"/>
    </style:style>
    <style:style style:name="T5" style:family="text">
      <style:text-properties fo:color="#990000" fo:font-size="28pt" style:font-size-asian="28pt" style:font-weight-asian="normal" style:font-size-complex="28pt" style:font-weight-complex="normal"/>
    </style:style>
    <style:style style:name="T6" style:family="text">
      <style:text-properties fo:color="#990000" style:text-position="-33% 58%" fo:font-size="28pt" style:font-size-asian="28pt" style:font-weight-asian="normal" style:font-size-complex="28pt" style:font-weight-complex="normal"/>
    </style:style>
    <style:style style:name="T7" style:family="text">
      <style:text-properties style:font-name="Arial2" fo:font-size="18pt" style:font-weight-asian="normal" style:font-weight-complex="normal"/>
    </style:style>
    <style:style style:name="T8" style:family="text">
      <style:text-properties fo:color="#000099" style:font-name="Arial2" fo:font-size="28pt" style:font-size-asian="28pt" style:font-weight-asian="normal" style:font-size-complex="28pt" style:font-weight-complex="normal"/>
    </style:style>
    <style:style style:name="T9" style:family="text">
      <style:text-properties fo:color="#990000" style:font-name="Arial2" fo:font-size="28pt" style:font-size-asian="28pt" style:font-weight-asian="normal" style:font-size-complex="28pt" style:font-weight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000080" fo:font-size="40pt" style:font-size-asian="40pt" style:font-size-complex="40pt"/>
    </style:style>
    <style:style style:name="T12" style:family="text">
      <style:text-properties fo:color="#800000" fo:font-size="40pt" style:font-size-asian="40pt" style:font-size-complex="40pt"/>
    </style:style>
    <style:style style:name="T13" style:family="text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800000" fo:font-size="26pt" style:text-underline-style="solid" style:text-underline-width="auto" style:text-underline-color="font-color" style:font-size-asian="26pt" style:font-size-complex="26pt"/>
    </style:style>
    <style:style style:name="T16" style:family="text">
      <style:text-properties fo:color="#800080" fo:font-size="24pt" style:font-size-asian="24pt" style:font-size-complex="24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style:font-name-asian="Hiragino Kaku Gothic Pro"/>
    </style:style>
    <style:style style:name="T19" style:family="text">
      <style:text-properties fo:font-size="26pt" style:text-underline-style="solid" style:text-underline-width="auto" style:text-underline-color="font-color" style:font-name-asian="Hiragino Kaku Gothic Pro" style:font-size-asian="26pt" style:font-size-complex="26pt"/>
    </style:style>
    <style:style style:name="T20" style:family="text">
      <style:text-properties style:use-window-font-color="true" style:font-name-asian="Hiragino Kaku Gothic Pro"/>
    </style:style>
    <style:style style:name="T21" style:family="text">
      <style:text-properties fo:color="#800000" fo:font-style="italic" style:font-style-asian="italic" style:font-style-complex="italic"/>
    </style:style>
    <style:style style:name="T22" style:family="text">
      <style:text-properties style:use-window-font-color="true" style:font-name="LMMonoCaps101" fo:font-size="24pt" fo:font-weight="bold" style:font-size-asian="24pt" style:font-weight-asian="bold" style:font-size-complex="24pt" style:font-weight-complex="bold"/>
    </style:style>
    <style:style style:name="T23" style:family="text">
      <style:text-properties style:use-window-font-color="true" fo:font-size="24pt" style:font-size-asian="24pt" style:font-size-complex="24pt"/>
    </style:style>
    <style:style style:name="T24" style:family="text">
      <style:text-properties fo:color="#8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26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T27" style:family="text">
      <style:text-properties fo:color="#000080" fo:font-size="24pt" fo:font-style="normal" style:font-size-asian="24pt" style:font-style-asian="normal" style:font-size-complex="24pt" style:font-style-complex="normal"/>
    </style:style>
    <style:style style:name="T28" style:family="text"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30" style:family="text">
      <style:text-properties fo:color="#99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fo:color="#990000" style:text-position="0% 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2" style:family="text">
      <style:text-properties fo:color="#800000" fo:font-weight="bold" style:font-weight-asian="bold" style:font-weight-complex="bold"/>
    </style:style>
    <style:style style:name="T33" style:family="text">
      <style:text-properties fo:color="#800000"/>
    </style:style>
    <style:style style:name="T34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5" style:family="text">
      <style:text-properties style:use-window-font-color="true" fo:font-size="24pt" fo:font-weight="bold" style:font-size-asian="24pt" style:font-weight-asian="bold" style:font-size-complex="24pt"/>
    </style:style>
    <style:style style:name="T36" style:family="text">
      <style:text-properties fo:color="#006600" fo:font-size="24pt" fo:font-style="italic" style:font-size-asian="24pt" style:font-style-asian="italic" style:font-size-complex="24pt" style:font-style-complex="italic"/>
    </style:style>
    <style:style style:name="T37" style:family="text">
      <style:text-properties fo:color="#990099" fo:font-size="24pt" fo:font-style="italic" fo:font-weight="bold" style:font-size-asian="24pt" style:font-style-asian="italic" style:font-weight-asian="bold" style:font-size-complex="24pt" style:font-style-complex="italic"/>
    </style:style>
    <style:style style:name="T38" style:family="text">
      <style:text-properties fo:color="#800080" style:text-position="-33% 58%" fo:font-size="24pt" fo:font-style="italic" fo:font-weight="bold" style:font-size-asian="24pt" style:font-style-asian="italic" style:font-weight-asian="bold" style:font-size-complex="24pt" style:font-style-complex="italic"/>
    </style:style>
    <style:style style:name="T39" style:family="text"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/>
    </style:style>
    <style:style style:name="T40" style:family="text">
      <style:text-properties fo:color="#006600" fo:font-size="24pt" fo:font-style="italic" fo:font-weight="bold" style:font-size-asian="24pt" style:font-style-asian="italic" style:font-weight-asian="bold" style:font-size-complex="24pt" style:font-style-complex="italic"/>
    </style:style>
    <style:style style:name="T41" style:family="text">
      <style:text-properties style:use-window-font-color="true" fo:font-size="24pt" fo:font-style="italic" fo:font-weight="bold" style:font-size-asian="24pt" style:font-style-asian="italic" style:font-weight-asian="bold" style:font-size-complex="24pt" style:font-style-complex="italic"/>
    </style:style>
    <style:style style:name="T42" style:family="text">
      <style:text-properties fo:color="#006600" fo:font-size="24pt" fo:font-style="normal" style:font-size-asian="24pt" style:font-style-asian="normal" style:font-size-complex="24pt" style:font-style-complex="normal"/>
    </style:style>
    <style:style style:name="T43" style:family="text">
      <style:text-properties style:use-window-font-color="true" style:text-position="0% 100%" fo:font-size="24pt" fo:font-style="italic" fo:font-weight="normal" style:font-size-asian="24pt" style:font-style-asian="italic" style:font-weight-asian="normal" style:font-size-complex="24pt" style:font-style-complex="italic"/>
    </style:style>
    <style:style style:name="T44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/>
    </style:style>
    <style:style style:name="T45" style:family="text">
      <style:text-properties fo:font-size="24pt"/>
    </style:style>
    <style:style style:name="T46" style:family="text">
      <style:text-properties fo:font-size="24pt" fo:font-weight="bold" style:font-weight-asian="bold"/>
    </style:style>
    <style:style style:name="T47" style:family="text">
      <style:text-properties fo:color="#000080" fo:font-size="24pt" style:font-size-asian="24pt" style:font-size-complex="24pt"/>
    </style:style>
    <style:style style:name="T48" style:family="text">
      <style:text-properties fo:color="#990099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9" style:family="text">
      <style:text-properties fo:color="#990099" style:text-position="-33% 58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0" style:family="text">
      <style:text-properties fo:color="#000099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1" style:family="text">
      <style:text-properties fo:color="#000099" style:text-position="-33% 58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2" style:family="text">
      <style:text-properties style:use-window-font-color="true" fo:font-size="28pt" style:font-size-asian="28pt" style:font-size-complex="28pt"/>
    </style:style>
    <style:style style:name="T53" style:family="text">
      <style:text-properties fo:color="#006600" fo:font-size="20pt" style:font-size-asian="20pt" style:font-size-complex="20pt"/>
    </style:style>
    <style:style style:name="T54" style:family="text">
      <style:text-properties fo:color="#0066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5" style:family="text">
      <style:text-properties fo:color="#006600" style:text-position="-33% 58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6" style:family="text">
      <style:text-properties fo:color="#006600" style:text-position="0% 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7" style:family="text">
      <style:text-properties fo:color="#800000" style:text-position="0% 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8" style:family="text">
      <style:text-properties fo:color="#800000" style:text-position="-33% 58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9" style:family="text">
      <style:text-properties style:use-window-font-color="true" style:font-name="Arial1" fo:font-size="24pt" style:font-name-asian="Arial1" style:font-size-asian="24pt" style:font-size-complex="24pt"/>
    </style:style>
    <style:style style:name="T60" style:family="text">
      <style:text-properties fo:color="#006600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61" style:family="text">
      <style:text-properties fo:color="#006600" style:text-position="-33% 58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62" style:family="text">
      <style:text-properties fo:color="#00000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63" style:family="text">
      <style:text-properties style:use-window-font-color="true" style:font-name="Arial1" fo:font-size="24pt" fo:font-style="italic" style:font-name-asian="Arial1" style:font-size-asian="24pt" style:font-style-asian="italic" style:font-size-complex="24pt" style:font-style-complex="italic"/>
    </style:style>
    <style:style style:name="T64" style:family="text">
      <style:text-properties fo:color="#000000" style:font-name="Arial1" fo:font-size="24pt" fo:font-style="italic" style:font-name-asian="Arial1" style:font-size-asian="24pt" style:font-style-asian="italic" style:font-size-complex="24pt" style:font-style-complex="italic"/>
    </style:style>
    <style:style style:name="T65" style:family="text">
      <style:text-properties fo:color="#000099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66" style:family="text">
      <style:text-properties fo:color="#000080" style:font-name="Arial1" fo:font-size="24pt" fo:font-style="italic" style:font-name-asian="Arial1" style:font-size-asian="24pt" style:font-style-asian="italic" style:font-size-complex="24pt" style:font-style-complex="italic"/>
    </style:style>
    <style:style style:name="T67" style:family="text">
      <style:text-properties fo:color="#990099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68" style:family="text">
      <style:text-properties style:use-window-font-color="true" style:font-name="Arial1" fo:font-size="24pt" fo:font-style="normal" style:font-name-asian="Arial1" style:font-size-asian="24pt" style:font-style-asian="normal" style:font-size-complex="24pt" style:font-style-complex="normal"/>
    </style:style>
    <style:style style:name="T69" style:family="text">
      <style:text-properties fo:color="#000080" style:font-name="Arial1" fo:font-size="24pt" fo:font-style="normal" style:font-name-asian="Arial1" style:font-size-asian="24pt" style:font-style-asian="normal" style:font-size-complex="24pt" style:font-style-complex="normal"/>
    </style:style>
    <style:style style:name="T70" style:family="text">
      <style:text-properties fo:color="#800000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71" style:family="text">
      <style:text-properties fo:color="#000000" style:font-name="Arial1" fo:font-size="24pt" fo:font-style="normal" style:font-name-asian="Arial1" style:font-size-asian="24pt" style:font-style-asian="normal" style:font-size-complex="24pt" style:font-style-complex="normal"/>
    </style:style>
    <style:style style:name="T72" style:family="text">
      <style:text-properties style:use-window-font-color="true" style:font-name="Arial1" fo:font-size="24pt" fo:font-style="normal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73" style:family="text">
      <style:text-properties fo:color="#000099" style:text-position="0% 100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74" style:family="text">
      <style:text-properties style:use-window-font-color="true" style:text-position="0% 100%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75" style:family="text">
      <style:text-properties fo:color="#006600" style:text-position="0% 100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76" style:family="text">
      <style:text-properties fo:color="#990099" style:text-position="0% 100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77" style:family="text">
      <style:text-properties style:use-window-font-color="true" style:text-position="0% 100%" style:font-name="Arial1" fo:font-size="24pt" fo:font-style="normal" fo:font-weight="normal" style:font-name-asian="Arial1" style:font-size-asian="24pt" style:font-style-asian="normal" style:font-weight-asian="normal" style:font-size-complex="24pt" style:font-style-complex="normal" style:font-weight-complex="normal"/>
    </style:style>
    <style:style style:name="T78" style:family="text">
      <style:text-properties style:use-window-font-color="true" style:text-position="0% 100%" style:font-name="Arial1" fo:font-size="24pt" fo:font-style="normal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79" style:family="text">
      <style:text-properties fo:color="#000000" style:text-position="0% 100%" style:font-name="Arial1" fo:font-size="24pt" fo:font-style="normal" fo:font-weight="normal" style:font-name-asian="Arial1" style:font-size-asian="24pt" style:font-style-asian="normal" style:font-weight-asian="normal" style:font-size-complex="24pt" style:font-style-complex="normal" style:font-weight-complex="normal"/>
    </style:style>
    <style:style style:name="T80" style:family="text">
      <style:text-properties fo:color="#000000" style:text-position="0% 100%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81" style:family="text">
      <style:text-properties fo:color="#990000" style:text-position="0% 100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82" style:family="text">
      <style:text-properties fo:color="#000000" style:text-position="0% 100%" style:font-name="Arial1" fo:font-size="24pt" fo:font-style="normal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83" style:family="text">
      <style:text-properties style:use-window-font-color="true" fo:font-weight="normal" style:font-weight-asian="normal" style:font-weight-complex="normal"/>
    </style:style>
    <style:style style:name="T84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85" style:family="text">
      <style:text-properties style:use-window-font-color="true" fo:font-weight="bold" style:font-weight-asian="bold" style:font-weight-complex="bold"/>
    </style:style>
    <style:style style:name="T86" style:family="text">
      <style:text-properties fo:color="#008000" fo:font-style="italic" style:font-style-asian="italic" style:font-style-complex="italic"/>
    </style:style>
    <style:style style:name="T87" style:family="text">
      <style:text-properties fo:color="#008000" fo:font-style="italic" fo:font-weight="bold" style:font-style-asian="italic" style:font-weight-asian="bold" style:font-style-complex="italic" style:font-weight-complex="bold"/>
    </style:style>
    <style:style style:name="T88" style:family="text">
      <style:text-properties style:use-window-font-color="true"/>
    </style:style>
    <style:style style:name="T89" style:family="text">
      <style:text-properties style:use-window-font-color="true" fo:font-style="italic" style:font-style-asian="italic" style:font-style-complex="italic"/>
    </style:style>
    <style:style style:name="T90" style:family="text">
      <style:text-properties fo:color="#000080" fo:font-style="italic" fo:font-weight="normal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92" style:family="text"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T93" style:family="text">
      <style:text-properties fo:color="#008000" fo:font-weight="normal" style:font-weight-asian="normal" style:font-weight-complex="normal"/>
    </style:style>
    <style:style style:name="T94" style:family="text">
      <style:text-properties fo:color="#008080" fo:font-weight="normal" style:font-weight-asian="normal" style:font-weight-complex="normal"/>
    </style:style>
    <style:style style:name="T95" style:family="text">
      <style:text-properties fo:color="#800000" fo:font-weight="normal" style:font-weight-asian="normal" style:font-weight-complex="normal"/>
    </style:style>
    <style:style style:name="T96" style:family="text">
      <style:text-properties fo:color="#000080" fo:font-weight="normal" style:font-weight-asian="normal" style:font-weight-complex="normal"/>
    </style:style>
    <style:style style:name="T97" style:family="text">
      <style:text-properties fo:color="#000080"/>
    </style:style>
    <style:style style:name="T98" style:family="text">
      <style:text-properties fo:color="#008080"/>
    </style:style>
    <style:style style:name="T99" style:family="text">
      <style:text-properties fo:color="#0066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0" style:family="text">
      <style:text-properties fo:color="#006600" style:text-position="-33% 58%" fo:font-size="22pt" fo:font-style="italic" style:font-size-asian="22pt" style:font-style-asian="italic" style:font-size-complex="22pt" style:font-style-complex="italic"/>
    </style:style>
    <style:style style:name="T101" style:family="text">
      <style:text-properties fo:color="#006600" style:text-position="-33% 58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2" style:family="text">
      <style:text-properties style:text-position="-33% 58%" fo:font-size="26pt" style:font-size-asian="26pt" style:font-size-complex="26pt"/>
    </style:style>
    <style:style style:name="T103" style:family="text">
      <style:text-properties fo:color="#000099" fo:font-size="26pt" style:text-underline-style="solid" style:text-underline-width="auto" style:text-underline-color="font-color" style:font-size-asian="26pt" style:font-size-complex="26pt"/>
    </style:style>
    <style:style style:name="T104" style:family="text">
      <style:text-properties fo:font-size="26pt" fo:font-style="italic" style:font-size-asian="26pt" style:font-style-asian="italic" style:font-size-complex="26pt" style:font-style-complex="italic"/>
    </style:style>
    <style:style style:name="T105" style:family="text">
      <style:text-properties fo:color="#ff3333" fo:font-size="36pt" style:font-size-asian="36pt" style:font-size-complex="36pt"/>
    </style:style>
    <style:style style:name="T106" style:family="text">
      <style:text-properties fo:color="#ff3333" style:text-position="-33% 58%" fo:font-size="36pt" style:font-size-asian="36pt" style:font-size-complex="36pt"/>
    </style:style>
    <style:style style:name="T107" style:family="text">
      <style:text-properties fo:color="#000099" style:text-position="-33% 58%" style:font-name="Arial2" fo:font-size="28pt" style:font-size-asian="28pt" style:font-weight-asian="normal" style:font-size-complex="28pt" style:font-weight-complex="normal"/>
    </style:style>
    <style:style style:name="T108" style:family="text">
      <style:text-properties fo:color="#990000" style:text-position="-33% 58%" style:font-name="Arial2" fo:font-size="28pt" style:font-size-asian="28pt" style:font-weight-asian="normal" style:font-size-complex="28pt" style:font-weight-complex="normal"/>
    </style:style>
    <style:style style:name="T109" style:family="text">
      <style:text-properties fo:color="#ff3333"/>
    </style:style>
    <style:style style:name="T110" style:family="text">
      <style:text-properties fo:color="#ff3333" style:text-position="-33% 58%"/>
    </style:style>
    <style:style style:name="T111" style:family="text">
      <style:text-properties fo:color="#000099"/>
    </style:style>
    <style:style style:name="T112" style:family="text">
      <style:text-properties style:font-name="Arial1" fo:font-size="18pt" style:font-weight-asian="normal" style:font-weight-complex="normal"/>
    </style:style>
    <style:style style:name="T113" style:family="text">
      <style:text-properties fo:color="#ff3333" style:font-name="Arial1" fo:font-size="36pt" style:font-size-asian="36pt" style:font-weight-asian="normal" style:font-size-complex="36pt" style:font-weight-complex="normal"/>
    </style:style>
    <style:style style:name="T114" style:family="text">
      <style:text-properties fo:color="#ff3333" style:text-position="-33% 58%" style:font-name="Arial1" fo:font-size="36pt" style:font-size-asian="36pt" style:font-weight-asian="normal" style:font-size-complex="36pt" style:font-weight-complex="normal"/>
    </style:style>
    <style:style style:name="T115" style:family="text">
      <style:text-properties fo:color="#006600"/>
    </style:style>
    <style:style style:name="T116" style:family="text">
      <style:text-properties fo:color="#990000"/>
    </style:style>
    <style:style style:name="T117" style:family="text">
      <style:text-properties fo:color="#ff3333" fo:font-size="24pt" style:font-size-asian="24pt" style:font-size-complex="24pt"/>
    </style:style>
    <style:style style:name="T118" style:family="text">
      <style:text-properties style:use-window-font-color="true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119" style:family="text">
      <style:text-properties fo:color="#000099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120" style:family="text">
      <style:text-properties fo:color="#990000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121" style:family="text">
      <style:text-properties fo:color="#006600" style:font-name="Arial1" fo:font-size="24pt" fo:font-style="italic" style:font-name-asian="Arial1" style:font-size-asian="24pt" style:font-style-asian="italic" style:font-size-complex="24pt" style:font-style-complex="italic"/>
    </style:style>
    <style:style style:name="T122" style:family="text">
      <style:text-properties fo:color="#006600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123" style:family="text">
      <style:text-properties style:use-window-font-color="true" style:text-position="0% 100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124" style:family="text">
      <style:text-properties style:use-window-font-color="true" style:text-position="-33% 58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125" style:family="text">
      <style:text-properties fo:color="#000099" style:text-position="0% 100%" style:font-name="Arial1" fo:font-size="24pt" fo:font-style="normal" fo:font-weight="normal" style:font-name-asian="Arial1" style:font-size-asian="24pt" style:font-style-asian="normal" style:font-weight-asian="normal" style:font-size-complex="24pt" style:font-style-complex="normal" style:font-weight-complex="normal"/>
    </style:style>
    <style:style style:name="T126" style:family="text">
      <style:text-properties fo:color="#000099" style:text-position="0% 100%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127" style:family="text">
      <style:text-properties fo:color="#000000" style:text-position="0% 100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128" style:family="text">
      <style:text-properties fo:color="#000000" style:text-position="-33% 58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129" style:family="text">
      <style:text-properties fo:color="#006600" style:text-position="0% 100%" style:font-name="Arial1" fo:font-size="24pt" fo:font-style="italic" fo:font-weight="normal" style:font-name-asian="Arial1" style:font-size-asian="24pt" style:font-style-asian="italic" style:font-weight-asian="normal" style:font-size-complex="24pt" style:font-style-complex="italic" style:font-weight-complex="normal"/>
    </style:style>
    <style:style style:name="T130" style:family="text">
      <style:text-properties fo:color="#000000" style:text-position="33% 58%" style:font-name="Arial1" fo:font-size="24pt" fo:font-style="normal" fo:font-weight="normal" style:font-name-asian="Arial1" style:font-size-asian="24pt" style:font-style-asian="normal" style:font-weight-asian="normal" style:font-size-complex="24pt" style:font-style-complex="normal" style:font-weight-complex="normal"/>
    </style:style>
    <style:style style:name="T131" style:family="text">
      <style:text-properties fo:color="#000080" style:text-position="-33% 58%" style:font-name="Arial1" fo:font-size="24pt" fo:font-style="italic" fo:font-weight="bold" style:font-name-asian="Arial1" style:font-size-asian="24pt" style:font-style-asian="italic" style:font-weight-asian="bold" style:font-size-complex="24pt" style:font-style-complex="italic" style:font-weight-complex="bold"/>
    </style:style>
    <style:style style:name="T132" style:family="text">
      <style:text-properties fo:color="#000000" style:text-position="-33% 58%" style:font-name="Arial1" fo:font-size="24pt" fo:font-style="normal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133" style:family="text">
      <style:text-properties fo:color="#000099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4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35" style:family="text">
      <style:text-properties fo:color="#cc0000" fo:font-size="24pt" fo:font-style="italic" style:font-size-asian="24pt" style:font-style-asian="italic" style:font-size-complex="24pt" style:font-style-complex="italic"/>
    </style:style>
    <style:style style:name="T136" style:family="tex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37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8" style:family="text">
      <style:text-properties fo:color="#00008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9" style:family="text">
      <style:text-properties fo:color="#0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0" style:family="text">
      <style:text-properties fo:color="#8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1" style:family="text">
      <style:text-properties fo:color="#00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42" style:family="text"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43" style:family="text">
      <style:text-properties fo:color="#000000" style:font-name="Courier New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44" style:family="text">
      <style:text-properties fo:color="#000099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45" style:family="text">
      <style:text-properties fo:color="#cc000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46" style:family="text">
      <style:text-properties fo:color="#99000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47" style:family="text">
      <style:text-properties style:use-window-font-color="tru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48" style:family="text">
      <style:text-properties style:use-window-font-color="tru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49" style:family="text">
      <style:text-properties fo:color="#0066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0" style:family="text">
      <style:text-properties fo:color="#000099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1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52" style:family="text">
      <style:text-properties fo:color="#0000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3" style:family="text">
      <style:text-properties fo:color="#9900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4" style:family="text">
      <style:text-properties style:use-window-font-color="true" style:font-name="Courier New" fo:font-size="24pt" fo:font-weight="bold" style:font-size-asian="24pt" style:font-weight-asian="bold" style:font-size-complex="24pt" style:font-weight-complex="bold"/>
    </style:style>
    <style:style style:name="T155" style:family="text">
      <style:text-properties fo:color="#990099" style:text-position="-33% 58%" fo:font-size="24pt" fo:font-weight="normal" style:font-size-asian="24pt" style:font-weight-asian="normal" style:font-size-complex="24pt" style:font-weight-complex="normal"/>
    </style:style>
    <style:style style:name="T156" style:family="text">
      <style:text-properties fo:color="#007826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7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158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159" style:family="text">
      <style:text-properties style:use-window-font-color="true" style:text-position="0% 100%" fo:font-size="24pt" fo:font-weight="normal" style:font-size-asian="24pt" style:font-weight-asian="normal" style:font-size-complex="24pt" style:font-weight-complex="normal"/>
    </style:style>
    <style:style style:name="T160" style:family="text">
      <style:text-properties fo:color="#0066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61" style:family="text">
      <style:text-properties style:use-window-font-color="true"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2" style:family="text">
      <style:text-properties fo:color="#cc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3" style:family="text">
      <style:text-properties style:use-window-font-color="true" style:font-name="Courier 10 Pitch1"/>
    </style:style>
    <style:style style:name="T164" style:family="text">
      <style:text-properties fo:color="#000099" style:font-name="Courier 10 Pitch1" fo:font-size="26pt" style:font-size-asian="26pt" style:font-size-complex="26pt"/>
    </style:style>
    <style:style style:name="T165" style:family="text">
      <style:text-properties style:use-window-font-color="true" style:font-name="Courier 10 Pitch1" fo:font-size="26pt" style:font-size-asian="26pt" style:font-size-complex="26pt"/>
    </style:style>
    <style:style style:name="T166" style:family="text">
      <style:text-properties style:use-window-font-color="true" style:font-name="Courier 10 Pitch1" fo:font-size="21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NLP Programming Tutorial 8 -<text:line-break/>Recurrent Neural Nets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Nara Institute of Science and Technology 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Feed Forward Neural Nets</text:p>
          </draw:text-box>
        </draw:frame>
        <draw:frame presentation:style-name="pr5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All connections point forward</text:p>
              </text:list-item>
            </text:list>
          </draw:text-box>
        </draw:frame>
        <draw:custom-shape draw:style-name="gr2" draw:text-style-name="P4" draw:layer="layout" svg:width="1.27cm" svg:height="2.54cm" svg:x="11.955cm" svg:y="10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2.54cm" svg:x="11.955cm" svg:y="7.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2.54cm" svg:x="11.955cm" svg:y="14.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2.54cm" svg:x="16.455cm" svg:y="10.9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3.33cm" svg:y1="8.455cm" svg:x2="16.51cm" svg:y2="11.43cm">
          <text:p/>
        </draw:line>
        <draw:line draw:style-name="gr3" draw:text-style-name="P4" draw:layer="layout" svg:x1="13.33cm" svg:y1="12.265cm" svg:x2="16.506cm" svg:y2="12.265cm">
          <text:p/>
        </draw:line>
        <draw:line draw:style-name="gr3" draw:text-style-name="P4" draw:layer="layout" svg:x1="13.335cm" svg:y1="15.875cm" svg:x2="16.51cm" svg:y2="13.335cm">
          <text:p/>
        </draw:line>
        <draw:line draw:style-name="gr3" draw:text-style-name="P4" draw:layer="layout" svg:x1="17.73cm" svg:y1="12.265cm" svg:x2="20.906cm" svg:y2="12.265cm">
          <text:p/>
        </draw:line>
        <draw:frame draw:style-name="gr4" draw:text-style-name="P5" draw:layer="layout" svg:width="1.319cm" svg:height="1.276cm" svg:x="21.055cm" svg:y="11.63cm">
          <draw:text-box>
            <text:p><text:span text:style-name="T2">y</text:span></text:p>
          </draw:text-box>
        </draw:frame>
        <draw:frame draw:style-name="gr5" draw:layer="layout" svg:width="3.456cm" svg:height="1.652cm" svg:x="3.761cm" svg:y="11.38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g>
          <draw:custom-shape draw:style-name="gr6" draw:text-style-name="P4" draw:layer="layout" svg:width="0.575cm" svg:height="3.119cm" svg:x="7.045cm" svg:y="10.6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75cm" svg:height="0.575cm" svg:x="7.045cm" svg:y="10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7.045cm" svg:y="11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7.045cm" svg:y="11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7.045cm" svg:y="12.5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7.045cm" svg:y="13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4" draw:layer="layout" svg:x1="7.62cm" svg:y1="10.795cm" svg:x2="12.065cm" svg:y2="8.02cm">
          <text:p/>
        </draw:line>
        <draw:line draw:style-name="gr3" draw:text-style-name="P4" draw:layer="layout" svg:x1="7.62cm" svg:y1="12.065cm" svg:x2="12.065cm" svg:y2="8.89cm">
          <text:p/>
        </draw:line>
        <draw:line draw:style-name="gr3" draw:text-style-name="P4" draw:layer="layout" svg:x1="7.62cm" svg:y1="13.335cm" svg:x2="12.065cm" svg:y2="9.525cm">
          <text:p/>
        </draw:line>
        <draw:line draw:style-name="gr3" draw:text-style-name="P4" draw:layer="layout" svg:x1="7.62cm" svg:y1="12.165cm" svg:x2="12.065cm" svg:y2="12.165cm">
          <text:p/>
        </draw:line>
        <draw:line draw:style-name="gr3" draw:text-style-name="P4" draw:layer="layout" svg:x1="7.62cm" svg:y1="13.56cm" svg:x2="12.065cm" svg:y2="16.335cm">
          <text:p/>
        </draw:line>
        <draw:line draw:style-name="gr3" draw:text-style-name="P4" draw:layer="layout" svg:x1="7.62cm" svg:y1="12.29cm" svg:x2="12.065cm" svg:y2="15.465cm">
          <text:p/>
        </draw:line>
        <draw:line draw:style-name="gr3" draw:text-style-name="P4" draw:layer="layout" svg:x1="7.62cm" svg:y1="11.02cm" svg:x2="12.065cm" svg:y2="14.83cm">
          <text:p/>
        </draw:line>
        <draw:line draw:style-name="gr3" draw:text-style-name="P4" draw:layer="layout" svg:x1="7.62cm" svg:y1="10.865cm" svg:x2="12.065cm" svg:y2="11.43cm">
          <text:p/>
        </draw:line>
        <draw:line draw:style-name="gr3" draw:text-style-name="P4" draw:layer="layout" svg:x1="7.62cm" svg:y1="13.512cm" svg:x2="12.065cm" svg:y2="12.8cm">
          <text:p/>
        </draw:line>
        <draw:frame presentation:style-name="pr5" draw:layer="layout" svg:width="25.199cm" svg:height="1.102cm" svg:x="1.472cm" svg:y="18.08cm" presentation:class="outline" presentation:user-transformed="true">
          <draw:text-box>
            <text:list text:style-name="L2">
              <text:list-item>
                <text:p>It is a directed acyclic graph (DAG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_5f_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Recurrent Neural Nets (RNN)</text:p>
          </draw:text-box>
        </draw:frame>
        <draw:frame presentation:style-name="pr8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Part of the node outputs return as input</text:p>
              </text:list-item>
            </text:list>
          </draw:text-box>
        </draw:frame>
        <draw:custom-shape draw:style-name="gr8" draw:text-style-name="P4" draw:layer="layout" svg:width="1.27cm" svg:height="2.54cm" svg:x="12.955cm" svg:y="12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2.955cm" svg:y="8.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2.955cm" svg:y="15.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7cm" svg:height="2.54cm" svg:x="17.455cm" svg:y="12.1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33cm" svg:y1="9.655cm" svg:x2="17.51cm" svg:y2="12.63cm">
          <text:p/>
        </draw:line>
        <draw:line draw:style-name="gr3" draw:text-style-name="P4" draw:layer="layout" svg:x1="14.33cm" svg:y1="13.465cm" svg:x2="17.506cm" svg:y2="13.465cm">
          <text:p/>
        </draw:line>
        <draw:line draw:style-name="gr3" draw:text-style-name="P4" draw:layer="layout" svg:x1="14.335cm" svg:y1="17.075cm" svg:x2="17.51cm" svg:y2="14.535cm">
          <text:p/>
        </draw:line>
        <draw:line draw:style-name="gr3" draw:text-style-name="P4" draw:layer="layout" svg:x1="18.73cm" svg:y1="13.465cm" svg:x2="21.906cm" svg:y2="13.465cm">
          <text:p/>
        </draw:line>
        <draw:frame draw:style-name="gr4" draw:text-style-name="P5" draw:layer="layout" svg:width="1.319cm" svg:height="1.276cm" svg:x="22.055cm" svg:y="12.83cm">
          <draw:text-box>
            <text:p><text:span text:style-name="T2">y</text:span></text:p>
          </draw:text-box>
        </draw:frame>
        <draw:frame draw:style-name="gr5" draw:layer="layout" svg:width="3.759cm" svg:height="1.733cm" svg:x="4.361cm" svg:y="12.58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g>
          <draw:custom-shape draw:style-name="gr6" draw:text-style-name="P4" draw:layer="layout" svg:width="0.575cm" svg:height="3.119cm" svg:x="8.045cm" svg:y="11.8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75cm" svg:height="0.575cm" svg:x="8.045cm" svg:y="11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8.045cm" svg:y="12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8.045cm" svg:y="13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8.045cm" svg:y="13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8.045cm" svg:y="14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4" draw:layer="layout" svg:x1="8.62cm" svg:y1="11.995cm" svg:x2="13.065cm" svg:y2="9.22cm">
          <text:p/>
        </draw:line>
        <draw:line draw:style-name="gr3" draw:text-style-name="P4" draw:layer="layout" svg:x1="8.62cm" svg:y1="13.265cm" svg:x2="13.065cm" svg:y2="10.09cm">
          <text:p/>
        </draw:line>
        <draw:line draw:style-name="gr3" draw:text-style-name="P4" draw:layer="layout" svg:x1="8.62cm" svg:y1="14.535cm" svg:x2="13.065cm" svg:y2="10.725cm">
          <text:p/>
        </draw:line>
        <draw:line draw:style-name="gr3" draw:text-style-name="P4" draw:layer="layout" svg:x1="8.62cm" svg:y1="13.365cm" svg:x2="13.065cm" svg:y2="13.365cm">
          <text:p/>
        </draw:line>
        <draw:line draw:style-name="gr3" draw:text-style-name="P4" draw:layer="layout" svg:x1="8.62cm" svg:y1="14.76cm" svg:x2="13.065cm" svg:y2="18.185cm">
          <text:p/>
        </draw:line>
        <draw:line draw:style-name="gr3" draw:text-style-name="P4" draw:layer="layout" svg:x1="8.62cm" svg:y1="13.49cm" svg:x2="13.065cm" svg:y2="17.55cm">
          <text:p/>
        </draw:line>
        <draw:line draw:style-name="gr3" draw:text-style-name="P4" draw:layer="layout" svg:x1="8.62cm" svg:y1="12.22cm" svg:x2="13.065cm" svg:y2="16.915cm">
          <text:p/>
        </draw:line>
        <draw:line draw:style-name="gr3" draw:text-style-name="P4" draw:layer="layout" svg:x1="8.62cm" svg:y1="12.065cm" svg:x2="13.065cm" svg:y2="12.63cm">
          <text:p/>
        </draw:line>
        <draw:line draw:style-name="gr3" draw:text-style-name="P4" draw:layer="layout" svg:x1="8.62cm" svg:y1="14.712cm" svg:x2="13.065cm" svg:y2="14cm">
          <text:p/>
        </draw:line>
        <draw:path draw:style-name="gr3" draw:text-style-name="P4" draw:layer="layout" svg:width="8.384cm" svg:height="3.07cm" draw:transform="rotate (3.03093877901335) translate (15.473474382106cm 10.1270273388291cm)" svg:viewBox="0 0 8385 3071" svg:d="M1223 701c0 0-4137 3016 2805 2244 6943-771 3507-2945 3507-2945">
          <text:p/>
        </draw:path>
        <draw:custom-shape draw:style-name="gr9" draw:text-style-name="P4" draw:layer="layout" svg:width="0.584cm" svg:height="2.032cm" svg:x="8.045cm" svg:y="8.9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75cm" svg:height="0.575cm" svg:x="8.045cm" svg:y="9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575cm" svg:height="0.575cm" svg:x="8.045cm" svg:y="9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575cm" svg:height="0.575cm" svg:x="8.045cm" svg:y="10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4" draw:layer="layout" svg:width="8.56cm" svg:height="5.795cm" draw:transform="rotate (3.03093877901335) translate (15.3389304571564cm 13.5165444273447cm)" svg:viewBox="0 0 8561 5796" svg:d="M1010 0c0 0-3748 6504 3195 5732 6942-771 3506-2945 3506-2945">
          <text:p/>
        </draw:path>
        <draw:path draw:style-name="gr3" draw:text-style-name="P4" draw:layer="layout" svg:width="8.579cm" svg:height="8.691cm" draw:transform="rotate (3.03093877901335) translate (15.0320729710623cm 16.9924501907182cm)" svg:viewBox="0 0 8580 8692" svg:d="M701 0c-28 75-711 2946-701 5189 10 2244 714 3861 4219 3435 6954-702 3506-2945 3506-2945">
          <text:p/>
        </draw:path>
        <draw:frame draw:style-name="gr5" draw:layer="layout" svg:width="2.898cm" svg:height="1.707cm" svg:x="4.81cm" svg:y="9.9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3" draw:text-style-name="P4" draw:layer="layout" svg:x1="8.62cm" svg:y1="9.93cm" svg:x2="13.065cm" svg:y2="8.66cm">
          <text:p/>
        </draw:line>
        <draw:line draw:style-name="gr3" draw:text-style-name="P4" draw:layer="layout" svg:x1="8.62cm" svg:y1="9.92cm" svg:x2="13.065cm" svg:y2="12.47cm">
          <text:p/>
        </draw:line>
        <draw:line draw:style-name="gr3" draw:text-style-name="P4" draw:layer="layout" svg:x1="8.62cm" svg:y1="9.92cm" svg:x2="13.065cm" svg:y2="16.28cm">
          <text:p/>
        </draw:line>
        <draw:frame presentation:style-name="pr8" draw:layer="layout" svg:width="25.199cm" svg:height="1.102cm" svg:x="1.472cm" svg:y="19.08cm" presentation:class="outline" presentation:user-transformed="true">
          <draw:text-box>
            <text:list text:style-name="L2">
              <text:list-item>
                <text:p>Why? It is possible to “memorize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_5f_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RNN in Sequence Modeling</text:p>
          </draw:text-box>
        </draw:frame>
        <draw:custom-shape draw:style-name="gr11" draw:text-style-name="P4" draw:layer="layout" svg:width="3.175cm" svg:height="5.08cm" svg:x="4.685cm" svg:y="8.77cm">
          <text:p text:style-name="P4">NE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4" draw:layer="layout" svg:width="3.175cm" svg:height="5.08cm" svg:x="9.685cm" svg:y="8.771cm">
          <text:p text:style-name="P4">NE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4" draw:layer="layout" svg:width="3.175cm" svg:height="5.08cm" svg:x="14.685cm" svg:y="8.772cm">
          <text:p text:style-name="P4">NE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4" draw:layer="layout" svg:width="3.175cm" svg:height="5.08cm" svg:x="19.685cm" svg:y="8.773cm">
          <text:p text:style-name="P4">NE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4" draw:layer="layout" svg:x1="4.01cm" svg:y1="11.775cm" svg:x2="4.645cm" svg:y2="11.775cm">
          <text:p/>
        </draw:line>
        <draw:line draw:style-name="gr12" draw:text-style-name="P4" draw:layer="layout" svg:x1="7.611cm" svg:y1="11.775cm" svg:x2="9.625cm" svg:y2="11.775cm">
          <text:p/>
        </draw:line>
        <draw:line draw:style-name="gr12" draw:text-style-name="P4" draw:layer="layout" svg:x1="12.611cm" svg:y1="11.775cm" svg:x2="14.625cm" svg:y2="11.775cm">
          <text:p/>
        </draw:line>
        <draw:line draw:style-name="gr12" draw:text-style-name="P4" draw:layer="layout" svg:x1="17.611cm" svg:y1="11.775cm" svg:x2="19.625cm" svg:y2="11.775cm">
          <text:p/>
        </draw:line>
        <draw:line draw:style-name="gr3" draw:text-style-name="P4" draw:layer="layout" svg:x1="6.15cm" svg:y1="9.135cm" svg:x2="6.15cm" svg:y2="7.865cm">
          <text:p/>
        </draw:line>
        <draw:line draw:style-name="gr3" draw:text-style-name="P4" draw:layer="layout" svg:x1="11.15cm" svg:y1="9.136cm" svg:x2="11.15cm" svg:y2="7.866cm">
          <text:p/>
        </draw:line>
        <draw:line draw:style-name="gr3" draw:text-style-name="P4" draw:layer="layout" svg:x1="16.15cm" svg:y1="9.137cm" svg:x2="16.15cm" svg:y2="7.867cm">
          <text:p/>
        </draw:line>
        <draw:line draw:style-name="gr3" draw:text-style-name="P4" draw:layer="layout" svg:x1="21.15cm" svg:y1="9.138cm" svg:x2="21.15cm" svg:y2="7.868cm">
          <text:p/>
        </draw:line>
        <draw:line draw:style-name="gr3" draw:text-style-name="P4" draw:layer="layout" svg:x1="22.45cm" svg:y1="11.739cm" svg:x2="24.13cm" svg:y2="11.775cm">
          <text:p/>
        </draw:line>
        <draw:line draw:style-name="gr12" draw:text-style-name="P4" draw:layer="layout" svg:x1="6.015cm" svg:y1="14.55cm" svg:x2="6.015cm" svg:y2="13.915cm">
          <text:p/>
        </draw:line>
        <draw:line draw:style-name="gr12" draw:text-style-name="P4" draw:layer="layout" svg:x1="10.915cm" svg:y1="14.551cm" svg:x2="10.915cm" svg:y2="13.916cm">
          <text:p/>
        </draw:line>
        <draw:line draw:style-name="gr12" draw:text-style-name="P4" draw:layer="layout" svg:x1="15.915cm" svg:y1="14.552cm" svg:x2="15.915cm" svg:y2="13.917cm">
          <text:p/>
        </draw:line>
        <draw:line draw:style-name="gr12" draw:text-style-name="P4" draw:layer="layout" svg:x1="21.115cm" svg:y1="14.553cm" svg:x2="21.115cm" svg:y2="13.918cm">
          <text:p/>
        </draw:line>
        <draw:frame draw:style-name="gr13" draw:text-style-name="P7" draw:layer="layout" svg:width="1.315cm" svg:height="1.59cm" svg:x="5.38cm" svg:y="14.285cm">
          <draw:text-box>
            <text:p><text:span text:style-name="T3">x</text:span><text:span text:style-name="T4">1</text:span></text:p>
          </draw:text-box>
        </draw:frame>
        <draw:frame draw:style-name="gr13" draw:text-style-name="P7" draw:layer="layout" svg:width="1.315cm" svg:height="1.59cm" svg:x="10.281cm" svg:y="14.285cm">
          <draw:text-box>
            <text:p><text:span text:style-name="T3">x</text:span><text:span text:style-name="T4">2</text:span></text:p>
          </draw:text-box>
        </draw:frame>
        <draw:frame draw:style-name="gr13" draw:text-style-name="P7" draw:layer="layout" svg:width="1.315cm" svg:height="1.59cm" svg:x="15.282cm" svg:y="14.285cm">
          <draw:text-box>
            <text:p><text:span text:style-name="T3">x</text:span><text:span text:style-name="T4">3</text:span></text:p>
          </draw:text-box>
        </draw:frame>
        <draw:frame draw:style-name="gr13" draw:text-style-name="P7" draw:layer="layout" svg:width="1.315cm" svg:height="1.59cm" svg:x="20.483cm" svg:y="14.285cm">
          <draw:text-box>
            <text:p><text:span text:style-name="T3">x</text:span><text:span text:style-name="T4">4</text:span></text:p>
          </draw:text-box>
        </draw:frame>
        <draw:frame draw:style-name="gr13" draw:text-style-name="P8" draw:layer="layout" svg:width="1.315cm" svg:height="1.59cm" svg:x="5.38cm" svg:y="6.185cm">
          <draw:text-box>
            <text:p><text:span text:style-name="T5">y</text:span><text:span text:style-name="T6">1</text:span></text:p>
          </draw:text-box>
        </draw:frame>
        <draw:frame draw:style-name="gr13" draw:text-style-name="P8" draw:layer="layout" svg:width="1.315cm" svg:height="1.59cm" svg:x="10.281cm" svg:y="6.185cm">
          <draw:text-box>
            <text:p><text:span text:style-name="T5">y</text:span><text:span text:style-name="T6">2</text:span></text:p>
          </draw:text-box>
        </draw:frame>
        <draw:frame draw:style-name="gr13" draw:text-style-name="P8" draw:layer="layout" svg:width="1.315cm" svg:height="1.59cm" svg:x="15.282cm" svg:y="6.185cm">
          <draw:text-box>
            <text:p><text:span text:style-name="T5">y</text:span><text:span text:style-name="T6">3</text:span></text:p>
          </draw:text-box>
        </draw:frame>
        <draw:frame draw:style-name="gr13" draw:text-style-name="P8" draw:layer="layout" svg:width="1.315cm" svg:height="1.59cm" svg:x="20.483cm" svg:y="6.185cm">
          <draw:text-box>
            <text:p><text:span text:style-name="T5">y</text:span><text:span text:style-name="T6">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_5f__5f_" presentation:presentation-page-layout-name="AL2T1">
        <office:forms form:automatic-focus="false" form:apply-design-mode="false"/>
        <draw:frame presentation:style-name="pr10" draw:layer="layout" svg:width="25.199cm" svg:height="3.237cm" svg:x="1.27cm" svg:y="1.574cm" presentation:class="title">
          <draw:text-box>
            <text:p>Example: POS Tagging</text:p>
          </draw:text-box>
        </draw:frame>
        <draw:custom-shape draw:style-name="gr11" draw:text-style-name="P9" draw:layer="layout" svg:width="3.175cm" svg:height="5.08cm" svg:x="4.685cm" svg:y="8.77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9.685cm" svg:y="8.771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14.685cm" svg:y="8.772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9" draw:layer="layout" svg:width="3.175cm" svg:height="5.08cm" svg:x="19.685cm" svg:y="8.773cm">
          <text:p text:style-name="P4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10" draw:layer="layout" svg:x1="4.01cm" svg:y1="11.775cm" svg:x2="4.645cm" svg:y2="11.775cm">
          <text:p/>
        </draw:line>
        <draw:line draw:style-name="gr12" draw:text-style-name="P10" draw:layer="layout" svg:x1="7.611cm" svg:y1="11.775cm" svg:x2="9.625cm" svg:y2="11.775cm">
          <text:p/>
        </draw:line>
        <draw:line draw:style-name="gr12" draw:text-style-name="P10" draw:layer="layout" svg:x1="12.611cm" svg:y1="11.775cm" svg:x2="14.625cm" svg:y2="11.775cm">
          <text:p/>
        </draw:line>
        <draw:line draw:style-name="gr12" draw:text-style-name="P10" draw:layer="layout" svg:x1="17.611cm" svg:y1="11.775cm" svg:x2="19.625cm" svg:y2="11.775cm">
          <text:p/>
        </draw:line>
        <draw:line draw:style-name="gr3" draw:text-style-name="P10" draw:layer="layout" svg:x1="6.15cm" svg:y1="9.135cm" svg:x2="6.15cm" svg:y2="7.865cm">
          <text:p/>
        </draw:line>
        <draw:line draw:style-name="gr3" draw:text-style-name="P10" draw:layer="layout" svg:x1="11.15cm" svg:y1="9.136cm" svg:x2="11.15cm" svg:y2="7.866cm">
          <text:p/>
        </draw:line>
        <draw:line draw:style-name="gr3" draw:text-style-name="P10" draw:layer="layout" svg:x1="16.15cm" svg:y1="9.137cm" svg:x2="16.15cm" svg:y2="7.867cm">
          <text:p/>
        </draw:line>
        <draw:line draw:style-name="gr3" draw:text-style-name="P10" draw:layer="layout" svg:x1="21.15cm" svg:y1="9.138cm" svg:x2="21.15cm" svg:y2="7.868cm">
          <text:p/>
        </draw:line>
        <draw:line draw:style-name="gr3" draw:text-style-name="P10" draw:layer="layout" svg:x1="22.45cm" svg:y1="11.739cm" svg:x2="24.13cm" svg:y2="11.775cm">
          <text:p/>
        </draw:line>
        <draw:line draw:style-name="gr12" draw:text-style-name="P10" draw:layer="layout" svg:x1="6.015cm" svg:y1="14.55cm" svg:x2="6.015cm" svg:y2="13.915cm">
          <text:p/>
        </draw:line>
        <draw:line draw:style-name="gr12" draw:text-style-name="P10" draw:layer="layout" svg:x1="10.915cm" svg:y1="14.551cm" svg:x2="10.915cm" svg:y2="13.916cm">
          <text:p/>
        </draw:line>
        <draw:line draw:style-name="gr12" draw:text-style-name="P10" draw:layer="layout" svg:x1="15.915cm" svg:y1="14.552cm" svg:x2="15.915cm" svg:y2="13.917cm">
          <text:p/>
        </draw:line>
        <draw:line draw:style-name="gr12" draw:text-style-name="P10" draw:layer="layout" svg:x1="21.115cm" svg:y1="14.553cm" svg:x2="21.115cm" svg:y2="13.918cm">
          <text:p/>
        </draw:line>
        <draw:frame draw:style-name="gr14" draw:text-style-name="P11" draw:layer="layout" svg:width="3.525cm" svg:height="1.59cm" svg:x="4.08cm" svg:y="14.285cm">
          <draw:text-box>
            <text:p><text:span text:style-name="T8">natural</text:span></text:p>
          </draw:text-box>
        </draw:frame>
        <draw:frame draw:style-name="gr15" draw:text-style-name="P11" draw:layer="layout" svg:width="4.566cm" svg:height="1.59cm" svg:x="8.681cm" svg:y="14.285cm">
          <draw:text-box>
            <text:p><text:span text:style-name="T8">language</text:span></text:p>
          </draw:text-box>
        </draw:frame>
        <draw:frame draw:style-name="gr16" draw:text-style-name="P11" draw:layer="layout" svg:width="5.281cm" svg:height="1.59cm" svg:x="13.282cm" svg:y="14.285cm">
          <draw:text-box>
            <text:p><text:span text:style-name="T8">processing</text:span></text:p>
          </draw:text-box>
        </draw:frame>
        <draw:frame draw:style-name="gr13" draw:text-style-name="P11" draw:layer="layout" svg:width="1.315cm" svg:height="1.59cm" svg:x="20.483cm" svg:y="14.285cm">
          <draw:text-box>
            <text:p><text:span text:style-name="T8">is</text:span></text:p>
          </draw:text-box>
        </draw:frame>
        <draw:frame draw:style-name="gr17" draw:text-style-name="P12" draw:layer="layout" svg:width="1.488cm" svg:height="1.59cm" svg:x="5.38cm" svg:y="6.185cm">
          <draw:text-box>
            <text:p><text:span text:style-name="T9">JJ</text:span></text:p>
          </draw:text-box>
        </draw:frame>
        <draw:frame draw:style-name="gr18" draw:text-style-name="P12" draw:layer="layout" svg:width="1.929cm" svg:height="1.59cm" svg:x="10.281cm" svg:y="6.185cm">
          <draw:text-box>
            <text:p><text:span text:style-name="T9">NN</text:span></text:p>
          </draw:text-box>
        </draw:frame>
        <draw:frame draw:style-name="gr18" draw:text-style-name="P12" draw:layer="layout" svg:width="1.929cm" svg:height="1.59cm" svg:x="15.282cm" svg:y="6.185cm">
          <draw:text-box>
            <text:p><text:span text:style-name="T9">NN</text:span></text:p>
          </draw:text-box>
        </draw:frame>
        <draw:frame draw:style-name="gr19" draw:text-style-name="P12" draw:layer="layout" svg:width="2.424cm" svg:height="1.59cm" svg:x="20.083cm" svg:y="6.185cm">
          <draw:text-box>
            <text:p><text:span text:style-name="T9">VB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_5f__5f_" presentation:presentation-page-layout-name="AL2T1">
        <office:forms form:automatic-focus="false" form:apply-design-mode="false"/>
        <draw:frame presentation:style-name="pr10" draw:layer="layout" svg:width="25.199cm" svg:height="3.237cm" svg:x="1.27cm" svg:y="8.774cm" presentation:class="title" presentation:user-transformed="true">
          <draw:text-box>
            <text:p>Multi-class Prediction with Neural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_5f_" presentation:presentation-page-layout-name="AL2T1">
        <office:forms form:automatic-focus="false" form:apply-design-mode="false"/>
        <draw:frame presentation:style-name="pr12" draw:text-style-name="P14" draw:layer="layout" svg:width="25.199cm" svg:height="3.237cm" svg:x="1.27cm" svg:y="1.574cm" presentation:class="title" presentation:user-transformed="true">
          <draw:text-box>
            <text:p text:style-name="P14">Review: Prediction Problems</text:p>
          </draw:text-box>
        </draw:frame>
        <draw:frame presentation:style-name="pr13" draw:text-style-name="P15" draw:layer="layout" svg:width="20.955cm" svg:height="1.576cm" svg:x="2.175cm" svg:y="4.445cm" presentation:class="outline" presentation:user-transformed="true">
          <draw:text-box>
            <text:list text:style-name="L2">
              <text:list-header>
                <text:p text:style-name="P14"><text:span text:style-name="T10">Given </text:span><text:span text:style-name="T11">x</text:span><text:span text:style-name="T10">, <text:s text:c="13"/>predict </text:span><text:span text:style-name="T12">y</text:span></text:p>
              </text:list-header>
            </text:list>
          </draw:text-box>
        </draw:frame>
        <draw:frame draw:style-name="gr20" draw:text-style-name="P17" draw:layer="layout" svg:width="10.67cm" svg:height="3.326cm" svg:x="0.505cm" svg:y="6.134cm">
          <draw:text-box>
            <text:p text:style-name="P16"><text:span text:style-name="T13">A book review</text:span></text:p>
            <text:p text:style-name="P16"><text:span text:style-name="T14">Oh, man I love this book!</text:span></text:p>
            <text:p text:style-name="P16"><text:span text:style-name="T14">This book is so boring...</text:span></text:p>
          </draw:text-box>
        </draw:frame>
        <draw:frame draw:style-name="gr21" draw:text-style-name="P17" draw:layer="layout" svg:width="5.815cm" svg:height="3.326cm" svg:x="13.875cm" svg:y="6.25cm">
          <draw:text-box>
            <text:p text:style-name="P16"><text:span text:style-name="T15">Is it positive?</text:span></text:p>
            <text:p text:style-name="P16"><text:span text:style-name="T14">yes</text:span></text:p>
            <text:p text:style-name="P16"><text:span text:style-name="T14">no</text:span></text:p>
          </draw:text-box>
        </draw:frame>
        <draw:custom-shape draw:style-name="gr22" draw:text-style-name="P18" draw:layer="Layout" svg:width="19.51cm" svg:height="3.41cm" svg:x="0.41cm" svg:y="6.115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4.646cm" svg:height="3.083cm" svg:x="20.225cm" svg:y="6.25cm">
          <draw:text-box>
            <text:p text:style-name="P19"><text:span text:style-name="T16">Binary</text:span></text:p>
            <text:p text:style-name="P19"><text:span text:style-name="T16">Prediction</text:span></text:p>
            <text:p text:style-name="P19"><text:span text:style-name="T17">(2 choices)</text:span></text:p>
          </draw:text-box>
        </draw:frame>
        <draw:frame draw:style-name="gr24" draw:text-style-name="P17" draw:layer="layout" svg:width="10.006cm" svg:height="3.368cm" svg:x="0.606cm" svg:y="10.135cm">
          <draw:text-box>
            <text:p text:style-name="P16"><text:span text:style-name="T13">A tweet</text:span></text:p>
            <text:p text:style-name="P16"><text:span text:style-name="T14">On the way to the park!</text:span></text:p>
            <text:p text:style-name="P16"><text:span text:style-name="T14">公園に行くなう！</text:span></text:p>
          </draw:text-box>
        </draw:frame>
        <draw:frame draw:style-name="gr25" draw:text-style-name="P17" draw:layer="layout" svg:width="5.514cm" svg:height="3.326cm" svg:x="14.04cm" svg:y="10.144cm">
          <draw:text-box>
            <text:p text:style-name="P16"><text:span text:style-name="T15">Its language</text:span></text:p>
            <text:p text:style-name="P16"><text:span text:style-name="T14">English</text:span></text:p>
            <text:p text:style-name="P16"><text:span text:style-name="T14">Japanese</text:span></text:p>
          </draw:text-box>
        </draw:frame>
        <draw:custom-shape draw:style-name="gr26" draw:text-style-name="P18" draw:layer="Layout" svg:width="19.509cm" svg:height="3.41cm" svg:x="0.411cm" svg:y="10.116cm">
          <text:p/>
          <draw:enhanced-geometry svg:viewBox="0 0 21600 21600" draw:type="rectangle" draw:enhanced-path="M 0 0 L 21600 0 21600 21600 0 21600 0 0 Z N"/>
        </draw:custom-shape>
        <draw:frame draw:style-name="gr27" draw:text-style-name="P20" draw:layer="layout" svg:width="6.903cm" svg:height="3.083cm" svg:x="20.226cm" svg:y="10.251cm">
          <draw:text-box>
            <text:p text:style-name="P19"><text:span text:style-name="T16">Multi-class</text:span></text:p>
            <text:p text:style-name="P19"><text:span text:style-name="T16">Prediction</text:span></text:p>
            <text:p text:style-name="P19"><text:span text:style-name="T17">(several choices)</text:span></text:p>
          </draw:text-box>
        </draw:frame>
        <draw:frame draw:style-name="gr28" draw:text-style-name="P17" draw:layer="layout" svg:width="5.87cm" svg:height="4.351cm" svg:x="2.407cm" svg:y="14.035cm">
          <draw:text-box>
            <text:p text:style-name="P16"><text:span text:style-name="T13">A sentence</text:span></text:p>
            <text:p text:style-name="P16"><text:span text:style-name="T14"/></text:p>
            <text:p text:style-name="P16"><text:span text:style-name="T14"/></text:p>
            <text:p text:style-name="P16"><text:span text:style-name="T14">I read a book</text:span></text:p>
          </draw:text-box>
        </draw:frame>
        <draw:frame draw:style-name="gr29" draw:text-style-name="P17" draw:layer="layout" svg:width="7.864cm" svg:height="1.276cm" svg:x="11.941cm" svg:y="14.044cm">
          <draw:text-box>
            <text:p text:style-name="P16"><text:span text:style-name="T15">Its syntactic parse</text:span></text:p>
          </draw:text-box>
        </draw:frame>
        <draw:custom-shape draw:style-name="gr30" draw:text-style-name="P18" draw:layer="Layout" svg:width="19.509cm" svg:height="6.304cm" svg:x="0.412cm" svg:y="14.016cm">
          <text:p/>
          <draw:enhanced-geometry svg:viewBox="0 0 21600 21600" draw:type="rectangle" draw:enhanced-path="M 0 0 L 21600 0 21600 21600 0 21600 0 0 Z N"/>
        </draw:custom-shape>
        <draw:frame draw:style-name="gr31" draw:text-style-name="P20" draw:layer="layout" svg:width="7.94cm" svg:height="3.083cm" svg:x="20.227cm" svg:y="15.551cm">
          <draw:text-box>
            <text:p text:style-name="P19"><text:span text:style-name="T16">Structured</text:span></text:p>
            <text:p text:style-name="P19"><text:span text:style-name="T16">Prediction</text:span></text:p>
            <text:p text:style-name="P19"><text:span text:style-name="T17">(millions of choices)</text:span></text:p>
          </draw:text-box>
        </draw:frame>
        <draw:frame draw:style-name="gr32" draw:text-style-name="P17" draw:layer="layout" svg:width="7.394cm" svg:height="1.276cm" svg:x="12.065cm" svg:y="19.215cm">
          <draw:text-box>
            <text:p text:style-name="P16"><text:span text:style-name="T14">I <text:s text:c="2"/>read <text:s text:c="2"/>a <text:s text:c="2"/>book</text:span></text:p>
          </draw:text-box>
        </draw:frame>
        <draw:frame draw:style-name="gr33" draw:text-style-name="P21" draw:layer="layout" svg:width="1.772cm" svg:height="0.962cm" svg:x="15.24cm" svg:y="18.28cm">
          <draw:text-box>
            <text:p text:style-name="P21">DET</text:p>
          </draw:text-box>
        </draw:frame>
        <draw:frame draw:style-name="gr34" draw:text-style-name="P21" draw:layer="layout" svg:width="1.421cm" svg:height="0.962cm" svg:x="17.34cm" svg:y="18.28cm">
          <draw:text-box>
            <text:p text:style-name="P21">NN</text:p>
          </draw:text-box>
        </draw:frame>
        <draw:frame draw:style-name="gr35" draw:text-style-name="P21" draw:layer="layout" svg:width="1.383cm" svg:height="0.962cm" svg:x="16.34cm" svg:y="17.28cm">
          <draw:text-box>
            <text:p text:style-name="P21">NP</text:p>
          </draw:text-box>
        </draw:frame>
        <draw:frame draw:style-name="gr36" draw:text-style-name="P21" draw:layer="layout" svg:width="1.806cm" svg:height="0.962cm" svg:x="13.441cm" svg:y="18.28cm">
          <draw:text-box>
            <text:p text:style-name="P21">VBD</text:p>
          </draw:text-box>
        </draw:frame>
        <draw:frame draw:style-name="gr37" draw:text-style-name="P21" draw:layer="layout" svg:width="1.349cm" svg:height="0.962cm" svg:x="15.141cm" svg:y="16.28cm">
          <draw:text-box>
            <text:p text:style-name="P21">VP</text:p>
          </draw:text-box>
        </draw:frame>
        <draw:frame draw:style-name="gr38" draw:text-style-name="P21" draw:layer="layout" svg:width="0.925cm" svg:height="0.962cm" svg:x="14.142cm" svg:y="15.08cm">
          <draw:text-box>
            <text:p text:style-name="P21">S</text:p>
          </draw:text-box>
        </draw:frame>
        <draw:frame draw:style-name="gr39" draw:text-style-name="P21" draw:layer="layout" svg:width="0.959cm" svg:height="0.962cm" svg:x="12.043cm" svg:y="18.28cm">
          <draw:text-box>
            <text:p text:style-name="P21">N</text:p>
          </draw:text-box>
        </draw:frame>
        <draw:line draw:style-name="gr12" draw:text-style-name="P18" draw:layer="layout" svg:x1="12.7cm" svg:y1="18.215cm" svg:x2="14.605cm" svg:y2="16.11cm">
          <text:p/>
        </draw:line>
        <draw:line draw:style-name="gr12" draw:text-style-name="P18" draw:layer="layout" svg:x1="15.24cm" svg:y1="16.31cm" svg:x2="14.606cm" svg:y2="16.111cm">
          <text:p/>
        </draw:line>
        <draw:line draw:style-name="gr12" draw:text-style-name="P18" draw:layer="layout" svg:x1="16.84cm" svg:y1="17.311cm" svg:x2="16.206cm" svg:y2="17.112cm">
          <text:p/>
        </draw:line>
        <draw:line draw:style-name="gr12" draw:text-style-name="P18" draw:layer="layout" svg:x1="18.04cm" svg:y1="18.311cm" svg:x2="17.406cm" svg:y2="18.112cm">
          <text:p/>
        </draw:line>
        <draw:line draw:style-name="gr12" draw:text-style-name="P18" draw:layer="layout" svg:x1="15.875cm" svg:y1="18.215cm" svg:x2="16.906cm" svg:y2="18.113cm">
          <text:p/>
        </draw:line>
        <draw:line draw:style-name="gr12" draw:text-style-name="P18" draw:layer="layout" svg:x1="14.305cm" svg:y1="18.215cm" svg:x2="15.575cm" svg:y2="16.945cm">
          <text:p/>
        </draw:line>
        <draw:line draw:style-name="gr12" draw:text-style-name="P18" draw:layer="layout" svg:x1="12.56cm" svg:y1="19.05cm" svg:x2="12.56cm" svg:y2="19.431cm">
          <text:p/>
        </draw:line>
        <draw:line draw:style-name="gr12" draw:text-style-name="P18" draw:layer="layout" svg:x1="14.46cm" svg:y1="19.051cm" svg:x2="14.46cm" svg:y2="19.432cm">
          <text:p/>
        </draw:line>
        <draw:line draw:style-name="gr12" draw:text-style-name="P18" draw:layer="layout" svg:x1="16.16cm" svg:y1="19.051cm" svg:x2="16.16cm" svg:y2="19.432cm">
          <text:p/>
        </draw:line>
        <draw:line draw:style-name="gr12" draw:text-style-name="P18" draw:layer="layout" svg:x1="18.06cm" svg:y1="19.051cm" svg:x2="18.06cm" svg:y2="19.43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_5f__5f_" presentation:presentation-page-layout-name="AL2T1">
        <office:forms form:automatic-focus="false" form:apply-design-mode="false"/>
        <draw:frame draw:style-name="gr40" draw:text-style-name="P14" draw:layer="layout" svg:width="11.43cm" svg:height="7.823cm" svg:x="16.336cm" svg:y="10.32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0" draw:text-style-name="P22" draw:layer="layout" svg:width="25.199cm" svg:height="3.237cm" svg:x="1.27cm" svg:y="1.575cm" presentation:class="title" presentation:user-transformed="true">
          <draw:text-box>
            <text:p text:style-name="P14"><text:span text:style-name="T18">Review: Sigmoid Function</text:span></text:p>
          </draw:text-box>
        </draw:frame>
        <draw:frame presentation:style-name="pr14" draw:text-style-name="P22" draw:layer="layout" svg:width="25.834cm" svg:height="12.179cm" svg:x="1.471cm" svg:y="4.381cm" presentation:class="outline" presentation:user-transformed="true">
          <draw:text-box>
            <text:list text:style-name="L2">
              <text:list-item>
                <text:p text:style-name="P14"><text:span text:style-name="T18">The sigmoid softens the step function</text:span></text:p>
              </text:list-item>
            </text:list>
          </draw:text-box>
        </draw:frame>
        <draw:frame draw:style-name="gr40" draw:text-style-name="P14" draw:layer="layout" svg:width="11.43cm" svg:height="7.823cm" svg:x="0cm" svg:y="10.55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1" draw:text-style-name="P23" draw:layer="layout" svg:width="6.162cm" svg:height="1.318cm" svg:x="4.044cm" svg:y="9.621cm">
          <draw:text-box>
            <text:p text:style-name="P14"><text:span text:style-name="T19">Step Function</text:span></text:p>
          </draw:text-box>
        </draw:frame>
        <draw:custom-shape draw:style-name="gr42" draw:text-style-name="P18" draw:layer="layout" svg:width="27.305cm" svg:height="8.55cm" svg:x="0.335cm" svg:y="9.526cm">
          <text:p/>
          <draw:enhanced-geometry svg:viewBox="0 0 21600 21600" draw:type="rectangle" draw:enhanced-path="M 0 0 L 21600 0 21600 21600 0 21600 0 0 Z N"/>
        </draw:custom-shape>
        <draw:frame draw:style-name="gr43" draw:text-style-name="P23" draw:layer="layout" svg:width="7.589cm" svg:height="1.318cm" svg:x="19.144cm" svg:y="9.521cm">
          <draw:text-box>
            <text:p text:style-name="P14"><text:span text:style-name="T19">Sigmoid Function</text:span></text:p>
          </draw:text-box>
        </draw:frame>
        <draw:frame draw:style-name="gr5" draw:text-style-name="P14" draw:layer="layout" svg:width="12.955cm" svg:height="3.681cm" svg:x="6.985cm" svg:y="5.61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44" draw:text-style-name="P18" draw:layer="layout" svg:x1="12.7cm" svg:y1="13.631cm" svg:x2="15.875cm" svg:y2="13.631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_5f__5f__5f_" presentation:presentation-page-layout-name="AL2T1">
        <office:forms form:automatic-focus="false" form:apply-design-mode="false"/>
        <draw:frame presentation:style-name="pr15" draw:text-style-name="P22" draw:layer="layout" svg:width="25.199cm" svg:height="3.237cm" svg:x="1.905cm" svg:y="1.768cm" presentation:class="title" presentation:user-transformed="true">
          <draw:text-box>
            <text:p text:style-name="P14"><text:span text:style-name="T18">softmax Function</text:span></text:p>
          </draw:text-box>
        </draw:frame>
        <draw:frame presentation:style-name="pr16" draw:text-style-name="P24" draw:layer="layout" svg:width="25.834cm" svg:height="12.179cm" svg:x="2.106cm" svg:y="4.574cm" presentation:class="outline" presentation:user-transformed="true">
          <draw:text-box>
            <text:list text:style-name="L2">
              <text:list-item>
                <text:p text:style-name="P14"><text:span text:style-name="T20">Sigmoid function for multiple classes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/></text:p>
              </text:list-item>
              <text:list-item>
                <text:p text:style-name="P14"><text:span text:style-name="T20">Can be expressed using matrix/vector ops</text:span></text:p>
              </text:list-item>
            </text:list>
          </draw:text-box>
        </draw:frame>
        <draw:frame draw:style-name="gr5" draw:text-style-name="P14" draw:layer="layout" svg:width="12.827cm" svg:height="4.136cm" svg:x="2.413cm" svg:y="6.54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5" draw:text-style-name="P25" draw:layer="layout" svg:width="6.323cm" svg:height="1.398cm" svg:x="17.145cm" svg:y="6.643cm">
          <draw:text-box>
            <text:p text:style-name="P14"><text:span text:style-name="T3">Current class</text:span></text:p>
          </draw:text-box>
        </draw:frame>
        <draw:frame draw:style-name="gr46" draw:text-style-name="P25" draw:layer="layout" svg:width="9.726cm" svg:height="1.398cm" svg:x="17.146cm" svg:y="9.043cm">
          <draw:text-box>
            <text:p text:style-name="P14"><text:span text:style-name="T3">Sum of other classes</text:span></text:p>
          </draw:text-box>
        </draw:frame>
        <draw:line draw:style-name="gr47" draw:text-style-name="P18" draw:layer="layout" svg:x1="17.145cm" svg:y1="7.178cm" svg:x2="15.24cm" svg:y2="7.178cm">
          <text:p/>
        </draw:line>
        <draw:line draw:style-name="gr47" draw:text-style-name="P18" draw:layer="layout" svg:x1="17.171cm" svg:y1="9.678cm" svg:x2="15.266cm" svg:y2="9.678cm">
          <text:p/>
        </draw:line>
        <draw:frame draw:style-name="gr5" draw:text-style-name="P14" draw:layer="layout" svg:width="10.41cm" svg:height="1.657cm" svg:x="8.89cm" svg:y="14.16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14" draw:layer="layout" svg:width="8.565cm" svg:height="2.151cm" svg:x="9.49cm" svg:y="16.26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_5f__5f__5f_" presentation:presentation-page-layout-name="AL2T1">
        <office:forms form:automatic-focus="false" form:apply-design-mode="false"/>
        <draw:frame presentation:style-name="pr15" draw:layer="layout" svg:width="25.199cm" svg:height="3.237cm" svg:x="1.27cm" svg:y="1.574cm" presentation:class="title">
          <draw:text-box>
            <text:p>Selecting the Best Value from a<text:line-break/>Probability Distribution</text:p>
          </draw:text-box>
        </draw:frame>
        <draw:frame presentation:style-name="pr18" draw:layer="layout" svg:width="25.199cm" svg:height="12.18cm" svg:x="1.471cm" svg:y="5.08cm" presentation:class="outline">
          <draw:text-box>
            <text:list text:style-name="L2">
              <text:list-item>
                <text:p>Find the index <text:span text:style-name="T21">y</text:span> with the highest probability</text:p>
              </text:list-item>
            </text:list>
          </draw:text-box>
        </draw:frame>
        <draw:frame draw:style-name="gr48" draw:text-style-name="P26" draw:layer="layout" svg:width="20.713cm" svg:height="7.436cm" svg:x="1.271cm" svg:y="7.282cm">
          <draw:text-box>
            <text:p><text:span text:style-name="T22">find_best</text:span><text:span text:style-name="T23">(</text:span><text:span text:style-name="T24">p</text:span><text:span text:style-name="T23">):</text:span></text:p>
            <text:p><text:span text:style-name="T25"><text:tab/></text:span><text:span text:style-name="T25">y</text:span><text:span text:style-name="T26"> = 0</text:span><text:span text:style-name="T27"><text:line-break/></text:span><text:span text:style-name="T27"><text:tab/></text:span><text:span text:style-name="T28">for each</text:span><text:span text:style-name="T26"> element </text:span><text:span text:style-name="T29">i </text:span><text:span text:style-name="T28">in</text:span><text:span text:style-name="T29"> 1 .. </text:span><text:span text:style-name="T26">len</text:span><text:span text:style-name="T29">(</text:span><text:span text:style-name="T30">p</text:span><text:span text:style-name="T29">)-1</text:span><text:span text:style-name="T26">:</text:span></text:p>
            <text:p><text:span text:style-name="T26"><text:tab/></text:span><text:span text:style-name="T26"><text:tab/></text:span><text:span text:style-name="T28">if</text:span><text:span text:style-name="T26"> </text:span><text:span text:style-name="T30">p</text:span><text:span text:style-name="T26">[</text:span><text:span text:style-name="T29">i</text:span><text:span text:style-name="T26">] &gt; </text:span><text:span text:style-name="T31">p</text:span><text:span text:style-name="T26">[</text:span><text:span text:style-name="T29">y</text:span><text:span text:style-name="T26">]:</text:span></text:p>
            <text:p><text:span text:style-name="T26"><text:tab/></text:span><text:span text:style-name="T26"><text:tab/></text:span><text:span text:style-name="T26"><text:tab/></text:span><text:span text:style-name="T29">y</text:span><text:span text:style-name="T26"> = </text:span><text:span text:style-name="T29">i</text:span></text:p>
            <text:p><text:span text:style-name="T26"><text:tab/></text:span><text:span text:style-name="T28">return</text:span><text:span text:style-name="T26"> </text:span><text:span text:style-name="T29">y</text:span></text:p>
          </draw:text-box>
        </draw:frame>
        <draw:custom-shape draw:style-name="gr49" draw:text-style-name="P4" draw:layer="layout" svg:width="23.06cm" svg:height="6.184cm" svg:x="1.27cm" svg:y="7.1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_5f__5f__5f_" presentation:presentation-page-layout-name="AL2T1">
        <office:forms form:automatic-focus="false" form:apply-design-mode="false"/>
        <draw:frame presentation:style-name="pr15" draw:layer="layout" svg:width="25.199cm" svg:height="3.237cm" svg:x="1.27cm" svg:y="1.574cm" presentation:class="title">
          <draw:text-box>
            <text:p>softmax Function Gradient</text:p>
          </draw:text-box>
        </draw:frame>
        <draw:frame presentation:style-name="pr19" draw:layer="layout" svg:width="25.199cm" svg:height="8.208cm" svg:x="1.471cm" svg:y="5.08cm" presentation:class="outline" presentation:user-transformed="true">
          <draw:text-box>
            <text:list text:style-name="L2">
              <text:list-item>
                <text:p>The difference between the true and estimated probability distributions<text:line-break/><text:line-break/><text:line-break/></text:p>
              </text:list-item>
              <text:list-item>
                <text:p>The true distribution <text:span text:style-name="T32">p' </text:span>is expressed with a vector with only the <text:span text:style-name="T33">y</text:span>-th element 1 (a one-hot vector)</text:p>
              </text:list-item>
            </text:list>
          </draw:text-box>
        </draw:frame>
        <draw:frame draw:style-name="gr5" draw:text-style-name="P27" draw:layer="layout" svg:width="12.764cm" svg:height="1.712cm" svg:x="6.944cm" svg:y="8.1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27" draw:layer="layout" svg:width="12.545cm" svg:height="1.6cm" svg:x="7.62cm" svg:y="1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1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_5f__5f__5f_" presentation:presentation-page-layout-name="AL2T1">
        <office:forms form:automatic-focus="false" form:apply-design-mode="false"/>
        <draw:frame presentation:style-name="pr15" draw:layer="layout" svg:width="25.199cm" svg:height="3.237cm" svg:x="1.27cm" svg:y="1.574cm" presentation:class="title">
          <draw:text-box>
            <text:p>Creating a 1-hot Vector</text:p>
          </draw:text-box>
        </draw:frame>
        <draw:frame draw:style-name="gr50" draw:text-style-name="P26" draw:layer="layout" svg:width="20.713cm" svg:height="4.213cm" svg:x="1.271cm" svg:y="6.582cm">
          <draw:text-box>
            <text:p><text:span text:style-name="T22">create_one_hot</text:span><text:span text:style-name="T23">(</text:span><text:span text:style-name="T34">id, size</text:span><text:span text:style-name="T23">):</text:span></text:p>
            <text:p><text:span text:style-name="T25"><text:tab/></text:span><text:span text:style-name="T29">vec = </text:span><text:span text:style-name="T26">np.zeros(</text:span><text:span text:style-name="T29">size</text:span><text:span text:style-name="T26">)</text:span></text:p>
            <text:p><text:span text:style-name="T26"><text:tab/></text:span><text:span text:style-name="T29">vec</text:span><text:span text:style-name="T26">[</text:span><text:span text:style-name="T29">id</text:span><text:span text:style-name="T26">] = 1</text:span></text:p>
            <text:p><text:span text:style-name="T26"><text:tab/></text:span><text:span text:style-name="T28">return</text:span><text:span text:style-name="T26"> </text:span><text:span text:style-name="T29">vec</text:span></text:p>
          </draw:text-box>
        </draw:frame>
        <draw:custom-shape draw:style-name="gr51" draw:text-style-name="P4" draw:layer="layout" svg:width="23.06cm" svg:height="4.914cm" svg:x="1.27cm" svg:y="6.4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_5f__5f__5f__5f__5f__5f__5f__5f_" presentation:presentation-page-layout-name="AL2T1">
        <office:forms form:automatic-focus="false" form:apply-design-mode="false"/>
        <draw:frame presentation:style-name="pr20" draw:layer="layout" svg:width="25.199cm" svg:height="3.237cm" svg:x="1.27cm" svg:y="8.574cm" presentation:class="title" presentation:user-transformed="true">
          <draw:text-box>
            <text:p>Forward Propagation in Recurrent Nets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_5f__5f_" presentation:presentation-page-layout-name="AL2T1">
        <office:forms form:automatic-focus="false" form:apply-design-mode="false"/>
        <draw:frame presentation:style-name="pr10" draw:text-style-name="P14" draw:layer="layout" svg:width="25.199cm" svg:height="3.237cm" svg:x="1.27cm" svg:y="1.574cm" presentation:class="title" presentation:user-transformed="true">
          <draw:text-box>
            <text:p text:style-name="P14">Review: Forward Propagation Code</text:p>
          </draw:text-box>
        </draw:frame>
        <draw:frame draw:style-name="gr48" draw:text-style-name="P20" draw:layer="layout" svg:width="20.713cm" svg:height="7.436cm" svg:x="1.271cm" svg:y="5.282cm">
          <draw:text-box>
            <text:p text:style-name="P19"><text:span text:style-name="T35">forward_nn</text:span><text:span text:style-name="T23">(</text:span><text:span text:style-name="T36">network</text:span><text:span text:style-name="T29">, </text:span><text:span text:style-name="T37">φ</text:span><text:span text:style-name="T38">0</text:span><text:span text:style-name="T23">)</text:span></text:p>
            <text:p text:style-name="P19"><text:span text:style-name="T25"><text:tab/></text:span><text:span text:style-name="T37">φ</text:span><text:span text:style-name="T29">= </text:span><text:span text:style-name="T26">[ </text:span><text:span text:style-name="T37">φ</text:span><text:span text:style-name="T38">0</text:span><text:span text:style-name="T26"> ] </text:span><text:span text:style-name="T27"># Output of each layer</text:span><text:span text:style-name="T27"><text:line-break/></text:span><text:span text:style-name="T27"><text:tab/></text:span><text:span text:style-name="T39">for each</text:span><text:span text:style-name="T26"> layer i</text:span><text:span text:style-name="T29"> </text:span><text:span text:style-name="T39">in</text:span><text:span text:style-name="T29"> 1 .. </text:span><text:span text:style-name="T26">len</text:span><text:span text:style-name="T29">(</text:span><text:span text:style-name="T36">network</text:span><text:span text:style-name="T29">)</text:span><text:span text:style-name="T26">:</text:span><text:span text:style-name="T26"><text:line-break/></text:span><text:span text:style-name="T26"><text:tab/></text:span><text:span text:style-name="T26"><text:tab/></text:span><text:span text:style-name="T40">w</text:span><text:span text:style-name="T36">, </text:span><text:span text:style-name="T40">b</text:span><text:span text:style-name="T41"> </text:span><text:span text:style-name="T29">= </text:span><text:span text:style-name="T36">network</text:span><text:span text:style-name="T42">[i-1]</text:span><text:span text:style-name="T26"><text:line-break/></text:span><text:span text:style-name="T26"> <text:s text:c="4"/></text:span><text:span text:style-name="T26"><text:tab/></text:span><text:span text:style-name="T26"><text:tab/></text:span><text:span text:style-name="T27"># Calculate the value based on previous layer</text:span><text:span text:style-name="T26"><text:line-break/></text:span><text:span text:style-name="T26"><text:tab/></text:span><text:span text:style-name="T26"><text:tab/></text:span><text:span text:style-name="T37">φ</text:span><text:span text:style-name="T43">[</text:span><text:span text:style-name="T29">i] =</text:span><text:span text:style-name="T26"> np.tanh( np.dot( </text:span><text:span text:style-name="T40">w</text:span><text:span text:style-name="T44">,</text:span><text:span text:style-name="T26"> </text:span><text:span text:style-name="T37">φ</text:span><text:span text:style-name="T29">[i-1] </text:span><text:span text:style-name="T26">)</text:span><text:span text:style-name="T29"> + </text:span><text:span text:style-name="T40">b</text:span><text:span text:style-name="T44"> )</text:span><text:span text:style-name="T45"><text:line-break/></text:span><text:span text:style-name="T45"><text:tab/></text:span><text:span text:style-name="T46">return</text:span><text:span text:style-name="T45"> </text:span><text:span text:style-name="T37">φ</text:span><text:span text:style-name="T45"> </text:span><text:span text:style-name="T47"># Return the values of all layers</text:span></text:p>
          </draw:text-box>
        </draw:frame>
        <draw:custom-shape draw:style-name="gr52" draw:text-style-name="P18" draw:layer="Layout" svg:width="23.06cm" svg:height="7.819cm" svg:x="1.27cm" svg:y="5.15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_5f__5f__5f_" presentation:presentation-page-layout-name="AL2T1">
        <office:forms form:automatic-focus="false" form:apply-design-mode="false"/>
        <draw:frame presentation:style-name="pr15" draw:layer="layout" svg:width="25.199cm" svg:height="3.237cm" svg:x="1.27cm" svg:y="1.574cm" presentation:class="title" presentation:user-transformed="true">
          <draw:text-box>
            <text:p>RNN Calculation</text:p>
          </draw:text-box>
        </draw:frame>
        <draw:g>
          <draw:frame draw:style-name="gr53" draw:text-style-name="P28" draw:layer="layout" svg:width="1.806cm" svg:height="1.59cm" svg:x="3.59cm" svg:y="9.625cm">
            <draw:text-box>
              <text:p><text:span text:style-name="T48">h</text:span><text:span text:style-name="T49">t-1</text:span></text:p>
            </draw:text-box>
          </draw:frame>
          <draw:frame draw:style-name="gr54" draw:text-style-name="P29" draw:layer="layout" svg:width="1.243cm" svg:height="1.59cm" svg:x="3.591cm" svg:y="12.025cm">
            <draw:text-box>
              <text:p><text:span text:style-name="T50">x</text:span><text:span text:style-name="T51">t</text:span></text:p>
            </draw:text-box>
          </draw:frame>
          <draw:frame draw:style-name="gr55" draw:text-style-name="P30" draw:layer="layout" svg:width="1.052cm" svg:height="1.352cm" svg:x="3.991cm" svg:y="14.525cm">
            <draw:text-box>
              <text:p><text:span text:style-name="T52">1</text:span></text:p>
            </draw:text-box>
          </draw:frame>
        </draw:g>
        <draw:g xml:id="id1" draw:id="id1">
          <draw:custom-shape draw:style-name="gr56" draw:text-style-name="P31" draw:layer="layout" svg:width="1.905cm" svg:height="3.175cm" svg:x="7.76cm" svg:y="10.12cm">
            <text:p text:style-name="P4"><text:span text:style-name="T53">tanh</text:span></text:p>
            <draw:enhanced-geometry svg:viewBox="0 0 21600 21600" draw:type="rectangle" draw:enhanced-path="M 0 0 L 21600 0 21600 21600 0 21600 0 0 Z N"/>
          </draw:custom-shape>
          <draw:line draw:style-name="gr57" draw:text-style-name="P4" draw:layer="layout" svg:x1="5.225cm" svg:y1="10.56cm" svg:x2="7.765cm" svg:y2="10.56cm">
            <text:p/>
          </draw:line>
          <draw:line draw:style-name="gr57" draw:text-style-name="P4" draw:layer="layout" svg:x1="5.225cm" svg:y1="12.73cm" svg:x2="7.74cm" svg:y2="11.36cm">
            <text:p/>
          </draw:line>
          <draw:line draw:style-name="gr57" draw:text-style-name="P4" draw:layer="layout" svg:x1="5.225cm" svg:y1="15.135cm" svg:x2="7.715cm" svg:y2="12.386cm">
            <text:p/>
          </draw:line>
          <draw:frame draw:style-name="gr58" draw:text-style-name="P32" draw:layer="layout" svg:width="1.971cm" svg:height="1.59cm" svg:x="5.16cm" svg:y="8.92cm">
            <draw:text-box>
              <text:p><text:span text:style-name="T54">w</text:span><text:span text:style-name="T55">r,h</text:span></text:p>
            </draw:text-box>
          </draw:frame>
          <draw:frame draw:style-name="gr59" draw:text-style-name="P32" draw:layer="layout" svg:width="1.941cm" svg:height="1.59cm" svg:x="5.161cm" svg:y="10.32cm">
            <draw:text-box>
              <text:p><text:span text:style-name="T54">w</text:span><text:span text:style-name="T55">r,x</text:span></text:p>
            </draw:text-box>
          </draw:frame>
          <draw:frame draw:style-name="gr60" draw:text-style-name="P32" draw:layer="layout" svg:width="1.331cm" svg:height="1.59cm" svg:x="5.161cm" svg:y="12.32cm">
            <draw:text-box>
              <text:p><text:span text:style-name="T54">b</text:span><text:span text:style-name="T55">r</text:span></text:p>
            </draw:text-box>
          </draw:frame>
          <draw:frame draw:style-name="gr61" draw:text-style-name="P28" draw:layer="layout" svg:width="1.298cm" svg:height="1.59cm" svg:x="11.291cm" svg:y="9.625cm">
            <draw:text-box>
              <text:p><text:span text:style-name="T48">h</text:span><text:span text:style-name="T49">t</text:span></text:p>
            </draw:text-box>
          </draw:frame>
          <draw:line draw:style-name="gr57" draw:text-style-name="P4" draw:layer="layout" svg:x1="9.626cm" svg:y1="10.56cm" svg:x2="11.17cm" svg:y2="10.56cm">
            <text:p/>
          </draw:line>
        </draw:g>
        <draw:g xml:id="id5" draw:id="id5">
          <draw:custom-shape draw:style-name="gr56" draw:text-style-name="P31" draw:layer="layout" svg:width="1.905cm" svg:height="3.175cm" svg:x="15.361cm" svg:y="10.121cm">
            <text:p text:style-name="P4"><text:span text:style-name="T53">tanh</text:span></text:p>
            <draw:enhanced-geometry svg:viewBox="0 0 21600 21600" draw:type="rectangle" draw:enhanced-path="M 0 0 L 21600 0 21600 21600 0 21600 0 0 Z N"/>
          </draw:custom-shape>
          <draw:frame draw:style-name="gr62" draw:text-style-name="P29" draw:layer="layout" svg:width="1.894cm" svg:height="1.59cm" svg:x="11.192cm" svg:y="12.026cm">
            <draw:text-box>
              <text:p><text:span text:style-name="T50">x</text:span><text:span text:style-name="T51">t+1</text:span></text:p>
            </draw:text-box>
          </draw:frame>
          <draw:line draw:style-name="gr57" draw:text-style-name="P4" draw:layer="layout" svg:x1="12.826cm" svg:y1="10.561cm" svg:x2="15.366cm" svg:y2="10.561cm">
            <text:p/>
          </draw:line>
          <draw:line draw:style-name="gr57" draw:text-style-name="P4" draw:layer="layout" svg:x1="12.826cm" svg:y1="12.731cm" svg:x2="15.341cm" svg:y2="11.361cm">
            <text:p/>
          </draw:line>
          <draw:line draw:style-name="gr57" draw:text-style-name="P4" draw:layer="layout" svg:x1="12.826cm" svg:y1="15.136cm" svg:x2="15.316cm" svg:y2="12.387cm">
            <text:p/>
          </draw:line>
          <draw:frame draw:style-name="gr55" draw:text-style-name="P30" draw:layer="layout" svg:width="1.052cm" svg:height="1.352cm" svg:x="11.592cm" svg:y="14.526cm">
            <draw:text-box>
              <text:p><text:span text:style-name="T52">1</text:span></text:p>
            </draw:text-box>
          </draw:frame>
          <draw:frame draw:style-name="gr58" draw:text-style-name="P32" draw:layer="layout" svg:width="1.971cm" svg:height="1.59cm" svg:x="12.761cm" svg:y="8.921cm">
            <draw:text-box>
              <text:p><text:span text:style-name="T54">w</text:span><text:span text:style-name="T55">r,h</text:span></text:p>
            </draw:text-box>
          </draw:frame>
          <draw:frame draw:style-name="gr59" draw:text-style-name="P32" draw:layer="layout" svg:width="1.941cm" svg:height="1.59cm" svg:x="12.762cm" svg:y="10.321cm">
            <draw:text-box>
              <text:p><text:span text:style-name="T54">w</text:span><text:span text:style-name="T55">r,x</text:span></text:p>
            </draw:text-box>
          </draw:frame>
          <draw:frame draw:style-name="gr60" draw:text-style-name="P32" draw:layer="layout" svg:width="1.331cm" svg:height="1.59cm" svg:x="12.762cm" svg:y="12.321cm">
            <draw:text-box>
              <text:p><text:span text:style-name="T54">b</text:span><text:span text:style-name="T55">r</text:span></text:p>
            </draw:text-box>
          </draw:frame>
          <draw:frame draw:style-name="gr63" draw:text-style-name="P28" draw:layer="layout" svg:width="1.949cm" svg:height="1.59cm" svg:x="18.892cm" svg:y="9.626cm">
            <draw:text-box>
              <text:p><text:span text:style-name="T48">h</text:span><text:span text:style-name="T49">t+1</text:span></text:p>
            </draw:text-box>
          </draw:frame>
          <draw:line draw:style-name="gr57" draw:text-style-name="P4" draw:layer="layout" svg:x1="17.227cm" svg:y1="10.561cm" svg:x2="18.771cm" svg:y2="10.561cm">
            <text:p/>
          </draw:line>
        </draw:g>
        <draw:g xml:id="id3" draw:id="id3">
          <draw:custom-shape draw:style-name="gr64" draw:text-style-name="P31" draw:layer="layout" svg:width="3.94cm" svg:height="1.03cm" svg:x="9.66cm" svg:y="7.12cm">
            <text:p text:style-name="P4"><text:span text:style-name="T53">softmax</text:span></text:p>
            <draw:enhanced-geometry svg:viewBox="0 0 21600 21600" draw:type="rectangle" draw:enhanced-path="M 0 0 L 21600 0 21600 21600 0 21600 0 0 Z N"/>
          </draw:custom-shape>
          <draw:line draw:style-name="gr57" draw:text-style-name="P4" draw:layer="layout" svg:x1="11.8cm" svg:y1="9.59cm" svg:x2="11.8cm" svg:y2="8.32cm">
            <text:p/>
          </draw:line>
          <draw:frame draw:style-name="gr65" draw:text-style-name="P32" draw:layer="layout" svg:width="2.131cm" svg:height="1.59cm" svg:x="9.56cm" svg:y="8.22cm">
            <draw:text-box>
              <text:p><text:span text:style-name="T54">w</text:span><text:span text:style-name="T55">o,h</text:span></text:p>
            </draw:text-box>
          </draw:frame>
          <draw:frame draw:style-name="gr66" draw:text-style-name="P32" draw:layer="layout" svg:width="1.458cm" svg:height="1.59cm" svg:x="7.461cm" svg:y="6.22cm">
            <draw:text-box>
              <text:p><text:span text:style-name="T56">b</text:span><text:span text:style-name="T55">o</text:span></text:p>
            </draw:text-box>
          </draw:frame>
          <draw:line draw:style-name="gr57" draw:text-style-name="P4" draw:layer="layout" svg:x1="7.52cm" svg:y1="7.785cm" svg:x2="9.425cm" svg:y2="7.785cm">
            <text:p/>
          </draw:line>
          <draw:frame draw:style-name="gr55" draw:text-style-name="P30" draw:layer="layout" svg:width="1.052cm" svg:height="1.352cm" svg:x="6.491cm" svg:y="7.125cm">
            <draw:text-box>
              <text:p><text:span text:style-name="T52">1</text:span></text:p>
            </draw:text-box>
          </draw:frame>
          <draw:line draw:style-name="gr57" draw:text-style-name="P4" draw:layer="layout" svg:x1="11.8cm" svg:y1="7.116cm" svg:x2="11.8cm" svg:y2="5.846cm">
            <text:p/>
          </draw:line>
          <draw:frame draw:style-name="gr61" draw:text-style-name="P33" draw:layer="layout" svg:width="1.298cm" svg:height="1.59cm" svg:x="11.161cm" svg:y="4.52cm">
            <draw:text-box>
              <text:p><text:span text:style-name="T57">p</text:span><text:span text:style-name="T58">t</text:span></text:p>
            </draw:text-box>
          </draw:frame>
        </draw:g>
        <draw:g xml:id="id6" draw:id="id6">
          <draw:custom-shape draw:style-name="gr64" draw:text-style-name="P31" draw:layer="layout" svg:width="3.94cm" svg:height="1.03cm" svg:x="17.56cm" svg:y="7.145cm">
            <text:p text:style-name="P4"><text:span text:style-name="T53">softmax</text:span></text:p>
            <draw:enhanced-geometry svg:viewBox="0 0 21600 21600" draw:type="rectangle" draw:enhanced-path="M 0 0 L 21600 0 21600 21600 0 21600 0 0 Z N"/>
          </draw:custom-shape>
          <draw:line draw:style-name="gr57" draw:text-style-name="P4" draw:layer="layout" svg:x1="19.7cm" svg:y1="9.615cm" svg:x2="19.7cm" svg:y2="8.345cm">
            <text:p/>
          </draw:line>
          <draw:frame draw:style-name="gr66" draw:text-style-name="P32" draw:layer="layout" svg:width="1.458cm" svg:height="1.59cm" svg:x="15.561cm" svg:y="6.221cm">
            <draw:text-box>
              <text:p><text:span text:style-name="T56">b</text:span><text:span text:style-name="T55">o</text:span></text:p>
            </draw:text-box>
          </draw:frame>
          <draw:line draw:style-name="gr57" draw:text-style-name="P4" draw:layer="layout" svg:x1="15.62cm" svg:y1="7.786cm" svg:x2="17.525cm" svg:y2="7.786cm">
            <text:p/>
          </draw:line>
          <draw:frame draw:style-name="gr55" draw:text-style-name="P30" draw:layer="layout" svg:width="1.052cm" svg:height="1.352cm" svg:x="14.591cm" svg:y="7.126cm">
            <draw:text-box>
              <text:p><text:span text:style-name="T52">1</text:span></text:p>
            </draw:text-box>
          </draw:frame>
          <draw:frame draw:style-name="gr65" draw:text-style-name="P32" draw:layer="layout" svg:width="2.131cm" svg:height="1.59cm" svg:x="17.461cm" svg:y="8.22cm">
            <draw:text-box>
              <text:p><text:span text:style-name="T54">w</text:span><text:span text:style-name="T55">o,h</text:span></text:p>
            </draw:text-box>
          </draw:frame>
          <draw:line draw:style-name="gr57" draw:text-style-name="P4" draw:layer="layout" svg:x1="19.7cm" svg:y1="7.141cm" svg:x2="19.7cm" svg:y2="5.871cm">
            <text:p/>
          </draw:line>
          <draw:frame draw:style-name="gr63" draw:text-style-name="P33" draw:layer="layout" svg:width="1.949cm" svg:height="1.59cm" svg:x="18.862cm" svg:y="4.52cm">
            <draw:text-box>
              <text:p><text:span text:style-name="T57">p</text:span><text:span text:style-name="T58">t+1</text:span></text:p>
            </draw:text-box>
          </draw:frame>
        </draw:g>
        <draw:frame draw:style-name="gr67" draw:text-style-name="P4" xml:id="id2" draw:id="id2" draw:layer="layout" svg:width="12.7cm" svg:height="1.194cm" svg:x="8.27cm" svg:y="16.58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7" draw:text-style-name="P4" xml:id="id4" draw:id="id4" draw:layer="layout" svg:width="10.172cm" svg:height="1.194cm" svg:x="8.27cm" svg:y="18.18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_5f__5f__5f__5f__5f__5f__5f__5f__5f_" presentation:presentation-page-layout-name="AL2T1">
        <office:forms form:automatic-focus="false" form:apply-design-mode="false"/>
        <draw:frame presentation:style-name="pr22" draw:layer="layout" svg:width="25.199cm" svg:height="3.237cm" svg:x="1.27cm" svg:y="1.574cm" presentation:class="title" presentation:user-transformed="true">
          <draw:text-box>
            <text:p>RNN Forward Calculation</text:p>
          </draw:text-box>
        </draw:frame>
        <draw:frame draw:style-name="gr68" draw:text-style-name="P26" draw:layer="layout" svg:width="20.911cm" svg:height="12.395cm" svg:x="1.271cm" svg:y="5.282cm">
          <draw:text-box>
            <text:p><text:span text:style-name="T22">forward_rnn</text:span><text:span text:style-name="T59">(</text:span><text:span text:style-name="T60">w</text:span><text:span text:style-name="T61">r,x</text:span><text:span text:style-name="T59">, </text:span><text:span text:style-name="T60">w</text:span><text:span text:style-name="T61">r,h</text:span><text:span text:style-name="T62">, </text:span><text:span text:style-name="T60">b</text:span><text:span text:style-name="T61">r</text:span><text:span text:style-name="T63">, </text:span><text:span text:style-name="T60">w</text:span><text:span text:style-name="T61">o,h</text:span><text:span text:style-name="T64">, </text:span><text:span text:style-name="T60">b</text:span><text:span text:style-name="T61">o</text:span><text:span text:style-name="T64">, </text:span><text:span text:style-name="T65">x</text:span><text:span text:style-name="T59">)</text:span></text:p>
            <text:p><text:span text:style-name="T66"><text:tab/></text:span><text:span text:style-name="T67">h </text:span><text:span text:style-name="T63">= </text:span><text:span text:style-name="T68">[ ] </text:span><text:span text:style-name="T69"># Hidden layers (at time t)</text:span></text:p>
            <text:p><text:span text:style-name="T67"><text:tab/></text:span><text:span text:style-name="T70">p</text:span><text:span text:style-name="T67"> </text:span><text:span text:style-name="T64">= </text:span><text:span text:style-name="T71">[ ] </text:span><text:span text:style-name="T69"># Output probability distributions (at time t)</text:span></text:p>
            <text:p><text:span text:style-name="T70"><text:tab/></text:span><text:span text:style-name="T70">y</text:span><text:span text:style-name="T67"> </text:span><text:span text:style-name="T64">= </text:span><text:span text:style-name="T71">[ ] </text:span><text:span text:style-name="T69"># Output values (at time t)</text:span><text:span text:style-name="T69"><text:line-break/></text:span><text:span text:style-name="T69"><text:tab/></text:span><text:span text:style-name="T72">for each</text:span><text:span text:style-name="T68"> time </text:span><text:span text:style-name="T63">t </text:span><text:span text:style-name="T72">in</text:span><text:span text:style-name="T63"> 0 .. </text:span><text:span text:style-name="T68">len</text:span><text:span text:style-name="T63">(</text:span><text:span text:style-name="T65">x</text:span><text:span text:style-name="T63">)-1</text:span><text:span text:style-name="T68">:</text:span><text:span text:style-name="T68"><text:line-break/></text:span><text:span text:style-name="T68"><text:tab/></text:span><text:span text:style-name="T68"><text:tab/></text:span><text:span text:style-name="T72">if</text:span><text:span text:style-name="T68"> </text:span><text:span text:style-name="T63">t</text:span><text:span text:style-name="T68"> &gt; 0:</text:span><text:span text:style-name="T68"><text:line-break/></text:span><text:span text:style-name="T68"><text:tab/></text:span><text:span text:style-name="T68"><text:tab/></text:span><text:span text:style-name="T68"><text:tab/></text:span><text:span text:style-name="T67">h</text:span><text:span text:style-name="T63">[t]</text:span><text:span text:style-name="T68"> = tanh(</text:span><text:span text:style-name="T60">w</text:span><text:span text:style-name="T61">r,x</text:span><text:span text:style-name="T73">x</text:span><text:span text:style-name="T74">[t] + </text:span><text:span text:style-name="T75">w</text:span><text:span text:style-name="T61">r,h</text:span><text:span text:style-name="T76">h</text:span><text:span text:style-name="T74">[t-1] + </text:span><text:span text:style-name="T75">b</text:span><text:span text:style-name="T61">r</text:span><text:span text:style-name="T77">)</text:span></text:p>
            <text:p><text:span text:style-name="T77"><text:tab/></text:span><text:span text:style-name="T77"><text:tab/></text:span><text:span text:style-name="T78">else</text:span><text:span text:style-name="T79">:</text:span><text:span text:style-name="T79"><text:line-break/></text:span><text:span text:style-name="T79"><text:tab/></text:span><text:span text:style-name="T79"><text:tab/></text:span><text:span text:style-name="T79"><text:tab/></text:span><text:span text:style-name="T76">h</text:span><text:span text:style-name="T80">[t]</text:span><text:span text:style-name="T79"> = tanh(</text:span><text:span text:style-name="T75">w</text:span><text:span text:style-name="T61">r,x</text:span><text:span text:style-name="T73">x</text:span><text:span text:style-name="T80">[t] + </text:span><text:span text:style-name="T75">b</text:span><text:span text:style-name="T61">r</text:span><text:span text:style-name="T79">)</text:span></text:p>
            <text:p><text:span text:style-name="T79"><text:tab/></text:span><text:span text:style-name="T79"><text:tab/></text:span><text:span text:style-name="T81">p</text:span><text:span text:style-name="T80">[t]</text:span><text:span text:style-name="T79"> = tanh(</text:span><text:span text:style-name="T75">w</text:span><text:span text:style-name="T61">o,h</text:span><text:span text:style-name="T76">h</text:span><text:span text:style-name="T80">[t] + </text:span><text:span text:style-name="T75">b</text:span><text:span text:style-name="T61">o</text:span><text:span text:style-name="T79">)</text:span></text:p>
            <text:p><text:span text:style-name="T79"><text:tab/></text:span><text:span text:style-name="T79"><text:tab/></text:span><text:span text:style-name="T81">y</text:span><text:span text:style-name="T80">[t]</text:span><text:span text:style-name="T79"> = find_max(</text:span><text:span text:style-name="T81">p</text:span><text:span text:style-name="T80">[t]</text:span><text:span text:style-name="T79">)</text:span></text:p>
            <text:p><text:span text:style-name="T79"><text:tab/></text:span><text:span text:style-name="T82">return</text:span><text:span text:style-name="T79"> </text:span><text:span text:style-name="T76">h</text:span><text:span text:style-name="T79">, </text:span><text:span text:style-name="T81">p</text:span><text:span text:style-name="T79">, </text:span><text:span text:style-name="T81">y</text:span></text:p>
          </draw:text-box>
        </draw:frame>
        <draw:custom-shape draw:style-name="gr69" draw:text-style-name="P4" draw:layer="layout" svg:width="23.06cm" svg:height="13.264cm" svg:x="1.27cm" svg:y="5.1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_5f__5f__5f__5f_" presentation:presentation-page-layout-name="AL2T1">
        <office:forms form:automatic-focus="false" form:apply-design-mode="false"/>
        <draw:frame presentation:style-name="pr24" draw:layer="layout" svg:width="25.199cm" svg:height="3.237cm" svg:x="1.27cm" svg:y="8.874cm" presentation:class="title" presentation:user-transformed="true">
          <draw:text-box>
            <text:p>Review:<text:line-break/>Back Propagation in Feed-forward Ne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_5f__5f__5f_" presentation:presentation-page-layout-name="AL2T1">
        <office:forms form:automatic-focus="false" form:apply-design-mode="false"/>
        <draw:frame presentation:style-name="pr15" draw:layer="layout" svg:width="25.199cm" svg:height="3.237cm" svg:x="1.27cm" svg:y="1.574cm" presentation:class="title">
          <draw:text-box>
            <text:p>Stochastic Gradient Descent</text:p>
          </draw:text-box>
        </draw:frame>
        <draw:frame presentation:style-name="pr26" draw:layer="layout" svg:width="25.199cm" svg:height="13.86cm" svg:x="1.471cm" svg:y="4.68cm" presentation:class="outline" presentation:user-transformed="true">
          <draw:text-box>
            <text:list text:style-name="L2">
              <text:list-item>
                <text:p><text:span text:style-name="T83">Online training algorithm for probabilistic models</text:span><text:span text:style-name="T83"><text:line-break/></text:span><text:span text:style-name="T83">(including logistic regression)</text:span><text:span text:style-name="T83"><text:line-break/></text:span><text:span text:style-name="T84"> </text:span><text:span text:style-name="T85"><text:line-break/></text:span><text:span text:style-name="T86">w = </text:span><text:span text:style-name="T87">0</text:span><text:span text:style-name="T88"><text:line-break/></text:span><text:span text:style-name="T85">for</text:span><text:span text:style-name="T88"> </text:span><text:span text:style-name="T89">I</text:span><text:span text:style-name="T88"> iterations</text:span><text:span text:style-name="T88"><text:line-break/></text:span><text:span text:style-name="T88"><text:tab/></text:span><text:span text:style-name="T85">for each </text:span><text:span text:style-name="T83">labeled pair </text:span><text:span text:style-name="T90">x</text:span><text:span text:style-name="T91">, </text:span><text:span text:style-name="T92">y</text:span><text:span text:style-name="T83"> in the data</text:span><text:span text:style-name="T83"><text:line-break/></text:span><text:span text:style-name="T83"><text:tab/></text:span><text:span text:style-name="T83"><text:tab/></text:span><text:span text:style-name="T93">w</text:span><text:span text:style-name="T83"> += </text:span><text:span text:style-name="T94">α</text:span><text:span text:style-name="T83"> * dP(</text:span><text:span text:style-name="T95">y</text:span><text:span text:style-name="T83">|</text:span><text:span text:style-name="T96">x</text:span><text:span text:style-name="T83">)/d</text:span><text:span text:style-name="T93">w</text:span></text:p>
              </text:list-item>
              <text:list-item>
                <text:p><text:span text:style-name="T97">In other words</text:span></text:p>
                <text:list>
                  <text:list-item>
                    <text:p><text:span text:style-name="T88">For every training example, calculate the </text:span><text:span text:style-name="T97">gradient</text:span><text:span text:style-name="T88"><text:line-break/></text:span><text:span text:style-name="T88">(the direction that will increase the probability of </text:span><text:span text:style-name="T33">y</text:span><text:span text:style-name="T88">)</text:span></text:p>
                  </text:list-item>
                  <text:list-item>
                    <text:p><text:span text:style-name="T97">Move</text:span><text:span text:style-name="T88"> in that direction, multiplied by learning rate </text:span><text:span text:style-name="T98">α</text:span></text:p>
                  </text:list-item>
                </text:list>
              </text:list-item>
            </text:list>
          </draw:text-box>
        </draw:frame>
        <draw:custom-shape draw:style-name="gr70" draw:text-style-name="P4" draw:layer="Layout" svg:width="23.06cm" svg:height="4.885cm" svg:x="2.14cm" svg:y="7.1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1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_5f__5f__5f_" presentation:presentation-page-layout-name="AL2T1">
        <office:forms form:automatic-focus="false" form:apply-design-mode="false"/>
        <draw:frame draw:style-name="gr40" xml:id="id7" draw:id="id7" draw:layer="layout" svg:width="10.178cm" svg:height="7.72cm" svg:x="17.98cm" svg:y="5.71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5" draw:layer="layout" svg:width="25.199cm" svg:height="3.237cm" svg:x="1.27cm" svg:y="1.574cm" presentation:class="title">
          <draw:text-box>
            <text:p>Gradient of the Sigmoid Function</text:p>
          </draw:text-box>
        </draw:frame>
        <draw:frame presentation:style-name="pr16" draw:layer="layout" svg:width="25.199cm" svg:height="12.179cm" svg:x="1.471cm" svg:y="4.966cm" presentation:class="outline" presentation:user-transformed="true">
          <draw:text-box>
            <text:list text:style-name="L2">
              <text:list-item>
                <text:p>Take the derivative of the probability</text:p>
              </text:list-item>
            </text:list>
          </draw:text-box>
        </draw:frame>
        <draw:frame draw:style-name="gr5" xml:id="id8" draw:id="id8" draw:layer="layout" svg:width="17.78cm" svg:height="6.272cm" svg:x="0.45cm" svg:y="6.28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xml:id="id10" draw:id="id10" draw:layer="layout" svg:width="19.464cm" svg:height="6.272cm" svg:x="0.55cm" svg:y="13.38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71" draw:text-style-name="P4" xml:id="id9" draw:id="id9" draw:layer="Layout" svg:width="18.005cm" svg:height="6.35cm" svg:x="0.41cm" svg:y="6.3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4" xml:id="id11" draw:id="id11" draw:layer="Layout" svg:width="19.911cm" svg:height="6.536cm" svg:x="0.409cm" svg:y="13.1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1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_5f__5f_" presentation:presentation-page-layout-name="AL2T1">
        <office:forms form:automatic-focus="false" form:apply-design-mode="false"/>
        <draw:frame presentation:style-name="pr10" draw:layer="layout" svg:width="25.199cm" svg:height="3.237cm" svg:x="1.27cm" svg:y="1.574cm" presentation:class="title">
          <draw:text-box>
            <text:p>Learning:<text:line-break/>Don't Know Derivative for Hidden Units!</text:p>
          </draw:text-box>
        </draw:frame>
        <draw:frame presentation:style-name="pr2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For NNs, only know correct tag for last layer</text:p>
              </text:list-item>
            </text:list>
          </draw:text-box>
        </draw:frame>
        <draw:custom-shape draw:style-name="gr73" draw:text-style-name="P4" draw:layer="Layout" svg:width="1.27cm" svg:height="2.54cm" svg:x="8.456cm" svg:y="12.5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" draw:layer="Layout" svg:width="1.27cm" svg:height="2.54cm" svg:x="8.456cm" svg:y="8.8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" draw:layer="Layout" svg:width="1.27cm" svg:height="2.54cm" svg:x="8.456cm" svg:y="16.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" draw:layer="Layout" svg:width="1.27cm" svg:height="2.54cm" svg:x="12.956cm" svg:y="12.5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831cm" svg:y1="10.055cm" svg:x2="13.011cm" svg:y2="13.03cm">
          <text:p/>
        </draw:line>
        <draw:line draw:style-name="gr3" draw:text-style-name="P4" draw:layer="layout" svg:x1="9.831cm" svg:y1="13.865cm" svg:x2="13.007cm" svg:y2="13.865cm">
          <text:p/>
        </draw:line>
        <draw:line draw:style-name="gr3" draw:text-style-name="P4" draw:layer="layout" svg:x1="9.836cm" svg:y1="17.475cm" svg:x2="13.011cm" svg:y2="14.935cm">
          <text:p/>
        </draw:line>
        <draw:line draw:style-name="gr3" draw:text-style-name="P4" draw:layer="layout" svg:x1="14.231cm" svg:y1="13.865cm" svg:x2="17.407cm" svg:y2="13.865cm">
          <text:p/>
        </draw:line>
        <draw:frame draw:style-name="gr74" draw:text-style-name="P5" draw:layer="layout" svg:width="2.005cm" svg:height="1.276cm" svg:x="17.656cm" svg:y="13.23cm">
          <draw:text-box>
            <text:p text:style-name="P34"><text:span text:style-name="T2">y=1</text:span></text:p>
          </draw:text-box>
        </draw:frame>
        <draw:frame draw:style-name="gr5" draw:layer="layout" svg:width="3.456cm" svg:height="1.652cm" svg:x="0.262cm" svg:y="12.98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g>
          <draw:custom-shape draw:style-name="gr6" draw:text-style-name="P4" draw:layer="layout" svg:width="0.575cm" svg:height="3.119cm" svg:x="3.546cm" svg:y="12.2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75cm" svg:height="0.575cm" svg:x="3.546cm" svg:y="12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3.546cm" svg:y="12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3.546cm" svg:y="13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3.546cm" svg:y="14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3.546cm" svg:y="14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4" draw:layer="layout" svg:x1="4.121cm" svg:y1="12.395cm" svg:x2="8.566cm" svg:y2="9.62cm">
          <text:p/>
        </draw:line>
        <draw:line draw:style-name="gr3" draw:text-style-name="P4" draw:layer="layout" svg:x1="4.121cm" svg:y1="13.665cm" svg:x2="8.566cm" svg:y2="10.49cm">
          <text:p/>
        </draw:line>
        <draw:line draw:style-name="gr3" draw:text-style-name="P4" draw:layer="layout" svg:x1="4.121cm" svg:y1="14.935cm" svg:x2="8.566cm" svg:y2="11.125cm">
          <text:p/>
        </draw:line>
        <draw:line draw:style-name="gr3" draw:text-style-name="P4" draw:layer="layout" svg:x1="4.121cm" svg:y1="13.765cm" svg:x2="8.566cm" svg:y2="13.765cm">
          <text:p/>
        </draw:line>
        <draw:line draw:style-name="gr3" draw:text-style-name="P4" draw:layer="layout" svg:x1="4.121cm" svg:y1="15.16cm" svg:x2="8.566cm" svg:y2="17.935cm">
          <text:p/>
        </draw:line>
        <draw:line draw:style-name="gr3" draw:text-style-name="P4" draw:layer="layout" svg:x1="4.121cm" svg:y1="13.89cm" svg:x2="8.566cm" svg:y2="17.065cm">
          <text:p/>
        </draw:line>
        <draw:line draw:style-name="gr3" draw:text-style-name="P4" draw:layer="layout" svg:x1="4.121cm" svg:y1="12.62cm" svg:x2="8.566cm" svg:y2="16.43cm">
          <text:p/>
        </draw:line>
        <draw:line draw:style-name="gr3" draw:text-style-name="P4" draw:layer="layout" svg:x1="4.121cm" svg:y1="12.465cm" svg:x2="8.566cm" svg:y2="13.03cm">
          <text:p/>
        </draw:line>
        <draw:line draw:style-name="gr3" draw:text-style-name="P4" draw:layer="layout" svg:x1="4.121cm" svg:y1="15.112cm" svg:x2="8.566cm" svg:y2="14.4cm">
          <text:p/>
        </draw:line>
        <draw:frame draw:style-name="gr5" xml:id="id12" draw:id="id12" draw:layer="layout" svg:width="12.24cm" svg:height="2.471cm" svg:x="15.604cm" svg:y="10.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layer="layout" svg:width="3.389cm" svg:height="1.651cm" svg:x="8.962cm" svg:y="6.68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xml:id="id13" draw:id="id13" draw:layer="layout" svg:width="6.321cm" svg:height="2.327cm" svg:x="10.704cm" svg:y="8.76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xml:id="id14" draw:id="id14" draw:layer="layout" svg:width="6.32cm" svg:height="2.327cm" svg:x="11.804cm" svg:y="15.461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xml:id="id15" draw:id="id15" draw:layer="layout" svg:width="6.319cm" svg:height="2.327cm" svg:x="10.704cm" svg:y="17.9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75" draw:text-style-name="P36" draw:layer="layout" svg:width="1.357cm" svg:height="1.299cm" svg:x="8.404cm" svg:y="8.621cm">
          <draw:text-box>
            <text:p text:style-name="P35"><text:span text:style-name="T99">w</text:span><text:span text:style-name="T100">1</text:span></text:p>
          </draw:text-box>
        </draw:frame>
        <draw:frame draw:style-name="gr75" draw:text-style-name="P36" draw:layer="layout" svg:width="1.357cm" svg:height="1.299cm" svg:x="8.405cm" svg:y="12.322cm">
          <draw:text-box>
            <text:p text:style-name="P35"><text:span text:style-name="T99">w</text:span><text:span text:style-name="T101">2</text:span></text:p>
          </draw:text-box>
        </draw:frame>
        <draw:frame draw:style-name="gr75" draw:text-style-name="P36" draw:layer="layout" svg:width="1.357cm" svg:height="1.299cm" svg:x="8.405cm" svg:y="16.122cm">
          <draw:text-box>
            <text:p text:style-name="P35"><text:span text:style-name="T99">w</text:span><text:span text:style-name="T101">3</text:span></text:p>
          </draw:text-box>
        </draw:frame>
        <draw:frame draw:style-name="gr75" draw:text-style-name="P36" draw:layer="layout" svg:width="1.357cm" svg:height="1.299cm" svg:x="12.906cm" svg:y="12.323cm">
          <draw:text-box>
            <text:p text:style-name="P35"><text:span text:style-name="T99">w</text:span><text:span text:style-name="T101">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_5f__5f_" presentation:presentation-page-layout-name="AL2T1">
        <office:forms form:automatic-focus="false" form:apply-design-mode="false"/>
        <draw:frame presentation:style-name="pr10" draw:layer="layout" svg:width="25.199cm" svg:height="3.237cm" svg:x="1.27cm" svg:y="1.374cm" presentation:class="title" presentation:user-transformed="true">
          <draw:text-box>
            <text:p>Answer: Back-Propogation</text:p>
          </draw:text-box>
        </draw:frame>
        <draw:frame presentation:style-name="pr28" draw:layer="layout" svg:width="25.199cm" svg:height="2.17cm" svg:x="1.471cm" svg:y="4.445cm" presentation:class="outline" presentation:user-transformed="true">
          <draw:text-box>
            <text:list text:style-name="L2">
              <text:list-item>
                <text:p>Calculate derivative w/ chain rule</text:p>
              </text:list-item>
            </text:list>
          </draw:text-box>
        </draw:frame>
        <draw:frame draw:style-name="gr5" xml:id="id16" draw:id="id16" draw:layer="layout" svg:width="17.301cm" svg:height="2.401cm" svg:x="4.41cm" svg:y="6.554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5" xml:id="id18" draw:id="id18" draw:layer="layout" svg:width="6.105cm" svg:height="3.087cm" svg:x="7.755cm" svg:y="9.715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5" xml:id="id19" draw:id="id19" draw:layer="layout" svg:width="2.265cm" svg:height="1.393cm" svg:x="15.375cm" svg:y="10.16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3" draw:text-style-name="P4" xml:id="id20" draw:id="id20" draw:layer="layout" svg:x1="12.2cm" svg:y1="8.955cm" svg:x2="11.565cm" svg:y2="9.59cm">
          <text:p/>
        </draw:line>
        <draw:line draw:style-name="gr3" draw:text-style-name="P4" xml:id="id21" draw:id="id21" draw:layer="layout" svg:x1="16.401cm" svg:y1="8.955cm" svg:x2="16.645cm" svg:y2="9.59cm">
          <text:p/>
        </draw:line>
        <draw:g xml:id="id22" draw:id="id22">
          <draw:line draw:style-name="gr3" draw:text-style-name="P4" draw:layer="layout" svg:x1="10.795cm" svg:y1="12.765cm" svg:x2="10.795cm" svg:y2="13.67cm">
            <text:p/>
          </draw:line>
          <draw:line draw:style-name="gr3" draw:text-style-name="P4" draw:layer="layout" svg:x1="16.395cm" svg:y1="12.765cm" svg:x2="16.395cm" svg:y2="13.67cm">
            <text:p/>
          </draw:line>
          <draw:line draw:style-name="gr3" draw:text-style-name="P4" draw:layer="layout" svg:x1="20.095cm" svg:y1="12.765cm" svg:x2="20.095cm" svg:y2="13.67cm">
            <text:p/>
          </draw:line>
        </draw:g>
        <draw:frame draw:style-name="gr76" draw:text-style-name="P38" xml:id="id23" draw:id="id23" draw:layer="layout" svg:width="5.641cm" svg:height="2.514cm" svg:x="8.155cm" svg:y="13.505cm">
          <draw:text-box>
            <text:p text:style-name="P37"><text:span text:style-name="T14">Error of</text:span></text:p>
            <text:p text:style-name="P37"><text:span text:style-name="T14">next unit (δ</text:span><text:span text:style-name="T102">4</text:span><text:span text:style-name="T14">)</text:span></text:p>
          </draw:text-box>
        </draw:frame>
        <draw:frame draw:style-name="gr77" draw:text-style-name="P39" xml:id="id24" draw:id="id24" draw:layer="layout" svg:width="3.338cm" svg:height="1.272cm" svg:x="14.356cm" svg:y="13.505cm">
          <draw:text-box>
            <text:p text:style-name="P34"><text:span text:style-name="T14">Weight</text:span></text:p>
          </draw:text-box>
        </draw:frame>
        <draw:frame draw:style-name="gr78" draw:text-style-name="P38" xml:id="id25" draw:id="id25" draw:layer="layout" svg:width="5.04cm" svg:height="2.293cm" svg:x="17.556cm" svg:y="13.505cm">
          <draw:text-box>
            <text:p text:style-name="P37"><text:span text:style-name="T14">Gradient of</text:span></text:p>
            <text:p text:style-name="P37"><text:span text:style-name="T14">this unit</text:span></text:p>
          </draw:text-box>
        </draw:frame>
        <draw:frame draw:style-name="gr5" xml:id="id26" draw:id="id26" draw:layer="layout" svg:width="16.452cm" svg:height="3.165cm" svg:x="8.916cm" svg:y="17.045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ustom-shape draw:style-name="gr79" draw:text-style-name="P4" xml:id="id17" draw:id="id17" draw:layer="Layout" svg:width="19.685cm" svg:height="10.16cm" svg:x="3.81cm" svg:y="6.115cm">
          <text:p/>
          <draw:enhanced-geometry svg:viewBox="0 0 21600 21600" draw:type="rectangle" draw:enhanced-path="M 0 0 L 21600 0 21600 21600 0 21600 0 0 Z N"/>
        </draw:custom-shape>
        <draw:frame draw:style-name="gr80" draw:text-style-name="P39" draw:layer="layout" svg:width="7.534cm" svg:height="3.314cm" svg:x="1.07cm" svg:y="17.045cm">
          <draw:text-box>
            <text:p xml:id="id27" text:id="id27" text:style-name="P34"><text:span text:style-name="T103">In General</text:span></text:p>
            <text:p xml:id="id28" text:id="id28" text:style-name="P34"><text:span text:style-name="T14">Calculate </text:span><text:span text:style-name="T104">i</text:span><text:span text:style-name="T14"> based</text:span></text:p>
            <text:p xml:id="id29" text:id="id29" text:style-name="P34"><text:span text:style-name="T14">on next units </text:span><text:span text:style-name="T104">j</text:span><text:span text:style-name="T14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_5f__5f__5f_" presentation:presentation-page-layout-name="AL2T1">
        <office:forms form:automatic-focus="false" form:apply-design-mode="false"/>
        <draw:frame presentation:style-name="pr15" draw:layer="layout" svg:width="25.199cm" svg:height="3.237cm" svg:x="1.27cm" svg:y="1.574cm" presentation:class="title">
          <draw:text-box>
            <text:p>Conceptual Picture</text:p>
          </draw:text-box>
        </draw:frame>
        <draw:frame presentation:style-name="pr26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Send errors back through the net</text:p>
              </text:list-item>
            </text:list>
          </draw:text-box>
        </draw:frame>
        <draw:custom-shape draw:style-name="gr73" draw:text-style-name="P4" draw:layer="Layout" svg:width="1.27cm" svg:height="2.54cm" svg:x="11.456cm" svg:y="11.5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" draw:layer="Layout" svg:width="1.27cm" svg:height="2.54cm" svg:x="11.456cm" svg:y="7.8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" draw:layer="Layout" svg:width="1.27cm" svg:height="2.54cm" svg:x="11.456cm" svg:y="15.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" draw:layer="Layout" svg:width="1.27cm" svg:height="2.54cm" svg:x="15.956cm" svg:y="11.5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831cm" svg:y1="9.055cm" svg:x2="16.011cm" svg:y2="12.03cm">
          <text:p/>
        </draw:line>
        <draw:line draw:style-name="gr3" draw:text-style-name="P4" draw:layer="layout" svg:x1="12.831cm" svg:y1="12.865cm" svg:x2="16.007cm" svg:y2="12.865cm">
          <text:p/>
        </draw:line>
        <draw:line draw:style-name="gr3" draw:text-style-name="P4" draw:layer="layout" svg:x1="12.836cm" svg:y1="16.475cm" svg:x2="16.011cm" svg:y2="13.935cm">
          <text:p/>
        </draw:line>
        <draw:line draw:style-name="gr3" draw:text-style-name="P4" draw:layer="layout" svg:x1="17.231cm" svg:y1="12.865cm" svg:x2="20.407cm" svg:y2="12.865cm">
          <text:p/>
        </draw:line>
        <draw:frame draw:style-name="gr5" draw:layer="layout" svg:width="3.456cm" svg:height="1.652cm" svg:x="3.262cm" svg:y="11.982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g>
          <draw:custom-shape draw:style-name="gr6" draw:text-style-name="P4" draw:layer="layout" svg:width="0.575cm" svg:height="3.119cm" svg:x="6.546cm" svg:y="11.2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75cm" svg:height="0.575cm" svg:x="6.546cm" svg:y="11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6.546cm" svg:y="11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6.546cm" svg:y="12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6.546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575cm" svg:height="0.575cm" svg:x="6.546cm" svg:y="13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4" draw:layer="layout" svg:x1="7.121cm" svg:y1="11.395cm" svg:x2="11.566cm" svg:y2="8.62cm">
          <text:p/>
        </draw:line>
        <draw:line draw:style-name="gr3" draw:text-style-name="P4" draw:layer="layout" svg:x1="7.121cm" svg:y1="12.665cm" svg:x2="11.566cm" svg:y2="9.49cm">
          <text:p/>
        </draw:line>
        <draw:line draw:style-name="gr3" draw:text-style-name="P4" draw:layer="layout" svg:x1="7.121cm" svg:y1="13.935cm" svg:x2="11.566cm" svg:y2="10.125cm">
          <text:p/>
        </draw:line>
        <draw:line draw:style-name="gr3" draw:text-style-name="P4" draw:layer="layout" svg:x1="7.121cm" svg:y1="12.765cm" svg:x2="11.566cm" svg:y2="12.765cm">
          <text:p/>
        </draw:line>
        <draw:line draw:style-name="gr3" draw:text-style-name="P4" draw:layer="layout" svg:x1="7.121cm" svg:y1="14.16cm" svg:x2="11.566cm" svg:y2="16.935cm">
          <text:p/>
        </draw:line>
        <draw:line draw:style-name="gr3" draw:text-style-name="P4" draw:layer="layout" svg:x1="7.121cm" svg:y1="12.89cm" svg:x2="11.566cm" svg:y2="16.065cm">
          <text:p/>
        </draw:line>
        <draw:line draw:style-name="gr3" draw:text-style-name="P4" draw:layer="layout" svg:x1="7.121cm" svg:y1="11.62cm" svg:x2="11.566cm" svg:y2="15.43cm">
          <text:p/>
        </draw:line>
        <draw:line draw:style-name="gr3" draw:text-style-name="P4" draw:layer="layout" svg:x1="7.121cm" svg:y1="11.465cm" svg:x2="11.566cm" svg:y2="12.03cm">
          <text:p/>
        </draw:line>
        <draw:line draw:style-name="gr3" draw:text-style-name="P4" draw:layer="layout" svg:x1="7.121cm" svg:y1="14.112cm" svg:x2="11.566cm" svg:y2="13.4cm">
          <text:p/>
        </draw:line>
        <draw:frame draw:style-name="gr75" draw:text-style-name="P36" draw:layer="layout" svg:width="1.357cm" svg:height="1.299cm" svg:x="11.404cm" svg:y="7.621cm">
          <draw:text-box>
            <text:p text:style-name="P35"><text:span text:style-name="T99">w</text:span><text:span text:style-name="T100">1</text:span></text:p>
          </draw:text-box>
        </draw:frame>
        <draw:frame draw:style-name="gr75" draw:text-style-name="P36" draw:layer="layout" svg:width="1.357cm" svg:height="1.299cm" svg:x="11.405cm" svg:y="11.322cm">
          <draw:text-box>
            <text:p text:style-name="P35"><text:span text:style-name="T99">w</text:span><text:span text:style-name="T101">2</text:span></text:p>
          </draw:text-box>
        </draw:frame>
        <draw:frame draw:style-name="gr75" draw:text-style-name="P36" draw:layer="layout" svg:width="1.357cm" svg:height="1.299cm" svg:x="11.405cm" svg:y="15.122cm">
          <draw:text-box>
            <text:p text:style-name="P35"><text:span text:style-name="T99">w</text:span><text:span text:style-name="T101">3</text:span></text:p>
          </draw:text-box>
        </draw:frame>
        <draw:frame draw:style-name="gr75" draw:text-style-name="P36" draw:layer="layout" svg:width="1.357cm" svg:height="1.299cm" svg:x="15.906cm" svg:y="11.323cm">
          <draw:text-box>
            <text:p text:style-name="P35"><text:span text:style-name="T99">w</text:span><text:span text:style-name="T101">4</text:span></text:p>
          </draw:text-box>
        </draw:frame>
        <draw:frame draw:style-name="gr81" draw:text-style-name="P41" draw:layer="layout" svg:width="1.62cm" svg:height="1.971cm" svg:x="20.502cm" svg:y="10.565cm">
          <draw:text-box>
            <text:p text:style-name="P40"><text:span text:style-name="T105">δ</text:span><text:span text:style-name="T106">4</text:span></text:p>
          </draw:text-box>
        </draw:frame>
        <draw:frame draw:style-name="gr81" draw:text-style-name="P41" xml:id="id30" draw:id="id30" draw:layer="layout" svg:width="1.62cm" svg:height="1.971cm" svg:x="13.102cm" svg:y="16.866cm">
          <draw:text-box>
            <text:p text:style-name="P40"><text:span text:style-name="T105">δ</text:span><text:span text:style-name="T106">3</text:span></text:p>
          </draw:text-box>
        </draw:frame>
        <draw:frame draw:style-name="gr81" draw:text-style-name="P41" xml:id="id32" draw:id="id32" draw:layer="layout" svg:width="1.62cm" svg:height="1.971cm" svg:x="13.102cm" svg:y="12.867cm">
          <draw:text-box>
            <text:p text:style-name="P40"><text:span text:style-name="T105">δ</text:span><text:span text:style-name="T106">2</text:span></text:p>
          </draw:text-box>
        </draw:frame>
        <draw:frame draw:style-name="gr81" draw:text-style-name="P41" xml:id="id34" draw:id="id34" draw:layer="layout" svg:width="1.62cm" svg:height="1.971cm" svg:x="13.102cm" svg:y="7.268cm">
          <draw:text-box>
            <text:p text:style-name="P40"><text:span text:style-name="T105">δ</text:span><text:span text:style-name="T106">1</text:span></text:p>
          </draw:text-box>
        </draw:frame>
        <draw:path draw:style-name="gr82" draw:text-style-name="P4" xml:id="id31" draw:id="id31" draw:layer="layout" svg:width="8.081cm" svg:height="1.347cm" draw:transform="rotate (-2.35619449019235) translate (20.32cm 12.065cm)" svg:viewBox="0 0 8082 1348" svg:d="M0 0c0 0 1580 1303 3143 1347s4939-1347 4939-1347">
          <text:p/>
        </draw:path>
        <draw:path draw:style-name="gr82" draw:text-style-name="P4" xml:id="id33" draw:id="id33" draw:layer="layout" svg:width="4.939cm" svg:height="3.143cm" draw:transform="rotate (-2.35619449019235) translate (20.321cm 12.065cm)" svg:viewBox="0 0 4940 3144" svg:d="M0 0c0 0 1348 1348 2695 1797s2245 1347 2245 1347">
          <text:p/>
        </draw:path>
        <draw:path draw:style-name="gr82" draw:text-style-name="P4" xml:id="id35" draw:id="id35" draw:layer="layout" svg:width="3.252cm" svg:height="5.978cm" draw:transform="rotate (-2.35619449019235) translate (20.32cm 12.065cm)" svg:viewBox="0 0 3253 5979" svg:d="M0 0c0 0 2104 1488 3002 2386 898 899-898 3593-898 3593">
          <text:p/>
        </draw:path>
        <draw:frame draw:style-name="gr13" draw:text-style-name="P12" draw:layer="layout" svg:width="1.315cm" svg:height="1.59cm" svg:x="20.275cm" svg:y="12.065cm">
          <draw:text-box>
            <text:p text:style-name="P42"><text:span text:style-name="T9">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1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_5f__5f__5f__5f_" presentation:presentation-page-layout-name="AL2T1">
        <office:forms form:automatic-focus="false" form:apply-design-mode="false"/>
        <draw:frame presentation:style-name="pr24" draw:layer="layout" svg:width="25.199cm" svg:height="3.237cm" svg:x="1.27cm" svg:y="8.574cm" presentation:class="title" presentation:user-transformed="true">
          <draw:text-box>
            <text:p>Back Propagation in Recurrent Ne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_5f__5f__5f__5f__5f__5f_" presentation:presentation-page-layout-name="AL2T1">
        <office:forms form:automatic-focus="false" form:apply-design-mode="false"/>
        <draw:frame presentation:style-name="pr29" draw:layer="layout" svg:width="25.199cm" svg:height="3.237cm" svg:x="1.27cm" svg:y="1.574cm" presentation:class="title">
          <draw:text-box>
            <text:p>What Errors do we Know?</text:p>
          </draw:text-box>
        </draw:frame>
        <draw:custom-shape draw:style-name="gr83" draw:text-style-name="P9" draw:layer="Layout" svg:width="3.175cm" svg:height="5.08cm" svg:x="4.685cm" svg:y="8.77cm">
          <text:p text:style-name="P43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9" draw:layer="Layout" svg:width="3.175cm" svg:height="5.08cm" svg:x="9.685cm" svg:y="8.771cm">
          <text:p text:style-name="P43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9" draw:layer="Layout" svg:width="3.175cm" svg:height="5.08cm" svg:x="14.685cm" svg:y="8.772cm">
          <text:p text:style-name="P43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9" draw:layer="Layout" svg:width="3.175cm" svg:height="5.08cm" svg:x="19.685cm" svg:y="8.773cm">
          <text:p text:style-name="P43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10" draw:layer="layout" svg:x1="4.01cm" svg:y1="11.775cm" svg:x2="4.645cm" svg:y2="11.775cm">
          <text:p/>
        </draw:line>
        <draw:line draw:style-name="gr12" draw:text-style-name="P10" draw:layer="layout" svg:x1="7.611cm" svg:y1="11.775cm" svg:x2="9.625cm" svg:y2="11.775cm">
          <text:p/>
        </draw:line>
        <draw:line draw:style-name="gr12" draw:text-style-name="P10" draw:layer="layout" svg:x1="12.611cm" svg:y1="11.775cm" svg:x2="14.625cm" svg:y2="11.775cm">
          <text:p/>
        </draw:line>
        <draw:line draw:style-name="gr12" draw:text-style-name="P10" draw:layer="layout" svg:x1="17.611cm" svg:y1="11.775cm" svg:x2="19.625cm" svg:y2="11.775cm">
          <text:p/>
        </draw:line>
        <draw:line draw:style-name="gr3" draw:text-style-name="P10" draw:layer="layout" svg:x1="6.15cm" svg:y1="9.135cm" svg:x2="6.15cm" svg:y2="7.865cm">
          <text:p/>
        </draw:line>
        <draw:line draw:style-name="gr3" draw:text-style-name="P10" draw:layer="layout" svg:x1="11.15cm" svg:y1="9.136cm" svg:x2="11.15cm" svg:y2="7.866cm">
          <text:p/>
        </draw:line>
        <draw:line draw:style-name="gr3" draw:text-style-name="P10" draw:layer="layout" svg:x1="16.15cm" svg:y1="9.137cm" svg:x2="16.15cm" svg:y2="7.867cm">
          <text:p/>
        </draw:line>
        <draw:line draw:style-name="gr3" draw:text-style-name="P10" draw:layer="layout" svg:x1="21.15cm" svg:y1="9.138cm" svg:x2="21.15cm" svg:y2="7.868cm">
          <text:p/>
        </draw:line>
        <draw:line draw:style-name="gr3" draw:text-style-name="P10" draw:layer="layout" svg:x1="22.45cm" svg:y1="11.739cm" svg:x2="24.13cm" svg:y2="11.775cm">
          <text:p/>
        </draw:line>
        <draw:line draw:style-name="gr12" draw:text-style-name="P10" draw:layer="layout" svg:x1="6.015cm" svg:y1="14.55cm" svg:x2="6.015cm" svg:y2="13.915cm">
          <text:p/>
        </draw:line>
        <draw:line draw:style-name="gr12" draw:text-style-name="P10" draw:layer="layout" svg:x1="10.915cm" svg:y1="14.551cm" svg:x2="10.915cm" svg:y2="13.916cm">
          <text:p/>
        </draw:line>
        <draw:line draw:style-name="gr12" draw:text-style-name="P10" draw:layer="layout" svg:x1="15.915cm" svg:y1="14.552cm" svg:x2="15.915cm" svg:y2="13.917cm">
          <text:p/>
        </draw:line>
        <draw:line draw:style-name="gr12" draw:text-style-name="P10" draw:layer="layout" svg:x1="21.115cm" svg:y1="14.553cm" svg:x2="21.115cm" svg:y2="13.918cm">
          <text:p/>
        </draw:line>
        <draw:frame draw:style-name="gr13" draw:text-style-name="P11" draw:layer="layout" svg:width="1.315cm" svg:height="1.59cm" svg:x="5.38cm" svg:y="14.285cm">
          <draw:text-box>
            <text:p text:style-name="P42"><text:span text:style-name="T8">x</text:span><text:span text:style-name="T107">1</text:span></text:p>
          </draw:text-box>
        </draw:frame>
        <draw:frame draw:style-name="gr13" draw:text-style-name="P11" draw:layer="layout" svg:width="1.315cm" svg:height="1.59cm" svg:x="10.281cm" svg:y="14.285cm">
          <draw:text-box>
            <text:p text:style-name="P42"><text:span text:style-name="T8">x</text:span><text:span text:style-name="T107">2</text:span></text:p>
          </draw:text-box>
        </draw:frame>
        <draw:frame draw:style-name="gr13" draw:text-style-name="P11" draw:layer="layout" svg:width="1.315cm" svg:height="1.59cm" svg:x="15.282cm" svg:y="14.285cm">
          <draw:text-box>
            <text:p text:style-name="P42"><text:span text:style-name="T8">x</text:span><text:span text:style-name="T107">3</text:span></text:p>
          </draw:text-box>
        </draw:frame>
        <draw:frame draw:style-name="gr13" draw:text-style-name="P11" draw:layer="layout" svg:width="1.315cm" svg:height="1.59cm" svg:x="20.483cm" svg:y="14.285cm">
          <draw:text-box>
            <text:p text:style-name="P42"><text:span text:style-name="T8">x</text:span><text:span text:style-name="T107">4</text:span></text:p>
          </draw:text-box>
        </draw:frame>
        <draw:frame draw:style-name="gr13" draw:text-style-name="P12" draw:layer="layout" svg:width="1.315cm" svg:height="1.59cm" svg:x="5.38cm" svg:y="6.185cm">
          <draw:text-box>
            <text:p text:style-name="P42"><text:span text:style-name="T9">y</text:span><text:span text:style-name="T108">1</text:span></text:p>
          </draw:text-box>
        </draw:frame>
        <draw:frame draw:style-name="gr13" draw:text-style-name="P12" draw:layer="layout" svg:width="1.315cm" svg:height="1.59cm" svg:x="10.281cm" svg:y="6.185cm">
          <draw:text-box>
            <text:p text:style-name="P42"><text:span text:style-name="T9">y</text:span><text:span text:style-name="T108">2</text:span></text:p>
          </draw:text-box>
        </draw:frame>
        <draw:frame draw:style-name="gr13" draw:text-style-name="P12" draw:layer="layout" svg:width="1.315cm" svg:height="1.59cm" svg:x="15.282cm" svg:y="6.185cm">
          <draw:text-box>
            <text:p text:style-name="P42"><text:span text:style-name="T9">y</text:span><text:span text:style-name="T108">3</text:span></text:p>
          </draw:text-box>
        </draw:frame>
        <draw:frame draw:style-name="gr13" draw:text-style-name="P12" draw:layer="layout" svg:width="1.315cm" svg:height="1.59cm" svg:x="20.483cm" svg:y="6.185cm">
          <draw:text-box>
            <text:p text:style-name="P42"><text:span text:style-name="T9">y</text:span><text:span text:style-name="T108">4</text:span></text:p>
          </draw:text-box>
        </draw:frame>
        <draw:frame draw:style-name="gr84" draw:text-style-name="P41" xml:id="id37" draw:id="id37" draw:layer="layout" svg:width="2.026cm" svg:height="1.971cm" svg:x="7.685cm" svg:y="9.884cm">
          <draw:text-box>
            <text:p text:style-name="P40"><text:span text:style-name="T105">δ</text:span><text:span text:style-name="T106">r,1</text:span></text:p>
          </draw:text-box>
        </draw:frame>
        <draw:frame draw:style-name="gr84" draw:text-style-name="P41" xml:id="id38" draw:id="id38" draw:layer="layout" svg:width="2.026cm" svg:height="1.971cm" svg:x="12.685cm" svg:y="9.885cm">
          <draw:text-box>
            <text:p text:style-name="P40"><text:span text:style-name="T105">δ</text:span><text:span text:style-name="T106">r,2</text:span></text:p>
          </draw:text-box>
        </draw:frame>
        <draw:frame draw:style-name="gr84" draw:text-style-name="P41" xml:id="id39" draw:id="id39" draw:layer="layout" svg:width="2.026cm" svg:height="1.971cm" svg:x="17.885cm" svg:y="9.886cm">
          <draw:text-box>
            <text:p text:style-name="P40"><text:span text:style-name="T105">δ</text:span><text:span text:style-name="T106">r,3</text:span></text:p>
          </draw:text-box>
        </draw:frame>
        <draw:g xml:id="id36" draw:id="id36">
          <draw:frame draw:style-name="gr85" draw:text-style-name="P41" draw:layer="layout" svg:width="2.233cm" svg:height="1.971cm" svg:x="6.585cm" svg:y="6.184cm">
            <draw:text-box>
              <text:p><text:span text:style-name="T105">δ</text:span><text:span text:style-name="T106">o,1</text:span></text:p>
            </draw:text-box>
          </draw:frame>
          <draw:frame draw:style-name="gr85" draw:text-style-name="P41" draw:layer="layout" svg:width="2.233cm" svg:height="1.971cm" svg:x="11.585cm" svg:y="6.185cm">
            <draw:text-box>
              <text:p><text:span text:style-name="T105">δ</text:span><text:span text:style-name="T106">o,2</text:span></text:p>
            </draw:text-box>
          </draw:frame>
          <draw:frame draw:style-name="gr85" draw:text-style-name="P41" draw:layer="layout" svg:width="2.233cm" svg:height="1.971cm" svg:x="16.785cm" svg:y="6.186cm">
            <draw:text-box>
              <text:p><text:span text:style-name="T105">δ</text:span><text:span text:style-name="T106">o,3</text:span></text:p>
            </draw:text-box>
          </draw:frame>
          <draw:frame draw:style-name="gr85" draw:text-style-name="P41" draw:layer="layout" svg:width="2.233cm" svg:height="1.971cm" svg:x="21.885cm" svg:y="6.187cm">
            <draw:text-box>
              <text:p><text:span text:style-name="T105">δ</text:span><text:span text:style-name="T106">o,4</text:span></text:p>
            </draw:text-box>
          </draw:frame>
          <draw:frame presentation:style-name="pr30" draw:layer="layout" svg:width="25.199cm" svg:height="1.34cm" svg:x="1.473cm" svg:y="16.78cm" presentation:class="outline" presentation:user-transformed="true">
            <draw:text-box>
              <text:list text:style-name="L2">
                <text:list-item>
                  <text:p>We know the output errors <text:span text:style-name="T109">δ</text:span><text:span text:style-name="T110">o</text:span></text:p>
                </text:list-item>
              </text:list>
            </draw:text-box>
          </draw:frame>
        </draw:g>
        <draw:frame presentation:style-name="pr30" xml:id="id40" draw:id="id40" draw:layer="layout" svg:width="25.199cm" svg:height="1.34cm" svg:x="1.474cm" svg:y="18.18cm" presentation:class="outline" presentation:user-transformed="true">
          <draw:text-box>
            <text:list text:style-name="L2">
              <text:list-item>
                <text:p>Must use back-prop to find recurrent errors <text:span text:style-name="T109">δ</text:span><text:span text:style-name="T110">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_5f__5f__5f__5f__5f__5f_" presentation:presentation-page-layout-name="AL2T1">
        <office:forms form:automatic-focus="false" form:apply-design-mode="false"/>
        <draw:frame presentation:style-name="pr29" draw:layer="layout" svg:width="25.199cm" svg:height="3.237cm" svg:x="1.27cm" svg:y="1.574cm" presentation:class="title">
          <draw:text-box>
            <text:p>How to Back-Propagate?</text:p>
          </draw:text-box>
        </draw:frame>
        <draw:frame presentation:style-name="pr32" draw:layer="layout" svg:width="25.199cm" svg:height="12.18cm" svg:x="1.471cm" svg:y="5.08cm" presentation:class="outline">
          <draw:text-box>
            <text:list text:style-name="L2">
              <text:list-item>
                <text:p>Standard <text:span text:style-name="T111">back propagation through time (BPTT)</text:span></text:p>
                <text:list>
                  <text:list-item>
                    <text:p>For each <text:span text:style-name="T109">δ</text:span><text:span text:style-name="T110">o</text:span>, calculate n steps of <text:span text:style-name="T109">δ</text:span><text:span text:style-name="T110">r</text:span></text:p>
                  </text:list-item>
                </text:list>
              </text:list-item>
              <text:list-item>
                <text:p><text:span text:style-name="T111">Full gradient</text:span> calculation</text:p>
                <text:list>
                  <text:list-item>
                    <text:p>Use dynamic programming to calculate the whole sequen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_5f__5f__5f__5f__5f__5f_" presentation:presentation-page-layout-name="AL2T1">
        <office:forms form:automatic-focus="false" form:apply-design-mode="false"/>
        <draw:frame presentation:style-name="pr29" draw:layer="layout" svg:width="25.199cm" svg:height="3.237cm" svg:x="1.27cm" svg:y="1.574cm" presentation:class="title" presentation:user-transformed="true">
          <draw:text-box>
            <text:p>Back Propagation through Time</text:p>
          </draw:text-box>
        </draw:frame>
        <draw:custom-shape draw:style-name="gr83" draw:text-style-name="P9" draw:layer="Layout" svg:width="3.175cm" svg:height="5.08cm" svg:x="4.685cm" svg:y="8.77cm">
          <text:p text:style-name="P43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9" draw:layer="Layout" svg:width="3.175cm" svg:height="5.08cm" svg:x="9.685cm" svg:y="8.771cm">
          <text:p text:style-name="P43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9" draw:layer="Layout" svg:width="3.175cm" svg:height="5.08cm" svg:x="14.685cm" svg:y="8.772cm">
          <text:p text:style-name="P43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9" draw:layer="Layout" svg:width="3.175cm" svg:height="5.08cm" svg:x="19.685cm" svg:y="8.773cm">
          <text:p text:style-name="P43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10" draw:layer="layout" svg:x1="4.01cm" svg:y1="11.775cm" svg:x2="4.645cm" svg:y2="11.775cm">
          <text:p/>
        </draw:line>
        <draw:line draw:style-name="gr12" draw:text-style-name="P10" draw:layer="layout" svg:x1="7.611cm" svg:y1="11.775cm" svg:x2="9.625cm" svg:y2="11.775cm">
          <text:p/>
        </draw:line>
        <draw:line draw:style-name="gr12" draw:text-style-name="P10" draw:layer="layout" svg:x1="12.611cm" svg:y1="11.775cm" svg:x2="14.625cm" svg:y2="11.775cm">
          <text:p/>
        </draw:line>
        <draw:line draw:style-name="gr12" draw:text-style-name="P10" draw:layer="layout" svg:x1="17.611cm" svg:y1="11.775cm" svg:x2="19.625cm" svg:y2="11.775cm">
          <text:p/>
        </draw:line>
        <draw:line draw:style-name="gr3" draw:text-style-name="P10" draw:layer="layout" svg:x1="22.45cm" svg:y1="11.739cm" svg:x2="24.13cm" svg:y2="11.775cm">
          <text:p/>
        </draw:line>
        <draw:g xml:id="id41" draw:id="id41">
          <draw:line draw:style-name="gr12" draw:text-style-name="P10" draw:layer="layout" svg:x1="6.015cm" svg:y1="14.55cm" svg:x2="6.015cm" svg:y2="13.915cm">
            <text:p/>
          </draw:line>
          <draw:frame draw:style-name="gr13" draw:text-style-name="P11" draw:layer="layout" svg:width="1.315cm" svg:height="1.59cm" svg:x="5.38cm" svg:y="14.285cm">
            <draw:text-box>
              <text:p><text:span text:style-name="T8">x</text:span><text:span text:style-name="T107">1</text:span></text:p>
            </draw:text-box>
          </draw:frame>
        </draw:g>
        <draw:g xml:id="id45" draw:id="id45">
          <draw:line draw:style-name="gr12" draw:text-style-name="P10" draw:layer="layout" svg:x1="10.915cm" svg:y1="14.551cm" svg:x2="10.915cm" svg:y2="13.916cm">
            <text:p/>
          </draw:line>
          <draw:frame draw:style-name="gr13" draw:text-style-name="P11" draw:layer="layout" svg:width="1.315cm" svg:height="1.59cm" svg:x="10.281cm" svg:y="14.285cm">
            <draw:text-box>
              <text:p><text:span text:style-name="T8">x</text:span><text:span text:style-name="T107">2</text:span></text:p>
            </draw:text-box>
          </draw:frame>
        </draw:g>
        <draw:g xml:id="id50" draw:id="id50">
          <draw:line draw:style-name="gr12" draw:text-style-name="P10" draw:layer="layout" svg:x1="15.915cm" svg:y1="14.552cm" svg:x2="15.915cm" svg:y2="13.917cm">
            <text:p/>
          </draw:line>
          <draw:frame draw:style-name="gr13" draw:text-style-name="P11" draw:layer="layout" svg:width="1.315cm" svg:height="1.59cm" svg:x="15.282cm" svg:y="14.285cm">
            <draw:text-box>
              <text:p><text:span text:style-name="T8">x</text:span><text:span text:style-name="T107">3</text:span></text:p>
            </draw:text-box>
          </draw:frame>
        </draw:g>
        <draw:g xml:id="id55" draw:id="id55">
          <draw:line draw:style-name="gr12" draw:text-style-name="P10" draw:layer="layout" svg:x1="21.115cm" svg:y1="14.553cm" svg:x2="21.115cm" svg:y2="13.918cm">
            <text:p/>
          </draw:line>
          <draw:frame draw:style-name="gr13" draw:text-style-name="P11" draw:layer="layout" svg:width="1.315cm" svg:height="1.59cm" svg:x="20.483cm" svg:y="14.285cm">
            <draw:text-box>
              <text:p><text:span text:style-name="T8">x</text:span><text:span text:style-name="T107">4</text:span></text:p>
            </draw:text-box>
          </draw:frame>
        </draw:g>
        <draw:g xml:id="id42" draw:id="id42">
          <draw:line draw:style-name="gr3" draw:text-style-name="P10" draw:layer="layout" svg:x1="6.15cm" svg:y1="9.135cm" svg:x2="6.15cm" svg:y2="7.865cm">
            <text:p/>
          </draw:line>
          <draw:frame draw:style-name="gr13" draw:text-style-name="P12" draw:layer="layout" svg:width="1.315cm" svg:height="1.59cm" svg:x="5.38cm" svg:y="6.185cm">
            <draw:text-box>
              <text:p><text:span text:style-name="T9">y</text:span><text:span text:style-name="T108">1</text:span></text:p>
            </draw:text-box>
          </draw:frame>
        </draw:g>
        <draw:g xml:id="id46" draw:id="id46">
          <draw:line draw:style-name="gr3" draw:text-style-name="P10" draw:layer="layout" svg:x1="11.15cm" svg:y1="9.036cm" svg:x2="11.15cm" svg:y2="7.766cm">
            <text:p/>
          </draw:line>
          <draw:frame draw:style-name="gr13" draw:text-style-name="P12" draw:layer="layout" svg:width="1.315cm" svg:height="1.59cm" svg:x="10.281cm" svg:y="6.185cm">
            <draw:text-box>
              <text:p><text:span text:style-name="T9">y</text:span><text:span text:style-name="T108">2</text:span></text:p>
            </draw:text-box>
          </draw:frame>
        </draw:g>
        <draw:g xml:id="id51" draw:id="id51">
          <draw:line draw:style-name="gr3" draw:text-style-name="P10" draw:layer="layout" svg:x1="16.15cm" svg:y1="9.137cm" svg:x2="16.15cm" svg:y2="7.867cm">
            <text:p/>
          </draw:line>
          <draw:frame draw:style-name="gr13" draw:text-style-name="P12" draw:layer="layout" svg:width="1.315cm" svg:height="1.59cm" svg:x="15.282cm" svg:y="6.185cm">
            <draw:text-box>
              <text:p><text:span text:style-name="T9">y</text:span><text:span text:style-name="T108">3</text:span></text:p>
            </draw:text-box>
          </draw:frame>
        </draw:g>
        <draw:g xml:id="id56" draw:id="id56">
          <draw:line draw:style-name="gr3" draw:text-style-name="P10" draw:layer="layout" svg:x1="21.15cm" svg:y1="9.138cm" svg:x2="21.15cm" svg:y2="7.868cm">
            <text:p/>
          </draw:line>
          <draw:frame draw:style-name="gr13" draw:text-style-name="P12" draw:layer="layout" svg:width="1.315cm" svg:height="1.59cm" svg:x="20.483cm" svg:y="6.185cm">
            <draw:text-box>
              <text:p><text:span text:style-name="T9">y</text:span><text:span text:style-name="T108">4</text:span></text:p>
            </draw:text-box>
          </draw:frame>
        </draw:g>
        <draw:frame draw:style-name="gr85" draw:text-style-name="P41" draw:layer="layout" svg:width="2.233cm" svg:height="1.971cm" svg:x="21.885cm" svg:y="6.587cm">
          <draw:text-box>
            <text:p xml:id="id57" text:id="id57" text:style-name="P40"><text:span text:style-name="T105">δ</text:span><text:span text:style-name="T106">o,4</text:span></text:p>
          </draw:text-box>
        </draw:frame>
        <draw:frame presentation:style-name="pr30" draw:layer="layout" svg:width="25.199cm" svg:height="1.34cm" svg:x="1.473cm" svg:y="16.78cm" presentation:class="outline" presentation:user-transformed="true">
          <draw:text-box>
            <text:list text:style-name="L2">
              <text:list-item>
                <text:p>Use only one output error</text:p>
              </text:list-item>
            </text:list>
          </draw:text-box>
        </draw:frame>
        <draw:frame presentation:style-name="pr33" draw:layer="layout" svg:width="25.199cm" svg:height="1.102cm" svg:x="1.474cm" svg:y="18.18cm" presentation:class="outline" presentation:user-transformed="true">
          <draw:text-box>
            <text:list text:style-name="L2">
              <text:list-item>
                <text:p>Stop after n steps (here, n=2)</text:p>
              </text:list-item>
            </text:list>
          </draw:text-box>
        </draw:frame>
        <draw:g xml:id="id58" draw:id="id58">
          <draw:frame draw:style-name="gr86" draw:text-style-name="P41" draw:layer="layout" svg:width="1.209cm" svg:height="1.665cm" svg:x="18.285cm" svg:y="12.686cm">
            <draw:text-box>
              <text:p><text:span text:style-name="T105">δ</text:span></text:p>
            </draw:text-box>
          </draw:frame>
          <draw:path draw:style-name="gr82" draw:text-style-name="P4" draw:layer="layout" svg:width="6.141cm" svg:height="2.641cm" draw:transform="skewX (1.14776784456892E-016) rotate (-2.5535912285929) translate (24.9604990447432cm 11.0882541804106cm)" svg:viewBox="0 0 6142 2642" svg:d="M0 2642c0 0 3267-2669 4051-2642 783 27 2091 1082 2091 1082">
            <text:p/>
          </draw:path>
        </draw:g>
        <draw:g xml:id="id59" draw:id="id59">
          <draw:frame draw:style-name="gr86" draw:text-style-name="P41" draw:layer="layout" svg:width="1.209cm" svg:height="1.665cm" svg:x="13.085cm" svg:y="12.685cm">
            <draw:text-box>
              <text:p><text:span text:style-name="T105">δ</text:span></text:p>
            </draw:text-box>
          </draw:frame>
          <draw:line draw:style-name="gr82" draw:text-style-name="P4" draw:layer="layout" svg:x1="18.415cm" svg:y1="13.595cm" svg:x2="13.97cm" svg:y2="13.595cm">
            <text:p/>
          </draw:line>
        </draw:g>
        <draw:frame draw:style-name="gr85" draw:text-style-name="P41" draw:layer="layout" svg:width="2.233cm" svg:height="1.971cm" svg:x="16.686cm" svg:y="6.388cm">
          <draw:text-box>
            <text:p xml:id="id52" text:id="id52" text:style-name="P40"><text:span text:style-name="T105">δ</text:span><text:span text:style-name="T106">o,3</text:span></text:p>
          </draw:text-box>
        </draw:frame>
        <draw:g xml:id="id53" draw:id="id53">
          <draw:frame draw:style-name="gr86" draw:text-style-name="P41" draw:layer="layout" svg:width="1.209cm" svg:height="1.665cm" svg:x="13.086cm" svg:y="11.587cm">
            <draw:text-box>
              <text:p><text:span text:style-name="T105">δ</text:span></text:p>
            </draw:text-box>
          </draw:frame>
          <draw:path draw:style-name="gr82" draw:text-style-name="P4" draw:layer="layout" svg:width="5.635cm" svg:height="2.465cm" draw:transform="rotate (-2.5535912285929) translate (19.1478143560956cm 10.3067267732779cm)" svg:viewBox="0 0 5636 2466" svg:d="M0 2466c0 0 2387-2493 3170-2466 784 27 2466 881 2466 881">
            <text:p/>
          </draw:path>
        </draw:g>
        <draw:g xml:id="id54" draw:id="id54">
          <draw:frame draw:style-name="gr86" draw:text-style-name="P41" draw:layer="layout" svg:width="1.209cm" svg:height="1.665cm" svg:x="7.886cm" svg:y="11.586cm">
            <draw:text-box>
              <text:p><text:span text:style-name="T105">δ</text:span></text:p>
            </draw:text-box>
          </draw:frame>
          <draw:line draw:style-name="gr82" draw:text-style-name="P4" draw:layer="layout" svg:x1="13.216cm" svg:y1="12.496cm" svg:x2="8.771cm" svg:y2="12.496cm">
            <text:p/>
          </draw:line>
        </draw:g>
        <draw:frame draw:style-name="gr85" draw:text-style-name="P41" draw:layer="layout" svg:width="2.233cm" svg:height="1.971cm" svg:x="11.737cm" svg:y="6.414cm">
          <draw:text-box>
            <text:p xml:id="id47" text:id="id47" text:style-name="P40"><text:span text:style-name="T105">δ</text:span><text:span text:style-name="T106">o,2</text:span></text:p>
          </draw:text-box>
        </draw:frame>
        <draw:g xml:id="id48" draw:id="id48">
          <draw:frame draw:style-name="gr86" draw:text-style-name="P41" draw:layer="layout" svg:width="1.209cm" svg:height="1.665cm" svg:x="8.087cm" svg:y="10.187cm">
            <draw:text-box>
              <text:p><text:span text:style-name="T105">δ</text:span></text:p>
            </draw:text-box>
          </draw:frame>
          <draw:path draw:style-name="gr82" draw:text-style-name="P4" draw:layer="layout" svg:width="4.791cm" svg:height="1.345cm" draw:transform="rotate (-2.5535912285929) translate (13.4466826747633cm 9.37502687216101cm)" svg:viewBox="0 0 4792 1346" svg:d="M0 1346c0 0 1543-1373 2326-1346 784 28 2466 881 2466 881">
            <text:p/>
          </draw:path>
        </draw:g>
        <draw:g xml:id="id49" draw:id="id49">
          <draw:frame draw:style-name="gr86" draw:text-style-name="P41" draw:layer="layout" svg:width="1.209cm" svg:height="1.665cm" svg:x="2.887cm" svg:y="10.186cm">
            <draw:text-box>
              <text:p><text:span text:style-name="T105">δ</text:span></text:p>
            </draw:text-box>
          </draw:frame>
          <draw:line draw:style-name="gr82" draw:text-style-name="P4" draw:layer="layout" svg:x1="8.217cm" svg:y1="11.096cm" svg:x2="3.772cm" svg:y2="11.096cm">
            <text:p/>
          </draw:line>
        </draw:g>
        <draw:frame draw:style-name="gr85" draw:text-style-name="P41" draw:layer="layout" svg:width="2.233cm" svg:height="1.971cm" svg:x="7.738cm" svg:y="6.415cm">
          <draw:text-box>
            <text:p xml:id="id43" text:id="id43" text:style-name="P40"><text:span text:style-name="T105">δ</text:span><text:span text:style-name="T106">o,1</text:span></text:p>
          </draw:text-box>
        </draw:frame>
        <draw:g xml:id="id44" draw:id="id44">
          <draw:frame draw:style-name="gr86" draw:text-style-name="P41" draw:layer="layout" svg:width="1.209cm" svg:height="1.665cm" svg:x="3.088cm" svg:y="8.987cm">
            <draw:text-box>
              <text:p><text:span text:style-name="T105">δ</text:span></text:p>
            </draw:text-box>
          </draw:frame>
          <draw:path draw:style-name="gr82" draw:text-style-name="P4" draw:layer="layout" svg:width="4.586cm" svg:height="0.886cm" draw:transform="rotate (-2.5535912285929) translate (8.28074925114327cm 8.29362397534218cm)" svg:viewBox="0 0 4587 887" svg:d="M0 46c0 0 1338-67 2121-40 784 28 2466 881 2466 881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/>
                  <anim:animate smil:dur="0.5s" smil:fill="hold" smil:targetElement="id5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_5f__5f__5f__5f__5f__5f__5f__5f_" presentation:presentation-page-layout-name="AL2T1">
        <office:forms form:automatic-focus="false" form:apply-design-mode="false"/>
        <draw:frame presentation:style-name="pr20" draw:layer="layout" svg:width="25.199cm" svg:height="3.237cm" svg:x="1.27cm" svg:y="1.574cm" presentation:class="title" presentation:user-transformed="true">
          <draw:text-box>
            <text:p>Full Gradient Calculation</text:p>
          </draw:text-box>
        </draw:frame>
        <draw:custom-shape draw:style-name="gr83" draw:text-style-name="P44" draw:layer="Layout" svg:width="3.175cm" svg:height="5.08cm" svg:x="4.685cm" svg:y="8.77cm">
          <text:p text:style-name="P43"><text:span text:style-name="T112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44" draw:layer="Layout" svg:width="3.175cm" svg:height="5.08cm" svg:x="9.685cm" svg:y="8.771cm">
          <text:p text:style-name="P43"><text:span text:style-name="T112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44" draw:layer="Layout" svg:width="3.175cm" svg:height="5.08cm" svg:x="14.685cm" svg:y="8.772cm">
          <text:p text:style-name="P43"><text:span text:style-name="T112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44" draw:layer="Layout" svg:width="3.175cm" svg:height="5.08cm" svg:x="19.685cm" svg:y="8.773cm">
          <text:p text:style-name="P43"><text:span text:style-name="T112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45" draw:layer="layout" svg:x1="4.01cm" svg:y1="11.775cm" svg:x2="4.645cm" svg:y2="11.775cm">
          <text:p/>
        </draw:line>
        <draw:line draw:style-name="gr12" draw:text-style-name="P45" draw:layer="layout" svg:x1="7.611cm" svg:y1="11.775cm" svg:x2="9.625cm" svg:y2="11.775cm">
          <text:p/>
        </draw:line>
        <draw:line draw:style-name="gr12" draw:text-style-name="P45" draw:layer="layout" svg:x1="12.611cm" svg:y1="11.775cm" svg:x2="14.625cm" svg:y2="11.775cm">
          <text:p/>
        </draw:line>
        <draw:line draw:style-name="gr12" draw:text-style-name="P45" draw:layer="layout" svg:x1="17.611cm" svg:y1="11.775cm" svg:x2="19.625cm" svg:y2="11.775cm">
          <text:p/>
        </draw:line>
        <draw:line draw:style-name="gr3" draw:text-style-name="P45" draw:layer="layout" svg:x1="22.45cm" svg:y1="11.739cm" svg:x2="24.13cm" svg:y2="11.775cm">
          <text:p/>
        </draw:line>
        <draw:g xml:id="id60" draw:id="id60">
          <draw:line draw:style-name="gr12" draw:text-style-name="P45" draw:layer="layout" svg:x1="6.015cm" svg:y1="14.55cm" svg:x2="6.015cm" svg:y2="13.915cm">
            <text:p/>
          </draw:line>
          <draw:frame draw:style-name="gr13" draw:text-style-name="P46" draw:layer="layout" svg:width="1.315cm" svg:height="1.59cm" svg:x="5.38cm" svg:y="14.285cm">
            <draw:text-box>
              <text:p><text:span text:style-name="T8">x</text:span><text:span text:style-name="T107">1</text:span></text:p>
            </draw:text-box>
          </draw:frame>
        </draw:g>
        <draw:g xml:id="id62" draw:id="id62">
          <draw:line draw:style-name="gr12" draw:text-style-name="P45" draw:layer="layout" svg:x1="10.915cm" svg:y1="14.551cm" svg:x2="10.915cm" svg:y2="13.916cm">
            <text:p/>
          </draw:line>
          <draw:frame draw:style-name="gr13" draw:text-style-name="P46" draw:layer="layout" svg:width="1.315cm" svg:height="1.59cm" svg:x="10.281cm" svg:y="14.285cm">
            <draw:text-box>
              <text:p><text:span text:style-name="T8">x</text:span><text:span text:style-name="T107">2</text:span></text:p>
            </draw:text-box>
          </draw:frame>
        </draw:g>
        <draw:g xml:id="id64" draw:id="id64">
          <draw:line draw:style-name="gr12" draw:text-style-name="P45" draw:layer="layout" svg:x1="15.915cm" svg:y1="14.552cm" svg:x2="15.915cm" svg:y2="13.917cm">
            <text:p/>
          </draw:line>
          <draw:frame draw:style-name="gr13" draw:text-style-name="P46" draw:layer="layout" svg:width="1.315cm" svg:height="1.59cm" svg:x="15.282cm" svg:y="14.285cm">
            <draw:text-box>
              <text:p><text:span text:style-name="T8">x</text:span><text:span text:style-name="T107">3</text:span></text:p>
            </draw:text-box>
          </draw:frame>
        </draw:g>
        <draw:g xml:id="id66" draw:id="id66">
          <draw:line draw:style-name="gr12" draw:text-style-name="P45" draw:layer="layout" svg:x1="21.115cm" svg:y1="14.553cm" svg:x2="21.115cm" svg:y2="13.918cm">
            <text:p/>
          </draw:line>
          <draw:frame draw:style-name="gr13" draw:text-style-name="P46" draw:layer="layout" svg:width="1.315cm" svg:height="1.59cm" svg:x="20.483cm" svg:y="14.285cm">
            <draw:text-box>
              <text:p><text:span text:style-name="T8">x</text:span><text:span text:style-name="T107">4</text:span></text:p>
            </draw:text-box>
          </draw:frame>
        </draw:g>
        <draw:g xml:id="id61" draw:id="id61">
          <draw:line draw:style-name="gr3" draw:text-style-name="P45" draw:layer="layout" svg:x1="6.15cm" svg:y1="9.135cm" svg:x2="6.15cm" svg:y2="7.865cm">
            <text:p/>
          </draw:line>
          <draw:frame draw:style-name="gr13" draw:text-style-name="P47" draw:layer="layout" svg:width="1.315cm" svg:height="1.59cm" svg:x="5.38cm" svg:y="6.185cm">
            <draw:text-box>
              <text:p><text:span text:style-name="T9">y</text:span><text:span text:style-name="T108">1</text:span></text:p>
            </draw:text-box>
          </draw:frame>
        </draw:g>
        <draw:g xml:id="id63" draw:id="id63">
          <draw:line draw:style-name="gr3" draw:text-style-name="P45" draw:layer="layout" svg:x1="11.15cm" svg:y1="9.036cm" svg:x2="11.15cm" svg:y2="7.766cm">
            <text:p/>
          </draw:line>
          <draw:frame draw:style-name="gr13" draw:text-style-name="P47" draw:layer="layout" svg:width="1.315cm" svg:height="1.59cm" svg:x="10.281cm" svg:y="6.185cm">
            <draw:text-box>
              <text:p><text:span text:style-name="T9">y</text:span><text:span text:style-name="T108">2</text:span></text:p>
            </draw:text-box>
          </draw:frame>
        </draw:g>
        <draw:g xml:id="id65" draw:id="id65">
          <draw:line draw:style-name="gr3" draw:text-style-name="P45" draw:layer="layout" svg:x1="16.15cm" svg:y1="9.137cm" svg:x2="16.15cm" svg:y2="7.867cm">
            <text:p/>
          </draw:line>
          <draw:frame draw:style-name="gr13" draw:text-style-name="P47" draw:layer="layout" svg:width="1.315cm" svg:height="1.59cm" svg:x="15.282cm" svg:y="6.185cm">
            <draw:text-box>
              <text:p><text:span text:style-name="T9">y</text:span><text:span text:style-name="T108">3</text:span></text:p>
            </draw:text-box>
          </draw:frame>
        </draw:g>
        <draw:g xml:id="id67" draw:id="id67">
          <draw:line draw:style-name="gr3" draw:text-style-name="P45" draw:layer="layout" svg:x1="21.15cm" svg:y1="9.138cm" svg:x2="21.15cm" svg:y2="7.868cm">
            <text:p/>
          </draw:line>
          <draw:frame draw:style-name="gr13" draw:text-style-name="P47" draw:layer="layout" svg:width="1.315cm" svg:height="1.59cm" svg:x="20.483cm" svg:y="6.185cm">
            <draw:text-box>
              <text:p><text:span text:style-name="T9">y</text:span><text:span text:style-name="T108">4</text:span></text:p>
            </draw:text-box>
          </draw:frame>
        </draw:g>
        <draw:frame draw:style-name="gr85" draw:text-style-name="P48" draw:layer="layout" svg:width="2.233cm" svg:height="1.971cm" svg:x="21.885cm" svg:y="6.587cm">
          <draw:text-box>
            <text:p xml:id="id68" text:id="id68" text:style-name="P40"><text:span text:style-name="T113">δ</text:span><text:span text:style-name="T114">o,4</text:span></text:p>
          </draw:text-box>
        </draw:frame>
        <draw:frame presentation:style-name="pr34" draw:layer="layout" svg:width="25.199cm" svg:height="1.34cm" svg:x="1.473cm" svg:y="16.78cm" presentation:class="outline" presentation:user-transformed="true">
          <draw:text-box>
            <text:list text:style-name="L2">
              <text:list-item>
                <text:p>First, calculate whole net result forward</text:p>
              </text:list-item>
            </text:list>
          </draw:text-box>
        </draw:frame>
        <draw:frame presentation:style-name="pr35" draw:layer="layout" svg:width="25.199cm" svg:height="1.102cm" svg:x="1.474cm" svg:y="18.18cm" presentation:class="outline" presentation:user-transformed="true">
          <draw:text-box>
            <text:list text:style-name="L2">
              <text:list-item>
                <text:p>Then, calculate result backwards</text:p>
              </text:list-item>
            </text:list>
          </draw:text-box>
        </draw:frame>
        <draw:g xml:id="id69" draw:id="id69">
          <draw:frame draw:style-name="gr86" draw:text-style-name="P48" draw:layer="layout" svg:width="1.209cm" svg:height="1.665cm" svg:x="18.285cm" svg:y="9.714cm">
            <draw:text-box>
              <text:p><text:span text:style-name="T113">δ</text:span></text:p>
            </draw:text-box>
          </draw:frame>
          <draw:path draw:style-name="gr82" draw:text-style-name="P45" draw:layer="layout" svg:width="5.245cm" svg:height="1.078cm" draw:transform="skewX (-0.860272788308005) rotate (-2.91295452157854) translate (24.9603132268343cm 9.6563729145792cm)" svg:viewBox="0 0 5246 1079" svg:d="M0 1079c0 0 2791-1090 3460-1079s1786 442 1786 442">
            <text:p/>
          </draw:path>
        </draw:g>
        <draw:frame draw:style-name="gr85" draw:text-style-name="P48" draw:layer="layout" svg:width="2.233cm" svg:height="1.971cm" svg:x="17.886cm" svg:y="6.588cm">
          <draw:text-box>
            <text:p xml:id="id70" text:id="id70" text:style-name="P40"><text:span text:style-name="T113">δ</text:span><text:span text:style-name="T114">o,3</text:span></text:p>
          </draw:text-box>
        </draw:frame>
        <draw:g xml:id="id71" draw:id="id71">
          <draw:g>
            <draw:frame draw:style-name="gr86" draw:text-style-name="P48" draw:layer="layout" svg:width="1.209cm" svg:height="1.665cm" svg:x="13.085cm" svg:y="9.685cm">
              <draw:text-box>
                <text:p><text:span text:style-name="T113">δ</text:span></text:p>
              </draw:text-box>
            </draw:frame>
            <draw:line draw:style-name="gr82" draw:text-style-name="P45" draw:layer="layout" svg:x1="18.415cm" svg:y1="10.595cm" svg:x2="13.97cm" svg:y2="10.595cm">
              <text:p/>
            </draw:line>
          </draw:g>
          <draw:path draw:style-name="gr82" draw:text-style-name="P45" draw:layer="layout" svg:width="5.245cm" svg:height="1.078cm" draw:transform="skewX (-0.860272788308005) rotate (-2.91295452157854) translate (19.7613132268343cm 9.3563729145792cm)" svg:viewBox="0 0 5246 1079" svg:d="M0 1079c0 0 2791-1090 3460-1079s1786 442 1786 442">
            <text:p/>
          </draw:path>
        </draw:g>
        <draw:frame draw:style-name="gr85" draw:text-style-name="P48" draw:layer="layout" svg:width="2.233cm" svg:height="1.971cm" svg:x="12.487cm" svg:y="6.589cm">
          <draw:text-box>
            <text:p xml:id="id72" text:id="id72" text:style-name="P40"><text:span text:style-name="T113">δ</text:span><text:span text:style-name="T114">o,2</text:span></text:p>
          </draw:text-box>
        </draw:frame>
        <draw:g xml:id="id73" draw:id="id73">
          <draw:g>
            <draw:frame draw:style-name="gr86" draw:text-style-name="P48" draw:layer="layout" svg:width="1.209cm" svg:height="1.665cm" svg:x="7.886cm" svg:y="9.685cm">
              <draw:text-box>
                <text:p><text:span text:style-name="T113">δ</text:span></text:p>
              </draw:text-box>
            </draw:frame>
            <draw:line draw:style-name="gr82" draw:text-style-name="P45" draw:layer="layout" svg:x1="13.216cm" svg:y1="10.595cm" svg:x2="8.771cm" svg:y2="10.595cm">
              <text:p/>
            </draw:line>
          </draw:g>
          <draw:path draw:style-name="gr82" draw:text-style-name="P45" draw:layer="layout" svg:width="5.245cm" svg:height="1.078cm" draw:transform="skewX (-0.860272788308005) rotate (-2.91295452157854) translate (14.5623132268343cm 9.3563729145792cm)" svg:viewBox="0 0 5246 1079" svg:d="M0 1079c0 0 2791-1090 3460-1079s1786 442 1786 442">
            <text:p/>
          </draw:path>
        </draw:g>
        <draw:g xml:id="id75" draw:id="id75">
          <draw:g>
            <draw:frame draw:style-name="gr86" draw:text-style-name="P48" draw:layer="layout" svg:width="1.209cm" svg:height="1.665cm" svg:x="2.687cm" svg:y="9.685cm">
              <draw:text-box>
                <text:p><text:span text:style-name="T113">δ</text:span></text:p>
              </draw:text-box>
            </draw:frame>
            <draw:line draw:style-name="gr82" draw:text-style-name="P45" draw:layer="layout" svg:x1="8.017cm" svg:y1="10.595cm" svg:x2="3.572cm" svg:y2="10.595cm">
              <text:p/>
            </draw:line>
          </draw:g>
          <draw:path draw:style-name="gr82" draw:text-style-name="P45" draw:layer="layout" svg:width="5.245cm" svg:height="1.078cm" draw:transform="skewX (-0.860272788308005) rotate (-2.91295452157854) translate (9.36331322683424cm 9.3563729145792cm)" svg:viewBox="0 0 5246 1079" svg:d="M0 1079c0 0 2791-1090 3460-1079s1786 442 1786 442">
            <text:p/>
          </draw:path>
        </draw:g>
        <draw:frame draw:style-name="gr85" draw:text-style-name="P48" draw:layer="layout" svg:width="2.233cm" svg:height="1.971cm" svg:x="7.488cm" svg:y="6.59cm">
          <draw:text-box>
            <text:p xml:id="id74" text:id="id74" text:style-name="P40"><text:span text:style-name="T113">δ</text:span><text:span text:style-name="T114">o,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x;x" smil:keyTimes="0;1"/>
                  <anim:animate smil:dur="0.5s" smil:fill="hold" smil:targetElement="id6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x;x" smil:keyTimes="0;1"/>
                  <anim:animate smil:dur="0.5s" smil:fill="hold" smil:targetElement="id7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x;x" smil:keyTimes="0;1"/>
                  <anim:animate smil:dur="0.5s" smil:fill="hold" smil:targetElement="id7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x;x" smil:keyTimes="0;1"/>
                  <anim:animate smil:dur="0.5s" smil:fill="hold" smil:targetElement="id7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yodai_25_20Presentation_5f__5f__5f__5f__5f__5f__5f__5f_" presentation:presentation-page-layout-name="AL2T1">
        <office:forms form:automatic-focus="false" form:apply-design-mode="false"/>
        <draw:frame presentation:style-name="pr20" draw:layer="layout" svg:width="25.199cm" svg:height="3.237cm" svg:x="1.27cm" svg:y="1.574cm" presentation:class="title">
          <draw:text-box>
            <text:p>BPTT? Full Gradient?</text:p>
          </draw:text-box>
        </draw:frame>
        <draw:frame presentation:style-name="pr36" draw:layer="layout" svg:width="25.199cm" svg:height="12.18cm" svg:x="1.471cm" svg:y="5.08cm" presentation:class="outline">
          <draw:text-box>
            <text:list text:style-name="L2">
              <text:list-item>
                <text:p>Full gradient:</text:p>
                <text:list>
                  <text:list-item>
                    <text:p><text:span text:style-name="T115">+ Faster, no time limit</text:span></text:p>
                  </text:list-item>
                  <text:list-item>
                    <text:p><text:span text:style-name="T116">- Must save the result of the whole sequence in memory</text:span></text:p>
                  </text:list-item>
                </text:list>
              </text:list-item>
              <text:list-item>
                <text:p>BPTT:</text:p>
                <text:list>
                  <text:list-item>
                    <text:p><text:span text:style-name="T115">+ Only remember the results in the past few steps</text:span></text:p>
                  </text:list-item>
                  <text:list-item>
                    <text:p><text:span text:style-name="T116">- Slower, less accurate for long dependenci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yodai_25_20Presentation_5f__5f__5f__5f__5f__5f__5f__5f_" presentation:presentation-page-layout-name="AL2T1">
        <office:forms form:automatic-focus="false" form:apply-design-mode="false"/>
        <draw:frame presentation:style-name="pr20" draw:layer="layout" svg:width="25.199cm" svg:height="3.237cm" svg:x="1.27cm" svg:y="1.574cm" presentation:class="title">
          <draw:text-box>
            <text:p>Vanishing Gradient in Neural Nets</text:p>
          </draw:text-box>
        </draw:frame>
        <draw:custom-shape draw:style-name="gr83" draw:text-style-name="P9" draw:layer="Layout" svg:width="3.175cm" svg:height="5.08cm" svg:x="4.686cm" svg:y="8.77cm">
          <text:p text:style-name="P43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9" draw:layer="Layout" svg:width="3.175cm" svg:height="5.08cm" svg:x="9.686cm" svg:y="8.771cm">
          <text:p text:style-name="P43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9" draw:layer="Layout" svg:width="3.175cm" svg:height="5.08cm" svg:x="14.686cm" svg:y="8.772cm">
          <text:p text:style-name="P43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9" draw:layer="Layout" svg:width="3.175cm" svg:height="5.08cm" svg:x="19.686cm" svg:y="8.773cm">
          <text:p text:style-name="P43"><text:span text:style-name="T7">N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10" draw:layer="layout" svg:x1="4.011cm" svg:y1="11.775cm" svg:x2="4.646cm" svg:y2="11.775cm">
          <text:p/>
        </draw:line>
        <draw:line draw:style-name="gr12" draw:text-style-name="P10" draw:layer="layout" svg:x1="7.612cm" svg:y1="11.775cm" svg:x2="9.626cm" svg:y2="11.775cm">
          <text:p/>
        </draw:line>
        <draw:line draw:style-name="gr12" draw:text-style-name="P10" draw:layer="layout" svg:x1="12.612cm" svg:y1="11.775cm" svg:x2="14.626cm" svg:y2="11.775cm">
          <text:p/>
        </draw:line>
        <draw:line draw:style-name="gr12" draw:text-style-name="P10" draw:layer="layout" svg:x1="17.612cm" svg:y1="11.775cm" svg:x2="19.626cm" svg:y2="11.775cm">
          <text:p/>
        </draw:line>
        <draw:line draw:style-name="gr3" draw:text-style-name="P10" draw:layer="layout" svg:x1="22.451cm" svg:y1="11.739cm" svg:x2="24.131cm" svg:y2="11.775cm">
          <text:p/>
        </draw:line>
        <draw:g>
          <draw:line draw:style-name="gr12" draw:text-style-name="P10" draw:layer="layout" svg:x1="6.016cm" svg:y1="14.55cm" svg:x2="6.016cm" svg:y2="13.915cm">
            <text:p/>
          </draw:line>
          <draw:frame draw:style-name="gr13" draw:text-style-name="P11" draw:layer="layout" svg:width="1.315cm" svg:height="1.59cm" svg:x="5.381cm" svg:y="14.285cm">
            <draw:text-box>
              <text:p><text:span text:style-name="T8">x</text:span><text:span text:style-name="T107">1</text:span></text:p>
            </draw:text-box>
          </draw:frame>
        </draw:g>
        <draw:g>
          <draw:line draw:style-name="gr12" draw:text-style-name="P10" draw:layer="layout" svg:x1="10.916cm" svg:y1="14.551cm" svg:x2="10.916cm" svg:y2="13.916cm">
            <text:p/>
          </draw:line>
          <draw:frame draw:style-name="gr13" draw:text-style-name="P11" draw:layer="layout" svg:width="1.315cm" svg:height="1.59cm" svg:x="10.282cm" svg:y="14.285cm">
            <draw:text-box>
              <text:p><text:span text:style-name="T8">x</text:span><text:span text:style-name="T107">2</text:span></text:p>
            </draw:text-box>
          </draw:frame>
        </draw:g>
        <draw:g>
          <draw:line draw:style-name="gr12" draw:text-style-name="P10" draw:layer="layout" svg:x1="15.916cm" svg:y1="14.552cm" svg:x2="15.916cm" svg:y2="13.917cm">
            <text:p/>
          </draw:line>
          <draw:frame draw:style-name="gr13" draw:text-style-name="P11" draw:layer="layout" svg:width="1.315cm" svg:height="1.59cm" svg:x="15.283cm" svg:y="14.285cm">
            <draw:text-box>
              <text:p><text:span text:style-name="T8">x</text:span><text:span text:style-name="T107">3</text:span></text:p>
            </draw:text-box>
          </draw:frame>
        </draw:g>
        <draw:g>
          <draw:line draw:style-name="gr12" draw:text-style-name="P10" draw:layer="layout" svg:x1="21.116cm" svg:y1="14.553cm" svg:x2="21.116cm" svg:y2="13.918cm">
            <text:p/>
          </draw:line>
          <draw:frame draw:style-name="gr13" draw:text-style-name="P11" draw:layer="layout" svg:width="1.315cm" svg:height="1.59cm" svg:x="20.484cm" svg:y="14.285cm">
            <draw:text-box>
              <text:p><text:span text:style-name="T8">x</text:span><text:span text:style-name="T107">4</text:span></text:p>
            </draw:text-box>
          </draw:frame>
        </draw:g>
        <draw:g>
          <draw:line draw:style-name="gr3" draw:text-style-name="P10" draw:layer="layout" svg:x1="6.151cm" svg:y1="9.135cm" svg:x2="6.151cm" svg:y2="7.865cm">
            <text:p/>
          </draw:line>
          <draw:frame draw:style-name="gr13" draw:text-style-name="P12" draw:layer="layout" svg:width="1.315cm" svg:height="1.59cm" svg:x="5.381cm" svg:y="6.185cm">
            <draw:text-box>
              <text:p><text:span text:style-name="T9">y</text:span><text:span text:style-name="T108">1</text:span></text:p>
            </draw:text-box>
          </draw:frame>
        </draw:g>
        <draw:g>
          <draw:line draw:style-name="gr3" draw:text-style-name="P10" draw:layer="layout" svg:x1="11.151cm" svg:y1="9.036cm" svg:x2="11.151cm" svg:y2="7.766cm">
            <text:p/>
          </draw:line>
          <draw:frame draw:style-name="gr13" draw:text-style-name="P12" draw:layer="layout" svg:width="1.315cm" svg:height="1.59cm" svg:x="10.282cm" svg:y="6.185cm">
            <draw:text-box>
              <text:p><text:span text:style-name="T9">y</text:span><text:span text:style-name="T108">2</text:span></text:p>
            </draw:text-box>
          </draw:frame>
        </draw:g>
        <draw:g>
          <draw:line draw:style-name="gr3" draw:text-style-name="P10" draw:layer="layout" svg:x1="16.151cm" svg:y1="9.137cm" svg:x2="16.151cm" svg:y2="7.867cm">
            <text:p/>
          </draw:line>
          <draw:frame draw:style-name="gr13" draw:text-style-name="P12" draw:layer="layout" svg:width="1.315cm" svg:height="1.59cm" svg:x="15.283cm" svg:y="6.185cm">
            <draw:text-box>
              <text:p><text:span text:style-name="T9">y</text:span><text:span text:style-name="T108">3</text:span></text:p>
            </draw:text-box>
          </draw:frame>
        </draw:g>
        <draw:g>
          <draw:line draw:style-name="gr3" draw:text-style-name="P10" draw:layer="layout" svg:x1="21.151cm" svg:y1="9.138cm" svg:x2="21.151cm" svg:y2="7.868cm">
            <text:p/>
          </draw:line>
          <draw:frame draw:style-name="gr13" draw:text-style-name="P12" draw:layer="layout" svg:width="1.315cm" svg:height="1.59cm" svg:x="20.484cm" svg:y="6.185cm">
            <draw:text-box>
              <text:p><text:span text:style-name="T9">y</text:span><text:span text:style-name="T108">4</text:span></text:p>
            </draw:text-box>
          </draw:frame>
        </draw:g>
        <draw:frame draw:style-name="gr85" draw:text-style-name="P41" draw:layer="layout" svg:width="2.233cm" svg:height="1.971cm" svg:x="21.886cm" svg:y="6.587cm">
          <draw:text-box>
            <text:p text:style-name="P40"><text:span text:style-name="T105">δ</text:span><text:span text:style-name="T106">o,4</text:span></text:p>
          </draw:text-box>
        </draw:frame>
        <draw:frame draw:style-name="gr86" draw:text-style-name="P49" draw:layer="layout" svg:width="1.209cm" svg:height="1.665cm" svg:x="18.286cm" svg:y="9.714cm">
          <draw:text-box>
            <text:p text:style-name="P40"><text:span text:style-name="T105">δ</text:span></text:p>
          </draw:text-box>
        </draw:frame>
        <draw:path draw:style-name="gr82" draw:text-style-name="P4" draw:layer="layout" svg:width="5.245cm" svg:height="1.078cm" draw:transform="skewX (-0.860272788308005) rotate (-2.91295452157854) translate (24.9613132268343cm 9.65637291457921cm)" svg:viewBox="0 0 5246 1079" svg:d="M0 1079c0 0 2791-1090 3460-1079s1786 442 1786 442">
          <text:p/>
        </draw:path>
        <draw:frame draw:style-name="gr86" draw:text-style-name="P41" draw:layer="layout" svg:width="1.209cm" svg:height="1.665cm" svg:x="13.086cm" svg:y="9.685cm">
          <draw:text-box>
            <text:p text:style-name="P40"><text:span text:style-name="T105">δ</text:span></text:p>
          </draw:text-box>
        </draw:frame>
        <draw:line draw:style-name="gr82" draw:text-style-name="P4" draw:layer="layout" svg:x1="18.416cm" svg:y1="10.595cm" svg:x2="13.971cm" svg:y2="10.595cm">
          <text:p/>
        </draw:line>
        <draw:frame draw:style-name="gr86" draw:text-style-name="P41" draw:layer="layout" svg:width="1.209cm" svg:height="1.665cm" svg:x="7.887cm" svg:y="9.686cm">
          <draw:text-box>
            <text:p text:style-name="P40"><text:span text:style-name="T105">δ</text:span></text:p>
          </draw:text-box>
        </draw:frame>
        <draw:line draw:style-name="gr82" draw:text-style-name="P4" draw:layer="layout" svg:x1="13.217cm" svg:y1="10.596cm" svg:x2="8.772cm" svg:y2="10.596cm">
          <text:p/>
        </draw:line>
        <draw:frame draw:style-name="gr86" draw:text-style-name="P41" draw:layer="layout" svg:width="1.209cm" svg:height="1.665cm" svg:x="2.688cm" svg:y="9.687cm">
          <draw:text-box>
            <text:p text:style-name="P40"><text:span text:style-name="T105">δ</text:span></text:p>
          </draw:text-box>
        </draw:frame>
        <draw:line draw:style-name="gr82" draw:text-style-name="P4" draw:layer="layout" svg:x1="8.018cm" svg:y1="10.597cm" svg:x2="3.573cm" svg:y2="10.597cm">
          <text:p/>
        </draw:line>
        <draw:frame draw:style-name="gr87" draw:text-style-name="P51" draw:layer="layout" svg:width="2.386cm" svg:height="1.195cm" svg:x="17.78cm" svg:y="7.655cm">
          <draw:text-box>
            <text:p text:style-name="P50"><text:span text:style-name="T117">med.</text:span></text:p>
          </draw:text-box>
        </draw:frame>
        <draw:frame draw:style-name="gr88" draw:text-style-name="P51" draw:layer="layout" svg:width="2.479cm" svg:height="1.195cm" svg:x="12.78cm" svg:y="7.656cm">
          <draw:text-box>
            <text:p text:style-name="P50"><text:span text:style-name="T117">small</text:span></text:p>
          </draw:text-box>
        </draw:frame>
        <draw:frame draw:style-name="gr89" draw:text-style-name="P51" draw:layer="layout" svg:width="1.819cm" svg:height="1.195cm" svg:x="7.78cm" svg:y="7.656cm">
          <draw:text-box>
            <text:p text:style-name="P50"><text:span text:style-name="T117">tiny</text:span></text:p>
          </draw:text-box>
        </draw:frame>
        <draw:frame draw:style-name="gr90" draw:text-style-name="P51" draw:layer="layout" svg:width="2.102cm" svg:height="2.139cm" svg:x="2.38cm" svg:y="7.656cm">
          <draw:text-box>
            <text:p text:style-name="P50"><text:span text:style-name="T117">very</text:span></text:p>
            <text:p text:style-name="P50"><text:span text:style-name="T117">tiny</text:span></text:p>
          </draw:text-box>
        </draw:frame>
        <draw:frame presentation:style-name="pr34" draw:layer="layout" svg:width="25.199cm" svg:height="1.34cm" svg:x="1.474cm" svg:y="16.78cm" presentation:class="outline" presentation:user-transformed="true">
          <draw:text-box>
            <text:list text:style-name="L2">
              <text:list-item>
                <text:p>“Long Short Term Memory” is designed to solve th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yodai_25_20Presentation_5f__5f__5f__5f__5f__5f__5f__5f__5f__5f_" presentation:presentation-page-layout-name="AL2T1">
        <office:forms form:automatic-focus="false" form:apply-design-mode="false"/>
        <draw:frame presentation:style-name="pr37" draw:layer="layout" svg:width="25.199cm" svg:height="3.237cm" svg:x="1.27cm" svg:y="1.574cm" presentation:class="title" presentation:user-transformed="true">
          <draw:text-box>
            <text:p>RNN Full Gradient Calculation</text:p>
          </draw:text-box>
        </draw:frame>
        <draw:frame draw:style-name="gr91" draw:text-style-name="P26" draw:layer="layout" svg:width="26.378cm" svg:height="16.655cm" svg:x="0.471cm" svg:y="5.282cm">
          <draw:text-box>
            <text:p><text:span text:style-name="T22">gradient_rnn</text:span><text:span text:style-name="T59">(</text:span><text:span text:style-name="T60">w</text:span><text:span text:style-name="T61">r,x</text:span><text:span text:style-name="T59">, </text:span><text:span text:style-name="T60">w</text:span><text:span text:style-name="T61">r,h</text:span><text:span text:style-name="T62">, </text:span><text:span text:style-name="T60">b</text:span><text:span text:style-name="T61">r</text:span><text:span text:style-name="T63">, </text:span><text:span text:style-name="T60">w</text:span><text:span text:style-name="T61">o,h</text:span><text:span text:style-name="T64">, </text:span><text:span text:style-name="T60">b</text:span><text:span text:style-name="T61">o</text:span><text:span text:style-name="T64">, </text:span><text:span text:style-name="T65">x</text:span><text:span text:style-name="T118">, </text:span><text:span text:style-name="T67">h</text:span><text:span text:style-name="T119">, </text:span><text:span text:style-name="T120">p</text:span><text:span text:style-name="T118">, </text:span><text:span text:style-name="T120">y'</text:span><text:span text:style-name="T59">)</text:span><text:span text:style-name="T66"><text:line-break/></text:span><text:span text:style-name="T66"><text:tab/></text:span><text:span text:style-name="T72">initialize </text:span><text:span text:style-name="T121">Δ</text:span><text:span text:style-name="T60">w</text:span><text:span text:style-name="T61">r,x</text:span><text:span text:style-name="T64">, </text:span><text:span text:style-name="T121">Δ</text:span><text:span text:style-name="T60">w</text:span><text:span text:style-name="T61">r,h</text:span><text:span text:style-name="T62">, </text:span><text:span text:style-name="T122">Δ</text:span><text:span text:style-name="T60">b</text:span><text:span text:style-name="T61">r</text:span><text:span text:style-name="T64">, </text:span><text:span text:style-name="T122">Δ</text:span><text:span text:style-name="T60">w</text:span><text:span text:style-name="T61">o,h</text:span><text:span text:style-name="T64">, </text:span><text:span text:style-name="T122">Δ</text:span><text:span text:style-name="T60">b</text:span><text:span text:style-name="T61">o</text:span><text:span text:style-name="T61"><text:line-break/></text:span><text:span text:style-name="T61"><text:tab/></text:span><text:span text:style-name="T123">δ</text:span><text:span text:style-name="T124">r</text:span><text:span text:style-name="T123">'</text:span><text:span text:style-name="T74"> = </text:span><text:span text:style-name="T77">np.zeros(len(</text:span><text:span text:style-name="T75">b</text:span><text:span text:style-name="T61">r</text:span><text:span text:style-name="T77">)) <text:s/></text:span><text:span text:style-name="T125"># Error from the following time step</text:span><text:span text:style-name="T61"><text:line-break/></text:span><text:span text:style-name="T61"><text:tab/></text:span><text:span text:style-name="T82">for each</text:span><text:span text:style-name="T79"> time </text:span><text:span text:style-name="T80">t </text:span><text:span text:style-name="T82">in</text:span><text:span text:style-name="T80"> </text:span><text:span text:style-name="T79">len</text:span><text:span text:style-name="T80">(</text:span><text:span text:style-name="T126">x</text:span><text:span text:style-name="T80">)-1 .. 0</text:span><text:span text:style-name="T82">:</text:span><text:span text:style-name="T82"><text:line-break/></text:span><text:span text:style-name="T82"><text:tab/></text:span><text:span text:style-name="T82"><text:tab/></text:span><text:span text:style-name="T81">p'</text:span><text:span text:style-name="T79"> = create_one_hot(</text:span><text:span text:style-name="T81">y'</text:span><text:span text:style-name="T79">[t])</text:span><text:span text:style-name="T82"><text:line-break/></text:span><text:span text:style-name="T82"><text:tab/></text:span><text:span text:style-name="T82"><text:tab/></text:span><text:span text:style-name="T127">δ</text:span><text:span text:style-name="T128">o</text:span><text:span text:style-name="T127">'</text:span><text:span text:style-name="T79"> = </text:span><text:span text:style-name="T81">p'</text:span><text:span text:style-name="T79"> – </text:span><text:span text:style-name="T81">p</text:span><text:span text:style-name="T74">[t]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126">#</text:span><text:span text:style-name="T125"> Output error</text:span></text:p>
            <text:p><text:span text:style-name="T81"><text:tab/></text:span><text:span text:style-name="T81"><text:tab/></text:span><text:span text:style-name="T129">Δ</text:span><text:span text:style-name="T75">w</text:span><text:span text:style-name="T61">o,h</text:span><text:span text:style-name="T74"> += </text:span><text:span text:style-name="T77">np.outer(</text:span><text:span text:style-name="T76">h</text:span><text:span text:style-name="T74">[t], </text:span><text:span text:style-name="T127">δ</text:span><text:span text:style-name="T128">o</text:span><text:span text:style-name="T127">'</text:span><text:span text:style-name="T77">);</text:span><text:span text:style-name="T74"><text:tab/></text:span><text:span text:style-name="T74"><text:tab/></text:span><text:span text:style-name="T129">Δ</text:span><text:span text:style-name="T75">b</text:span><text:span text:style-name="T61">o</text:span><text:span text:style-name="T80"> += </text:span><text:span text:style-name="T127">δ</text:span><text:span text:style-name="T128">o</text:span><text:span text:style-name="T127">'</text:span><text:span text:style-name="T127"><text:tab/></text:span><text:span text:style-name="T126">#</text:span><text:span text:style-name="T125"> Output gradient</text:span><text:span text:style-name="T126"><text:line-break/></text:span><text:span text:style-name="T126"><text:tab/></text:span><text:span text:style-name="T126"><text:tab/></text:span><text:span text:style-name="T127">δ</text:span><text:span text:style-name="T128">r</text:span><text:span text:style-name="T79"> = np.dot(</text:span><text:span text:style-name="T127">δ'</text:span><text:span text:style-name="T128">r</text:span><text:span text:style-name="T79">, </text:span><text:span text:style-name="T75">w</text:span><text:span text:style-name="T61">r,h</text:span><text:span text:style-name="T79">) + np.dot(</text:span><text:span text:style-name="T127">δ'</text:span><text:span text:style-name="T128">o</text:span><text:span text:style-name="T79">, </text:span><text:span text:style-name="T75">w</text:span><text:span text:style-name="T61">o,h</text:span><text:span text:style-name="T79">)</text:span><text:span text:style-name="T79"><text:tab/></text:span><text:span text:style-name="T79"><text:tab/></text:span><text:span text:style-name="T125"># Backprop</text:span></text:p>
            <text:p><text:span text:style-name="T126"><text:tab/></text:span><text:span text:style-name="T126"><text:tab/></text:span><text:span text:style-name="T127">δ'</text:span><text:span text:style-name="T128">r</text:span><text:span text:style-name="T80"> = </text:span><text:span text:style-name="T127">δ</text:span><text:span text:style-name="T128">r</text:span><text:span text:style-name="T79"> * (</text:span><text:span text:style-name="T80">1 – </text:span><text:span text:style-name="T76">h</text:span><text:span text:style-name="T80">[t]</text:span><text:span text:style-name="T130">2</text:span><text:span text:style-name="T79">)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125"># tanh gradient</text:span></text:p>
            <text:p><text:span text:style-name="T125"><text:tab/></text:span><text:span text:style-name="T125"><text:tab/></text:span><text:span text:style-name="T129">Δ</text:span><text:span text:style-name="T75">w</text:span><text:span text:style-name="T61">r,x</text:span><text:span text:style-name="T80"> += </text:span><text:span text:style-name="T79">np.outer(</text:span><text:span text:style-name="T73">x</text:span><text:span text:style-name="T80">[t], </text:span><text:span text:style-name="T127">δ</text:span><text:span text:style-name="T128">r</text:span><text:span text:style-name="T127">'</text:span><text:span text:style-name="T79">);</text:span><text:span text:style-name="T80"><text:tab/></text:span><text:span text:style-name="T80"><text:tab/></text:span><text:span text:style-name="T129">Δ</text:span><text:span text:style-name="T75">b</text:span><text:span text:style-name="T61">r</text:span><text:span text:style-name="T80"> += </text:span><text:span text:style-name="T127">δ</text:span><text:span text:style-name="T128">r</text:span><text:span text:style-name="T127">'</text:span><text:span text:style-name="T127"><text:tab/></text:span><text:span text:style-name="T127"><text:tab/></text:span><text:span text:style-name="T125"># Hidden gradient</text:span></text:p>
            <text:p><text:span text:style-name="T127"><text:tab/></text:span><text:span text:style-name="T127"><text:tab/></text:span><text:span text:style-name="T82">if</text:span><text:span text:style-name="T79"> </text:span><text:span text:style-name="T80">t</text:span><text:span text:style-name="T79"> != 0:</text:span></text:p>
            <text:p><text:span text:style-name="T82"><text:tab/></text:span><text:span text:style-name="T82"><text:tab/></text:span><text:span text:style-name="T82"><text:tab/></text:span><text:span text:style-name="T129">Δ</text:span><text:span text:style-name="T75">w</text:span><text:span text:style-name="T61">r,h</text:span><text:span text:style-name="T80"> += </text:span><text:span text:style-name="T79">np.outer(</text:span><text:span text:style-name="T76">h</text:span><text:span text:style-name="T80">[t-1], </text:span><text:span text:style-name="T127">δ</text:span><text:span text:style-name="T128">r</text:span><text:span text:style-name="T127">'</text:span><text:span text:style-name="T79">);</text:span></text:p>
            <text:p><text:span text:style-name="T79"><text:tab/></text:span><text:span text:style-name="T82">return </text:span><text:span text:style-name="T129">Δ</text:span><text:span text:style-name="T75">w</text:span><text:span text:style-name="T61">r,x</text:span><text:span text:style-name="T80">, </text:span><text:span text:style-name="T129">Δ</text:span><text:span text:style-name="T75">w</text:span><text:span text:style-name="T61">r,h</text:span><text:span text:style-name="T80">, </text:span><text:span text:style-name="T129">Δ</text:span><text:span text:style-name="T75">b</text:span><text:span text:style-name="T61">r</text:span><text:span text:style-name="T80">, </text:span><text:span text:style-name="T129">Δ</text:span><text:span text:style-name="T75">w</text:span><text:span text:style-name="T61">o,h</text:span><text:span text:style-name="T80">, </text:span><text:span text:style-name="T129">Δ</text:span><text:span text:style-name="T75">b</text:span><text:span text:style-name="T61">o</text:span><text:span text:style-name="T126"><text:line-break/></text:span><text:span text:style-name="T126"><text:tab/></text:span><text:span text:style-name="T126"><text:tab/></text:span></text:p>
            <text:p><text:span text:style-name="T126"><text:tab/></text:span><text:span text:style-name="T126"><text:tab/></text:span></text:p>
          </draw:text-box>
        </draw:frame>
        <draw:custom-shape draw:style-name="gr92" draw:text-style-name="P4" draw:layer="layout" svg:width="26.73cm" svg:height="15.169cm" svg:x="0.47cm" svg:y="5.1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yodai_25_20Presentation_5f__5f__5f__5f__5f__5f__5f__5f__5f__5f__5f_" presentation:presentation-page-layout-name="AL2T1">
        <office:forms form:automatic-focus="false" form:apply-design-mode="false"/>
        <draw:frame presentation:style-name="pr39" draw:layer="layout" svg:width="25.199cm" svg:height="3.237cm" svg:x="1.27cm" svg:y="1.574cm" presentation:class="title" presentation:user-transformed="true">
          <draw:text-box>
            <text:p>Weight Update</text:p>
          </draw:text-box>
        </draw:frame>
        <draw:frame draw:style-name="gr93" draw:text-style-name="P26" draw:layer="layout" svg:width="26.968cm" svg:height="9.971cm" svg:x="0.471cm" svg:y="5.282cm">
          <draw:text-box>
            <text:p><text:span text:style-name="T22">update_weights</text:span><text:span text:style-name="T59">(</text:span><text:span text:style-name="T60">w</text:span><text:span text:style-name="T61">r,x</text:span><text:span text:style-name="T59">, </text:span><text:span text:style-name="T60">w</text:span><text:span text:style-name="T61">r,h</text:span><text:span text:style-name="T62">, </text:span><text:span text:style-name="T60">b</text:span><text:span text:style-name="T61">r</text:span><text:span text:style-name="T63">, </text:span><text:span text:style-name="T60">w</text:span><text:span text:style-name="T61">o,h</text:span><text:span text:style-name="T64">, </text:span><text:span text:style-name="T60">b</text:span><text:span text:style-name="T61">o</text:span><text:span text:style-name="T64">, </text:span><text:span text:style-name="T121">Δ</text:span><text:span text:style-name="T60">w</text:span><text:span text:style-name="T61">r,x</text:span><text:span text:style-name="T64">, </text:span><text:span text:style-name="T121">Δ</text:span><text:span text:style-name="T60">w</text:span><text:span text:style-name="T61">r,h</text:span><text:span text:style-name="T62">, </text:span><text:span text:style-name="T122">Δ</text:span><text:span text:style-name="T60">b</text:span><text:span text:style-name="T61">r</text:span><text:span text:style-name="T64">, </text:span><text:span text:style-name="T122">Δ</text:span><text:span text:style-name="T60">w</text:span><text:span text:style-name="T61">o,h</text:span><text:span text:style-name="T64">, </text:span><text:span text:style-name="T122">Δ</text:span><text:span text:style-name="T60">b</text:span><text:span text:style-name="T61">o</text:span><text:span text:style-name="T74">, λ</text:span><text:span text:style-name="T59">)</text:span><text:span text:style-name="T66"><text:line-break/></text:span><text:span text:style-name="T66"><text:tab/></text:span><text:span text:style-name="T60">w</text:span><text:span text:style-name="T61">r,x</text:span><text:span text:style-name="T74"> += λ *</text:span><text:span text:style-name="T72"> </text:span><text:span text:style-name="T121">Δ</text:span><text:span text:style-name="T60">w</text:span><text:span text:style-name="T61">r,x</text:span></text:p>
            <text:p><text:span text:style-name="T131"><text:tab/></text:span><text:span text:style-name="T75">w</text:span><text:span text:style-name="T61">r,h</text:span><text:span text:style-name="T80"> += λ *</text:span><text:span text:style-name="T132"> </text:span><text:span text:style-name="T75">Δw</text:span><text:span text:style-name="T61">r,h</text:span></text:p>
            <text:p><text:span text:style-name="T131"><text:tab/></text:span><text:span text:style-name="T75">b</text:span><text:span text:style-name="T61">r</text:span><text:span text:style-name="T80"> += λ *</text:span><text:span text:style-name="T132"> </text:span><text:span text:style-name="T75">Δb</text:span><text:span text:style-name="T61">r</text:span></text:p>
            <text:p><text:span text:style-name="T131"><text:tab/></text:span><text:span text:style-name="T75">w</text:span><text:span text:style-name="T61">o,h</text:span><text:span text:style-name="T80"> += λ *</text:span><text:span text:style-name="T132"> </text:span><text:span text:style-name="T75">Δw</text:span><text:span text:style-name="T61">o,h</text:span></text:p>
            <text:p><text:span text:style-name="T131"><text:tab/></text:span><text:span text:style-name="T75">b</text:span><text:span text:style-name="T61">o</text:span><text:span text:style-name="T80"> += λ *</text:span><text:span text:style-name="T132"> </text:span><text:span text:style-name="T75">Δb</text:span><text:span text:style-name="T61">o</text:span></text:p>
          </draw:text-box>
        </draw:frame>
        <draw:custom-shape draw:style-name="gr94" draw:text-style-name="P4" draw:layer="layout" svg:width="26.73cm" svg:height="7.549cm" svg:x="0.47cm" svg:y="5.1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0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yodai_25_20Presentation_5f__5f__5f__5f__5f__5f__5f__5f__5f__5f_" presentation:presentation-page-layout-name="AL2T1">
        <office:forms form:automatic-focus="false" form:apply-design-mode="false"/>
        <draw:frame presentation:style-name="pr37" draw:layer="layout" svg:width="25.199cm" svg:height="3.237cm" svg:x="1.271cm" svg:y="1.575cm" presentation:class="title" presentation:user-transformed="true">
          <draw:text-box>
            <text:p>Overall Training Algorithm</text:p>
          </draw:text-box>
        </draw:frame>
        <draw:frame presentation:style-name="pr41" draw:text-style-name="P26" draw:layer="layout" svg:width="25.199cm" svg:height="15.409cm" svg:x="1.473cm" svg:y="4.681cm" presentation:class="outline" presentation:user-transformed="true">
          <draw:text-box>
            <text:list text:style-name="L2">
              <text:list-header>
                <text:p><text:span text:style-name="T133"># Create features</text:span><text:span text:style-name="T134"><text:line-break/></text:span><text:span text:style-name="T134">create</text:span><text:span text:style-name="T23"> map </text:span><text:span text:style-name="T135">x_ids</text:span><text:span text:style-name="T29">, </text:span><text:span text:style-name="T135">y_ids</text:span><text:span text:style-name="T29">, </text:span><text:span text:style-name="T26">array</text:span><text:span text:style-name="T29"> data</text:span><text:span text:style-name="T135"><text:line-break/></text:span><text:span text:style-name="T136">for each </text:span><text:span text:style-name="T137">labeled pair </text:span><text:span text:style-name="T138">x</text:span><text:span text:style-name="T139">, </text:span><text:span text:style-name="T140">y</text:span><text:span text:style-name="T137"> in the data</text:span><text:span text:style-name="T137"><text:line-break/></text:span><text:span text:style-name="T137"><text:tab/></text:span><text:span text:style-name="T141">add</text:span><text:span text:style-name="T142"> (</text:span><text:span text:style-name="T143">create_ids</text:span><text:span text:style-name="T142">(</text:span><text:span text:style-name="T144">x, </text:span><text:span text:style-name="T145">x_ids</text:span><text:span text:style-name="T142">), </text:span><text:span text:style-name="T143">create_ids</text:span><text:span text:style-name="T142">(</text:span><text:span text:style-name="T146">y, </text:span><text:span text:style-name="T145">y_ids</text:span><text:span text:style-name="T147">)</text:span><text:span text:style-name="T146"> </text:span><text:span text:style-name="T147">) to </text:span><text:span text:style-name="T148">data</text:span><text:span text:style-name="T137"><text:line-break/></text:span><text:span text:style-name="T136">initialize</text:span><text:span text:style-name="T137"> </text:span><text:span text:style-name="T149">net</text:span><text:span text:style-name="T137"> randomly</text:span><text:span text:style-name="T137"><text:line-break/></text:span><text:span text:style-name="T139"><text:line-break/></text:span><text:span text:style-name="T150">#</text:span><text:span text:style-name="T133"> Perform training</text:span><text:span text:style-name="T23"><text:line-break/></text:span><text:span text:style-name="T134">for</text:span><text:span text:style-name="T23"> </text:span><text:span text:style-name="T29">I</text:span><text:span text:style-name="T23"> iterations</text:span><text:span text:style-name="T23"><text:line-break/></text:span><text:span text:style-name="T23"><text:tab/></text:span><text:span text:style-name="T134">for each </text:span><text:span text:style-name="T151">labeled pair </text:span><text:span text:style-name="T152">x</text:span><text:span text:style-name="T34">, </text:span><text:span text:style-name="T24">y'</text:span><text:span text:style-name="T151"> in the </text:span><text:span text:style-name="T34">feat_lab</text:span><text:span text:style-name="T151"><text:line-break/></text:span><text:span text:style-name="T151"><text:tab/></text:span><text:span text:style-name="T151"><text:tab/></text:span><text:span text:style-name="T153">h</text:span><text:span text:style-name="T34">, </text:span><text:span text:style-name="T30">p</text:span><text:span text:style-name="T34">, </text:span><text:span text:style-name="T30">y </text:span><text:span text:style-name="T151">= </text:span><text:span text:style-name="T154">forward_rnn</text:span><text:span text:style-name="T151">(</text:span><text:span text:style-name="T149">net</text:span><text:span text:style-name="T151">, </text:span><text:span text:style-name="T153">φ</text:span><text:span text:style-name="T155">0</text:span><text:span text:style-name="T151">)</text:span><text:span text:style-name="T151"><text:line-break/></text:span><text:span text:style-name="T151"><text:tab/></text:span><text:span text:style-name="T151"><text:tab/></text:span><text:span text:style-name="T156">Δ</text:span><text:span text:style-name="T157">= </text:span><text:span text:style-name="T158">gradient_rnn</text:span><text:span text:style-name="T157">(</text:span><text:span text:style-name="T149">net</text:span><text:span text:style-name="T157">, </text:span><text:span text:style-name="T152">x</text:span><text:span text:style-name="T157">, </text:span><text:span text:style-name="T153">h</text:span><text:span text:style-name="T159">, </text:span><text:span text:style-name="T31">y'</text:span><text:span text:style-name="T157">)</text:span><text:span text:style-name="T157"><text:line-break/></text:span><text:span text:style-name="T157"><text:tab/></text:span><text:span text:style-name="T157"><text:tab/></text:span><text:span text:style-name="T158">update_weights</text:span><text:span text:style-name="T157">(</text:span><text:span text:style-name="T149">net</text:span><text:span text:style-name="T157">, </text:span><text:span text:style-name="T160">Δ</text:span><text:span text:style-name="T161">, λ</text:span><text:span text:style-name="T157">)</text:span><text:span text:style-name="T151"><text:line-break/></text:span><text:span text:style-name="T151"><text:line-break/></text:span><text:span text:style-name="T134">print</text:span><text:span text:style-name="T151"> </text:span><text:span text:style-name="T149">net</text:span><text:span text:style-name="T151"> </text:span><text:span text:style-name="T134">to</text:span><text:span text:style-name="T151"> weight_file</text:span><text:span text:style-name="T151"><text:line-break/></text:span><text:span text:style-name="T134">print</text:span><text:span text:style-name="T151"> </text:span><text:span text:style-name="T162">x_ids</text:span><text:span text:style-name="T34">, </text:span><text:span text:style-name="T162">y_ids</text:span><text:span text:style-name="T151"> </text:span><text:span text:style-name="T134">to</text:span><text:span text:style-name="T151"> id_file</text:span></text:p>
              </text:list-header>
            </text:list>
          </draw:text-box>
        </draw:frame>
        <draw:custom-shape draw:style-name="gr95" draw:text-style-name="P4" draw:layer="layout" svg:width="23.06cm" svg:height="15.74cm" svg:x="2.142cm" svg:y="4.2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yodai_25_20Presentation_5f_" presentation:presentation-page-layout-name="AL2T1">
        <office:forms form:automatic-focus="false" form:apply-design-mode="false"/>
        <draw:frame presentation:style-name="pr7" draw:layer="layout" svg:width="25.199cm" svg:height="3.237cm" svg:x="1.27cm" svg:y="8.774cm" presentation:class="title" presentation:user-transformed="true">
          <draw:text-box>
            <text:p>Exercise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yodai_25_20Presentation_5f_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Exercise</text:p>
          </draw:text-box>
        </draw:frame>
        <draw:frame presentation:style-name="pr42" draw:layer="layout" svg:width="27.365cm" svg:height="12.902cm" svg:x="0.635cm" svg:y="4.81cm" presentation:class="outline" presentation:user-transformed="true">
          <draw:text-box>
            <text:list text:style-name="L2">
              <text:list-item>
                <text:p><text:span text:style-name="T88">Create an RNN for sequence labeling</text:span></text:p>
              </text:list-item>
              <text:list-item>
                <text:p><text:span text:style-name="T88">Training train-rnn and testing test-rnn</text:span></text:p>
              </text:list-item>
              <text:list-item>
                <text:p><text:span text:style-name="T97">Test:</text:span><text:span text:style-name="T88"> Same data as POS tagging</text:span></text:p>
                <text:list>
                  <text:list-item>
                    <text:p><text:span text:style-name="T88">Input: </text:span><text:span text:style-name="T163">test/05-{train,test}-input.txt</text:span></text:p>
                  </text:list-item>
                  <text:list-item>
                    <text:p><text:span text:style-name="T88">Reference: </text:span><text:span text:style-name="T163">test/05-{train,test}-answer.txt</text:span></text:p>
                  </text:list-item>
                </text:list>
              </text:list-item>
              <text:list-item>
                <text:p><text:span text:style-name="T164">Train</text:span><text:span text:style-name="T165"> a model with data/wiki-en-train.norm_pos and </text:span><text:span text:style-name="T164">predict</text:span><text:span text:style-name="T165"> for </text:span><text:span text:style-name="T165">data/wiki-en-test.norm</text:span></text:p>
              </text:list-item>
              <text:list-item>
                <text:p><text:span text:style-name="T111">Evaluate</text:span><text:span text:style-name="T88"> the POS performance, and </text:span><text:span text:style-name="T111">compare</text:span><text:span text:style-name="T88"> with HMM:</text:span><text:span text:style-name="T88"><text:line-break/></text:span><text:span text:style-name="T166">script/gradepos.pl data/wiki-en-test.pos my_answer.p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LMMonoCaps101" svg:font-family="LMMonoCaps10" style:font-pitch="fixed"/>
    <style:font-face style:name="Arial4" svg:font-family="Arial" style:font-pitch="variable"/>
    <style:font-face style:name="Courier 10 Pitch" svg:font-family="'Courier 10 Pitch'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Hiragino Kaku Gothic Pro" svg:font-family="'Hiragino Kaku Gothic Pro'" style:font-family-generic="swiss" style:font-pitch="variable"/>
    <style:font-face style:name="Hiragino Kaku Gothic Pro1" svg:font-family="'Hiragino Kaku Gothic Pro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1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2" svg:font-family="TakaoGothic" style:font-family-generic="system" style:font-pitch="variable"/>
    <style:font-face style:name="TakaoGothic3" svg:font-family="TakaoGothic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-background" style:display-name="Kyodai%20Presentation_-background" style:family="presentation">
      <style:graphic-properties draw:stroke="none" draw:fill="none"/>
      <style:text-properties style:letter-kerning="true"/>
    </style:style>
    <style:style style:name="Kyodai_25_20Presentation_5f_-backgroundobjects" style:display-name="Kyodai%20Presentation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-notes" style:display-name="Kyodai%20Presentatio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-outline1" style:display-name="Kyodai%20Presentation_-outline1" style:family="presentation">
      <style:graphic-properties draw:stroke="none" draw:fill="none">
        <text:list-style style:name="Kyodai_25_20Presentation_5f_-outline1" style:display-name="Kyodai%20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-outline2" style:display-name="Kyodai%20Presentation_-outline2" style:family="presentation" style:parent-style-name="Kyodai_25_20Presentation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-outline3" style:display-name="Kyodai%20Presentation_-outline3" style:family="presentation" style:parent-style-name="Kyodai_25_20Presentation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-outline4" style:display-name="Kyodai%20Presentation_-outline4" style:family="presentation" style:parent-style-name="Kyodai_25_20Presentation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-outline5" style:display-name="Kyodai%20Presentation_-outline5" style:family="presentation" style:parent-style-name="Kyodai_25_20Presentation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6" style:display-name="Kyodai%20Presentation_-outline6" style:family="presentation" style:parent-style-name="Kyodai_25_20Presentation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7" style:display-name="Kyodai%20Presentation_-outline7" style:family="presentation" style:parent-style-name="Kyodai_25_20Presentation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8" style:display-name="Kyodai%20Presentation_-outline8" style:family="presentation" style:parent-style-name="Kyodai_25_20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9" style:display-name="Kyodai%20Presentation_-outline9" style:family="presentation" style:parent-style-name="Kyodai_25_20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subtitle" style:display-name="Kyodai%20Presentation_-subtitle" style:family="presentation">
      <style:graphic-properties draw:stroke="none" draw:fill="none" draw:textarea-vertical-align="middle">
        <text:list-style style:name="Kyodai_25_20Presentation_5f_-subtitle" style:display-name="Kyodai%20Present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-title" style:display-name="Kyodai%20Presentation_-title" style:family="presentation">
      <style:graphic-properties draw:stroke="none" draw:fill="none" draw:textarea-vertical-align="middle">
        <text:list-style style:name="Kyodai_25_20Presentation_5f_-title" style:display-name="Kyodai%20Present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-background" style:display-name="Kyodai%20Presentation__-background" style:family="presentation">
      <style:graphic-properties draw:stroke="none" draw:fill="none"/>
      <style:text-properties style:letter-kerning="true"/>
    </style:style>
    <style:style style:name="Kyodai_25_20Presentation_5f__5f_-backgroundobjects" style:display-name="Kyodai%20Presentation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-notes" style:display-name="Kyodai%20Presentation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-outline1" style:display-name="Kyodai%20Presentation__-outline1" style:family="presentation">
      <style:graphic-properties draw:stroke="none" draw:fill="none">
        <text:list-style style:name="Kyodai_25_20Presentation_5f__5f_-outline1" style:display-name="Kyodai%20Pr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-outline2" style:display-name="Kyodai%20Presentation__-outline2" style:family="presentation" style:parent-style-name="Kyodai_25_20Presentation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-outline3" style:display-name="Kyodai%20Presentation__-outline3" style:family="presentation" style:parent-style-name="Kyodai_25_20Presentation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-outline4" style:display-name="Kyodai%20Presentation__-outline4" style:family="presentation" style:parent-style-name="Kyodai_25_20Presentation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-outline5" style:display-name="Kyodai%20Presentation__-outline5" style:family="presentation" style:parent-style-name="Kyodai_25_20Presentation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6" style:display-name="Kyodai%20Presentation__-outline6" style:family="presentation" style:parent-style-name="Kyodai_25_20Presentation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7" style:display-name="Kyodai%20Presentation__-outline7" style:family="presentation" style:parent-style-name="Kyodai_25_20Presentation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8" style:display-name="Kyodai%20Presentation__-outline8" style:family="presentation" style:parent-style-name="Kyodai_25_20Pr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9" style:display-name="Kyodai%20Presentation__-outline9" style:family="presentation" style:parent-style-name="Kyodai_25_20Pr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subtitle" style:display-name="Kyodai%20Presentation__-subtitle" style:family="presentation">
      <style:graphic-properties draw:stroke="none" draw:fill="none" draw:textarea-vertical-align="middle">
        <text:list-style style:name="Kyodai_25_20Presentation_5f__5f_-subtitle" style:display-name="Kyodai%20Presentation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-title" style:display-name="Kyodai%20Presentation__-title" style:family="presentation">
      <style:graphic-properties draw:stroke="none" draw:fill="none" draw:textarea-vertical-align="middle">
        <text:list-style style:name="Kyodai_25_20Presentation_5f__5f_-title" style:display-name="Kyodai%20Presentation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-background" style:display-name="Kyodai%20Presentation___-background" style:family="presentation">
      <style:graphic-properties draw:stroke="none" draw:fill="none"/>
      <style:text-properties style:letter-kerning="true"/>
    </style:style>
    <style:style style:name="Kyodai_25_20Presentation_5f__5f__5f_-backgroundobjects" style:display-name="Kyodai%20Presentation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-notes" style:display-name="Kyodai%20Presentation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-outline1" style:display-name="Kyodai%20Presentation___-outline1" style:family="presentation">
      <style:graphic-properties draw:stroke="none" draw:fill="none">
        <text:list-style style:name="Kyodai_25_20Presentation_5f__5f__5f_-outline1" style:display-name="Kyodai%20Presenta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-outline2" style:display-name="Kyodai%20Presentation___-outline2" style:family="presentation" style:parent-style-name="Kyodai_25_20Presentation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-outline3" style:display-name="Kyodai%20Presentation___-outline3" style:family="presentation" style:parent-style-name="Kyodai_25_20Presentation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-outline4" style:display-name="Kyodai%20Presentation___-outline4" style:family="presentation" style:parent-style-name="Kyodai_25_20Presentation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-outline5" style:display-name="Kyodai%20Presentation___-outline5" style:family="presentation" style:parent-style-name="Kyodai_25_20Presentation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-outline6" style:display-name="Kyodai%20Presentation___-outline6" style:family="presentation" style:parent-style-name="Kyodai_25_20Presentation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-outline7" style:display-name="Kyodai%20Presentation___-outline7" style:family="presentation" style:parent-style-name="Kyodai_25_20Presentation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-outline8" style:display-name="Kyodai%20Presentation___-outline8" style:family="presentation" style:parent-style-name="Kyodai_25_20Presentation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-outline9" style:display-name="Kyodai%20Presentation___-outline9" style:family="presentation" style:parent-style-name="Kyodai_25_20Presentation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-subtitle" style:display-name="Kyodai%20Presentation___-subtitle" style:family="presentation">
      <style:graphic-properties draw:stroke="none" draw:fill="none" draw:textarea-vertical-align="middle">
        <text:list-style style:name="Kyodai_25_20Presentation_5f__5f__5f_-subtitle" style:display-name="Kyodai%20Presentation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-title" style:display-name="Kyodai%20Presentation___-title" style:family="presentation">
      <style:graphic-properties draw:stroke="none" draw:fill="none" draw:textarea-vertical-align="middle">
        <text:list-style style:name="Kyodai_25_20Presentation_5f__5f__5f_-title" style:display-name="Kyodai%20Presentation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-background" style:display-name="Kyodai%20Presentation____-background" style:family="presentation">
      <style:graphic-properties draw:stroke="none" draw:fill="none"/>
      <style:text-properties style:letter-kerning="true"/>
    </style:style>
    <style:style style:name="Kyodai_25_20Presentation_5f__5f__5f__5f_-backgroundobjects" style:display-name="Kyodai%20Presentation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-notes" style:display-name="Kyodai%20Presentation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-outline1" style:display-name="Kyodai%20Presentation____-outline1" style:family="presentation">
      <style:graphic-properties draw:stroke="none" draw:fill="none">
        <text:list-style style:name="Kyodai_25_20Presentation_5f__5f__5f__5f_-outline1" style:display-name="Kyodai%20Presenta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-outline2" style:display-name="Kyodai%20Presentation____-outline2" style:family="presentation" style:parent-style-name="Kyodai_25_20Presentation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-outline3" style:display-name="Kyodai%20Presentation____-outline3" style:family="presentation" style:parent-style-name="Kyodai_25_20Presentation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-outline4" style:display-name="Kyodai%20Presentation____-outline4" style:family="presentation" style:parent-style-name="Kyodai_25_20Presentation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-outline5" style:display-name="Kyodai%20Presentation____-outline5" style:family="presentation" style:parent-style-name="Kyodai_25_20Presentation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-outline6" style:display-name="Kyodai%20Presentation____-outline6" style:family="presentation" style:parent-style-name="Kyodai_25_20Presentation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-outline7" style:display-name="Kyodai%20Presentation____-outline7" style:family="presentation" style:parent-style-name="Kyodai_25_20Presentation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-outline8" style:display-name="Kyodai%20Presentation____-outline8" style:family="presentation" style:parent-style-name="Kyodai_25_20Presentation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-outline9" style:display-name="Kyodai%20Presentation____-outline9" style:family="presentation" style:parent-style-name="Kyodai_25_20Presentation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-subtitle" style:display-name="Kyodai%20Presentation____-subtitle" style:family="presentation">
      <style:graphic-properties draw:stroke="none" draw:fill="none" draw:textarea-vertical-align="middle">
        <text:list-style style:name="Kyodai_25_20Presentation_5f__5f__5f__5f_-subtitle" style:display-name="Kyodai%20Presentation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-title" style:display-name="Kyodai%20Presentation____-title" style:family="presentation">
      <style:graphic-properties draw:stroke="none" draw:fill="none" draw:textarea-vertical-align="middle">
        <text:list-style style:name="Kyodai_25_20Presentation_5f__5f__5f__5f_-title" style:display-name="Kyodai%20Presentation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-background" style:display-name="Kyodai%20Presentation_____-background" style:family="presentation">
      <style:graphic-properties draw:stroke="none" draw:fill="none"/>
      <style:text-properties style:letter-kerning="true"/>
    </style:style>
    <style:style style:name="Kyodai_25_20Presentation_5f__5f__5f__5f__5f_-backgroundobjects" style:display-name="Kyodai%20Presentation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-notes" style:display-name="Kyodai%20Presentation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-outline1" style:display-name="Kyodai%20Presentation_____-outline1" style:family="presentation">
      <style:graphic-properties draw:stroke="none" draw:fill="none">
        <text:list-style style:name="Kyodai_25_20Presentation_5f__5f__5f__5f__5f_-outline1" style:display-name="Kyodai%20Presenta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-outline2" style:display-name="Kyodai%20Presentation_____-outline2" style:family="presentation" style:parent-style-name="Kyodai_25_20Presentation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-outline3" style:display-name="Kyodai%20Presentation_____-outline3" style:family="presentation" style:parent-style-name="Kyodai_25_20Presentation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-outline4" style:display-name="Kyodai%20Presentation_____-outline4" style:family="presentation" style:parent-style-name="Kyodai_25_20Presentation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-outline5" style:display-name="Kyodai%20Presentation_____-outline5" style:family="presentation" style:parent-style-name="Kyodai_25_20Presentation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-outline6" style:display-name="Kyodai%20Presentation_____-outline6" style:family="presentation" style:parent-style-name="Kyodai_25_20Presentation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-outline7" style:display-name="Kyodai%20Presentation_____-outline7" style:family="presentation" style:parent-style-name="Kyodai_25_20Presentation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-outline8" style:display-name="Kyodai%20Presentation_____-outline8" style:family="presentation" style:parent-style-name="Kyodai_25_20Presentation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-outline9" style:display-name="Kyodai%20Presentation_____-outline9" style:family="presentation" style:parent-style-name="Kyodai_25_20Presentation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-subtitle" style:display-name="Kyodai%20Presentation_____-subtitle" style:family="presentation">
      <style:graphic-properties draw:stroke="none" draw:fill="none" draw:textarea-vertical-align="middle">
        <text:list-style style:name="Kyodai_25_20Presentation_5f__5f__5f__5f__5f_-subtitle" style:display-name="Kyodai%20Presentation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-title" style:display-name="Kyodai%20Presentation_____-title" style:family="presentation">
      <style:graphic-properties draw:stroke="none" draw:fill="none" draw:textarea-vertical-align="middle">
        <text:list-style style:name="Kyodai_25_20Presentation_5f__5f__5f__5f__5f_-title" style:display-name="Kyodai%20Presentation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_5f_-background" style:display-name="Kyodai%20Presentation______-background" style:family="presentation">
      <style:graphic-properties draw:stroke="none" draw:fill="none"/>
      <style:text-properties style:letter-kerning="true"/>
    </style:style>
    <style:style style:name="Kyodai_25_20Presentation_5f__5f__5f__5f__5f__5f_-backgroundobjects" style:display-name="Kyodai%20Presentation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_5f_-notes" style:display-name="Kyodai%20Presentation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_5f_-outline1" style:display-name="Kyodai%20Presentation______-outline1" style:family="presentation">
      <style:graphic-properties draw:stroke="none" draw:fill="none">
        <text:list-style style:name="Kyodai_25_20Presentation_5f__5f__5f__5f__5f__5f_-outline1" style:display-name="Kyodai%20Presentation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_5f_-outline2" style:display-name="Kyodai%20Presentation______-outline2" style:family="presentation" style:parent-style-name="Kyodai_25_20Presentation_5f_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_5f_-outline3" style:display-name="Kyodai%20Presentation______-outline3" style:family="presentation" style:parent-style-name="Kyodai_25_20Presentation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_5f_-outline4" style:display-name="Kyodai%20Presentation______-outline4" style:family="presentation" style:parent-style-name="Kyodai_25_20Presentation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_5f_-outline5" style:display-name="Kyodai%20Presentation______-outline5" style:family="presentation" style:parent-style-name="Kyodai_25_20Presentation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-outline6" style:display-name="Kyodai%20Presentation______-outline6" style:family="presentation" style:parent-style-name="Kyodai_25_20Presentation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-outline7" style:display-name="Kyodai%20Presentation______-outline7" style:family="presentation" style:parent-style-name="Kyodai_25_20Presentation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-outline8" style:display-name="Kyodai%20Presentation______-outline8" style:family="presentation" style:parent-style-name="Kyodai_25_20Presentation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-outline9" style:display-name="Kyodai%20Presentation______-outline9" style:family="presentation" style:parent-style-name="Kyodai_25_20Presentation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-subtitle" style:display-name="Kyodai%20Presentation______-subtitle" style:family="presentation">
      <style:graphic-properties draw:stroke="none" draw:fill="none" draw:textarea-vertical-align="middle">
        <text:list-style style:name="Kyodai_25_20Presentation_5f__5f__5f__5f__5f__5f_-subtitle" style:display-name="Kyodai%20Presentation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_5f_-title" style:display-name="Kyodai%20Presentation______-title" style:family="presentation">
      <style:graphic-properties draw:stroke="none" draw:fill="none" draw:textarea-vertical-align="middle">
        <text:list-style style:name="Kyodai_25_20Presentation_5f__5f__5f__5f__5f__5f_-title" style:display-name="Kyodai%20Presentation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_5f__5f_-background" style:display-name="Kyodai%20Presentation_______-background" style:family="presentation">
      <style:graphic-properties draw:stroke="none" draw:fill="none"/>
      <style:text-properties style:letter-kerning="true"/>
    </style:style>
    <style:style style:name="Kyodai_25_20Presentation_5f__5f__5f__5f__5f__5f__5f_-backgroundobjects" style:display-name="Kyodai%20Presentation_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_5f__5f_-notes" style:display-name="Kyodai%20Presentation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_5f__5f_-outline1" style:display-name="Kyodai%20Presentation_______-outline1" style:family="presentation">
      <style:graphic-properties draw:stroke="none" draw:fill="none">
        <text:list-style style:name="Kyodai_25_20Presentation_5f__5f__5f__5f__5f__5f__5f_-outline1" style:display-name="Kyodai%20Presentation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_5f__5f_-outline2" style:display-name="Kyodai%20Presentation_______-outline2" style:family="presentation" style:parent-style-name="Kyodai_25_20Presentation_5f__5f_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_5f__5f_-outline3" style:display-name="Kyodai%20Presentation_______-outline3" style:family="presentation" style:parent-style-name="Kyodai_25_20Presentation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_5f__5f_-outline4" style:display-name="Kyodai%20Presentation_______-outline4" style:family="presentation" style:parent-style-name="Kyodai_25_20Presentation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_5f__5f_-outline5" style:display-name="Kyodai%20Presentation_______-outline5" style:family="presentation" style:parent-style-name="Kyodai_25_20Presentation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-outline6" style:display-name="Kyodai%20Presentation_______-outline6" style:family="presentation" style:parent-style-name="Kyodai_25_20Presentation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-outline7" style:display-name="Kyodai%20Presentation_______-outline7" style:family="presentation" style:parent-style-name="Kyodai_25_20Presentation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-outline8" style:display-name="Kyodai%20Presentation_______-outline8" style:family="presentation" style:parent-style-name="Kyodai_25_20Presentation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-outline9" style:display-name="Kyodai%20Presentation_______-outline9" style:family="presentation" style:parent-style-name="Kyodai_25_20Presentation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-subtitle" style:display-name="Kyodai%20Presentation_______-subtitle" style:family="presentation">
      <style:graphic-properties draw:stroke="none" draw:fill="none" draw:textarea-vertical-align="middle">
        <text:list-style style:name="Kyodai_25_20Presentation_5f__5f__5f__5f__5f__5f__5f_-subtitle" style:display-name="Kyodai%20Presentation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_5f__5f_-title" style:display-name="Kyodai%20Presentation_______-title" style:family="presentation">
      <style:graphic-properties draw:stroke="none" draw:fill="none" draw:textarea-vertical-align="middle">
        <text:list-style style:name="Kyodai_25_20Presentation_5f__5f__5f__5f__5f__5f__5f_-title" style:display-name="Kyodai%20Presentation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_5f__5f__5f_-background" style:display-name="Kyodai%20Presentation________-background" style:family="presentation">
      <style:graphic-properties draw:stroke="none" draw:fill="none"/>
      <style:text-properties style:letter-kerning="true"/>
    </style:style>
    <style:style style:name="Kyodai_25_20Presentation_5f__5f__5f__5f__5f__5f__5f__5f_-backgroundobjects" style:display-name="Kyodai%20Presentation__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_5f__5f__5f_-notes" style:display-name="Kyodai%20Presentation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_5f__5f__5f_-outline1" style:display-name="Kyodai%20Presentation________-outline1" style:family="presentation">
      <style:graphic-properties draw:stroke="none" draw:fill="none">
        <text:list-style style:name="Kyodai_25_20Presentation_5f__5f__5f__5f__5f__5f__5f__5f_-outline1" style:display-name="Kyodai%20Presentation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_5f__5f__5f_-outline2" style:display-name="Kyodai%20Presentation________-outline2" style:family="presentation" style:parent-style-name="Kyodai_25_20Presentation_5f__5f__5f_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_5f__5f__5f_-outline3" style:display-name="Kyodai%20Presentation________-outline3" style:family="presentation" style:parent-style-name="Kyodai_25_20Presentation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_5f__5f__5f_-outline4" style:display-name="Kyodai%20Presentation________-outline4" style:family="presentation" style:parent-style-name="Kyodai_25_20Presentation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_5f__5f__5f_-outline5" style:display-name="Kyodai%20Presentation________-outline5" style:family="presentation" style:parent-style-name="Kyodai_25_20Presentation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-outline6" style:display-name="Kyodai%20Presentation________-outline6" style:family="presentation" style:parent-style-name="Kyodai_25_20Presentation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-outline7" style:display-name="Kyodai%20Presentation________-outline7" style:family="presentation" style:parent-style-name="Kyodai_25_20Presentation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-outline8" style:display-name="Kyodai%20Presentation________-outline8" style:family="presentation" style:parent-style-name="Kyodai_25_20Presentation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-outline9" style:display-name="Kyodai%20Presentation________-outline9" style:family="presentation" style:parent-style-name="Kyodai_25_20Presentation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-subtitle" style:display-name="Kyodai%20Presentation________-subtitle" style:family="presentation">
      <style:graphic-properties draw:stroke="none" draw:fill="none" draw:textarea-vertical-align="middle">
        <text:list-style style:name="Kyodai_25_20Presentation_5f__5f__5f__5f__5f__5f__5f__5f_-subtitle" style:display-name="Kyodai%20Presentation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_5f__5f__5f_-title" style:display-name="Kyodai%20Presentation________-title" style:family="presentation">
      <style:graphic-properties draw:stroke="none" draw:fill="none" draw:textarea-vertical-align="middle">
        <text:list-style style:name="Kyodai_25_20Presentation_5f__5f__5f__5f__5f__5f__5f__5f_-title" style:display-name="Kyodai%20Presentation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_5f__5f__5f__5f_-background" style:display-name="Kyodai%20Presentation_________-background" style:family="presentation">
      <style:graphic-properties draw:stroke="none" draw:fill="none"/>
      <style:text-properties style:letter-kerning="true"/>
    </style:style>
    <style:style style:name="Kyodai_25_20Presentation_5f__5f__5f__5f__5f__5f__5f__5f__5f_-backgroundobjects" style:display-name="Kyodai%20Presentation___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_5f__5f__5f__5f_-notes" style:display-name="Kyodai%20Presentation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_5f__5f__5f__5f_-outline1" style:display-name="Kyodai%20Presentation_________-outline1" style:family="presentation">
      <style:graphic-properties draw:stroke="none" draw:fill="none">
        <text:list-style style:name="Kyodai_25_20Presentation_5f__5f__5f__5f__5f__5f__5f__5f__5f_-outline1" style:display-name="Kyodai%20Presentation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_5f__5f__5f__5f_-outline2" style:display-name="Kyodai%20Presentation_________-outline2" style:family="presentation" style:parent-style-name="Kyodai_25_20Presentation_5f__5f__5f__5f_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_5f__5f__5f__5f_-outline3" style:display-name="Kyodai%20Presentation_________-outline3" style:family="presentation" style:parent-style-name="Kyodai_25_20Presentation_5f_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_5f__5f__5f__5f_-outline4" style:display-name="Kyodai%20Presentation_________-outline4" style:family="presentation" style:parent-style-name="Kyodai_25_20Presentation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_5f__5f__5f__5f_-outline5" style:display-name="Kyodai%20Presentation_________-outline5" style:family="presentation" style:parent-style-name="Kyodai_25_20Presentation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-outline6" style:display-name="Kyodai%20Presentation_________-outline6" style:family="presentation" style:parent-style-name="Kyodai_25_20Presentation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-outline7" style:display-name="Kyodai%20Presentation_________-outline7" style:family="presentation" style:parent-style-name="Kyodai_25_20Presentation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-outline8" style:display-name="Kyodai%20Presentation_________-outline8" style:family="presentation" style:parent-style-name="Kyodai_25_20Presentation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-outline9" style:display-name="Kyodai%20Presentation_________-outline9" style:family="presentation" style:parent-style-name="Kyodai_25_20Presentation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-subtitle" style:display-name="Kyodai%20Presentation_________-subtitle" style:family="presentation">
      <style:graphic-properties draw:stroke="none" draw:fill="none" draw:textarea-vertical-align="middle">
        <text:list-style style:name="Kyodai_25_20Presentation_5f__5f__5f__5f__5f__5f__5f__5f__5f_-subtitle" style:display-name="Kyodai%20Presentation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_5f__5f__5f__5f_-title" style:display-name="Kyodai%20Presentation_________-title" style:family="presentation">
      <style:graphic-properties draw:stroke="none" draw:fill="none" draw:textarea-vertical-align="middle">
        <text:list-style style:name="Kyodai_25_20Presentation_5f__5f__5f__5f__5f__5f__5f__5f__5f_-title" style:display-name="Kyodai%20Presentation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_5f__5f__5f__5f__5f_-background" style:display-name="Kyodai%20Presentation__________-background" style:family="presentation">
      <style:graphic-properties draw:stroke="none" draw:fill="none"/>
      <style:text-properties style:letter-kerning="true"/>
    </style:style>
    <style:style style:name="Kyodai_25_20Presentation_5f__5f__5f__5f__5f__5f__5f__5f__5f__5f_-backgroundobjects" style:display-name="Kyodai%20Presentation____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_5f__5f__5f__5f__5f_-notes" style:display-name="Kyodai%20Presentation_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_5f__5f__5f__5f__5f_-outline1" style:display-name="Kyodai%20Presentation__________-outline1" style:family="presentation">
      <style:graphic-properties draw:stroke="none" draw:fill="none">
        <text:list-style style:name="Kyodai_25_20Presentation_5f__5f__5f__5f__5f__5f__5f__5f__5f__5f_-outline1" style:display-name="Kyodai%20Presentation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_5f__5f__5f__5f__5f_-outline2" style:display-name="Kyodai%20Presentation__________-outline2" style:family="presentation" style:parent-style-name="Kyodai_25_20Presentation_5f__5f__5f__5f__5f_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_5f__5f__5f__5f__5f_-outline3" style:display-name="Kyodai%20Presentation__________-outline3" style:family="presentation" style:parent-style-name="Kyodai_25_20Presentation_5f__5f_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_5f__5f__5f__5f__5f_-outline4" style:display-name="Kyodai%20Presentation__________-outline4" style:family="presentation" style:parent-style-name="Kyodai_25_20Presentation_5f_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_5f__5f__5f__5f__5f_-outline5" style:display-name="Kyodai%20Presentation__________-outline5" style:family="presentation" style:parent-style-name="Kyodai_25_20Presentation_5f_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-outline6" style:display-name="Kyodai%20Presentation__________-outline6" style:family="presentation" style:parent-style-name="Kyodai_25_20Presentation_5f_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-outline7" style:display-name="Kyodai%20Presentation__________-outline7" style:family="presentation" style:parent-style-name="Kyodai_25_20Presentation_5f_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-outline8" style:display-name="Kyodai%20Presentation__________-outline8" style:family="presentation" style:parent-style-name="Kyodai_25_20Presentation_5f_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-outline9" style:display-name="Kyodai%20Presentation__________-outline9" style:family="presentation" style:parent-style-name="Kyodai_25_20Presentation_5f_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-subtitle" style:display-name="Kyodai%20Presentation__________-subtitle" style:family="presentation">
      <style:graphic-properties draw:stroke="none" draw:fill="none" draw:textarea-vertical-align="middle">
        <text:list-style style:name="Kyodai_25_20Presentation_5f__5f__5f__5f__5f__5f__5f__5f__5f__5f_-subtitle" style:display-name="Kyodai%20Presentation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_5f__5f__5f__5f__5f_-title" style:display-name="Kyodai%20Presentation__________-title" style:family="presentation">
      <style:graphic-properties draw:stroke="none" draw:fill="none" draw:textarea-vertical-align="middle">
        <text:list-style style:name="Kyodai_25_20Presentation_5f__5f__5f__5f__5f__5f__5f__5f__5f__5f_-title" style:display-name="Kyodai%20Presentation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_5f__5f__5f__5f__5f__5f__5f__5f__5f_-background" style:display-name="Kyodai%20Presentation___________-background" style:family="presentation">
      <style:graphic-properties draw:stroke="none" draw:fill="none"/>
      <style:text-properties style:letter-kerning="true"/>
    </style:style>
    <style:style style:name="Kyodai_25_20Presentation_5f__5f__5f__5f__5f__5f__5f__5f__5f__5f__5f_-backgroundobjects" style:display-name="Kyodai%20Presentation_____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_5f__5f__5f__5f__5f__5f__5f__5f__5f_-notes" style:display-name="Kyodai%20Presentation__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_5f__5f__5f__5f__5f__5f__5f__5f__5f_-outline1" style:display-name="Kyodai%20Presentation___________-outline1" style:family="presentation">
      <style:graphic-properties draw:stroke="none" draw:fill="none">
        <text:list-style style:name="Kyodai_25_20Presentation_5f__5f__5f__5f__5f__5f__5f__5f__5f__5f__5f_-outline1" style:display-name="Kyodai%20Presentation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_5f__5f__5f__5f__5f__5f__5f__5f__5f_-outline2" style:display-name="Kyodai%20Presentation___________-outline2" style:family="presentation" style:parent-style-name="Kyodai_25_20Presentation_5f__5f__5f__5f__5f__5f__5f__5f__5f_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_5f__5f__5f__5f__5f__5f__5f__5f__5f_-outline3" style:display-name="Kyodai%20Presentation___________-outline3" style:family="presentation" style:parent-style-name="Kyodai_25_20Presentation_5f__5f__5f_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_5f__5f__5f__5f__5f__5f__5f__5f__5f_-outline4" style:display-name="Kyodai%20Presentation___________-outline4" style:family="presentation" style:parent-style-name="Kyodai_25_20Presentation_5f__5f_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_5f__5f__5f__5f__5f__5f__5f__5f__5f_-outline5" style:display-name="Kyodai%20Presentation___________-outline5" style:family="presentation" style:parent-style-name="Kyodai_25_20Presentation_5f__5f_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_5f_-outline6" style:display-name="Kyodai%20Presentation___________-outline6" style:family="presentation" style:parent-style-name="Kyodai_25_20Presentation_5f__5f_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_5f_-outline7" style:display-name="Kyodai%20Presentation___________-outline7" style:family="presentation" style:parent-style-name="Kyodai_25_20Presentation_5f__5f_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_5f_-outline8" style:display-name="Kyodai%20Presentation___________-outline8" style:family="presentation" style:parent-style-name="Kyodai_25_20Presentation_5f__5f_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_5f_-outline9" style:display-name="Kyodai%20Presentation___________-outline9" style:family="presentation" style:parent-style-name="Kyodai_25_20Presentation_5f__5f_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_5f__5f__5f__5f__5f__5f__5f__5f__5f_-subtitle" style:display-name="Kyodai%20Presentation___________-subtitle" style:family="presentation">
      <style:graphic-properties draw:stroke="none" draw:fill="none" draw:textarea-vertical-align="middle">
        <text:list-style style:name="Kyodai_25_20Presentation_5f__5f__5f__5f__5f__5f__5f__5f__5f__5f__5f_-subtitle" style:display-name="Kyodai%20Presentation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_5f__5f__5f__5f__5f__5f__5f__5f__5f_-title" style:display-name="Kyodai%20Presentation___________-title" style:family="presentation">
      <style:graphic-properties draw:stroke="none" draw:fill="none" draw:textarea-vertical-align="middle">
        <text:list-style style:name="Kyodai_25_20Presentation_5f__5f__5f__5f__5f__5f__5f__5f__5f__5f__5f_-title" style:display-name="Kyodai%20Presentation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Kyodai_25_20Presentatio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Kyodai_25_20Presentation_5f_-backgroundobjects">
      <style:graphic-properties draw:stroke="none" draw:fill="none" draw:fill-color="#ffffff" draw:auto-grow-height="false" fo:min-height="1.397cm"/>
    </style:style>
    <style:style style:name="Mpr6" style:family="presentation" style:parent-style-name="Kyodai_25_20Presentation_5f_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Kyodai_25_20Presentation_5f_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Kyodai_25_20Presentation_5f__5f_-backgroundobjects">
      <style:graphic-properties draw:stroke="none" draw:fill="none" draw:fill-color="#ffffff" draw:auto-grow-height="false" fo:min-height="1.397cm"/>
    </style:style>
    <style:style style:name="Mpr9" style:family="presentation" style:parent-style-name="Kyodai_25_20Presentation_5f__5f_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Kyodai_25_20Presentation_5f__5f_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Kyodai_25_20Presentation_5f__5f__5f_-backgroundobjects">
      <style:graphic-properties draw:stroke="none" draw:fill="none" draw:fill-color="#ffffff" draw:auto-grow-height="false" fo:min-height="1.397cm"/>
    </style:style>
    <style:style style:name="Mpr12" style:family="presentation" style:parent-style-name="Kyodai_25_20Presentation_5f__5f__5f_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Kyodai_25_20Presentation_5f__5f__5f__5f_-backgroundobjects">
      <style:graphic-properties draw:stroke="none" draw:fill="none" draw:fill-color="#ffffff" draw:auto-grow-height="false" fo:min-height="1.449cm"/>
    </style:style>
    <style:style style:name="Mpr14" style:family="presentation" style:parent-style-name="Kyodai_25_20Presentation_5f__5f__5f_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Kyodai_25_20Presentation_5f__5f__5f__5f_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Kyodai_25_20Presentation_5f__5f__5f__5f__5f_-backgroundobjects">
      <style:graphic-properties draw:stroke="none" draw:fill="none" draw:fill-color="#ffffff" draw:auto-grow-height="false" fo:min-height="1.449cm"/>
    </style:style>
    <style:style style:name="Mpr17" style:family="presentation" style:parent-style-name="Kyodai_25_20Presentation_5f__5f__5f__5f__5f_-backgroundobjects">
      <style:graphic-properties draw:stroke="none" draw:fill="none" draw:fill-color="#ffffff" draw:auto-grow-height="false" fo:min-height="1.397cm"/>
    </style:style>
    <style:style style:name="Mpr18" style:family="presentation" style:parent-style-name="Kyodai_25_20Presentation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Kyodai_25_20Presentation_5f__5f__5f__5f__5f__5f_-backgroundobjects">
      <style:graphic-properties draw:stroke="none" draw:fill="none" draw:fill-color="#ffffff" draw:auto-grow-height="false" fo:min-height="1.449cm"/>
    </style:style>
    <style:style style:name="Mpr20" style:family="presentation" style:parent-style-name="Kyodai_25_20Presentation_5f__5f__5f__5f__5f__5f_-backgroundobjects">
      <style:graphic-properties draw:stroke="none" draw:fill="none" draw:fill-color="#ffffff" draw:auto-grow-height="false" fo:min-height="1.397cm"/>
    </style:style>
    <style:style style:name="Mpr21" style:family="presentation" style:parent-style-name="Kyodai_25_20Presentation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Kyodai_25_20Presentation_5f__5f__5f__5f__5f__5f__5f_-backgroundobjects">
      <style:graphic-properties draw:stroke="none" draw:fill="none" draw:fill-color="#ffffff" draw:auto-grow-height="false" fo:min-height="1.449cm"/>
    </style:style>
    <style:style style:name="Mpr23" style:family="presentation" style:parent-style-name="Kyodai_25_20Presentation_5f__5f__5f__5f__5f__5f__5f_-backgroundobjects">
      <style:graphic-properties draw:stroke="none" draw:fill="none" draw:fill-color="#ffffff" draw:auto-grow-height="false" fo:min-height="1.397cm"/>
    </style:style>
    <style:style style:name="Mpr24" style:family="presentation" style:parent-style-name="Kyodai_25_20Presentation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Kyodai_25_20Presentation_5f__5f__5f__5f__5f__5f__5f__5f_-backgroundobjects">
      <style:graphic-properties draw:stroke="none" draw:fill="none" draw:fill-color="#ffffff" draw:auto-grow-height="false" fo:min-height="1.449cm"/>
    </style:style>
    <style:style style:name="Mpr26" style:family="presentation" style:parent-style-name="Kyodai_25_20Presentation_5f__5f__5f__5f__5f__5f__5f__5f_-backgroundobjects">
      <style:graphic-properties draw:stroke="none" draw:fill="none" draw:fill-color="#ffffff" draw:auto-grow-height="false" fo:min-height="1.397cm"/>
    </style:style>
    <style:style style:name="Mpr27" style:family="presentation" style:parent-style-name="Kyodai_25_20Presentation_5f_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Kyodai_25_20Presentation_5f__5f__5f__5f__5f__5f__5f__5f__5f_-backgroundobjects">
      <style:graphic-properties draw:stroke="none" draw:fill="none" draw:fill-color="#ffffff" draw:auto-grow-height="false" fo:min-height="1.449cm"/>
    </style:style>
    <style:style style:name="Mpr29" style:family="presentation" style:parent-style-name="Kyodai_25_20Presentation_5f__5f__5f__5f__5f__5f__5f__5f__5f_-backgroundobjects">
      <style:graphic-properties draw:stroke="none" draw:fill="none" draw:fill-color="#ffffff" draw:auto-grow-height="false" fo:min-height="1.397cm"/>
    </style:style>
    <style:style style:name="Mpr30" style:family="presentation" style:parent-style-name="Kyodai_25_20Presentation_5f__5f_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Kyodai_25_20Presentation_5f__5f__5f__5f__5f__5f__5f__5f__5f_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Kyodai_25_20Presentation_5f__5f__5f__5f__5f__5f__5f__5f__5f__5f_-backgroundobjects">
      <style:graphic-properties draw:stroke="none" draw:fill="none" draw:fill-color="#ffffff" draw:auto-grow-height="false" fo:min-height="1.397cm"/>
    </style:style>
    <style:style style:name="Mpr33" style:family="presentation" style:parent-style-name="Kyodai_25_20Presentation_5f__5f__5f_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Kyodai_25_20Presentation_5f__5f__5f__5f__5f__5f__5f__5f__5f__5f__5f_-backgroundobjects">
      <style:graphic-properties draw:stroke="none" draw:fill="none" draw:fill-color="#ffffff" draw:auto-grow-height="false" fo:min-height="1.449cm"/>
    </style:style>
    <style:style style:name="Mpr35" style:family="presentation" style:parent-style-name="Kyodai_25_20Presentation_5f__5f__5f__5f__5f__5f__5f__5f__5f__5f__5f_-backgroundobjects">
      <style:graphic-properties draw:stroke="none" draw:fill="none" draw:fill-color="#ffffff" draw:auto-grow-height="false" fo:min-height="1.397cm"/>
    </style:style>
    <style:style style:name="Mpr36" style:family="presentation" style:parent-style-name="Kyodai_25_20Presentation_5f__5f__5f__5f_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color="#e6e6ff" style:font-name="TakaoExGothic" fo:font-size="17pt" style:font-name-asian="TakaoExGothic" style:font-size-asian="17pt" style:font-size-complex="17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style:font-name="TakaoExGothic" fo:font-size="20pt" style:text-underline-style="none" style:font-name-asian="TakaoGothic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office:forms form:automatic-focus="false" form:apply-design-mode="false"/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 Programming Tutorial 8 – Recurrent Neural Nets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" style:display-name="Kyodai%20Presentation_" style:page-layout-name="PM1" draw:style-name="Mdp1">
      <office:forms form:automatic-focus="false" form:apply-design-mode="false"/>
      <draw:frame presentation:style-name="Kyodai_25_20Presentation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-outline1" draw:layer="backgroundobjects" svg:width="25.199cm" svg:height="12.18cm" svg:x="1.471cm" svg:y="5.0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 Programming Tutorial 8 – Recurrent Neural Nets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-title" draw:layer="backgroundobjects" svg:width="13.968cm" svg:height="10.476cm" svg:x="3.81cm" svg:y="2.123cm" presentation:class="page"/>
        <draw:frame presentation:style-name="Kyodai_25_20Presentation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" style:display-name="Kyodai%20Presentation__" style:page-layout-name="PM1" draw:style-name="Mdp1">
      <office:forms form:automatic-focus="false" form:apply-design-mode="false"/>
      <draw:frame presentation:style-name="Kyodai_25_20Presentation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-outline1" draw:layer="backgroundobjects" svg:width="25.199cm" svg:height="12.18cm" svg:x="1.471cm" svg:y="5.08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 Programming Tutorial 8 – Recurrent Neural Nets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Kyodai_25_20Presentation_5f__5f_-title" draw:layer="backgroundobjects" svg:width="13.968cm" svg:height="10.476cm" svg:x="3.81cm" svg:y="2.123cm" presentation:class="page"/>
        <draw:frame presentation:style-name="Kyodai_25_20Presentation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" style:display-name="Kyodai%20Presentation___" style:page-layout-name="PM1" draw:style-name="Mdp1">
      <office:forms form:automatic-focus="false" form:apply-design-mode="false"/>
      <draw:frame presentation:style-name="Kyodai_25_20Presentation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 Programming Tutorial 8 – Recurrent Neural Nets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Kyodai_25_20Presentation_5f__5f__5f_-title" draw:layer="backgroundobjects" svg:width="13.968cm" svg:height="10.476cm" svg:x="3.81cm" svg:y="2.123cm" presentation:class="page"/>
        <draw:frame presentation:style-name="Kyodai_25_20Presentation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" style:display-name="Kyodai%20Presentation____" style:page-layout-name="PM1" draw:style-name="Mdp1">
      <office:forms form:automatic-focus="false" form:apply-design-mode="false"/>
      <draw:frame presentation:style-name="Kyodai_25_20Presentation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 Programming Tutorial 8 – Recurrent Neural Nets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-title" draw:layer="backgroundobjects" svg:width="13.968cm" svg:height="10.476cm" svg:x="3.81cm" svg:y="2.123cm" presentation:class="page"/>
        <draw:frame presentation:style-name="Kyodai_25_20Presentation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" style:display-name="Kyodai%20Presentation_____" style:page-layout-name="PM1" draw:style-name="Mdp1">
      <office:forms form:automatic-focus="false" form:apply-design-mode="false"/>
      <draw:frame presentation:style-name="Kyodai_25_20Presentation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 Programming Tutorial 8 – Recurrent Neural Nets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_5f_-title" draw:layer="backgroundobjects" svg:width="13.968cm" svg:height="10.476cm" svg:x="3.81cm" svg:y="2.123cm" presentation:class="page"/>
        <draw:frame presentation:style-name="Kyodai_25_20Presentation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_5f_" style:display-name="Kyodai%20Presentation______" style:page-layout-name="PM1" draw:style-name="Mdp1">
      <office:forms form:automatic-focus="false" form:apply-design-mode="false"/>
      <draw:frame presentation:style-name="Kyodai_25_20Presentation_5f_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1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 Programming Tutorial 8 – Recurrent Neural Nets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_5f__5f_-title" draw:layer="backgroundobjects" svg:width="13.968cm" svg:height="10.476cm" svg:x="3.81cm" svg:y="2.123cm" presentation:class="page"/>
        <draw:frame presentation:style-name="Kyodai_25_20Presentation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_5f__5f_" style:display-name="Kyodai%20Presentation_______" style:page-layout-name="PM1" draw:style-name="Mdp1">
      <office:forms form:automatic-focus="false" form:apply-design-mode="false"/>
      <draw:frame presentation:style-name="Kyodai_25_20Presentation_5f__5f_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2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 Programming Tutorial 8 – Recurrent Neural Nets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_5f__5f__5f_-title" draw:layer="backgroundobjects" svg:width="13.968cm" svg:height="10.476cm" svg:x="3.81cm" svg:y="2.123cm" presentation:class="page"/>
        <draw:frame presentation:style-name="Kyodai_25_20Presentation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_5f__5f__5f_" style:display-name="Kyodai%20Presentation________" style:page-layout-name="PM1" draw:style-name="Mdp1">
      <office:forms form:automatic-focus="false" form:apply-design-mode="false"/>
      <draw:frame presentation:style-name="Kyodai_25_20Presentation_5f__5f__5f_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2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5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 Programming Tutorial 8 – Recurrent Neural Nets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_5f__5f__5f__5f_-title" draw:layer="backgroundobjects" svg:width="13.968cm" svg:height="10.476cm" svg:x="3.81cm" svg:y="2.123cm" presentation:class="page"/>
        <draw:frame presentation:style-name="Kyodai_25_20Presentation_5f_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_5f__5f__5f__5f_" style:display-name="Kyodai%20Presentation_________" style:page-layout-name="PM1" draw:style-name="Mdp1">
      <office:forms form:automatic-focus="false" form:apply-design-mode="false"/>
      <draw:frame presentation:style-name="Kyodai_25_20Presentation_5f__5f__5f__5f_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2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 Programming Tutorial 8 – Recurrent Neural Nets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_5f__5f__5f__5f__5f_-title" draw:layer="backgroundobjects" svg:width="13.968cm" svg:height="10.476cm" svg:x="3.81cm" svg:y="2.123cm" presentation:class="page"/>
        <draw:frame presentation:style-name="Kyodai_25_20Presentation_5f__5f_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_5f__5f__5f__5f__5f_" style:display-name="Kyodai%20Presentation__________" style:page-layout-name="PM1" draw:style-name="Mdp1">
      <office:forms form:automatic-focus="false" form:apply-design-mode="false"/>
      <draw:frame presentation:style-name="Kyodai_25_20Presentation_5f__5f__5f__5f__5f_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3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3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 Programming Tutorial 8 – Recurrent Neural Nets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_5f__5f__5f__5f__5f__5f_-title" draw:layer="backgroundobjects" svg:width="13.968cm" svg:height="10.476cm" svg:x="3.81cm" svg:y="2.123cm" presentation:class="page"/>
        <draw:frame presentation:style-name="Kyodai_25_20Presentation_5f__5f__5f_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_5f__5f__5f__5f__5f__5f__5f__5f__5f_" style:display-name="Kyodai%20Presentation___________" style:page-layout-name="PM1" draw:style-name="Mdp1">
      <office:forms form:automatic-focus="false" form:apply-design-mode="false"/>
      <draw:frame presentation:style-name="Kyodai_25_20Presentation_5f__5f__5f__5f__5f__5f__5f__5f__5f_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_5f__5f__5f__5f__5f__5f__5f__5f__5f_-outline1" draw:layer="backgroundobjects" svg:width="25.199cm" svg:height="12.18cm" svg:x="1.471cm" svg:y="5.08cm" presentation:class="outline" presentation:placeholder="true">
        <draw:text-box/>
      </draw:frame>
      <draw:frame presentation:style-name="Mpr3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3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.27cm" svg:x="-0.001cm" svg:y="0cm">
        <draw:text-box>
          <text:p><text:span text:style-name="MT2">NLP Programming Tutorial 8 – Recurrent Neural Nets</text:span></text:p>
        </draw:text-box>
      </draw:frame>
      <draw:frame draw:style-name="Mgr4" draw:text-style-name="MP5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5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_5f__5f__5f__5f__5f__5f__5f__5f__5f_-title" draw:layer="backgroundobjects" svg:width="13.968cm" svg:height="10.476cm" svg:x="3.81cm" svg:y="2.123cm" presentation:class="page"/>
        <draw:frame presentation:style-name="Kyodai_25_20Presentation_5f__5f__5f__5f_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10DT1H44M28S</meta:editing-duration>
    <meta:editing-cycles>829</meta:editing-cycles>
    <dc:date>2015-07-22T13:01:59.536870000</dc:date>
    <meta:generator>LibreOffice/4.3.7.2$MacOSX_X86_64 LibreOffice_project/8a35821d8636a03b8bf4e15b48f59794652c68ba</meta:generator>
    <meta:document-statistic meta:object-count="809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math xmlns="http://www.w3.org/1998/Math/MathML" display="block">
  <semantics>
    <mrow>
      <mrow>
        <mstyle mathvariant="bold">
          <mstyle color="fuchsia">
            <msub>
              <mi>h</mi>
              <mi>t</mi>
            </msub>
          </mstyle>
        </mstyle>
        <mo stretchy="false">=</mo>
        <mi>tanh</mi>
      </mrow>
      <mrow>
        <mo fence="true" stretchy="false">(</mo>
        <mrow>
          <mrow>
            <mrow>
              <mstyle mathvariant="bold">
                <mstyle color="green">
                  <msub>
                    <mi>w</mi>
                    <mrow>
                      <mi>r</mi>
                      <mi>,</mi>
                      <mi>h</mi>
                    </mrow>
                  </msub>
                </mstyle>
              </mstyle>
              <mo stretchy="false">⋅</mo>
              <mstyle mathvariant="bold">
                <mstyle color="fuchsia">
                  <msub>
                    <mi>h</mi>
                    <mrow>
                      <mi>t</mi>
                      <mo stretchy="false">−</mo>
                      <mn>1</mn>
                    </mrow>
                  </msub>
                </mstyle>
              </mstyle>
            </mrow>
            <mo stretchy="false">+</mo>
            <mrow>
              <mstyle mathvariant="bold">
                <mstyle color="green">
                  <msub>
                    <mi>w</mi>
                    <mrow>
                      <mi>r</mi>
                      <mi>,</mi>
                      <mi>x</mi>
                    </mrow>
                  </msub>
                </mstyle>
              </mstyle>
              <mo stretchy="false">⋅</mo>
              <mstyle mathvariant="bold">
                <mstyle color="blue">
                  <msub>
                    <mi>x</mi>
                    <mi>t</mi>
                  </msub>
                </mstyle>
              </mstyle>
            </mrow>
            <mo stretchy="false">+</mo>
            <mstyle mathvariant="bold">
              <mstyle color="green">
                <msub>
                  <mi>b</mi>
                  <mi>r</mi>
                </msub>
              </mstyle>
            </mstyle>
          </mrow>
        </mrow>
        <mo fence="true" stretchy="false">)</mo>
      </mrow>
    </mrow>
    <annotation encoding="StarMath 5.0">bold color magenta {h_{t}} =
tanh(
{bold color green { w_{r,h} }} cdot { bold color magenta {h_{t-1}} } +
{bold color green { w_{r,x} }} cdot { bold color blue {x_{t}} } +
{bold color green { b_{r} }}
)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tyle color="red">
                <mi>y</mi>
              </mstyle>
              <mo stretchy="false">∣</mo>
              <mstyle color="blue">
                <mi>x</mi>
              </mstyle>
            </mrow>
          </mrow>
          <mo fence="true" stretchy="false">)</mo>
        </mrow>
        <mo stretchy="false">=</mo>
        <mfrac>
          <msup>
            <mi>e</mi>
            <mrow>
              <mrow>
                <mstyle color="green">
                  <mstyle mathvariant="bold">
                    <mi>w</mi>
                  </mstyle>
                </mstyle>
                <mo stretchy="false">⋅</mo>
                <mstyle color="fuchsia">
                  <mstyle mathvariant="bold">
                    <mi mathvariant="normal">ϕ</mi>
                  </mstyle>
                </mstyle>
              </mrow>
              <mrow>
                <mo fence="true" stretchy="false">(</mo>
                <mrow>
                  <mrow>
                    <mstyle color="blue">
                      <mi>x</mi>
                    </mstyle>
                    <mi>,</mi>
                    <mstyle color="red">
                      <mi>y</mi>
                    </mstyle>
                  </mrow>
                </mrow>
                <mo fence="true" stretchy="false">)</mo>
              </mrow>
            </mrow>
          </msup>
          <mrow>
            <msub>
              <mo stretchy="false">∑</mo>
              <mstyle color="red">
                <mover accent="true">
                  <mi>y</mi>
                  <mo stretchy="false">~</mo>
                </mover>
              </mstyle>
            </msub>
            <msup>
              <mi>e</mi>
              <mrow>
                <mrow>
                  <mstyle color="green">
                    <mstyle mathvariant="bold">
                      <mi>w</mi>
                    </mstyle>
                  </mstyle>
                  <mo stretchy="false">⋅</mo>
                  <mstyle color="fuchsia">
                    <mstyle mathvariant="bold">
                      <mi mathvariant="normal">ϕ</mi>
                    </mstyle>
                  </mstyle>
                </mrow>
                <mrow>
                  <mo fence="true" stretchy="false">(</mo>
                  <mrow>
                    <mrow>
                      <mstyle color="blue">
                        <mi>x</mi>
                      </mstyle>
                      <mi>,</mi>
                      <mstyle color="red">
                        <mover accent="true">
                          <mi>y</mi>
                          <mo stretchy="false">~</mo>
                        </mover>
                      </mstyle>
                    </mrow>
                  </mrow>
                  <mo fence="true" stretchy="false">)</mo>
                </mrow>
              </mrow>
            </msup>
          </mrow>
        </mfrac>
      </mrow>
    </mrow>
    <annotation encoding="StarMath 5.0">P( color red y divides color blue x) = {e^{color green bold w cdot color magenta bold %phi(color blue x, color red y)}} over {sum_{color red tilde y} e^{color green bold w cdot color magenta bold %phi(color blue x, color red tilde y)}}</annotation>
  </semantics>
</math>
</file>

<file path=Object 11/content.xml><?xml version="1.0" encoding="utf-8"?>
<math xmlns="http://www.w3.org/1998/Math/MathML" display="block">
  <semantics>
    <mrow>
      <mrow>
        <mo stretchy="false">−</mo>
        <mi>d</mi>
      </mrow>
      <mrow>
        <mtext>err</mtext>
        <mo stretchy="false">/</mo>
        <mi>d</mi>
      </mrow>
      <mrow>
        <mstyle mathvariant="bold">
          <mstyle color="fuchsia">
            <msub>
              <mi mathvariant="normal">ϕ</mi>
              <mi mathvariant="italic">out</mi>
            </msub>
          </mstyle>
        </mstyle>
        <mo stretchy="false">=</mo>
        <mrow>
          <mstyle mathvariant="bold">
            <mstyle color="red">
              <mrow>
                <mi>p</mi>
                <mi>'</mi>
              </mrow>
            </mstyle>
          </mstyle>
          <mo stretchy="false">−</mo>
          <mstyle mathvariant="bold">
            <mstyle color="red">
              <mi>p</mi>
            </mstyle>
          </mstyle>
        </mrow>
      </mrow>
    </mrow>
    <annotation encoding="StarMath 5.0">-d"err"/d{bold color magenta %phi_{out}} = 
bold color red {p'} - bold color red p</annotation>
  </semantics>
</math>
</file>

<file path=Object 12/content.xml><?xml version="1.0" encoding="utf-8"?>
<math xmlns="http://www.w3.org/1998/Math/MathML" display="block">
  <semantics>
    <mrow>
      <mstyle mathvariant="bold">
        <mstyle color="red">
          <mrow>
            <mi>p</mi>
            <mi>'</mi>
          </mrow>
        </mstyle>
      </mstyle>
      <mo stretchy="false">=</mo>
      <mrow>
        <mo fence="true" stretchy="false">{</mo>
        <mrow>
          <mrow>
            <mn>0,</mn>
            <mn>0,</mn>
            <mo stretchy="false">…</mo>
            <mi>,</mi>
            <mn>1,</mn>
            <mo stretchy="false">…</mo>
            <mi>,</mi>
            <mn>0</mn>
          </mrow>
        </mrow>
        <mo fence="true" stretchy="false">}</mo>
      </mrow>
    </mrow>
    <annotation encoding="StarMath 5.0">bold color red {p'} = lbrace 0, 0, dotslow, 1, dotslow, 0 rbrace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>
      <style:chart-properties chart:auto-position="true" style:rotation-angle="0"/>
      <style:text-properties fo:font-size="20pt" style:font-size-asian="20pt" style:font-size-complex="9pt"/>
    </style:style>
    <style:style style:name="ch5" style:family="chart" style:data-style-name="N0">
      <style:chart-properties chart:display-label="true" chart:logarithmic="false" chart:minimum="0" chart:maximum="0.4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6" style:family="chart">
      <style:chart-properties chart:auto-position="true" style:rotation-angle="90"/>
      <style:text-properties fo:font-size="20pt" style:font-size-asian="20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79cm" svg:height="7.721cm" xlink:href="." xlink:type="simple" chart:class="chart:scatter" chart:style-name="ch1">
        <chart:plot-area chart:style-name="ch2" chart:data-source-has-labels="both" svg:x="1.852cm" svg:y="0.154cm" svg:width="8.124cm" svg:height="5.794cm">
          <chartooo:coordinate-region svg:x="2.358cm" svg:y="0.542cm" svg:width="7.219cm" svg:height="4.382cm"/>
          <chart:axis chart:dimension="x" chart:name="primary-x" chart:style-name="ch3" chartooo:axis-type="auto">
            <chart:title svg:x="4.507cm" svg:y="6.102cm" chart:style-name="ch4">
              <text:p>w*phi(x)</text:p>
            </chart:title>
            <chart:categories table:cell-range-address="local-table.$A$2:.$A$202"/>
          </chart:axis>
          <chart:axis chart:dimension="y" chart:name="primary-y" chart:style-name="ch5">
            <chart:title svg:x="0.451cm" svg:y="5.817cm" chart:style-name="ch6">
              <text:p>dp(y|x)/dw*phi(x)</text:p>
            </chart:title>
            <chart:grid chart:style-name="ch7" chart:class="major"/>
          </chart:axis>
          <chart:series chart:style-name="ch8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0.0000453958077359517">
                <text:p>0.00004539580773595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9">
                <text:p>-9.9</text:p>
              </table:table-cell>
              <table:table-cell office:value-type="float" office:value="0.0000501696474376551">
                <text:p>0.0000501696474376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8">
                <text:p>-9.8</text:p>
              </table:table-cell>
              <table:table-cell office:value-type="float" office:value="0.000055445450183901">
                <text:p>0.000055445450183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7">
                <text:p>-9.7</text:p>
              </table:table-cell>
              <table:table-cell office:value-type="float" office:value="0.0000612759844101149">
                <text:p>0.0000612759844101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6">
                <text:p>-9.6</text:p>
              </table:table-cell>
              <table:table-cell office:value-type="float" office:value="0.0000677195630593284">
                <text:p>0.0000677195630593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5">
                <text:p>-9.5</text:p>
              </table:table-cell>
              <table:table-cell office:value-type="float" office:value="0.0000748406255528385">
                <text:p>0.0000748406255528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4">
                <text:p>-9.4</text:p>
              </table:table-cell>
              <table:table-cell office:value-type="float" office:value="0.00008271038071271">
                <text:p>0.00008271038071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3">
                <text:p>-9.3</text:p>
              </table:table-cell>
              <table:table-cell office:value-type="float" office:value="0.0000914075169901691">
                <text:p>0.0000914075169901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2">
                <text:p>-9.2</text:p>
              </table:table-cell>
              <table:table-cell office:value-type="float" office:value="0.000101018987009751">
                <text:p>0.0001010189870097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1">
                <text:p>-9.1</text:p>
              </table:table-cell>
              <table:table-cell office:value-type="float" office:value="0.000111640874161089">
                <text:p>0.0001116408741610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0.000123379349764848">
                <text:p>0.0001233793497648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9">
                <text:p>-8.9</text:p>
              </table:table-cell>
              <table:table-cell office:value-type="float" office:value="0.000136351730213389">
                <text:p>0.0001363517302133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8">
                <text:p>-8.8</text:p>
              </table:table-cell>
              <table:table-cell office:value-type="float" office:value="0.00015068764444773">
                <text:p>0.000150687644447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7">
                <text:p>-8.7</text:p>
              </table:table-cell>
              <table:table-cell office:value-type="float" office:value="0.000166530323188393">
                <text:p>0.0001665303231883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60000000000001">
                <text:p>-8.60000000000001</text:p>
              </table:table-cell>
              <table:table-cell office:value-type="float" office:value="0.000184038022497226">
                <text:p>0.000184038022497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50000000000001">
                <text:p>-8.50000000000001</text:p>
              </table:table-cell>
              <table:table-cell office:value-type="float" office:value="0.000203385595519805">
                <text:p>0.000203385595519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40000000000001">
                <text:p>-8.40000000000001</text:p>
              </table:table-cell>
              <table:table-cell office:value-type="float" office:value="0.000224766227653116">
                <text:p>0.000224766227653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30000000000001">
                <text:p>-8.30000000000001</text:p>
              </table:table-cell>
              <table:table-cell office:value-type="float" office:value="0.000248393351911641">
                <text:p>0.0002483933519116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20000000000001">
                <text:p>-8.20000000000001</text:p>
              </table:table-cell>
              <table:table-cell office:value-type="float" office:value="0.000274502762937523">
                <text:p>0.0002745027629375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.10000000000001">
                <text:p>-8.10000000000001</text:p>
              </table:table-cell>
              <table:table-cell office:value-type="float" office:value="0.000303354949928884">
                <text:p>0.0003033549499288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.00000000000001">
                <text:p>-8.00000000000001</text:p>
              </table:table-cell>
              <table:table-cell office:value-type="float" office:value="0.000335237670756472">
                <text:p>0.0003352376707564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90000000000001">
                <text:p>-7.90000000000001</text:p>
              </table:table-cell>
              <table:table-cell office:value-type="float" office:value="0.000370468791714924">
                <text:p>0.000370468791714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80000000000001">
                <text:p>-7.80000000000001</text:p>
              </table:table-cell>
              <table:table-cell office:value-type="float" office:value="0.000409399419723412">
                <text:p>0.0004093994197234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70000000000001">
                <text:p>-7.70000000000001</text:p>
              </table:table-cell>
              <table:table-cell office:value-type="float" office:value="0.00045241735636356">
                <text:p>0.00045241735636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60000000000001">
                <text:p>-7.60000000000001</text:p>
              </table:table-cell>
              <table:table-cell office:value-type="float" office:value="0.000499950905932036">
                <text:p>0.000499950905932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50000000000001">
                <text:p>-7.50000000000001</text:p>
              </table:table-cell>
              <table:table-cell office:value-type="float" office:value="0.000552473072702155">
                <text:p>0.000552473072702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40000000000001">
                <text:p>-7.40000000000001</text:p>
              </table:table-cell>
              <table:table-cell office:value-type="float" office:value="0.000610506185842613">
                <text:p>0.0006105061858426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30000000000001">
                <text:p>-7.30000000000001</text:p>
              </table:table-cell>
              <table:table-cell office:value-type="float" office:value="0.000674626993939633">
                <text:p>0.0006746269939396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20000000000001">
                <text:p>-7.20000000000001</text:p>
              </table:table-cell>
              <table:table-cell office:value-type="float" office:value="0.000745472274815774">
                <text:p>0.0007454722748157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10000000000001">
                <text:p>-7.10000000000001</text:p>
              </table:table-cell>
              <table:table-cell office:value-type="float" office:value="0.000823745010334744">
                <text:p>0.0008237450103347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.00000000000001">
                <text:p>-7.00000000000001</text:p>
              </table:table-cell>
              <table:table-cell office:value-type="float" office:value="0.000910221180121817">
                <text:p>0.000910221180121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90000000000001">
                <text:p>-6.90000000000001</text:p>
              </table:table-cell>
              <table:table-cell office:value-type="float" office:value="0.00100575723260145">
                <text:p>0.001005757232601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80000000000001">
                <text:p>-6.80000000000001</text:p>
              </table:table-cell>
              <table:table-cell office:value-type="float" office:value="0.0011112982964359">
                <text:p>0.00111129829643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70000000000001">
                <text:p>-6.70000000000001</text:p>
              </table:table-cell>
              <table:table-cell office:value-type="float" office:value="0.00122788720030741">
                <text:p>0.00122788720030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60000000000001">
                <text:p>-6.60000000000001</text:p>
              </table:table-cell>
              <table:table-cell office:value-type="float" office:value="0.00135667437397323">
                <text:p>0.001356674373973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50000000000001">
                <text:p>-6.50000000000001</text:p>
              </table:table-cell>
              <table:table-cell office:value-type="float" office:value="0.00149892870856903">
                <text:p>0.00149892870856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40000000000001">
                <text:p>-6.40000000000001</text:p>
              </table:table-cell>
              <table:table-cell office:value-type="float" office:value="0.00165604945915081">
                <text:p>0.001656049459150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30000000000001">
                <text:p>-6.30000000000001</text:p>
              </table:table-cell>
              <table:table-cell office:value-type="float" office:value="0.00182957927732587">
                <text:p>0.001829579277325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20000000000001">
                <text:p>-6.20000000000001</text:p>
              </table:table-cell>
              <table:table-cell office:value-type="float" office:value="0.00202121846637155">
                <text:p>0.002021218466371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.10000000000001">
                <text:p>-6.10000000000001</text:p>
              </table:table-cell>
              <table:table-cell office:value-type="float" office:value="0.00223284055527212">
                <text:p>0.00223284055527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.00000000000001">
                <text:p>-6.00000000000001</text:p>
              </table:table-cell>
              <table:table-cell office:value-type="float" office:value="0.00246650929136001">
                <text:p>0.00246650929136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90000000000001">
                <text:p>-5.90000000000001</text:p>
              </table:table-cell>
              <table:table-cell office:value-type="float" office:value="0.00272449715340039">
                <text:p>0.002724497153400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80000000000002">
                <text:p>-5.80000000000002</text:p>
              </table:table-cell>
              <table:table-cell office:value-type="float" office:value="0.00300930548759911">
                <text:p>0.003009305487599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70000000000002">
                <text:p>-5.70000000000002</text:p>
              </table:table-cell>
              <table:table-cell office:value-type="float" office:value="0.00332368636763572">
                <text:p>0.003323686367635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60000000000002">
                <text:p>-5.60000000000002</text:p>
              </table:table-cell>
              <table:table-cell office:value-type="float" office:value="0.00367066627579934">
                <text:p>0.003670666275799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50000000000002">
                <text:p>-5.50000000000002</text:p>
              </table:table-cell>
              <table:table-cell office:value-type="float" office:value="0.0040535716948697">
                <text:p>0.00405357169486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40000000000002">
                <text:p>-5.40000000000002</text:p>
              </table:table-cell>
              <table:table-cell office:value-type="float" office:value="0.00447605668860331">
                <text:p>0.004476056688603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30000000000002">
                <text:p>-5.30000000000002</text:p>
              </table:table-cell>
              <table:table-cell office:value-type="float" office:value="0.00494213253142587">
                <text:p>0.00494213253142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20000000000002">
                <text:p>-5.20000000000002</text:p>
              </table:table-cell>
              <table:table-cell office:value-type="float" office:value="0.0054561994238362">
                <text:p>0.00545619942383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10000000000002">
                <text:p>-5.10000000000002</text:p>
              </table:table-cell>
              <table:table-cell office:value-type="float" office:value="0.00602308029746661">
                <text:p>0.006023080297466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.00000000000002">
                <text:p>-5.00000000000002</text:p>
              </table:table-cell>
              <table:table-cell office:value-type="float" office:value="0.00664805667079004">
                <text:p>0.006648056670790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90000000000002">
                <text:p>-4.90000000000002</text:p>
              </table:table-cell>
              <table:table-cell office:value-type="float" office:value="0.00733690646083761">
                <text:p>0.007336906460837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80000000000002">
                <text:p>-4.80000000000002</text:p>
              </table:table-cell>
              <table:table-cell office:value-type="float" office:value="0.00809594358532935">
                <text:p>0.008095943585329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70000000000002">
                <text:p>-4.70000000000002</text:p>
              </table:table-cell>
              <table:table-cell office:value-type="float" office:value="0.00893205910024223">
                <text:p>0.008932059100242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60000000000002">
                <text:p>-4.60000000000002</text:p>
              </table:table-cell>
              <table:table-cell office:value-type="float" office:value="0.00985276350650602">
                <text:p>0.009852763506506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50000000000002">
                <text:p>-4.50000000000002</text:p>
              </table:table-cell>
              <table:table-cell office:value-type="float" office:value="0.010866229722225">
                <text:p>0.0108662297222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40000000000002">
                <text:p>-4.40000000000002</text:p>
              </table:table-cell>
              <table:table-cell office:value-type="float" office:value="0.0119813360491062">
                <text:p>0.01198133604910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30000000000002">
                <text:p>-4.30000000000002</text:p>
              </table:table-cell>
              <table:table-cell office:value-type="float" office:value="0.0132077082587399">
                <text:p>0.01320770825873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20000000000002">
                <text:p>-4.20000000000002</text:p>
              </table:table-cell>
              <table:table-cell office:value-type="float" office:value="0.0145557596807989">
                <text:p>0.01455575968079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10000000000002">
                <text:p>-4.10000000000002</text:p>
              </table:table-cell>
              <table:table-cell office:value-type="float" office:value="0.0160367278856848">
                <text:p>0.01603672788568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.00000000000002">
                <text:p>-4.00000000000002</text:p>
              </table:table-cell>
              <table:table-cell office:value-type="float" office:value="0.0176627062132908">
                <text:p>0.01766270621329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90000000000002">
                <text:p>-3.90000000000002</text:p>
              </table:table-cell>
              <table:table-cell office:value-type="float" office:value="0.0194466680024554">
                <text:p>0.01944666800245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80000000000002">
                <text:p>-3.80000000000002</text:p>
              </table:table-cell>
              <table:table-cell office:value-type="float" office:value="0.0214024809183497">
                <text:p>0.02140248091834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70000000000002">
                <text:p>-3.70000000000002</text:p>
              </table:table-cell>
              <table:table-cell office:value-type="float" office:value="0.02354490825518">
                <text:p>0.023544908255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60000000000002">
                <text:p>-3.60000000000002</text:p>
              </table:table-cell>
              <table:table-cell office:value-type="float" office:value="0.0258895935095375">
                <text:p>0.0258895935095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0000000000002">
                <text:p>-3.50000000000002</text:p>
              </table:table-cell>
              <table:table-cell office:value-type="float" office:value="0.0284530238797349">
                <text:p>0.02845302387973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40000000000002">
                <text:p>-3.40000000000002</text:p>
              </table:table-cell>
              <table:table-cell office:value-type="float" office:value="0.031252467658361">
                <text:p>0.0312524676583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30000000000002">
                <text:p>-3.30000000000002</text:p>
              </table:table-cell>
              <table:table-cell office:value-type="float" office:value="0.0343058797663657">
                <text:p>0.03430587976636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20000000000002">
                <text:p>-3.20000000000002</text:p>
              </table:table-cell>
              <table:table-cell office:value-type="float" office:value="0.0376317689545705">
                <text:p>0.03763176895457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10000000000002">
                <text:p>-3.10000000000002</text:p>
              </table:table-cell>
              <table:table-cell office:value-type="float" office:value="0.0412490195125294">
                <text:p>0.0412490195125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00000000000002">
                <text:p>-3.00000000000002</text:p>
              </table:table-cell>
              <table:table-cell office:value-type="float" office:value="0.0451766597309111">
                <text:p>0.0451766597309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90000000000003">
                <text:p>-2.90000000000003</text:p>
              </table:table-cell>
              <table:table-cell office:value-type="float" office:value="0.0494335689366421">
                <text:p>0.04943356893664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80000000000003">
                <text:p>-2.80000000000003</text:p>
              </table:table-cell>
              <table:table-cell office:value-type="float" office:value="0.0540381147563831">
                <text:p>0.05403811475638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70000000000003">
                <text:p>-2.70000000000003</text:p>
              </table:table-cell>
              <table:table-cell office:value-type="float" office:value="0.0590077124839139">
                <text:p>0.05900771248391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60000000000003">
                <text:p>-2.60000000000003</text:p>
              </table:table-cell>
              <table:table-cell office:value-type="float" office:value="0.064358299175772">
                <text:p>0.0643582991757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50000000000003">
                <text:p>-2.50000000000003</text:p>
              </table:table-cell>
              <table:table-cell office:value-type="float" office:value="0.0701037165451066">
                <text:p>0.07010371654510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40000000000003">
                <text:p>-2.40000000000003</text:p>
              </table:table-cell>
              <table:table-cell office:value-type="float" office:value="0.0762549990518505">
                <text:p>0.0762549990518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30000000000003">
                <text:p>-2.30000000000003</text:p>
              </table:table-cell>
              <table:table-cell office:value-type="float" office:value="0.0828195669907393">
                <text:p>0.08281956699073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20000000000003">
                <text:p>-2.20000000000003</text:p>
              </table:table-cell>
              <table:table-cell office:value-type="float" office:value="0.0898003290400667">
                <text:p>0.0898003290400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10000000000003">
                <text:p>-2.10000000000003</text:p>
              </table:table-cell>
              <table:table-cell office:value-type="float" office:value="0.0971947048006233">
                <text:p>0.09719470480062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00000000000003">
                <text:p>-2.00000000000003</text:p>
              </table:table-cell>
              <table:table-cell office:value-type="float" office:value="0.104993585403504">
                <text:p>0.1049935854035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90000000000003">
                <text:p>-1.90000000000003</text:p>
              </table:table-cell>
              <table:table-cell office:value-type="float" office:value="0.113180259261929">
                <text:p>0.1131802592619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80000000000003">
                <text:p>-1.80000000000003</text:p>
              </table:table-cell>
              <table:table-cell office:value-type="float" office:value="0.121729340287083">
                <text:p>0.1217293402870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70000000000003">
                <text:p>-1.70000000000003</text:p>
              </table:table-cell>
              <table:table-cell office:value-type="float" office:value="0.130605746966205">
                <text:p>0.1306057469662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60000000000003">
                <text:p>-1.60000000000003</text:p>
              </table:table-cell>
              <table:table-cell office:value-type="float" office:value="0.139763791933058">
                <text:p>0.1397637919330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50000000000003">
                <text:p>-1.50000000000003</text:p>
              </table:table-cell>
              <table:table-cell office:value-type="float" office:value="0.14914645207033">
                <text:p>0.149146452070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40000000000003">
                <text:p>-1.40000000000003</text:p>
              </table:table-cell>
              <table:table-cell office:value-type="float" office:value="0.158684897495612">
                <text:p>0.1586848974956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30000000000003">
                <text:p>-1.30000000000003</text:p>
              </table:table-cell>
              <table:table-cell office:value-type="float" office:value="0.168298362469057">
                <text:p>0.1682983624690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20000000000003">
                <text:p>-1.20000000000003</text:p>
              </table:table-cell>
              <table:table-cell office:value-type="float" office:value="0.177894440646803">
                <text:p>0.1778944406468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10000000000003">
                <text:p>-1.10000000000003</text:p>
              </table:table-cell>
              <table:table-cell office:value-type="float" office:value="0.187369879547518">
                <text:p>0.1873698795475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00000000000003">
                <text:p>-1.00000000000003</text:p>
              </table:table-cell>
              <table:table-cell office:value-type="float" office:value="0.196611933241479">
                <text:p>0.1966119332414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00000000000032">
                <text:p>-0.900000000000032</text:p>
              </table:table-cell>
              <table:table-cell office:value-type="float" office:value="0.205500307342261">
                <text:p>0.2055003073422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800000000000033">
                <text:p>-0.800000000000033</text:p>
              </table:table-cell>
              <table:table-cell office:value-type="float" office:value="0.213909696520292">
                <text:p>0.2139096965202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00000000000033">
                <text:p>-0.700000000000033</text:p>
              </table:table-cell>
              <table:table-cell office:value-type="float" office:value="0.221712873293107">
                <text:p>0.2217128732931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00000000000033">
                <text:p>-0.600000000000033</text:p>
              </table:table-cell>
              <table:table-cell office:value-type="float" office:value="0.228784240456655">
                <text:p>0.2287842404566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00000000000034">
                <text:p>-0.500000000000034</text:p>
              </table:table-cell>
              <table:table-cell office:value-type="float" office:value="0.235003712201593">
                <text:p>0.2350037122015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00000000000034">
                <text:p>-0.400000000000034</text:p>
              </table:table-cell>
              <table:table-cell office:value-type="float" office:value="0.240260745741528">
                <text:p>0.240260745741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300000000000034">
                <text:p>-0.300000000000034</text:p>
              </table:table-cell>
              <table:table-cell office:value-type="float" office:value="0.244458311690745">
                <text:p>0.2444583116907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00000000000035">
                <text:p>-0.200000000000035</text:p>
              </table:table-cell>
              <table:table-cell office:value-type="float" office:value="0.247516572711859">
                <text:p>0.2475165727118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00000000000035">
                <text:p>-0.100000000000035</text:p>
              </table:table-cell>
              <table:table-cell office:value-type="float" office:value="0.249376040192891">
                <text:p>0.2493760401928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00000000035527136788005">
                <text:p>-0.00000000000003552713678800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999999999999641">
                <text:p>0.0999999999999641</text:p>
              </table:table-cell>
              <table:table-cell office:value-type="float" office:value="0.249376040192892">
                <text:p>0.2493760401928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9999999999964">
                <text:p>0.199999999999964</text:p>
              </table:table-cell>
              <table:table-cell office:value-type="float" office:value="0.247516572711861">
                <text:p>0.2475165727118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99999999999963">
                <text:p>0.299999999999963</text:p>
              </table:table-cell>
              <table:table-cell office:value-type="float" office:value="0.244458311690747">
                <text:p>0.2444583116907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99999999999963">
                <text:p>0.399999999999963</text:p>
              </table:table-cell>
              <table:table-cell office:value-type="float" office:value="0.240260745741531">
                <text:p>0.2402607457415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99999999999963">
                <text:p>0.499999999999963</text:p>
              </table:table-cell>
              <table:table-cell office:value-type="float" office:value="0.235003712201597">
                <text:p>0.2350037122015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99999999999962">
                <text:p>0.599999999999962</text:p>
              </table:table-cell>
              <table:table-cell office:value-type="float" office:value="0.22878424045666">
                <text:p>0.228784240456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99999999999962">
                <text:p>0.699999999999962</text:p>
              </table:table-cell>
              <table:table-cell office:value-type="float" office:value="0.221712873293112">
                <text:p>0.2217128732931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99999999999962">
                <text:p>0.799999999999962</text:p>
              </table:table-cell>
              <table:table-cell office:value-type="float" office:value="0.213909696520298">
                <text:p>0.2139096965202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99999999999961">
                <text:p>0.899999999999961</text:p>
              </table:table-cell>
              <table:table-cell office:value-type="float" office:value="0.205500307342267">
                <text:p>0.2055003073422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9999999999961">
                <text:p>0.999999999999961</text:p>
              </table:table-cell>
              <table:table-cell office:value-type="float" office:value="0.196611933241485">
                <text:p>0.1966119332414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9999999999996">
                <text:p>1.09999999999996</text:p>
              </table:table-cell>
              <table:table-cell office:value-type="float" office:value="0.187369879547524">
                <text:p>0.1873698795475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9999999999996">
                <text:p>1.19999999999996</text:p>
              </table:table-cell>
              <table:table-cell office:value-type="float" office:value="0.177894440646809">
                <text:p>0.1778944406468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9999999999996">
                <text:p>1.29999999999996</text:p>
              </table:table-cell>
              <table:table-cell office:value-type="float" office:value="0.168298362469064">
                <text:p>0.1682983624690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9999999999996">
                <text:p>1.39999999999996</text:p>
              </table:table-cell>
              <table:table-cell office:value-type="float" office:value="0.158684897495619">
                <text:p>0.1586848974956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9999999999996">
                <text:p>1.49999999999996</text:p>
              </table:table-cell>
              <table:table-cell office:value-type="float" office:value="0.149146452070337">
                <text:p>0.1491464520703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9999999999996">
                <text:p>1.59999999999996</text:p>
              </table:table-cell>
              <table:table-cell office:value-type="float" office:value="0.139763791933065">
                <text:p>0.1397637919330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69999999999996">
                <text:p>1.69999999999996</text:p>
              </table:table-cell>
              <table:table-cell office:value-type="float" office:value="0.130605746966212">
                <text:p>0.1306057469662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9999999999996">
                <text:p>1.79999999999996</text:p>
              </table:table-cell>
              <table:table-cell office:value-type="float" office:value="0.121729340287089">
                <text:p>0.1217293402870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9999999999996">
                <text:p>1.89999999999996</text:p>
              </table:table-cell>
              <table:table-cell office:value-type="float" office:value="0.113180259261935">
                <text:p>0.1131802592619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9999999999996">
                <text:p>1.99999999999996</text:p>
              </table:table-cell>
              <table:table-cell office:value-type="float" office:value="0.10499358540351">
                <text:p>0.104993585403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09999999999996">
                <text:p>2.09999999999996</text:p>
              </table:table-cell>
              <table:table-cell office:value-type="float" office:value="0.0971947048006287">
                <text:p>0.09719470480062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9999999999996">
                <text:p>2.19999999999996</text:p>
              </table:table-cell>
              <table:table-cell office:value-type="float" office:value="0.0898003290400718">
                <text:p>0.08980032904007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9999999999996">
                <text:p>2.29999999999996</text:p>
              </table:table-cell>
              <table:table-cell office:value-type="float" office:value="0.0828195669907441">
                <text:p>0.08281956699074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39999999999996">
                <text:p>2.39999999999996</text:p>
              </table:table-cell>
              <table:table-cell office:value-type="float" office:value="0.076254999051855">
                <text:p>0.0762549990518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49999999999996">
                <text:p>2.49999999999996</text:p>
              </table:table-cell>
              <table:table-cell office:value-type="float" office:value="0.0701037165451108">
                <text:p>0.07010371654511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9999999999996">
                <text:p>2.59999999999996</text:p>
              </table:table-cell>
              <table:table-cell office:value-type="float" office:value="0.064358299175776">
                <text:p>0.0643582991757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69999999999995">
                <text:p>2.69999999999995</text:p>
              </table:table-cell>
              <table:table-cell office:value-type="float" office:value="0.0590077124839176">
                <text:p>0.05900771248391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79999999999995">
                <text:p>2.79999999999995</text:p>
              </table:table-cell>
              <table:table-cell office:value-type="float" office:value="0.0540381147563865">
                <text:p>0.05403811475638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89999999999995">
                <text:p>2.89999999999995</text:p>
              </table:table-cell>
              <table:table-cell office:value-type="float" office:value="0.0494335689366453">
                <text:p>0.04943356893664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99999999999995">
                <text:p>2.99999999999995</text:p>
              </table:table-cell>
              <table:table-cell office:value-type="float" office:value="0.045176659730914">
                <text:p>0.0451766597309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09999999999995">
                <text:p>3.09999999999995</text:p>
              </table:table-cell>
              <table:table-cell office:value-type="float" office:value="0.0412490195125321">
                <text:p>0.04124901951253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19999999999995">
                <text:p>3.19999999999995</text:p>
              </table:table-cell>
              <table:table-cell office:value-type="float" office:value="0.037631768954573">
                <text:p>0.0376317689545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29999999999995">
                <text:p>3.29999999999995</text:p>
              </table:table-cell>
              <table:table-cell office:value-type="float" office:value="0.034305879766368">
                <text:p>0.0343058797663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9999999999995">
                <text:p>3.39999999999995</text:p>
              </table:table-cell>
              <table:table-cell office:value-type="float" office:value="0.031252467658363">
                <text:p>0.0312524676583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9999999999995">
                <text:p>3.49999999999995</text:p>
              </table:table-cell>
              <table:table-cell office:value-type="float" office:value="0.0284530238797368">
                <text:p>0.02845302387973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9999999999995">
                <text:p>3.59999999999995</text:p>
              </table:table-cell>
              <table:table-cell office:value-type="float" office:value="0.0258895935095392">
                <text:p>0.02588959350953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69999999999995">
                <text:p>3.69999999999995</text:p>
              </table:table-cell>
              <table:table-cell office:value-type="float" office:value="0.0235449082551816">
                <text:p>0.0235449082551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79999999999995">
                <text:p>3.79999999999995</text:p>
              </table:table-cell>
              <table:table-cell office:value-type="float" office:value="0.0214024809183511">
                <text:p>0.02140248091835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89999999999995">
                <text:p>3.89999999999995</text:p>
              </table:table-cell>
              <table:table-cell office:value-type="float" office:value="0.0194466680024568">
                <text:p>0.01944666800245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99999999999995">
                <text:p>3.99999999999995</text:p>
              </table:table-cell>
              <table:table-cell office:value-type="float" office:value="0.017662706213292">
                <text:p>0.0176627062132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09999999999995">
                <text:p>4.09999999999995</text:p>
              </table:table-cell>
              <table:table-cell office:value-type="float" office:value="0.0160367278856859">
                <text:p>0.01603672788568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19999999999995">
                <text:p>4.19999999999995</text:p>
              </table:table-cell>
              <table:table-cell office:value-type="float" office:value="0.0145557596807999">
                <text:p>0.0145557596807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29999999999995">
                <text:p>4.29999999999995</text:p>
              </table:table-cell>
              <table:table-cell office:value-type="float" office:value="0.0132077082587408">
                <text:p>0.01320770825874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39999999999995">
                <text:p>4.39999999999995</text:p>
              </table:table-cell>
              <table:table-cell office:value-type="float" office:value="0.0119813360491071">
                <text:p>0.01198133604910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49999999999995">
                <text:p>4.49999999999995</text:p>
              </table:table-cell>
              <table:table-cell office:value-type="float" office:value="0.0108662297222258">
                <text:p>0.01086622972222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59999999999995">
                <text:p>4.59999999999995</text:p>
              </table:table-cell>
              <table:table-cell office:value-type="float" office:value="0.0098527635065067">
                <text:p>0.00985276350650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69999999999995">
                <text:p>4.69999999999995</text:p>
              </table:table-cell>
              <table:table-cell office:value-type="float" office:value="0.00893205910024285">
                <text:p>0.008932059100242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79999999999995">
                <text:p>4.79999999999995</text:p>
              </table:table-cell>
              <table:table-cell office:value-type="float" office:value="0.00809594358532992">
                <text:p>0.008095943585329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89999999999995">
                <text:p>4.89999999999995</text:p>
              </table:table-cell>
              <table:table-cell office:value-type="float" office:value="0.00733690646083813">
                <text:p>0.007336906460838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99999999999995">
                <text:p>4.99999999999995</text:p>
              </table:table-cell>
              <table:table-cell office:value-type="float" office:value="0.0066480566707905">
                <text:p>0.00664805667079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9999999999995">
                <text:p>5.09999999999995</text:p>
              </table:table-cell>
              <table:table-cell office:value-type="float" office:value="0.00602308029746703">
                <text:p>0.006023080297467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9999999999995">
                <text:p>5.19999999999995</text:p>
              </table:table-cell>
              <table:table-cell office:value-type="float" office:value="0.00545619942383659">
                <text:p>0.005456199423836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29999999999995">
                <text:p>5.29999999999995</text:p>
              </table:table-cell>
              <table:table-cell office:value-type="float" office:value="0.00494213253142622">
                <text:p>0.004942132531426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39999999999995">
                <text:p>5.39999999999995</text:p>
              </table:table-cell>
              <table:table-cell office:value-type="float" office:value="0.00447605668860362">
                <text:p>0.004476056688603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49999999999995">
                <text:p>5.49999999999995</text:p>
              </table:table-cell>
              <table:table-cell office:value-type="float" office:value="0.00405357169486999">
                <text:p>0.004053571694869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59999999999994">
                <text:p>5.59999999999994</text:p>
              </table:table-cell>
              <table:table-cell office:value-type="float" office:value="0.00367066627579959">
                <text:p>0.003670666275799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69999999999994">
                <text:p>5.69999999999994</text:p>
              </table:table-cell>
              <table:table-cell office:value-type="float" office:value="0.00332368636763595">
                <text:p>0.003323686367635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79999999999994">
                <text:p>5.79999999999994</text:p>
              </table:table-cell>
              <table:table-cell office:value-type="float" office:value="0.00300930548759933">
                <text:p>0.003009305487599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89999999999994">
                <text:p>5.89999999999994</text:p>
              </table:table-cell>
              <table:table-cell office:value-type="float" office:value="0.00272449715340058">
                <text:p>0.002724497153400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99999999999994">
                <text:p>5.99999999999994</text:p>
              </table:table-cell>
              <table:table-cell office:value-type="float" office:value="0.00246650929136019">
                <text:p>0.002466509291360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09999999999994">
                <text:p>6.09999999999994</text:p>
              </table:table-cell>
              <table:table-cell office:value-type="float" office:value="0.00223284055527228">
                <text:p>0.002232840555272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19999999999994">
                <text:p>6.19999999999994</text:p>
              </table:table-cell>
              <table:table-cell office:value-type="float" office:value="0.0020212184663717">
                <text:p>0.00202121846637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29999999999994">
                <text:p>6.29999999999994</text:p>
              </table:table-cell>
              <table:table-cell office:value-type="float" office:value="0.00182957927732601">
                <text:p>0.001829579277326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39999999999994">
                <text:p>6.39999999999994</text:p>
              </table:table-cell>
              <table:table-cell office:value-type="float" office:value="0.00165604945915093">
                <text:p>0.001656049459150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49999999999994">
                <text:p>6.49999999999994</text:p>
              </table:table-cell>
              <table:table-cell office:value-type="float" office:value="0.00149892870856913">
                <text:p>0.001498928708569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59999999999994">
                <text:p>6.59999999999994</text:p>
              </table:table-cell>
              <table:table-cell office:value-type="float" office:value="0.00135667437397333">
                <text:p>0.00135667437397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9999999999994">
                <text:p>6.69999999999994</text:p>
              </table:table-cell>
              <table:table-cell office:value-type="float" office:value="0.0012278872003075">
                <text:p>0.00122788720030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9999999999994">
                <text:p>6.79999999999994</text:p>
              </table:table-cell>
              <table:table-cell office:value-type="float" office:value="0.00111129829643597">
                <text:p>0.001111298296435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89999999999994">
                <text:p>6.89999999999994</text:p>
              </table:table-cell>
              <table:table-cell office:value-type="float" office:value="0.00100575723260152">
                <text:p>0.001005757232601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99999999999994">
                <text:p>6.99999999999994</text:p>
              </table:table-cell>
              <table:table-cell office:value-type="float" office:value="0.000910221180121881">
                <text:p>0.0009102211801218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09999999999994">
                <text:p>7.09999999999994</text:p>
              </table:table-cell>
              <table:table-cell office:value-type="float" office:value="0.000823745010334804">
                <text:p>0.0008237450103348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19999999999994">
                <text:p>7.19999999999994</text:p>
              </table:table-cell>
              <table:table-cell office:value-type="float" office:value="0.000745472274815827">
                <text:p>0.0007454722748158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29999999999994">
                <text:p>7.29999999999994</text:p>
              </table:table-cell>
              <table:table-cell office:value-type="float" office:value="0.00067462699393968">
                <text:p>0.000674626993939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9999999999994">
                <text:p>7.39999999999994</text:p>
              </table:table-cell>
              <table:table-cell office:value-type="float" office:value="0.000610506185842656">
                <text:p>0.0006105061858426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49999999999994">
                <text:p>7.49999999999994</text:p>
              </table:table-cell>
              <table:table-cell office:value-type="float" office:value="0.000552473072702196">
                <text:p>0.0005524730727021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59999999999994">
                <text:p>7.59999999999994</text:p>
              </table:table-cell>
              <table:table-cell office:value-type="float" office:value="0.000499950905932072">
                <text:p>0.0004999509059320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69999999999994">
                <text:p>7.69999999999994</text:p>
              </table:table-cell>
              <table:table-cell office:value-type="float" office:value="0.000452417356363592">
                <text:p>0.0004524173563635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79999999999994">
                <text:p>7.79999999999994</text:p>
              </table:table-cell>
              <table:table-cell office:value-type="float" office:value="0.000409399419723442">
                <text:p>0.0004093994197234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89999999999993">
                <text:p>7.89999999999993</text:p>
              </table:table-cell>
              <table:table-cell office:value-type="float" office:value="0.000370468791714951">
                <text:p>0.0003704687917149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99999999999994">
                <text:p>7.99999999999994</text:p>
              </table:table-cell>
              <table:table-cell office:value-type="float" office:value="0.000335237670756496">
                <text:p>0.0003352376707564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09999999999994">
                <text:p>8.09999999999994</text:p>
              </table:table-cell>
              <table:table-cell office:value-type="float" office:value="0.000303354949928905">
                <text:p>0.0003033549499289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19999999999994">
                <text:p>8.19999999999994</text:p>
              </table:table-cell>
              <table:table-cell office:value-type="float" office:value="0.000274502762937542">
                <text:p>0.0002745027629375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29999999999993">
                <text:p>8.29999999999993</text:p>
              </table:table-cell>
              <table:table-cell office:value-type="float" office:value="0.000248393351911659">
                <text:p>0.0002483933519116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39999999999993">
                <text:p>8.39999999999993</text:p>
              </table:table-cell>
              <table:table-cell office:value-type="float" office:value="0.000224766227653132">
                <text:p>0.0002247662276531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49999999999994">
                <text:p>8.49999999999994</text:p>
              </table:table-cell>
              <table:table-cell office:value-type="float" office:value="0.000203385595519819">
                <text:p>0.0002033855955198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59999999999993">
                <text:p>8.59999999999993</text:p>
              </table:table-cell>
              <table:table-cell office:value-type="float" office:value="0.000184038022497239">
                <text:p>0.0001840380224972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69999999999993">
                <text:p>8.69999999999993</text:p>
              </table:table-cell>
              <table:table-cell office:value-type="float" office:value="0.000166530323188405">
                <text:p>0.0001665303231884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79999999999993">
                <text:p>8.79999999999993</text:p>
              </table:table-cell>
              <table:table-cell office:value-type="float" office:value="0.000150687644447741">
                <text:p>0.0001506876444477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89999999999993">
                <text:p>8.89999999999993</text:p>
              </table:table-cell>
              <table:table-cell office:value-type="float" office:value="0.000136351730213398">
                <text:p>0.0001363517302133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99999999999993">
                <text:p>8.99999999999993</text:p>
              </table:table-cell>
              <table:table-cell office:value-type="float" office:value="0.000123379349764857">
                <text:p>0.0001233793497648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09999999999993">
                <text:p>9.09999999999993</text:p>
              </table:table-cell>
              <table:table-cell office:value-type="float" office:value="0.000111640874161097">
                <text:p>0.0001116408741610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19999999999993">
                <text:p>9.19999999999993</text:p>
              </table:table-cell>
              <table:table-cell office:value-type="float" office:value="0.000101018987009758">
                <text:p>0.0001010189870097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29999999999993">
                <text:p>9.29999999999993</text:p>
              </table:table-cell>
              <table:table-cell office:value-type="float" office:value="0.0000914075169901754">
                <text:p>0.00009140751699017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39999999999993">
                <text:p>9.39999999999993</text:p>
              </table:table-cell>
              <table:table-cell office:value-type="float" office:value="0.0000827103807127158">
                <text:p>0.00008271038071271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49999999999993">
                <text:p>9.49999999999993</text:p>
              </table:table-cell>
              <table:table-cell office:value-type="float" office:value="0.000074840625552844">
                <text:p>0.0000748406255528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59999999999993">
                <text:p>9.59999999999993</text:p>
              </table:table-cell>
              <table:table-cell office:value-type="float" office:value="0.0000677195630593332">
                <text:p>0.00006771956305933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69999999999993">
                <text:p>9.69999999999993</text:p>
              </table:table-cell>
              <table:table-cell office:value-type="float" office:value="0.0000612759844101191">
                <text:p>0.00006127598441011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79999999999993">
                <text:p>9.79999999999993</text:p>
              </table:table-cell>
              <table:table-cell office:value-type="float" office:value="0.0000554454501839049">
                <text:p>0.00005544545018390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89999999999993">
                <text:p>9.89999999999993</text:p>
              </table:table-cell>
              <table:table-cell office:value-type="float" office:value="0.0000501696474376588">
                <text:p>0.00005016964743765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99999999999993">
                <text:p>9.99999999999993</text:p>
              </table:table-cell>
              <table:table-cell office:value-type="float" office:value="0.0000453958077359549">
                <text:p>0.000045395807735954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_64 LibreOffice_project/8a35821d8636a03b8bf4e15b48f59794652c68ba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math xmlns="http://www.w3.org/1998/Math/MathML" display="block">
  <semantics>
    <mtable>
      <mtr>
        <mtd>
          <mrow>
            <mfrac>
              <mi>d</mi>
              <mrow>
                <mi>d</mi>
                <mstyle color="green">
                  <mi>w</mi>
                </mstyle>
              </mrow>
            </mfrac>
            <mi>P</mi>
            <mrow>
              <mo fence="true" stretchy="false">(</mo>
              <mrow>
                <mrow>
                  <mstyle color="red">
                    <mi>y</mi>
                  </mstyle>
                  <mo stretchy="false">=</mo>
                  <mn>1</mn>
                  <mo stretchy="false">∣</mo>
                  <mstyle color="blue">
                    <mi>x</mi>
                  </mstyle>
                </mrow>
              </mrow>
              <mo fence="true" stretchy="false">)</mo>
            </mrow>
          </mrow>
        </mtd>
        <mtd>
          <mtext>=</mtext>
        </mtd>
        <mtd>
          <mrow>
            <mfrac>
              <mi>d</mi>
              <mrow>
                <mi>d</mi>
                <mstyle color="green">
                  <mi>w</mi>
                </mstyle>
              </mrow>
            </mfrac>
            <mfrac>
              <msup>
                <mi>e</mi>
                <mrow>
                  <mrow>
                    <mstyle color="green">
                      <mstyle mathvariant="bold">
                        <mi>w</mi>
                      </mstyle>
                    </mstyle>
                    <mo stretchy="false">⋅</mo>
                    <mstyle color="fuchsia">
                      <mstyle mathvariant="bold">
                        <mi mathvariant="normal">ϕ</mi>
                      </mstyle>
                    </mstyle>
                  </mrow>
                  <mrow>
                    <mo fence="true" stretchy="false">(</mo>
                    <mrow>
                      <mstyle color="blue">
                        <mi>x</mi>
                      </mstyle>
                    </mrow>
                    <mo fence="true" stretchy="false">)</mo>
                  </mrow>
                </mrow>
              </msup>
              <mrow>
                <mn>1</mn>
                <mo stretchy="false">+</mo>
                <msup>
                  <mi>e</mi>
                  <mrow>
                    <mrow>
                      <mstyle color="green">
                        <mstyle mathvariant="bold">
                          <mi>w</mi>
                        </mstyle>
                      </mstyle>
                      <mo stretchy="false">⋅</mo>
                      <mstyle color="fuchsia">
                        <mstyle mathvariant="bold">
                          <mi mathvariant="normal">ϕ</mi>
                        </mstyle>
                      </mstyle>
                    </mrow>
                    <mrow>
                      <mo fence="true" stretchy="false">(</mo>
                      <mrow>
                        <mstyle color="blue">
                          <mi>x</mi>
                        </mstyle>
                      </mrow>
                      <mo fence="true" stretchy="false">)</mo>
                    </mrow>
                  </mrow>
                </msup>
              </mrow>
            </mfrac>
          </mrow>
        </mtd>
      </mtr>
      <mtr>
        <mtd>
          <mrow/>
        </mtd>
        <mtd>
          <mtext>=</mtext>
        </mtd>
        <mtd>
          <mrow>
            <mstyle color="fuchsia">
              <mstyle mathvariant="bold">
                <mi mathvariant="normal">ϕ</mi>
              </mstyle>
            </mstyle>
            <mrow>
              <mo fence="true" stretchy="false">(</mo>
              <mrow>
                <mstyle color="blue">
                  <mi>x</mi>
                </mstyle>
              </mrow>
              <mo fence="true" stretchy="false">)</mo>
            </mrow>
            <mfrac>
              <msup>
                <mi>e</mi>
                <mrow>
                  <mrow>
                    <mstyle color="green">
                      <mstyle mathvariant="bold">
                        <mi>w</mi>
                      </mstyle>
                    </mstyle>
                    <mo stretchy="false">⋅</mo>
                    <mstyle color="fuchsia">
                      <mstyle mathvariant="bold">
                        <mi mathvariant="normal">ϕ</mi>
                      </mstyle>
                    </mstyle>
                  </mrow>
                  <mrow>
                    <mo fence="true" stretchy="false">(</mo>
                    <mrow>
                      <mstyle color="blue">
                        <mi>x</mi>
                      </mstyle>
                    </mrow>
                    <mo fence="true" stretchy="false">)</mo>
                  </mrow>
                </mrow>
              </msup>
              <msup>
                <mrow>
                  <mo fence="true" stretchy="false">(</mo>
                  <mrow>
                    <mrow>
                      <mn>1</mn>
                      <mo stretchy="false">+</mo>
                      <msup>
                        <mi>e</mi>
                        <mrow>
                          <mrow>
                            <mstyle color="green">
                              <mstyle mathvariant="bold">
                                <mi>w</mi>
                              </mstyle>
                            </mstyle>
                            <mo stretchy="false">⋅</mo>
                            <mstyle color="fuchsia">
                              <mstyle mathvariant="bold">
                                <mi mathvariant="normal">ϕ</mi>
                              </mstyle>
                            </mstyle>
                          </mrow>
                          <mrow>
                            <mo fence="true" stretchy="false">(</mo>
                            <mrow>
                              <mstyle color="blue">
                                <mi>x</mi>
                              </mstyle>
                            </mrow>
                            <mo fence="true" stretchy="false">)</mo>
                          </mrow>
                        </mrow>
                      </msup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matrix{
d over {d color green w} P(color red y = 1 divides color blue x) # 
"=" # 
d over {d color green w} {e^{color green bold w cdot color magenta bold %phi(color blue x)}} over {1 + e^{color green bold w cdot color magenta bold %phi(color blue x)}} ##
{} # 
"=" #
color magenta bold %phi(color blue x) {{e^{color green bold w cdot color magenta bold %phi(color blue x)}} over {(1 + e^{color green bold w cdot color magenta bold %phi(color blue x)})^2}}
}</annotation>
  </semantics>
</math>
</file>

<file path=Object 15/content.xml><?xml version="1.0" encoding="utf-8"?>
<math xmlns="http://www.w3.org/1998/Math/MathML" display="block">
  <semantics>
    <mtable>
      <mtr>
        <mtd>
          <mrow>
            <mfrac>
              <mi>d</mi>
              <mrow>
                <mi>d</mi>
                <mstyle color="green">
                  <mi>w</mi>
                </mstyle>
              </mrow>
            </mfrac>
            <mi>P</mi>
            <mrow>
              <mo fence="true" stretchy="false">(</mo>
              <mrow>
                <mrow>
                  <mstyle color="red">
                    <mi>y</mi>
                  </mstyle>
                  <mo stretchy="false">=</mo>
                  <mrow>
                    <mo stretchy="false">−</mo>
                    <mn>1</mn>
                  </mrow>
                  <mo stretchy="false">∣</mo>
                  <mstyle color="blue">
                    <mi>x</mi>
                  </mstyle>
                </mrow>
              </mrow>
              <mo fence="true" stretchy="false">)</mo>
            </mrow>
          </mrow>
        </mtd>
        <mtd>
          <mtext>=</mtext>
        </mtd>
        <mtd>
          <mrow>
            <mfrac>
              <mi>d</mi>
              <mrow>
                <mi>d</mi>
                <mstyle color="green">
                  <mi>w</mi>
                </mstyle>
              </mrow>
            </mfrac>
            <mrow>
              <mo fence="true" stretchy="false">(</mo>
              <mrow>
                <mrow>
                  <mn>1</mn>
                  <mo stretchy="false">−</mo>
                  <mfrac>
                    <msup>
                      <mi>e</mi>
                      <mrow>
                        <mrow>
                          <mstyle color="green">
                            <mstyle mathvariant="bold">
                              <mi>w</mi>
                            </mstyle>
                          </mstyle>
                          <mo stretchy="false">⋅</mo>
                          <mstyle color="fuchsia">
                            <mstyle mathvariant="bold">
                              <mi mathvariant="normal">ϕ</mi>
                            </mstyle>
                          </mstyle>
                        </mrow>
                        <mrow>
                          <mo fence="true" stretchy="false">(</mo>
                          <mrow>
                            <mstyle color="blue">
                              <mi>x</mi>
                            </mstyle>
                          </mrow>
                          <mo fence="true" stretchy="false">)</mo>
                        </mrow>
                      </mrow>
                    </msup>
                    <mrow>
                      <mn>1</mn>
                      <mo stretchy="false">+</mo>
                      <msup>
                        <mi>e</mi>
                        <mrow>
                          <mrow>
                            <mstyle color="green">
                              <mstyle mathvariant="bold">
                                <mi>w</mi>
                              </mstyle>
                            </mstyle>
                            <mo stretchy="false">⋅</mo>
                            <mstyle color="fuchsia">
                              <mstyle mathvariant="bold">
                                <mi mathvariant="normal">ϕ</mi>
                              </mstyle>
                            </mstyle>
                          </mrow>
                          <mrow>
                            <mo fence="true" stretchy="false">(</mo>
                            <mrow>
                              <mstyle color="blue">
                                <mi>x</mi>
                              </mstyle>
                            </mrow>
                            <mo fence="true" stretchy="false">)</mo>
                          </mrow>
                        </mrow>
                      </msup>
                    </mrow>
                  </mfrac>
                </mrow>
              </mrow>
              <mo fence="true" stretchy="false">)</mo>
            </mrow>
          </mrow>
        </mtd>
      </mtr>
      <mtr>
        <mtd>
          <mrow/>
        </mtd>
        <mtd>
          <mtext>=</mtext>
        </mtd>
        <mtd>
          <mrow>
            <mrow>
              <mo stretchy="false">−</mo>
              <mstyle color="fuchsia">
                <mstyle mathvariant="bold">
                  <mi mathvariant="normal">ϕ</mi>
                </mstyle>
              </mstyle>
            </mrow>
            <mrow>
              <mo fence="true" stretchy="false">(</mo>
              <mrow>
                <mstyle color="blue">
                  <mi>x</mi>
                </mstyle>
              </mrow>
              <mo fence="true" stretchy="false">)</mo>
            </mrow>
            <mfrac>
              <msup>
                <mi>e</mi>
                <mrow>
                  <mrow>
                    <mstyle color="green">
                      <mstyle mathvariant="bold">
                        <mi>w</mi>
                      </mstyle>
                    </mstyle>
                    <mo stretchy="false">⋅</mo>
                    <mstyle color="fuchsia">
                      <mstyle mathvariant="bold">
                        <mi mathvariant="normal">ϕ</mi>
                      </mstyle>
                    </mstyle>
                  </mrow>
                  <mrow>
                    <mo fence="true" stretchy="false">(</mo>
                    <mrow>
                      <mstyle color="blue">
                        <mi>x</mi>
                      </mstyle>
                    </mrow>
                    <mo fence="true" stretchy="false">)</mo>
                  </mrow>
                </mrow>
              </msup>
              <msup>
                <mrow>
                  <mo fence="true" stretchy="false">(</mo>
                  <mrow>
                    <mrow>
                      <mn>1</mn>
                      <mo stretchy="false">+</mo>
                      <msup>
                        <mi>e</mi>
                        <mrow>
                          <mrow>
                            <mstyle color="green">
                              <mstyle mathvariant="bold">
                                <mi>w</mi>
                              </mstyle>
                            </mstyle>
                            <mo stretchy="false">⋅</mo>
                            <mstyle color="fuchsia">
                              <mstyle mathvariant="bold">
                                <mi mathvariant="normal">ϕ</mi>
                              </mstyle>
                            </mstyle>
                          </mrow>
                          <mrow>
                            <mo fence="true" stretchy="false">(</mo>
                            <mrow>
                              <mstyle color="blue">
                                <mi>x</mi>
                              </mstyle>
                            </mrow>
                            <mo fence="true" stretchy="false">)</mo>
                          </mrow>
                        </mrow>
                      </msup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matrix{
d over {d color green w} P(color red y = -1 divides color blue x) # 
"=" # 
d over {d color green w} (1-{e^{color green bold w cdot color magenta bold %phi(color blue x)}} over {1 + e^{color green bold w cdot color magenta bold %phi(color blue x)}}) ##
{} # 
"=" #
- color magenta bold %phi(color blue x) {{e^{color green bold w cdot color magenta bold %phi(color blue x)}} over {(1 + e^{color green bold w cdot color magenta bold %phi(color blue x)})^2}}
}</annotation>
  </semantics>
</math>
</file>

<file path=Object 16/content.xml><?xml version="1.0" encoding="utf-8"?>
<math xmlns="http://www.w3.org/1998/Math/MathML" display="block">
  <semantics>
    <mrow>
      <mstyle color="fuchsia">
        <mstyle mathvariant="bold">
          <mi mathvariant="normal">ϕ</mi>
        </mstyle>
      </mstyle>
      <mrow>
        <mo fence="true" stretchy="false">(</mo>
        <mrow>
          <mstyle color="blue">
            <mi>x</mi>
          </mstyle>
        </mrow>
        <mo fence="true" stretchy="false">)</mo>
      </mrow>
    </mrow>
    <annotation encoding="StarMath 5.0">color magenta bold %phi(color blue x)</annotation>
  </semantics>
</math>
</file>

<file path=Object 17/content.xml><?xml version="1.0" encoding="utf-8"?>
<math xmlns="http://www.w3.org/1998/Math/MathML" display="block">
  <semantics>
    <mrow>
      <mstyle color="fuchsia">
        <mstyle mathvariant="bold">
          <mi mathvariant="normal">ϕ</mi>
        </mstyle>
      </mstyle>
      <mrow>
        <mo fence="true" stretchy="false">(</mo>
        <mrow>
          <mstyle color="blue">
            <mi>x</mi>
          </mstyle>
        </mrow>
        <mo fence="true" stretchy="false">)</mo>
      </mrow>
    </mrow>
    <annotation encoding="StarMath 5.0">color magenta bold %phi(color blue x)</annotation>
  </semantics>
</math>
</file>

<file path=Object 18/content.xml><?xml version="1.0" encoding="utf-8"?>
<math xmlns="http://www.w3.org/1998/Math/MathML" display="block">
  <semantics>
    <mrow>
      <mrow>
        <mfrac>
          <mrow>
            <mi>d</mi>
            <mi>P</mi>
            <mrow>
              <mo fence="true" stretchy="false">(</mo>
              <mrow>
                <mrow>
                  <mstyle color="red">
                    <mi>y</mi>
                  </mstyle>
                  <mo stretchy="false">=</mo>
                  <mn>1</mn>
                  <mo stretchy="false">∣</mo>
                  <mstyle mathvariant="bold">
                    <mstyle color="blue">
                      <mi>x</mi>
                    </mstyle>
                  </mstyle>
                </mrow>
              </mrow>
              <mo fence="true" stretchy="false">)</mo>
            </mrow>
          </mrow>
          <mrow>
            <mi>d</mi>
            <mstyle mathvariant="bold">
              <mstyle color="green">
                <msub>
                  <mi>w</mi>
                  <mn>4</mn>
                </msub>
              </mstyle>
            </mstyle>
          </mrow>
        </mfrac>
        <mo stretchy="false">=</mo>
        <mstyle color="fuchsia">
          <mstyle mathvariant="bold">
            <mi>h</mi>
          </mstyle>
        </mstyle>
      </mrow>
      <mrow>
        <mo fence="true" stretchy="false">(</mo>
        <mrow>
          <mstyle color="blue">
            <mi>x</mi>
          </mstyle>
        </mrow>
        <mo fence="true" stretchy="false">)</mo>
      </mrow>
      <mfrac>
        <msup>
          <mi>e</mi>
          <mrow>
            <mrow>
              <mstyle color="green">
                <mstyle mathvariant="bold">
                  <msub>
                    <mi>w</mi>
                    <mn>4</mn>
                  </msub>
                </mstyle>
              </mstyle>
              <mo stretchy="false">⋅</mo>
              <mstyle color="fuchsia">
                <mstyle mathvariant="bold">
                  <mi>h</mi>
                </mstyle>
              </mstyle>
            </mrow>
            <mrow>
              <mo fence="true" stretchy="false">(</mo>
              <mrow>
                <mstyle color="blue">
                  <mi>x</mi>
                </mstyle>
              </mrow>
              <mo fence="true" stretchy="false">)</mo>
            </mrow>
          </mrow>
        </msup>
        <msup>
          <mrow>
            <mo fence="true" stretchy="false">(</mo>
            <mrow>
              <mrow>
                <mn>1</mn>
                <mo stretchy="false">+</mo>
                <msup>
                  <mi>e</mi>
                  <mrow>
                    <mrow>
                      <mstyle color="green">
                        <mstyle mathvariant="bold">
                          <msub>
                            <mi>w</mi>
                            <mn>4</mn>
                          </msub>
                        </mstyle>
                      </mstyle>
                      <mo stretchy="false">⋅</mo>
                      <mstyle color="fuchsia">
                        <mstyle mathvariant="bold">
                          <mi>h</mi>
                        </mstyle>
                      </mstyle>
                    </mrow>
                    <mrow>
                      <mo fence="true" stretchy="false">(</mo>
                      <mrow>
                        <mstyle color="blue">
                          <mi>x</mi>
                        </mstyle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  <mn>2</mn>
        </msup>
      </mfrac>
    </mrow>
    <annotation encoding="StarMath 5.0">{d P(color red y = 1 divides bold color blue x)} over {d bold color green w_4} 
=
color magenta bold h(color blue x) {{e^{color green bold w_4 cdot color magenta bold h(color blue x)}} over {(1 + e^{color green bold w_4 cdot color magenta bold h(color blue x)})^2}}
</annotation>
  </semantics>
</math>
</file>

<file path=Object 19/content.xml><?xml version="1.0" encoding="utf-8"?>
<math xmlns="http://www.w3.org/1998/Math/MathML" display="block">
  <semantics>
    <mrow>
      <mstyle color="fuchsia">
        <mstyle mathvariant="bold">
          <mi>h</mi>
        </mstyle>
      </mstyle>
      <mrow>
        <mo fence="true" stretchy="false">(</mo>
        <mrow>
          <mstyle color="blue">
            <mi>x</mi>
          </mstyle>
        </mrow>
        <mo fence="true" stretchy="false">)</mo>
      </mrow>
    </mrow>
    <annotation encoding="StarMath 5.0">color magenta bold h(color blue x)</annotation>
  </semantics>
</math>
</file>

<file path=Object 2/content.xml><?xml version="1.0" encoding="utf-8"?>
<math xmlns="http://www.w3.org/1998/Math/MathML" display="block">
  <semantics>
    <mrow>
      <mrow>
        <mstyle mathvariant="bold">
          <mstyle color="red">
            <msub>
              <mi>p</mi>
              <mi>t</mi>
            </msub>
          </mstyle>
        </mstyle>
        <mo stretchy="false">=</mo>
        <mtext>softmax</mtext>
      </mrow>
      <mrow>
        <mo fence="true" stretchy="false">(</mo>
        <mrow>
          <mrow>
            <mrow>
              <mstyle mathvariant="bold">
                <mstyle color="green">
                  <msub>
                    <mi>w</mi>
                    <mrow>
                      <mi>o</mi>
                      <mi>,</mi>
                      <mi>h</mi>
                    </mrow>
                  </msub>
                </mstyle>
              </mstyle>
              <mo stretchy="false">⋅</mo>
              <mstyle mathvariant="bold">
                <mstyle color="fuchsia">
                  <msub>
                    <mi>h</mi>
                    <mi>t</mi>
                  </msub>
                </mstyle>
              </mstyle>
            </mrow>
            <mo stretchy="false">+</mo>
            <mstyle mathvariant="bold">
              <mstyle color="green">
                <msub>
                  <mi>b</mi>
                  <mi>o</mi>
                </msub>
              </mstyle>
            </mstyle>
          </mrow>
        </mrow>
        <mo fence="true" stretchy="false">)</mo>
      </mrow>
    </mrow>
    <annotation encoding="StarMath 5.0">bold color red {p_{t}} =
"softmax"(
{bold color green { w_{o,h} }} cdot { bold color magenta {h_{t}} } +
{bold color green { b_{o} }}
)</annotation>
  </semantics>
</math>
</file>

<file path=Object 20/content.xml><?xml version="1.0" encoding="utf-8"?>
<math xmlns="http://www.w3.org/1998/Math/MathML" display="block">
  <semantics>
    <mrow>
      <mfrac>
        <mrow>
          <mi>d</mi>
          <mi>P</mi>
          <mrow>
            <mo fence="true" stretchy="false">(</mo>
            <mrow>
              <mrow>
                <mstyle color="red">
                  <mi>y</mi>
                </mstyle>
                <mo stretchy="false">=</mo>
                <mn>1</mn>
                <mo stretchy="false">∣</mo>
                <mstyle mathvariant="bold">
                  <mstyle color="blue">
                    <mi>x</mi>
                  </mstyle>
                </mstyle>
              </mrow>
            </mrow>
            <mo fence="true" stretchy="false">)</mo>
          </mrow>
        </mrow>
        <mrow>
          <mi>d</mi>
          <mstyle mathvariant="bold">
            <mstyle color="green">
              <msub>
                <mi>w</mi>
                <mn>1</mn>
              </msub>
            </mstyle>
          </mstyle>
        </mrow>
      </mfrac>
      <mo stretchy="false">=</mo>
      <mtext>?</mtext>
    </mrow>
    <annotation encoding="StarMath 5.0">{d P(color red y = 1 divides bold color blue x)} over {d bold color green w_1} 
=
"?"</annotation>
  </semantics>
</math>
</file>

<file path=Object 21/content.xml><?xml version="1.0" encoding="utf-8"?>
<math xmlns="http://www.w3.org/1998/Math/MathML" display="block">
  <semantics>
    <mrow>
      <mfrac>
        <mrow>
          <mi>d</mi>
          <mi>P</mi>
          <mrow>
            <mo fence="true" stretchy="false">(</mo>
            <mrow>
              <mrow>
                <mstyle color="red">
                  <mi>y</mi>
                </mstyle>
                <mo stretchy="false">=</mo>
                <mn>1</mn>
                <mo stretchy="false">∣</mo>
                <mstyle mathvariant="bold">
                  <mstyle color="blue">
                    <mi>x</mi>
                  </mstyle>
                </mstyle>
              </mrow>
            </mrow>
            <mo fence="true" stretchy="false">)</mo>
          </mrow>
        </mrow>
        <mrow>
          <mi>d</mi>
          <mstyle mathvariant="bold">
            <mstyle color="green">
              <msub>
                <mi>w</mi>
                <mn>2</mn>
              </msub>
            </mstyle>
          </mstyle>
        </mrow>
      </mfrac>
      <mo stretchy="false">=</mo>
      <mtext>?</mtext>
    </mrow>
    <annotation encoding="StarMath 5.0">{d P(color red y = 1 divides bold color blue x)} over {d bold color green w_2} 
=
"?"</annotation>
  </semantics>
</math>
</file>

<file path=Object 22/content.xml><?xml version="1.0" encoding="utf-8"?>
<math xmlns="http://www.w3.org/1998/Math/MathML" display="block">
  <semantics>
    <mrow>
      <mfrac>
        <mrow>
          <mi>d</mi>
          <mi>P</mi>
          <mrow>
            <mo fence="true" stretchy="false">(</mo>
            <mrow>
              <mrow>
                <mstyle color="red">
                  <mi>y</mi>
                </mstyle>
                <mo stretchy="false">=</mo>
                <mn>1</mn>
                <mo stretchy="false">∣</mo>
                <mstyle mathvariant="bold">
                  <mstyle color="blue">
                    <mi>x</mi>
                  </mstyle>
                </mstyle>
              </mrow>
            </mrow>
            <mo fence="true" stretchy="false">)</mo>
          </mrow>
        </mrow>
        <mrow>
          <mi>d</mi>
          <mstyle mathvariant="bold">
            <mstyle color="green">
              <msub>
                <mi>w</mi>
                <mn>3</mn>
              </msub>
            </mstyle>
          </mstyle>
        </mrow>
      </mfrac>
      <mo stretchy="false">=</mo>
      <mtext>?</mtext>
    </mrow>
    <annotation encoding="StarMath 5.0">{d P(color red y = 1 divides bold color blue x)} over {d bold color green w_3} 
=
"?"</annotation>
  </semantics>
</math>
</file>

<file path=Object 23/content.xml><?xml version="1.0" encoding="utf-8"?>
<math xmlns="http://www.w3.org/1998/Math/MathML" display="block">
  <semantics>
    <mrow>
      <mrow>
        <mfrac>
          <mrow>
            <mi>d</mi>
            <mi>P</mi>
            <mrow>
              <mo fence="true" stretchy="false">(</mo>
              <mrow>
                <mrow>
                  <mstyle color="red">
                    <mi>y</mi>
                  </mstyle>
                  <mo stretchy="false">=</mo>
                  <mn>1</mn>
                  <mo stretchy="false">∣</mo>
                  <mstyle color="blue">
                    <mi>x</mi>
                  </mstyle>
                </mrow>
              </mrow>
              <mo fence="true" stretchy="false">)</mo>
            </mrow>
          </mrow>
          <mrow>
            <mi>d</mi>
            <mstyle mathvariant="bold">
              <mstyle color="green">
                <msub>
                  <mi>w</mi>
                  <mn>1</mn>
                </msub>
              </mstyle>
            </mstyle>
          </mrow>
        </mfrac>
        <mo stretchy="false">=</mo>
        <mfrac>
          <mrow>
            <mi>d</mi>
            <mi>P</mi>
            <mrow>
              <mo fence="true" stretchy="false">(</mo>
              <mrow>
                <mrow>
                  <mstyle color="red">
                    <mi>y</mi>
                  </mstyle>
                  <mo stretchy="false">=</mo>
                  <mn>1</mn>
                  <mo stretchy="false">∣</mo>
                  <mstyle color="blue">
                    <mi>x</mi>
                  </mstyle>
                </mrow>
              </mrow>
              <mo fence="true" stretchy="false">)</mo>
            </mrow>
          </mrow>
          <mrow>
            <mi>d</mi>
            <mstyle color="green">
              <mstyle mathvariant="bold">
                <msub>
                  <mi>w</mi>
                  <mn>4</mn>
                </msub>
              </mstyle>
            </mstyle>
            <mstyle color="fuchsia">
              <mstyle mathvariant="bold">
                <mi>h</mi>
              </mstyle>
            </mstyle>
            <mrow>
              <mo fence="true" stretchy="false">(</mo>
              <mrow>
                <mstyle color="blue">
                  <mstyle mathvariant="bold">
                    <mi>x</mi>
                  </mstyle>
                </mstyle>
              </mrow>
              <mo fence="true" stretchy="false">)</mo>
            </mrow>
          </mrow>
        </mfrac>
      </mrow>
      <mfrac>
        <mrow>
          <mi>d</mi>
          <mstyle color="green">
            <mstyle mathvariant="bold">
              <msub>
                <mi>w</mi>
                <mn>4</mn>
              </msub>
            </mstyle>
          </mstyle>
          <mstyle color="fuchsia">
            <mstyle mathvariant="bold">
              <mi>h</mi>
            </mstyle>
          </mstyle>
          <mrow>
            <mo fence="true" stretchy="false">(</mo>
            <mrow>
              <mstyle color="blue">
                <mstyle mathvariant="bold">
                  <mi>x</mi>
                </mstyle>
              </mstyle>
            </mrow>
            <mo fence="true" stretchy="false">)</mo>
          </mrow>
        </mrow>
        <mrow>
          <mi>d</mi>
          <mstyle color="fuchsia">
            <msub>
              <mi>h</mi>
              <mn>1</mn>
            </msub>
          </mstyle>
          <mrow>
            <mo fence="true" stretchy="false">(</mo>
            <mrow>
              <mstyle color="blue">
                <mstyle mathvariant="bold">
                  <mi>x</mi>
                </mstyle>
              </mstyle>
            </mrow>
            <mo fence="true" stretchy="false">)</mo>
          </mrow>
        </mrow>
      </mfrac>
      <mfrac>
        <mrow>
          <mi>d</mi>
          <mstyle color="fuchsia">
            <msub>
              <mi>h</mi>
              <mn>1</mn>
            </msub>
          </mstyle>
          <mrow>
            <mo fence="true" stretchy="false">(</mo>
            <mrow>
              <mstyle color="blue">
                <mstyle mathvariant="bold">
                  <mi>x</mi>
                </mstyle>
              </mstyle>
            </mrow>
            <mo fence="true" stretchy="false">)</mo>
          </mrow>
        </mrow>
        <mrow>
          <mi>d</mi>
          <mstyle mathvariant="bold">
            <mstyle color="green">
              <msub>
                <mi>w</mi>
                <mn>1</mn>
              </msub>
            </mstyle>
          </mstyle>
        </mrow>
      </mfrac>
    </mrow>
    <annotation encoding="StarMath 5.0">{d P(color red y = 1 divides color blue x)} over {d bold color green w_1} 
=
{d P(color red y = 1 divides color blue x)} over {d color green bold w_4 color magenta bold h (color blue bold x)} {d color green bold w_4 color magenta bold h (color blue bold x)} over {d color magenta h_1 (color blue bold x)} {d color magenta h_1 (color blue bold x)} over {d bold color green w_1} </annotation>
  </semantics>
</math>
</file>

<file path=Object 24/content.xml><?xml version="1.0" encoding="utf-8"?>
<math xmlns="http://www.w3.org/1998/Math/MathML" display="block">
  <semantics>
    <mfrac>
      <msup>
        <mi>e</mi>
        <mrow>
          <mrow>
            <mstyle color="green">
              <mstyle mathvariant="bold">
                <msub>
                  <mi>w</mi>
                  <mn>4</mn>
                </msub>
              </mstyle>
            </mstyle>
            <mo stretchy="false">⋅</mo>
            <mstyle color="fuchsia">
              <mstyle mathvariant="bold">
                <mi>h</mi>
              </mstyle>
            </mstyle>
          </mrow>
          <mrow>
            <mo fence="true" stretchy="false">(</mo>
            <mrow>
              <mstyle color="blue">
                <mi>x</mi>
              </mstyle>
            </mrow>
            <mo fence="true" stretchy="false">)</mo>
          </mrow>
        </mrow>
      </msup>
      <msup>
        <mrow>
          <mo fence="true" stretchy="false">(</mo>
          <mrow>
            <mrow>
              <mn>1</mn>
              <mo stretchy="false">+</mo>
              <msup>
                <mi>e</mi>
                <mrow>
                  <mrow>
                    <mstyle color="green">
                      <mstyle mathvariant="bold">
                        <msub>
                          <mi>w</mi>
                          <mn>4</mn>
                        </msub>
                      </mstyle>
                    </mstyle>
                    <mo stretchy="false">⋅</mo>
                    <mstyle color="fuchsia">
                      <mstyle mathvariant="bold">
                        <mi>h</mi>
                      </mstyle>
                    </mstyle>
                  </mrow>
                  <mrow>
                    <mo fence="true" stretchy="false">(</mo>
                    <mrow>
                      <mstyle color="blue">
                        <mi>x</mi>
                      </mstyle>
                    </mrow>
                    <mo fence="true" stretchy="false">)</mo>
                  </mrow>
                </mrow>
              </msup>
            </mrow>
          </mrow>
          <mo fence="true" stretchy="false">)</mo>
        </mrow>
        <mn>2</mn>
      </msup>
    </mfrac>
    <annotation encoding="StarMath 5.0">{{e^{color green bold w_4 cdot color magenta bold h(color blue x)}} over {(1 + e^{color green bold w_4 cdot color magenta bold h(color blue x)})^2}}
</annotation>
  </semantics>
</math>
</file>

<file path=Object 25/content.xml><?xml version="1.0" encoding="utf-8"?>
<math xmlns="http://www.w3.org/1998/Math/MathML" display="block">
  <semantics>
    <mstyle color="green">
      <msub>
        <mi>w</mi>
        <mn>1,4</mn>
      </msub>
    </mstyle>
    <annotation encoding="StarMath 5.0">color green w_{ 1,4 }</annotation>
  </semantics>
</math>
</file>

<file path=Object 26/content.xml><?xml version="1.0" encoding="utf-8"?>
<math xmlns="http://www.w3.org/1998/Math/MathML" display="block">
  <semantics>
    <mrow>
      <mrow>
        <mfrac>
          <mrow>
            <mi>d</mi>
            <mi>P</mi>
            <mrow>
              <mo fence="true" stretchy="false">(</mo>
              <mrow>
                <mrow>
                  <mstyle color="red">
                    <mi>y</mi>
                  </mstyle>
                  <mo stretchy="false">=</mo>
                  <mn>1</mn>
                  <mo stretchy="false">∣</mo>
                  <mstyle color="blue">
                    <mstyle mathvariant="bold">
                      <mi>x</mi>
                    </mstyle>
                  </mstyle>
                </mrow>
              </mrow>
              <mo fence="true" stretchy="false">)</mo>
            </mrow>
          </mrow>
          <mstyle color="green">
            <mstyle mathvariant="bold">
              <msub>
                <mi>w</mi>
                <mi>i</mi>
              </msub>
            </mstyle>
          </mstyle>
        </mfrac>
        <mo stretchy="false">=</mo>
        <mfrac>
          <mrow>
            <mi>d</mi>
            <mstyle color="fuchsia">
              <msub>
                <mi>h</mi>
                <mi>i</mi>
              </msub>
            </mstyle>
            <mrow>
              <mo fence="true" stretchy="false">(</mo>
              <mrow>
                <mstyle color="blue">
                  <mstyle mathvariant="bold">
                    <mi>x</mi>
                  </mstyle>
                </mstyle>
              </mrow>
              <mo fence="true" stretchy="false">)</mo>
            </mrow>
          </mrow>
          <mrow>
            <mi>d</mi>
            <mstyle color="green">
              <mstyle mathvariant="bold">
                <msub>
                  <mi>w</mi>
                  <mi>i</mi>
                </msub>
              </mstyle>
            </mstyle>
          </mrow>
        </mfrac>
      </mrow>
      <mrow>
        <msub>
          <mo stretchy="false">∑</mo>
          <mi>j</mi>
        </msub>
        <msub>
          <mi mathvariant="normal">δ</mi>
          <mi>j</mi>
        </msub>
      </mrow>
      <mstyle color="green">
        <msub>
          <mi>w</mi>
          <mrow>
            <mi>i</mi>
            <mi>,</mi>
            <mi>j</mi>
          </mrow>
        </msub>
      </mstyle>
    </mrow>
    <annotation encoding="StarMath 5.0">{ d P(color red y=1 divides color blue bold x) } over { color green bold w_i }
= {d color magenta h_i(color blue bold x)} over {d color green bold w_i} sum_j %delta_j color green {w_{i,j}}</annotation>
  </semantics>
</math>
</file>

<file path=Object 27/content.xml><?xml version="1.0" encoding="utf-8"?>
<math xmlns="http://www.w3.org/1998/Math/MathML" display="block">
  <semantics>
    <mrow>
      <mstyle color="fuchsia">
        <mstyle mathvariant="bold">
          <mi mathvariant="normal">ϕ</mi>
        </mstyle>
      </mstyle>
      <mrow>
        <mo fence="true" stretchy="false">(</mo>
        <mrow>
          <mstyle color="blue">
            <mi>x</mi>
          </mstyle>
        </mrow>
        <mo fence="true" stretchy="false">)</mo>
      </mrow>
    </mrow>
    <annotation encoding="StarMath 5.0">color magenta bold %phi(color blue x)</annotation>
  </semantics>
</math>
</file>

<file path=Object 3/content.xml><?xml version="1.0" encoding="utf-8"?>
<math xmlns="http://www.w3.org/1998/Math/MathML" display="block">
  <semantics>
    <mrow>
      <mstyle mathvariant="bold">
        <msub>
          <mi mathvariant="normal">ϕ</mi>
          <mi>t</mi>
        </msub>
      </mstyle>
      <mrow>
        <mo fence="true" stretchy="false">(</mo>
        <mrow>
          <mstyle color="blue">
            <mi>x</mi>
          </mstyle>
        </mrow>
        <mo fence="true" stretchy="false">)</mo>
      </mrow>
    </mrow>
    <annotation encoding="StarMath 5.0">bold {%phi_t}(color blue x)</annotation>
  </semantics>
</math>
</file>

<file path=Object 4/content.xml><?xml version="1.0" encoding="utf-8"?>
<math xmlns="http://www.w3.org/1998/Math/MathML" display="block">
  <semantics>
    <mstyle mathvariant="bold">
      <msub>
        <mi>h</mi>
        <mrow>
          <mi>t</mi>
          <mo stretchy="false">−</mo>
          <mn>1</mn>
        </mrow>
      </msub>
    </mstyle>
    <annotation encoding="StarMath 5.0">bold {h}_{t-1}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>
      <style:chart-properties chart:auto-position="true" style:rotation-angle="0"/>
      <style:text-properties fo:font-size="20pt" style:font-size-asian="20pt" style:font-size-complex="9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6" style:family="chart">
      <style:chart-properties chart:auto-position="true" style:rotation-angle="90"/>
      <style:text-properties fo:font-size="20pt" style:font-size-asian="20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31cm" svg:height="7.824cm" xlink:href="." xlink:type="simple" chart:class="chart:scatter" chart:style-name="ch1">
        <chart:plot-area chart:style-name="ch2" chart:data-source-has-labels="both" svg:x="1.877cm" svg:y="0.156cm" svg:width="9.326cm" svg:height="5.893cm">
          <chartooo:coordinate-region svg:x="2.383cm" svg:y="0.544cm" svg:width="8.421cm" svg:height="4.481cm"/>
          <chart:axis chart:dimension="x" chart:name="primary-x" chart:style-name="ch3" chartooo:axis-type="auto">
            <chart:title svg:x="5.133cm" svg:y="6.205cm" chart:style-name="ch4">
              <text:p>w*phi(x)</text:p>
            </chart:title>
            <chart:categories table:cell-range-address="local-table.$A$2:.$A$202"/>
          </chart:axis>
          <chart:axis chart:dimension="y" chart:name="primary-y" chart:style-name="ch5">
            <chart:title svg:x="0.451cm" svg:y="4.102cm" chart:style-name="ch6">
              <text:p>p(y|x)</text:p>
            </chart:title>
            <chart:grid chart:style-name="ch7" chart:class="major"/>
          </chart:axis>
          <chart:series chart:style-name="ch8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0.0000453978687024344">
                <text:p>0.00004539786870243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9">
                <text:p>-9.9</text:p>
              </table:table-cell>
              <table:table-cell office:value-type="float" office:value="0.0000501721646837642">
                <text:p>0.0000501721646837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8">
                <text:p>-9.8</text:p>
              </table:table-cell>
              <table:table-cell office:value-type="float" office:value="0.0000554485247227949">
                <text:p>0.0000554485247227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7">
                <text:p>-9.7</text:p>
              </table:table-cell>
              <table:table-cell office:value-type="float" office:value="0.0000612797396166024">
                <text:p>0.000061279739616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6">
                <text:p>-9.6</text:p>
              </table:table-cell>
              <table:table-cell office:value-type="float" office:value="0.0000677241496197701">
                <text:p>0.00006772414961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5">
                <text:p>-9.5</text:p>
              </table:table-cell>
              <table:table-cell office:value-type="float" office:value="0.0000748462275106111">
                <text:p>0.0000748462275106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4">
                <text:p>-9.4</text:p>
              </table:table-cell>
              <table:table-cell office:value-type="float" office:value="0.0000827172228516662">
                <text:p>0.0000827172228516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3">
                <text:p>-9.3</text:p>
              </table:table-cell>
              <table:table-cell office:value-type="float" office:value="0.0000914158738521613">
                <text:p>0.0000914158738521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2">
                <text:p>-9.2</text:p>
              </table:table-cell>
              <table:table-cell office:value-type="float" office:value="0.000101029193907773">
                <text:p>0.000101029193907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1">
                <text:p>-9.1</text:p>
              </table:table-cell>
              <table:table-cell office:value-type="float" office:value="0.000111653340629562">
                <text:p>0.0001116533406295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0.000123394575986231">
                <text:p>0.0001233945759862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9">
                <text:p>-8.9</text:p>
              </table:table-cell>
              <table:table-cell office:value-type="float" office:value="0.000136370327079497">
                <text:p>0.0001363703270794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8">
                <text:p>-8.8</text:p>
              </table:table-cell>
              <table:table-cell office:value-type="float" office:value="0.000150710358059757">
                <text:p>0.0001507103580597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7">
                <text:p>-8.7</text:p>
              </table:table-cell>
              <table:table-cell office:value-type="float" office:value="0.000166558064777335">
                <text:p>0.0001665580647773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60000000000001">
                <text:p>-8.60000000000001</text:p>
              </table:table-cell>
              <table:table-cell office:value-type="float" office:value="0.000184071904963423">
                <text:p>0.000184071904963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50000000000001">
                <text:p>-8.50000000000001</text:p>
              </table:table-cell>
              <table:table-cell office:value-type="float" office:value="0.000203426978055205">
                <text:p>0.000203426978055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40000000000001">
                <text:p>-8.40000000000001</text:p>
              </table:table-cell>
              <table:table-cell office:value-type="float" office:value="0.000224816770233294">
                <text:p>0.000224816770233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30000000000001">
                <text:p>-8.30000000000001</text:p>
              </table:table-cell>
              <table:table-cell office:value-type="float" office:value="0.000248455081839333">
                <text:p>0.000248455081839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20000000000001">
                <text:p>-8.20000000000001</text:p>
              </table:table-cell>
              <table:table-cell office:value-type="float" office:value="0.000274578156101331">
                <text:p>0.0002745781561013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.10000000000001">
                <text:p>-8.10000000000001</text:p>
              </table:table-cell>
              <table:table-cell office:value-type="float" office:value="0.000303447030028917">
                <text:p>0.0003034470300289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.00000000000001">
                <text:p>-8.00000000000001</text:p>
              </table:table-cell>
              <table:table-cell office:value-type="float" office:value="0.000335350130466476">
                <text:p>0.0003353501304664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90000000000001">
                <text:p>-7.90000000000001</text:p>
              </table:table-cell>
              <table:table-cell office:value-type="float" office:value="0.000370606140626394">
                <text:p>0.0003706061406263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80000000000001">
                <text:p>-7.80000000000001</text:p>
              </table:table-cell>
              <table:table-cell office:value-type="float" office:value="0.000409567164986047">
                <text:p>0.000409567164986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70000000000001">
                <text:p>-7.70000000000001</text:p>
              </table:table-cell>
              <table:table-cell office:value-type="float" office:value="0.000452622223240531">
                <text:p>0.000452622223240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60000000000001">
                <text:p>-7.60000000000001</text:p>
              </table:table-cell>
              <table:table-cell office:value-type="float" office:value="0.00050020110707956">
                <text:p>0.000500201107079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50000000000001">
                <text:p>-7.50000000000001</text:p>
              </table:table-cell>
              <table:table-cell office:value-type="float" office:value="0.000552778636923595">
                <text:p>0.0005527786369235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40000000000001">
                <text:p>-7.40000000000001</text:p>
              </table:table-cell>
              <table:table-cell office:value-type="float" office:value="0.000610879359434396">
                <text:p>0.0006108793594343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30000000000001">
                <text:p>-7.30000000000001</text:p>
              </table:table-cell>
              <table:table-cell office:value-type="float" office:value="0.000675082730632832">
                <text:p>0.0006750827306328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20000000000001">
                <text:p>-7.20000000000001</text:p>
              </table:table-cell>
              <table:table-cell office:value-type="float" office:value="0.00074602883383669">
                <text:p>0.000746028833836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10000000000001">
                <text:p>-7.10000000000001</text:p>
              </table:table-cell>
              <table:table-cell office:value-type="float" office:value="0.000824424686398286">
                <text:p>0.0008244246863982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.00000000000001">
                <text:p>-7.00000000000001</text:p>
              </table:table-cell>
              <table:table-cell office:value-type="float" office:value="0.000911051194400636">
                <text:p>0.0009110511944006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90000000000001">
                <text:p>-6.90000000000001</text:p>
              </table:table-cell>
              <table:table-cell office:value-type="float" office:value="0.00100677082008563">
                <text:p>0.001006770820085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80000000000001">
                <text:p>-6.80000000000001</text:p>
              </table:table-cell>
              <table:table-cell office:value-type="float" office:value="0.00111253603286031">
                <text:p>0.001112536032860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70000000000001">
                <text:p>-6.70000000000001</text:p>
              </table:table-cell>
              <table:table-cell office:value-type="float" office:value="0.00122939862127741">
                <text:p>0.00122939862127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60000000000001">
                <text:p>-6.60000000000001</text:p>
              </table:table-cell>
              <table:table-cell office:value-type="float" office:value="0.00135851995042894">
                <text:p>0.001358519950428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50000000000001">
                <text:p>-6.50000000000001</text:p>
              </table:table-cell>
              <table:table-cell office:value-type="float" office:value="0.00150118225673697">
                <text:p>0.001501182256736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40000000000001">
                <text:p>-6.40000000000001</text:p>
              </table:table-cell>
              <table:table-cell office:value-type="float" office:value="0.0016588010801744">
                <text:p>0.00165880108017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30000000000001">
                <text:p>-6.30000000000001</text:p>
              </table:table-cell>
              <table:table-cell office:value-type="float" office:value="0.00183293894249278">
                <text:p>0.001832938942492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20000000000001">
                <text:p>-6.20000000000001</text:p>
              </table:table-cell>
              <table:table-cell office:value-type="float" office:value="0.00202532038904985">
                <text:p>0.002025320389049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.10000000000001">
                <text:p>-6.10000000000001</text:p>
              </table:table-cell>
              <table:table-cell office:value-type="float" office:value="0.0022378485212763">
                <text:p>0.0022378485212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.00000000000001">
                <text:p>-6.00000000000001</text:p>
              </table:table-cell>
              <table:table-cell office:value-type="float" office:value="0.00247262315663474">
                <text:p>0.002472623156634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90000000000001">
                <text:p>-5.90000000000001</text:p>
              </table:table-cell>
              <table:table-cell office:value-type="float" office:value="0.00273196076301102">
                <text:p>0.002731960763011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80000000000002">
                <text:p>-5.80000000000002</text:p>
              </table:table-cell>
              <table:table-cell office:value-type="float" office:value="0.00301841632470838">
                <text:p>0.003018416324708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70000000000002">
                <text:p>-5.70000000000002</text:p>
              </table:table-cell>
              <table:table-cell office:value-type="float" office:value="0.00333480730741329">
                <text:p>0.003334807307413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60000000000002">
                <text:p>-5.60000000000002</text:p>
              </table:table-cell>
              <table:table-cell office:value-type="float" office:value="0.00368423989943593">
                <text:p>0.003684239899435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50000000000002">
                <text:p>-5.50000000000002</text:p>
              </table:table-cell>
              <table:table-cell office:value-type="float" office:value="0.00407013771589606">
                <text:p>0.004070137715896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40000000000002">
                <text:p>-5.40000000000002</text:p>
              </table:table-cell>
              <table:table-cell office:value-type="float" office:value="0.00449627316094111">
                <text:p>0.00449627316094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30000000000002">
                <text:p>-5.30000000000002</text:p>
              </table:table-cell>
              <table:table-cell office:value-type="float" office:value="0.00496680165005688">
                <text:p>0.00496680165005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20000000000002">
                <text:p>-5.20000000000002</text:p>
              </table:table-cell>
              <table:table-cell office:value-type="float" office:value="0.00548629889945031">
                <text:p>0.005486298899450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10000000000002">
                <text:p>-5.10000000000002</text:p>
              </table:table-cell>
              <table:table-cell office:value-type="float" office:value="0.00605980149158401">
                <text:p>0.006059801491584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.00000000000002">
                <text:p>-5.00000000000002</text:p>
              </table:table-cell>
              <table:table-cell office:value-type="float" office:value="0.00669285092428474">
                <text:p>0.006692850924284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90000000000002">
                <text:p>-4.90000000000002</text:p>
              </table:table-cell>
              <table:table-cell office:value-type="float" office:value="0.00739154134428184">
                <text:p>0.007391541344281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80000000000002">
                <text:p>-4.80000000000002</text:p>
              </table:table-cell>
              <table:table-cell office:value-type="float" office:value="0.00816257115315975">
                <text:p>0.008162571153159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70000000000002">
                <text:p>-4.70000000000002</text:p>
              </table:table-cell>
              <table:table-cell office:value-type="float" office:value="0.00901329865284766">
                <text:p>0.009013298652847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60000000000002">
                <text:p>-4.60000000000002</text:p>
              </table:table-cell>
              <table:table-cell office:value-type="float" office:value="0.00995180186690413">
                <text:p>0.009951801866904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50000000000002">
                <text:p>-4.50000000000002</text:p>
              </table:table-cell>
              <table:table-cell office:value-type="float" office:value="0.010986942630593">
                <text:p>0.0109869426305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40000000000002">
                <text:p>-4.40000000000002</text:p>
              </table:table-cell>
              <table:table-cell office:value-type="float" office:value="0.012128434984274">
                <text:p>0.012128434984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30000000000002">
                <text:p>-4.30000000000002</text:p>
              </table:table-cell>
              <table:table-cell office:value-type="float" office:value="0.0133869178276645">
                <text:p>0.01338691782766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20000000000002">
                <text:p>-4.20000000000002</text:p>
              </table:table-cell>
              <table:table-cell office:value-type="float" office:value="0.0147740316932728">
                <text:p>0.01477403169327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10000000000002">
                <text:p>-4.10000000000002</text:p>
              </table:table-cell>
              <table:table-cell office:value-type="float" office:value="0.0163024993714406">
                <text:p>0.01630249937144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.00000000000002">
                <text:p>-4.00000000000002</text:p>
              </table:table-cell>
              <table:table-cell office:value-type="float" office:value="0.0179862099620912">
                <text:p>0.01798620996209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90000000000002">
                <text:p>-3.90000000000002</text:p>
              </table:table-cell>
              <table:table-cell office:value-type="float" office:value="0.0198403057340771">
                <text:p>0.01984030573407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80000000000002">
                <text:p>-3.80000000000002</text:p>
              </table:table-cell>
              <table:table-cell office:value-type="float" office:value="0.02188127093613">
                <text:p>0.021881270936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70000000000002">
                <text:p>-3.70000000000002</text:p>
              </table:table-cell>
              <table:table-cell office:value-type="float" office:value="0.0241270214176687">
                <text:p>0.02412702141766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60000000000002">
                <text:p>-3.60000000000002</text:p>
              </table:table-cell>
              <table:table-cell office:value-type="float" office:value="0.0265969935768653">
                <text:p>0.02659699357686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0000000000002">
                <text:p>-3.50000000000002</text:p>
              </table:table-cell>
              <table:table-cell office:value-type="float" office:value="0.0293122307513557">
                <text:p>0.02931223075135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40000000000002">
                <text:p>-3.40000000000002</text:p>
              </table:table-cell>
              <table:table-cell office:value-type="float" office:value="0.0322954646984498">
                <text:p>0.03229546469844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30000000000002">
                <text:p>-3.30000000000002</text:p>
              </table:table-cell>
              <table:table-cell office:value-type="float" office:value="0.0355711892726354">
                <text:p>0.03557118927263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20000000000002">
                <text:p>-3.20000000000002</text:p>
              </table:table-cell>
              <table:table-cell office:value-type="float" office:value="0.0391657227967634">
                <text:p>0.03916572279676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10000000000002">
                <text:p>-3.10000000000002</text:p>
              </table:table-cell>
              <table:table-cell office:value-type="float" office:value="0.0431072549410851">
                <text:p>0.04310725494108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00000000000002">
                <text:p>-3.00000000000002</text:p>
              </table:table-cell>
              <table:table-cell office:value-type="float" office:value="0.0474258731775657">
                <text:p>0.04742587317756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90000000000003">
                <text:p>-2.90000000000003</text:p>
              </table:table-cell>
              <table:table-cell office:value-type="float" office:value="0.0521535630784165">
                <text:p>0.05215356307841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80000000000003">
                <text:p>-2.80000000000003</text:p>
              </table:table-cell>
              <table:table-cell office:value-type="float" office:value="0.0573241758988674">
                <text:p>0.05732417589886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70000000000003">
                <text:p>-2.70000000000003</text:p>
              </table:table-cell>
              <table:table-cell office:value-type="float" office:value="0.062973356056995">
                <text:p>0.0629733560569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60000000000003">
                <text:p>-2.60000000000003</text:p>
              </table:table-cell>
              <table:table-cell office:value-type="float" office:value="0.0691384203433451">
                <text:p>0.06913842034334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50000000000003">
                <text:p>-2.50000000000003</text:p>
              </table:table-cell>
              <table:table-cell office:value-type="float" office:value="0.0758581800212417">
                <text:p>0.07585818002124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40000000000003">
                <text:p>-2.40000000000003</text:p>
              </table:table-cell>
              <table:table-cell office:value-type="float" office:value="0.0831726964939203">
                <text:p>0.08317269649392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30000000000003">
                <text:p>-2.30000000000003</text:p>
              </table:table-cell>
              <table:table-cell office:value-type="float" office:value="0.0911229610148539">
                <text:p>0.09112296101485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20000000000003">
                <text:p>-2.20000000000003</text:p>
              </table:table-cell>
              <table:table-cell office:value-type="float" office:value="0.0997504891196827">
                <text:p>0.09975048911968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10000000000003">
                <text:p>-2.10000000000003</text:p>
              </table:table-cell>
              <table:table-cell office:value-type="float" office:value="0.10909682119561">
                <text:p>0.109096821195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00000000000003">
                <text:p>-2.00000000000003</text:p>
              </table:table-cell>
              <table:table-cell office:value-type="float" office:value="0.119202922022115">
                <text:p>0.1192029220221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90000000000003">
                <text:p>-1.90000000000003</text:p>
              </table:table-cell>
              <table:table-cell office:value-type="float" office:value="0.130108474362995">
                <text:p>0.1301084743629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80000000000003">
                <text:p>-1.80000000000003</text:p>
              </table:table-cell>
              <table:table-cell office:value-type="float" office:value="0.141851064900484">
                <text:p>0.1418510649004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70000000000003">
                <text:p>-1.70000000000003</text:p>
              </table:table-cell>
              <table:table-cell office:value-type="float" office:value="0.154465265083531">
                <text:p>0.1544652650835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60000000000003">
                <text:p>-1.60000000000003</text:p>
              </table:table-cell>
              <table:table-cell office:value-type="float" office:value="0.167981614866071">
                <text:p>0.1679816148660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50000000000003">
                <text:p>-1.50000000000003</text:p>
              </table:table-cell>
              <table:table-cell office:value-type="float" office:value="0.182425523806352">
                <text:p>0.1824255238063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40000000000003">
                <text:p>-1.40000000000003</text:p>
              </table:table-cell>
              <table:table-cell office:value-type="float" office:value="0.197816111441413">
                <text:p>0.1978161114414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30000000000003">
                <text:p>-1.30000000000003</text:p>
              </table:table-cell>
              <table:table-cell office:value-type="float" office:value="0.214165016957436">
                <text:p>0.2141650169574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20000000000003">
                <text:p>-1.20000000000003</text:p>
              </table:table-cell>
              <table:table-cell office:value-type="float" office:value="0.231475216500977">
                <text:p>0.2314752165009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10000000000003">
                <text:p>-1.10000000000003</text:p>
              </table:table-cell>
              <table:table-cell office:value-type="float" office:value="0.249739894404876">
                <text:p>0.2497398944048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00000000000003">
                <text:p>-1.00000000000003</text:p>
              </table:table-cell>
              <table:table-cell office:value-type="float" office:value="0.268941421369989">
                <text:p>0.268941421369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00000000000032">
                <text:p>-0.900000000000032</text:p>
              </table:table-cell>
              <table:table-cell office:value-type="float" office:value="0.289050497374989">
                <text:p>0.2890504973749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800000000000033">
                <text:p>-0.800000000000033</text:p>
              </table:table-cell>
              <table:table-cell office:value-type="float" office:value="0.310025518872381">
                <text:p>0.3100255188723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00000000000033">
                <text:p>-0.700000000000033</text:p>
              </table:table-cell>
              <table:table-cell office:value-type="float" office:value="0.331812227831827">
                <text:p>0.3318122278318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00000000000033">
                <text:p>-0.600000000000033</text:p>
              </table:table-cell>
              <table:table-cell office:value-type="float" office:value="0.354343693774197">
                <text:p>0.3543436937741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00000000000034">
                <text:p>-0.500000000000034</text:p>
              </table:table-cell>
              <table:table-cell office:value-type="float" office:value="0.377540668798138">
                <text:p>0.3775406687981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00000000000034">
                <text:p>-0.400000000000034</text:p>
              </table:table-cell>
              <table:table-cell office:value-type="float" office:value="0.40131233988754">
                <text:p>0.401312339887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300000000000034">
                <text:p>-0.300000000000034</text:p>
              </table:table-cell>
              <table:table-cell office:value-type="float" office:value="0.425557483188333">
                <text:p>0.425557483188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00000000000035">
                <text:p>-0.200000000000035</text:p>
              </table:table-cell>
              <table:table-cell office:value-type="float" office:value="0.450166002687513">
                <text:p>0.4501660026875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00000000000035">
                <text:p>-0.100000000000035</text:p>
              </table:table-cell>
              <table:table-cell office:value-type="float" office:value="0.475020812521051">
                <text:p>0.4750208125210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00000000035527136788005">
                <text:p>-0.000000000000035527136788005</text:p>
              </table:table-cell>
              <table:table-cell office:value-type="float" office:value="0.499999999999991">
                <text:p>0.4999999999999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999999999999641">
                <text:p>0.0999999999999641</text:p>
              </table:table-cell>
              <table:table-cell office:value-type="float" office:value="0.524979187478931">
                <text:p>0.5249791874789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9999999999964">
                <text:p>0.199999999999964</text:p>
              </table:table-cell>
              <table:table-cell office:value-type="float" office:value="0.549833997312469">
                <text:p>0.5498339973124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99999999999963">
                <text:p>0.299999999999963</text:p>
              </table:table-cell>
              <table:table-cell office:value-type="float" office:value="0.57444251681165">
                <text:p>0.574442516811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99999999999963">
                <text:p>0.399999999999963</text:p>
              </table:table-cell>
              <table:table-cell office:value-type="float" office:value="0.598687660112443">
                <text:p>0.5986876601124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99999999999963">
                <text:p>0.499999999999963</text:p>
              </table:table-cell>
              <table:table-cell office:value-type="float" office:value="0.622459331201846">
                <text:p>0.6224593312018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99999999999962">
                <text:p>0.599999999999962</text:p>
              </table:table-cell>
              <table:table-cell office:value-type="float" office:value="0.645656306225787">
                <text:p>0.6456563062257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99999999999962">
                <text:p>0.699999999999962</text:p>
              </table:table-cell>
              <table:table-cell office:value-type="float" office:value="0.668187772168158">
                <text:p>0.6681877721681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99999999999962">
                <text:p>0.799999999999962</text:p>
              </table:table-cell>
              <table:table-cell office:value-type="float" office:value="0.689974481127604">
                <text:p>0.6899744811276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99999999999961">
                <text:p>0.899999999999961</text:p>
              </table:table-cell>
              <table:table-cell office:value-type="float" office:value="0.710949502624996">
                <text:p>0.7109495026249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9999999999961">
                <text:p>0.999999999999961</text:p>
              </table:table-cell>
              <table:table-cell office:value-type="float" office:value="0.731058578629997">
                <text:p>0.7310585786299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9999999999996">
                <text:p>1.09999999999996</text:p>
              </table:table-cell>
              <table:table-cell office:value-type="float" office:value="0.75026010559511">
                <text:p>0.750260105595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9999999999996">
                <text:p>1.19999999999996</text:p>
              </table:table-cell>
              <table:table-cell office:value-type="float" office:value="0.768524783499011">
                <text:p>0.7685247834990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9999999999996">
                <text:p>1.29999999999996</text:p>
              </table:table-cell>
              <table:table-cell office:value-type="float" office:value="0.785834983042552">
                <text:p>0.7858349830425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9999999999996">
                <text:p>1.39999999999996</text:p>
              </table:table-cell>
              <table:table-cell office:value-type="float" office:value="0.802183888558575">
                <text:p>0.8021838885585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9999999999996">
                <text:p>1.49999999999996</text:p>
              </table:table-cell>
              <table:table-cell office:value-type="float" office:value="0.817574476193638">
                <text:p>0.8175744761936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9999999999996">
                <text:p>1.59999999999996</text:p>
              </table:table-cell>
              <table:table-cell office:value-type="float" office:value="0.832018385133919">
                <text:p>0.8320183851339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69999999999996">
                <text:p>1.69999999999996</text:p>
              </table:table-cell>
              <table:table-cell office:value-type="float" office:value="0.84553473491646">
                <text:p>0.845534734916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9999999999996">
                <text:p>1.79999999999996</text:p>
              </table:table-cell>
              <table:table-cell office:value-type="float" office:value="0.858148935099507">
                <text:p>0.8581489350995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9999999999996">
                <text:p>1.89999999999996</text:p>
              </table:table-cell>
              <table:table-cell office:value-type="float" office:value="0.869891525636997">
                <text:p>0.8698915256369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9999999999996">
                <text:p>1.99999999999996</text:p>
              </table:table-cell>
              <table:table-cell office:value-type="float" office:value="0.880797077977878">
                <text:p>0.8807970779778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09999999999996">
                <text:p>2.09999999999996</text:p>
              </table:table-cell>
              <table:table-cell office:value-type="float" office:value="0.890903178804383">
                <text:p>0.8909031788043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9999999999996">
                <text:p>2.19999999999996</text:p>
              </table:table-cell>
              <table:table-cell office:value-type="float" office:value="0.900249510880311">
                <text:p>0.9002495108803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9999999999996">
                <text:p>2.29999999999996</text:p>
              </table:table-cell>
              <table:table-cell office:value-type="float" office:value="0.90887703898514">
                <text:p>0.908877038985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39999999999996">
                <text:p>2.39999999999996</text:p>
              </table:table-cell>
              <table:table-cell office:value-type="float" office:value="0.916827303506074">
                <text:p>0.9168273035060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49999999999996">
                <text:p>2.49999999999996</text:p>
              </table:table-cell>
              <table:table-cell office:value-type="float" office:value="0.924141819978753">
                <text:p>0.9241418199787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9999999999996">
                <text:p>2.59999999999996</text:p>
              </table:table-cell>
              <table:table-cell office:value-type="float" office:value="0.93086157965665">
                <text:p>0.930861579656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69999999999995">
                <text:p>2.69999999999995</text:p>
              </table:table-cell>
              <table:table-cell office:value-type="float" office:value="0.937026643943001">
                <text:p>0.937026643943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79999999999995">
                <text:p>2.79999999999995</text:p>
              </table:table-cell>
              <table:table-cell office:value-type="float" office:value="0.942675824101129">
                <text:p>0.942675824101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89999999999995">
                <text:p>2.89999999999995</text:p>
              </table:table-cell>
              <table:table-cell office:value-type="float" office:value="0.94784643692158">
                <text:p>0.947846436921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99999999999995">
                <text:p>2.99999999999995</text:p>
              </table:table-cell>
              <table:table-cell office:value-type="float" office:value="0.952574126822431">
                <text:p>0.9525741268224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09999999999995">
                <text:p>3.09999999999995</text:p>
              </table:table-cell>
              <table:table-cell office:value-type="float" office:value="0.956892745058912">
                <text:p>0.9568927450589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19999999999995">
                <text:p>3.19999999999995</text:p>
              </table:table-cell>
              <table:table-cell office:value-type="float" office:value="0.960834277203234">
                <text:p>0.9608342772032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29999999999995">
                <text:p>3.29999999999995</text:p>
              </table:table-cell>
              <table:table-cell office:value-type="float" office:value="0.964428810727362">
                <text:p>0.964428810727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9999999999995">
                <text:p>3.39999999999995</text:p>
              </table:table-cell>
              <table:table-cell office:value-type="float" office:value="0.967704535301548">
                <text:p>0.9677045353015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9999999999995">
                <text:p>3.49999999999995</text:p>
              </table:table-cell>
              <table:table-cell office:value-type="float" office:value="0.970687769248642">
                <text:p>0.9706877692486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9999999999995">
                <text:p>3.59999999999995</text:p>
              </table:table-cell>
              <table:table-cell office:value-type="float" office:value="0.973403006423133">
                <text:p>0.9734030064231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69999999999995">
                <text:p>3.69999999999995</text:p>
              </table:table-cell>
              <table:table-cell office:value-type="float" office:value="0.97587297858233">
                <text:p>0.975872978582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79999999999995">
                <text:p>3.79999999999995</text:p>
              </table:table-cell>
              <table:table-cell office:value-type="float" office:value="0.978118729063868">
                <text:p>0.9781187290638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89999999999995">
                <text:p>3.89999999999995</text:p>
              </table:table-cell>
              <table:table-cell office:value-type="float" office:value="0.980159694265921">
                <text:p>0.9801596942659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99999999999995">
                <text:p>3.99999999999995</text:p>
              </table:table-cell>
              <table:table-cell office:value-type="float" office:value="0.982013790037908">
                <text:p>0.9820137900379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09999999999995">
                <text:p>4.09999999999995</text:p>
              </table:table-cell>
              <table:table-cell office:value-type="float" office:value="0.983697500628558">
                <text:p>0.9836975006285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19999999999995">
                <text:p>4.19999999999995</text:p>
              </table:table-cell>
              <table:table-cell office:value-type="float" office:value="0.985225968306726">
                <text:p>0.9852259683067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29999999999995">
                <text:p>4.29999999999995</text:p>
              </table:table-cell>
              <table:table-cell office:value-type="float" office:value="0.986613082172334">
                <text:p>0.9866130821723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39999999999995">
                <text:p>4.39999999999995</text:p>
              </table:table-cell>
              <table:table-cell office:value-type="float" office:value="0.987871565015725">
                <text:p>0.9878715650157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49999999999995">
                <text:p>4.49999999999995</text:p>
              </table:table-cell>
              <table:table-cell office:value-type="float" office:value="0.989013057369406">
                <text:p>0.9890130573694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59999999999995">
                <text:p>4.59999999999995</text:p>
              </table:table-cell>
              <table:table-cell office:value-type="float" office:value="0.990048198133095">
                <text:p>0.9900481981330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69999999999995">
                <text:p>4.69999999999995</text:p>
              </table:table-cell>
              <table:table-cell office:value-type="float" office:value="0.990986701347152">
                <text:p>0.9909867013471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79999999999995">
                <text:p>4.79999999999995</text:p>
              </table:table-cell>
              <table:table-cell office:value-type="float" office:value="0.99183742884684">
                <text:p>0.991837428846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89999999999995">
                <text:p>4.89999999999995</text:p>
              </table:table-cell>
              <table:table-cell office:value-type="float" office:value="0.992608458655718">
                <text:p>0.9926084586557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99999999999995">
                <text:p>4.99999999999995</text:p>
              </table:table-cell>
              <table:table-cell office:value-type="float" office:value="0.993307149075715">
                <text:p>0.9933071490757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9999999999995">
                <text:p>5.09999999999995</text:p>
              </table:table-cell>
              <table:table-cell office:value-type="float" office:value="0.993940198508416">
                <text:p>0.9939401985084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9999999999995">
                <text:p>5.19999999999995</text:p>
              </table:table-cell>
              <table:table-cell office:value-type="float" office:value="0.994513701100549">
                <text:p>0.9945137011005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29999999999995">
                <text:p>5.29999999999995</text:p>
              </table:table-cell>
              <table:table-cell office:value-type="float" office:value="0.995033198349943">
                <text:p>0.9950331983499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39999999999995">
                <text:p>5.39999999999995</text:p>
              </table:table-cell>
              <table:table-cell office:value-type="float" office:value="0.995503726839059">
                <text:p>0.9955037268390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49999999999995">
                <text:p>5.49999999999995</text:p>
              </table:table-cell>
              <table:table-cell office:value-type="float" office:value="0.995929862284104">
                <text:p>0.9959298622841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59999999999994">
                <text:p>5.59999999999994</text:p>
              </table:table-cell>
              <table:table-cell office:value-type="float" office:value="0.996315760100564">
                <text:p>0.9963157601005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69999999999994">
                <text:p>5.69999999999994</text:p>
              </table:table-cell>
              <table:table-cell office:value-type="float" office:value="0.996665192692586">
                <text:p>0.9966651926925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79999999999994">
                <text:p>5.79999999999994</text:p>
              </table:table-cell>
              <table:table-cell office:value-type="float" office:value="0.996981583675291">
                <text:p>0.9969815836752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89999999999994">
                <text:p>5.89999999999994</text:p>
              </table:table-cell>
              <table:table-cell office:value-type="float" office:value="0.997268039236989">
                <text:p>0.9972680392369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99999999999994">
                <text:p>5.99999999999994</text:p>
              </table:table-cell>
              <table:table-cell office:value-type="float" office:value="0.997527376843365">
                <text:p>0.9975273768433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09999999999994">
                <text:p>6.09999999999994</text:p>
              </table:table-cell>
              <table:table-cell office:value-type="float" office:value="0.997762151478724">
                <text:p>0.9977621514787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19999999999994">
                <text:p>6.19999999999994</text:p>
              </table:table-cell>
              <table:table-cell office:value-type="float" office:value="0.99797467961095">
                <text:p>0.997974679610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29999999999994">
                <text:p>6.29999999999994</text:p>
              </table:table-cell>
              <table:table-cell office:value-type="float" office:value="0.998167061057507">
                <text:p>0.9981670610575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39999999999994">
                <text:p>6.39999999999994</text:p>
              </table:table-cell>
              <table:table-cell office:value-type="float" office:value="0.998341198919825">
                <text:p>0.9983411989198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49999999999994">
                <text:p>6.49999999999994</text:p>
              </table:table-cell>
              <table:table-cell office:value-type="float" office:value="0.998498817743263">
                <text:p>0.9984988177432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59999999999994">
                <text:p>6.59999999999994</text:p>
              </table:table-cell>
              <table:table-cell office:value-type="float" office:value="0.998641480049571">
                <text:p>0.9986414800495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9999999999994">
                <text:p>6.69999999999994</text:p>
              </table:table-cell>
              <table:table-cell office:value-type="float" office:value="0.998770601378722">
                <text:p>0.9987706013787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9999999999994">
                <text:p>6.79999999999994</text:p>
              </table:table-cell>
              <table:table-cell office:value-type="float" office:value="0.99888746396714">
                <text:p>0.998887463967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89999999999994">
                <text:p>6.89999999999994</text:p>
              </table:table-cell>
              <table:table-cell office:value-type="float" office:value="0.998993229179914">
                <text:p>0.9989932291799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99999999999994">
                <text:p>6.99999999999994</text:p>
              </table:table-cell>
              <table:table-cell office:value-type="float" office:value="0.999088948805599">
                <text:p>0.9990889488055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09999999999994">
                <text:p>7.09999999999994</text:p>
              </table:table-cell>
              <table:table-cell office:value-type="float" office:value="0.999175575313602">
                <text:p>0.9991755753136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19999999999994">
                <text:p>7.19999999999994</text:p>
              </table:table-cell>
              <table:table-cell office:value-type="float" office:value="0.999253971166163">
                <text:p>0.9992539711661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29999999999994">
                <text:p>7.29999999999994</text:p>
              </table:table-cell>
              <table:table-cell office:value-type="float" office:value="0.999324917269367">
                <text:p>0.9993249172693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9999999999994">
                <text:p>7.39999999999994</text:p>
              </table:table-cell>
              <table:table-cell office:value-type="float" office:value="0.999389120640566">
                <text:p>0.9993891206405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49999999999994">
                <text:p>7.49999999999994</text:p>
              </table:table-cell>
              <table:table-cell office:value-type="float" office:value="0.999447221363076">
                <text:p>0.9994472213630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59999999999994">
                <text:p>7.59999999999994</text:p>
              </table:table-cell>
              <table:table-cell office:value-type="float" office:value="0.999499798892921">
                <text:p>0.9994997988929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69999999999994">
                <text:p>7.69999999999994</text:p>
              </table:table-cell>
              <table:table-cell office:value-type="float" office:value="0.99954737777676">
                <text:p>0.999547377776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79999999999994">
                <text:p>7.79999999999994</text:p>
              </table:table-cell>
              <table:table-cell office:value-type="float" office:value="0.999590432835014">
                <text:p>0.9995904328350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89999999999993">
                <text:p>7.89999999999993</text:p>
              </table:table-cell>
              <table:table-cell office:value-type="float" office:value="0.999629393859374">
                <text:p>0.9996293938593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99999999999994">
                <text:p>7.99999999999994</text:p>
              </table:table-cell>
              <table:table-cell office:value-type="float" office:value="0.999664649869533">
                <text:p>0.9996646498695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09999999999994">
                <text:p>8.09999999999994</text:p>
              </table:table-cell>
              <table:table-cell office:value-type="float" office:value="0.999696552969971">
                <text:p>0.9996965529699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19999999999994">
                <text:p>8.19999999999994</text:p>
              </table:table-cell>
              <table:table-cell office:value-type="float" office:value="0.999725421843899">
                <text:p>0.9997254218438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29999999999993">
                <text:p>8.29999999999993</text:p>
              </table:table-cell>
              <table:table-cell office:value-type="float" office:value="0.999751544918161">
                <text:p>0.9997515449181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39999999999993">
                <text:p>8.39999999999993</text:p>
              </table:table-cell>
              <table:table-cell office:value-type="float" office:value="0.999775183229767">
                <text:p>0.9997751832297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49999999999994">
                <text:p>8.49999999999994</text:p>
              </table:table-cell>
              <table:table-cell office:value-type="float" office:value="0.999796573021945">
                <text:p>0.9997965730219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59999999999993">
                <text:p>8.59999999999993</text:p>
              </table:table-cell>
              <table:table-cell office:value-type="float" office:value="0.999815928095037">
                <text:p>0.9998159280950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69999999999993">
                <text:p>8.69999999999993</text:p>
              </table:table-cell>
              <table:table-cell office:value-type="float" office:value="0.999833441935223">
                <text:p>0.9998334419352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79999999999993">
                <text:p>8.79999999999993</text:p>
              </table:table-cell>
              <table:table-cell office:value-type="float" office:value="0.99984928964194">
                <text:p>0.999849289641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89999999999993">
                <text:p>8.89999999999993</text:p>
              </table:table-cell>
              <table:table-cell office:value-type="float" office:value="0.99986362967292">
                <text:p>0.999863629672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99999999999993">
                <text:p>8.99999999999993</text:p>
              </table:table-cell>
              <table:table-cell office:value-type="float" office:value="0.999876605424014">
                <text:p>0.9998766054240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09999999999993">
                <text:p>9.09999999999993</text:p>
              </table:table-cell>
              <table:table-cell office:value-type="float" office:value="0.99988834665937">
                <text:p>0.999888346659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19999999999993">
                <text:p>9.19999999999993</text:p>
              </table:table-cell>
              <table:table-cell office:value-type="float" office:value="0.999898970806092">
                <text:p>0.9998989708060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29999999999993">
                <text:p>9.29999999999993</text:p>
              </table:table-cell>
              <table:table-cell office:value-type="float" office:value="0.999908584126148">
                <text:p>0.9999085841261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39999999999993">
                <text:p>9.39999999999993</text:p>
              </table:table-cell>
              <table:table-cell office:value-type="float" office:value="0.999917282777148">
                <text:p>0.9999172827771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49999999999993">
                <text:p>9.49999999999993</text:p>
              </table:table-cell>
              <table:table-cell office:value-type="float" office:value="0.99992515377249">
                <text:p>0.999925153772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59999999999993">
                <text:p>9.59999999999993</text:p>
              </table:table-cell>
              <table:table-cell office:value-type="float" office:value="0.99993227585038">
                <text:p>0.999932275850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69999999999993">
                <text:p>9.69999999999993</text:p>
              </table:table-cell>
              <table:table-cell office:value-type="float" office:value="0.999938720260383">
                <text:p>0.9999387202603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79999999999993">
                <text:p>9.79999999999993</text:p>
              </table:table-cell>
              <table:table-cell office:value-type="float" office:value="0.999944551475277">
                <text:p>0.999944551475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89999999999993">
                <text:p>9.89999999999993</text:p>
              </table:table-cell>
              <table:table-cell office:value-type="float" office:value="0.999949827835316">
                <text:p>0.9999498278353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99999999999993">
                <text:p>9.99999999999993</text:p>
              </table:table-cell>
              <table:table-cell office:value-type="float" office:value="0.999954602131298">
                <text:p>0.999954602131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_64 LibreOffice_project/8a35821d8636a03b8bf4e15b48f59794652c68b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>
      <style:chart-properties chart:auto-position="true" style:rotation-angle="0"/>
      <style:text-properties fo:font-size="20pt" style:font-size-asian="20pt" style:font-size-complex="9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6" style:family="chart">
      <style:chart-properties chart:auto-position="true" style:rotation-angle="90"/>
      <style:text-properties fo:font-size="20pt" style:font-size-asian="20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31cm" svg:height="7.824cm" xlink:href="." xlink:type="simple" chart:class="chart:scatter" chart:style-name="ch1">
        <chart:plot-area chart:style-name="ch2" chart:data-source-has-labels="both" svg:x="1.877cm" svg:y="0.156cm" svg:width="9.326cm" svg:height="5.893cm">
          <chartooo:coordinate-region svg:x="2.383cm" svg:y="0.544cm" svg:width="8.421cm" svg:height="4.481cm"/>
          <chart:axis chart:dimension="x" chart:name="primary-x" chart:style-name="ch3" chartooo:axis-type="auto">
            <chart:title svg:x="5.133cm" svg:y="6.205cm" chart:style-name="ch4">
              <text:p>w*phi(x)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4.102cm" chart:style-name="ch6">
              <text:p>p(y|x)</text:p>
            </chart:title>
            <chart:grid chart:style-name="ch7" chart:class="major"/>
          </chart:axis>
          <chart:series chart:style-name="ch8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_64 LibreOffice_project/8a35821d8636a03b8bf4e15b48f59794652c68b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tyle color="red">
                <mi>y</mi>
              </mstyle>
              <mo stretchy="false">=</mo>
              <mn>1</mn>
              <mo stretchy="false">∣</mo>
              <mstyle color="blue">
                <mi>x</mi>
              </mstyle>
            </mrow>
          </mrow>
          <mo fence="true" stretchy="false">)</mo>
        </mrow>
        <mo stretchy="false">=</mo>
        <mfrac>
          <msup>
            <mi>e</mi>
            <mrow>
              <mrow>
                <mstyle color="green">
                  <mstyle mathvariant="bold">
                    <mi>w</mi>
                  </mstyle>
                </mstyle>
                <mo stretchy="false">⋅</mo>
                <mstyle color="fuchsia">
                  <mstyle mathvariant="bold">
                    <mi mathvariant="normal">ϕ</mi>
                  </mstyle>
                </mstyle>
              </mrow>
              <mrow>
                <mo fence="true" stretchy="false">(</mo>
                <mrow>
                  <mstyle color="blue">
                    <mi>x</mi>
                  </mstyle>
                </mrow>
                <mo fence="true" stretchy="false">)</mo>
              </mrow>
            </mrow>
          </msup>
          <mrow>
            <mn>1</mn>
            <mo stretchy="false">+</mo>
            <msup>
              <mi>e</mi>
              <mrow>
                <mrow>
                  <mstyle color="green">
                    <mstyle mathvariant="bold">
                      <mi>w</mi>
                    </mstyle>
                  </mstyle>
                  <mo stretchy="false">⋅</mo>
                  <mstyle color="fuchsia">
                    <mstyle mathvariant="bold">
                      <mi mathvariant="normal">ϕ</mi>
                    </mstyle>
                  </mstyle>
                </mrow>
                <mrow>
                  <mo fence="true" stretchy="false">(</mo>
                  <mrow>
                    <mstyle color="blue">
                      <mi>x</mi>
                    </mstyle>
                  </mrow>
                  <mo fence="true" stretchy="false">)</mo>
                </mrow>
              </mrow>
            </msup>
          </mrow>
        </mfrac>
      </mrow>
    </mrow>
    <annotation encoding="StarMath 5.0">P( color red y = 1 divides color blue x) = {e^{color green bold w cdot color magenta bold %phi(color blue x)}} over {1 + e^{color green bold w cdot color magenta bold %phi(color blue x)}}</annotation>
  </semantics>
</math>
</file>

<file path=Object 8/content.xml><?xml version="1.0" encoding="utf-8"?>
<math xmlns="http://www.w3.org/1998/Math/MathML" display="block">
  <semantics>
    <mrow>
      <mrow>
        <mstyle mathvariant="bold">
          <mi>r</mi>
        </mstyle>
        <mo stretchy="false">=</mo>
        <mi>exp</mi>
      </mrow>
      <mrow>
        <mo fence="true" stretchy="false">(</mo>
        <mrow>
          <mrow>
            <mrow>
              <mstyle mathvariant="bold">
                <mstyle color="green">
                  <mi>W</mi>
                </mstyle>
              </mstyle>
              <mo stretchy="false">⋅</mo>
              <mstyle mathvariant="bold">
                <mstyle color="fuchsia">
                  <mi mathvariant="normal">ϕ</mi>
                </mstyle>
              </mstyle>
            </mrow>
            <mrow>
              <mo fence="true" stretchy="false">(</mo>
              <mrow>
                <mstyle color="blue">
                  <mi>x</mi>
                </mstyle>
              </mrow>
              <mo fence="true" stretchy="false">)</mo>
            </mrow>
          </mrow>
        </mrow>
        <mo fence="true" stretchy="false">)</mo>
      </mrow>
    </mrow>
    <annotation encoding="StarMath 5.0">bold r = exp(bold color green W cdot bold color magenta %phi(color blue x))</annotation>
  </semantics>
</math>
</file>

<file path=Object 9/content.xml><?xml version="1.0" encoding="utf-8"?>
<math xmlns="http://www.w3.org/1998/Math/MathML" display="block">
  <semantics>
    <mrow>
      <mstyle mathvariant="bold">
        <mstyle color="red">
          <mi>p</mi>
        </mstyle>
      </mstyle>
      <mo stretchy="false">=</mo>
      <mrow>
        <mstyle mathvariant="bold">
          <mi>r</mi>
        </mstyle>
        <mo stretchy="false">/</mo>
        <mrow>
          <msub>
            <mo stretchy="false">∑</mo>
            <mrow>
              <mover accent="true">
                <mi>r</mi>
                <mo stretchy="false">~</mo>
              </mover>
              <mo stretchy="false">∈</mo>
              <mstyle mathvariant="bold">
                <mi>r</mi>
              </mstyle>
            </mrow>
          </msub>
          <mover accent="true">
            <mi>r</mi>
            <mo stretchy="false">~</mo>
          </mover>
        </mrow>
      </mrow>
    </mrow>
    <annotation encoding="StarMath 5.0">bold color red p = bold r / sum_{ tilde r in bold r } tilde r</annotation>
  </semantics>
</math>
</file>